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34cm"/>
    </style:style>
    <style:style style:name="co3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Mono"/>
    </style:style>
    <style:style style:name="ce2" style:family="table-cell" style:parent-style-name="Default" style:data-style-name="N100">
      <style:text-properties style:font-name="Liberation Mono"/>
    </style:style>
    <style:style style:name="ce4" style:family="table-cell" style:parent-style-name="Default">
      <style:text-properties style:font-name="Liberation Mono" style:text-underline-style="none"/>
    </style:style>
    <style:style style:name="ce7" style:family="table-cell" style:parent-style-name="Default" style:data-style-name="N100">
      <style:text-properties style:font-name="Liberation Mono"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E" style:language-asian="zh" style:country-asian="CN" style:language-complex="hi" style:country-complex="IN" style:font-name-asian="Source Han Sans C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talogu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ostGroup</text:p>
          </table:table-cell>
          <table:table-cell office:value-type="string" calcext:value-type="string">
            <text:p>usable</text:p>
          </table:table-cell>
          <table:table-cell office:value-type="string" calcext:value-type="string">
            <text:p>export</text:p>
          </table:table-cell>
        </table:table-row>
        <table:table-row table:style-name="ro1">
          <table:table-cell office:value-type="string" calcext:value-type="string">
            <text:p>10000000</text:p>
          </table:table-cell>
          <table:table-cell office:value-type="string" calcext:value-type="string">
            <text:p>Efectivo y equivalentes de efectiv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:.F2])" office:value-type="string" office:string-value="10000000|Efectivo y equivalentes de efectivo|DEBIT|PEN||false" calcext:value-type="string">
            <text:p>10000000|Efectivo y equivalentes de efectivo|DEBIT|PEN||false</text:p>
          </table:table-cell>
        </table:table-row>
        <table:table-row table:style-name="ro1">
          <table:table-cell office:value-type="string" calcext:value-type="string">
            <text:p>10100000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:.F3])" office:value-type="string" office:string-value="10100000|Caja|DEBIT|PEN||false" calcext:value-type="string">
            <text:p>10100000|Caja|DEBIT|PEN||false</text:p>
          </table:table-cell>
        </table:table-row>
        <table:table-row table:style-name="ro1">
          <table:table-cell office:value-type="string" calcext:value-type="string">
            <text:p>10100100</text:p>
          </table:table-cell>
          <table:table-cell office:value-type="string" calcext:value-type="string">
            <text:p>Caja – M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:.F4])" office:value-type="string" office:string-value="10100100|Caja – MN|DEBIT|PEN||true" calcext:value-type="string">
            <text:p>10100100|Caja – MN|DEBIT|PEN||true</text:p>
          </table:table-cell>
        </table:table-row>
        <table:table-row table:style-name="ro1">
          <table:table-cell office:value-type="string" calcext:value-type="string">
            <text:p>10100200</text:p>
          </table:table-cell>
          <table:table-cell office:value-type="string" calcext:value-type="string">
            <text:p>Caja – M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:.F5])" office:value-type="string" office:string-value="10100200|Caja – ME|DEBIT|USD||true" calcext:value-type="string">
            <text:p>10100200|Caja – ME|DEBIT|USD||true</text:p>
          </table:table-cell>
        </table:table-row>
        <table:table-row table:style-name="ro1">
          <table:table-cell office:value-type="string" calcext:value-type="string">
            <text:p>10200000</text:p>
          </table:table-cell>
          <table:table-cell office:value-type="string" calcext:value-type="string">
            <text:p>Fondos Fij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:.F6])" office:value-type="string" office:string-value="10200000|Fondos Fijos|DEBIT|PEN||false" calcext:value-type="string">
            <text:p>10200000|Fondos Fijos|DEBIT|PEN||false</text:p>
          </table:table-cell>
        </table:table-row>
        <table:table-row table:style-name="ro1">
          <table:table-cell office:value-type="string" calcext:value-type="string">
            <text:p>10300000</text:p>
          </table:table-cell>
          <table:table-cell office:value-type="string" calcext:value-type="string">
            <text:p>Efectivo en tránsi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:.F7])" office:value-type="string" office:string-value="10300000|Efectivo en tránsito|DEBIT|PEN||false" calcext:value-type="string">
            <text:p>10300000|Efectivo en tránsito|DEBIT|PEN||false</text:p>
          </table:table-cell>
        </table:table-row>
        <table:table-row table:style-name="ro1">
          <table:table-cell office:value-type="string" calcext:value-type="string">
            <text:p>10400000</text:p>
          </table:table-cell>
          <table:table-cell office:value-type="string" calcext:value-type="string">
            <text:p>Cuentas Corrientes en Instituciones Financier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8:.F8])" office:value-type="string" office:string-value="10400000|Cuentas Corrientes en Instituciones Financieras|DEBIT|PEN||false" calcext:value-type="string">
            <text:p>10400000|Cuentas Corrientes en Instituciones Financieras|DEBIT|PEN||false</text:p>
          </table:table-cell>
        </table:table-row>
        <table:table-row table:style-name="ro1">
          <table:table-cell office:value-type="string" calcext:value-type="string">
            <text:p>10410000</text:p>
          </table:table-cell>
          <table:table-cell office:value-type="string" calcext:value-type="string">
            <text:p>Cuentas Corrientes Operativ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9:.F9])" office:value-type="string" office:string-value="10410000|Cuentas Corrientes Operativas|DEBIT|PEN||false" calcext:value-type="string">
            <text:p>10410000|Cuentas Corrientes Operativas|DEBIT|PEN||false</text:p>
          </table:table-cell>
        </table:table-row>
        <table:table-row table:style-name="ro1">
          <table:table-cell office:value-type="string" calcext:value-type="string">
            <text:p>10410100</text:p>
          </table:table-cell>
          <table:table-cell office:value-type="string" calcext:value-type="string">
            <text:p>Banco BBV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0:.F10])" office:value-type="string" office:string-value="10410100|Banco BBVA|DEBIT|PEN||false" calcext:value-type="string">
            <text:p>10410100|Banco BBVA|DEBIT|PEN||false</text:p>
          </table:table-cell>
        </table:table-row>
        <table:table-row table:style-name="ro1">
          <table:table-cell office:value-type="string" calcext:value-type="string">
            <text:p>10410101</text:p>
          </table:table-cell>
          <table:table-cell office:value-type="string" calcext:value-type="string">
            <text:p>Cuenta BBVA – M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1:.F11])" office:value-type="string" office:string-value="10410101|Cuenta BBVA – MN|DEBIT|PEN||true" calcext:value-type="string">
            <text:p>10410101|Cuenta BBVA – MN|DEBIT|PEN||true</text:p>
          </table:table-cell>
        </table:table-row>
        <table:table-row table:style-name="ro1">
          <table:table-cell office:value-type="string" calcext:value-type="string">
            <text:p>10410102</text:p>
          </table:table-cell>
          <table:table-cell office:value-type="string" calcext:value-type="string">
            <text:p>Cuenta BBVA – M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2:.F12])" office:value-type="string" office:string-value="10410102|Cuenta BBVA – ME|DEBIT|USD||true" calcext:value-type="string">
            <text:p>10410102|Cuenta BBVA – ME|DEBIT|USD||true</text:p>
          </table:table-cell>
        </table:table-row>
        <table:table-row table:style-name="ro1">
          <table:table-cell office:value-type="string" calcext:value-type="string">
            <text:p>10420000</text:p>
          </table:table-cell>
          <table:table-cell office:value-type="string" calcext:value-type="string">
            <text:p>Cuentas Corrientes para Fines Específic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3:.F13])" office:value-type="string" office:string-value="10420000|Cuentas Corrientes para Fines Específicos|DEBIT|PEN||false" calcext:value-type="string">
            <text:p>10420000|Cuentas Corrientes para Fines Específicos|DEBIT|PEN||false</text:p>
          </table:table-cell>
        </table:table-row>
        <table:table-row table:style-name="ro1">
          <table:table-cell office:value-type="string" calcext:value-type="string">
            <text:p>10420100</text:p>
          </table:table-cell>
          <table:table-cell office:value-type="string" calcext:value-type="string">
            <text:p>Cuenta de Detracciones – B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4:.F14])" office:value-type="string" office:string-value="10420100|Cuenta de Detracciones – BN|DEBIT|PEN||true" calcext:value-type="string">
            <text:p>10420100|Cuenta de Detracciones – BN|DEBIT|PEN||true</text:p>
          </table:table-cell>
        </table:table-row>
        <table:table-row table:style-name="ro1">
          <table:table-cell office:value-type="string" calcext:value-type="string">
            <text:p>11000000</text:p>
          </table:table-cell>
          <table:table-cell office:value-type="string" calcext:value-type="string">
            <text:p>Inversiones Financier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5:.F15])" office:value-type="string" office:string-value="11000000|Inversiones Financieras|DEBIT|PEN||false" calcext:value-type="string">
            <text:p>11000000|Inversiones Financieras|DEBIT|PEN||false</text:p>
          </table:table-cell>
        </table:table-row>
        <table:table-row table:style-name="ro1">
          <table:table-cell office:value-type="string" calcext:value-type="string">
            <text:p>12000000</text:p>
          </table:table-cell>
          <table:table-cell office:value-type="string" calcext:value-type="string">
            <text:p>Cuentas por Cobrar Comerciales – Terc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6:.F16])" office:value-type="string" office:string-value="12000000|Cuentas por Cobrar Comerciales – Terceros|DEBIT|PEN||false" calcext:value-type="string">
            <text:p>12000000|Cuentas por Cobrar Comerciales – Terceros|DEBIT|PEN||false</text:p>
          </table:table-cell>
        </table:table-row>
        <table:table-row table:style-name="ro1">
          <table:table-cell office:value-type="string" calcext:value-type="string">
            <text:p>12100000</text:p>
          </table:table-cell>
          <table:table-cell office:value-type="string" calcext:value-type="string">
            <text:p>Facturas, boletas y otros comprobantes por cobrar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7:.F17])" office:value-type="string" office:string-value="12100000|Facturas, boletas y otros comprobantes por cobrar|DEBIT|PEN||false" calcext:value-type="string">
            <text:p>12100000|Facturas, boletas y otros comprobantes por cobrar|DEBIT|PEN||false</text:p>
          </table:table-cell>
        </table:table-row>
        <table:table-row table:style-name="ro1">
          <table:table-cell office:value-type="string" calcext:value-type="string">
            <text:p>12110000</text:p>
          </table:table-cell>
          <table:table-cell office:value-type="string" calcext:value-type="string">
            <text:p>Por cobrar – Terceros – No Emitid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8:.F18])" office:value-type="string" office:string-value="12110000|Por cobrar – Terceros – No Emitidas|DEBIT|PEN||false" calcext:value-type="string">
            <text:p>12110000|Por cobrar – Terceros – No Emitidas|DEBIT|PEN||false</text:p>
          </table:table-cell>
        </table:table-row>
        <table:table-row table:style-name="ro1">
          <table:table-cell office:value-type="string" calcext:value-type="string">
            <text:p>12110100</text:p>
          </table:table-cell>
          <table:table-cell office:value-type="string" calcext:value-type="string">
            <text:p>Por cobrar – Terceros – N.E. - M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9:.F19])" office:value-type="string" office:string-value="12110100|Por cobrar – Terceros – N.E. - MN|DEBIT|PEN||true" calcext:value-type="string">
            <text:p>12110100|Por cobrar – Terceros – N.E. - MN|DEBIT|PEN||true</text:p>
          </table:table-cell>
        </table:table-row>
        <table:table-row table:style-name="ro1">
          <table:table-cell office:value-type="string" calcext:value-type="string">
            <text:p>12110200</text:p>
          </table:table-cell>
          <table:table-cell office:value-type="string" calcext:value-type="string">
            <text:p>Por cobrar – Terceros – N.E. - M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0:.F20])" office:value-type="string" office:string-value="12110200|Por cobrar – Terceros – N.E. - ME|DEBIT|USD||true" calcext:value-type="string">
            <text:p>12110200|Por cobrar – Terceros – N.E. - ME|DEBIT|USD||true</text:p>
          </table:table-cell>
        </table:table-row>
        <table:table-row table:style-name="ro1">
          <table:table-cell office:value-type="string" calcext:value-type="string">
            <text:p>12120000</text:p>
          </table:table-cell>
          <table:table-cell office:value-type="string" calcext:value-type="string">
            <text:p>Por cobrar – Terceros – En Carter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1:.F21])" office:value-type="string" office:string-value="12120000|Por cobrar – Terceros – En Cartera|DEBIT|PEN||false" calcext:value-type="string">
            <text:p>12120000|Por cobrar – Terceros – En Cartera|DEBIT|PEN||false</text:p>
          </table:table-cell>
        </table:table-row>
        <table:table-row table:style-name="ro1">
          <table:table-cell office:value-type="string" calcext:value-type="string">
            <text:p>12120100</text:p>
          </table:table-cell>
          <table:table-cell office:value-type="string" calcext:value-type="string">
            <text:p>Por cobrar – Terceros – Cartera - M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2:.F22])" office:value-type="string" office:string-value="12120100|Por cobrar – Terceros – Cartera - MN|DEBIT|PEN||true" calcext:value-type="string">
            <text:p>12120100|Por cobrar – Terceros – Cartera - MN|DEBIT|PEN||true</text:p>
          </table:table-cell>
        </table:table-row>
        <table:table-row table:style-name="ro1">
          <table:table-cell office:value-type="string" calcext:value-type="string">
            <text:p>12120200</text:p>
          </table:table-cell>
          <table:table-cell office:value-type="string" calcext:value-type="string">
            <text:p>Por cobrar – Terceros – Cartera - M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3:.F23])" office:value-type="string" office:string-value="12120200|Por cobrar – Terceros – Cartera - ME|DEBIT|USD||true" calcext:value-type="string">
            <text:p>12120200|Por cobrar – Terceros – Cartera - ME|DEBIT|USD||true</text:p>
          </table:table-cell>
        </table:table-row>
        <table:table-row table:style-name="ro1">
          <table:table-cell office:value-type="string" calcext:value-type="string">
            <text:p>12130000</text:p>
          </table:table-cell>
          <table:table-cell office:value-type="string" calcext:value-type="string">
            <text:p>Por cobrar – Terceros – En Cobranz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4:.F24])" office:value-type="string" office:string-value="12130000|Por cobrar – Terceros – En Cobranza|DEBIT|PEN||false" calcext:value-type="string">
            <text:p>12130000|Por cobrar – Terceros – En Cobranza|DEBIT|PEN||false</text:p>
          </table:table-cell>
        </table:table-row>
        <table:table-row table:style-name="ro1">
          <table:table-cell office:value-type="string" calcext:value-type="string">
            <text:p>12130100</text:p>
          </table:table-cell>
          <table:table-cell office:value-type="string" calcext:value-type="string">
            <text:p>Por cobrar – Terceros – Cobranza - M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5:.F25])" office:value-type="string" office:string-value="12130100|Por cobrar – Terceros – Cobranza - MN|DEBIT|PEN||true" calcext:value-type="string">
            <text:p>12130100|Por cobrar – Terceros – Cobranza - MN|DEBIT|PEN||true</text:p>
          </table:table-cell>
        </table:table-row>
        <table:table-row table:style-name="ro1">
          <table:table-cell office:value-type="string" calcext:value-type="string">
            <text:p>12130200</text:p>
          </table:table-cell>
          <table:table-cell office:value-type="string" calcext:value-type="string">
            <text:p>Por cobrar – Terceros – Cobranza - M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6:.F26])" office:value-type="string" office:string-value="12130200|Por cobrar – Terceros – Cobranza - ME|DEBIT|USD||true" calcext:value-type="string">
            <text:p>12130200|Por cobrar – Terceros – Cobranza - ME|DEBIT|USD||true</text:p>
          </table:table-cell>
        </table:table-row>
        <table:table-row table:style-name="ro1">
          <table:table-cell office:value-type="string" calcext:value-type="string">
            <text:p>12140000</text:p>
          </table:table-cell>
          <table:table-cell office:value-type="string" calcext:value-type="string">
            <text:p>Por cobrar – Terceros – En Descuen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7:.F27])" office:value-type="string" office:string-value="12140000|Por cobrar – Terceros – En Descuento|DEBIT|PEN||false" calcext:value-type="string">
            <text:p>12140000|Por cobrar – Terceros – En Descuento|DEBIT|PEN||false</text:p>
          </table:table-cell>
        </table:table-row>
        <table:table-row table:style-name="ro1">
          <table:table-cell office:value-type="string" calcext:value-type="string">
            <text:p>12140100</text:p>
          </table:table-cell>
          <table:table-cell office:value-type="string" calcext:value-type="string">
            <text:p>Por cobrar – Terceros – Descuento - M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8:.F28])" office:value-type="string" office:string-value="12140100|Por cobrar – Terceros – Descuento - MN|DEBIT|PEN||true" calcext:value-type="string">
            <text:p>12140100|Por cobrar – Terceros – Descuento - MN|DEBIT|PEN||true</text:p>
          </table:table-cell>
        </table:table-row>
        <table:table-row table:style-name="ro1">
          <table:table-cell office:value-type="string" calcext:value-type="string">
            <text:p>12140200</text:p>
          </table:table-cell>
          <table:table-cell office:value-type="string" calcext:value-type="string">
            <text:p>Por cobrar – Terceros – Descuento - M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9:.F29])" office:value-type="string" office:string-value="12140200|Por cobrar – Terceros – Descuento - ME|DEBIT|USD||true" calcext:value-type="string">
            <text:p>12140200|Por cobrar – Terceros – Descuento - ME|DEBIT|USD||true</text:p>
          </table:table-cell>
        </table:table-row>
        <table:table-row table:style-name="ro1">
          <table:table-cell office:value-type="string" calcext:value-type="string">
            <text:p>12200000</text:p>
          </table:table-cell>
          <table:table-cell office:value-type="string" calcext:value-type="string">
            <text:p>Anticipos de Client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0:.F30])" office:value-type="string" office:string-value="12200000|Anticipos de Clientes|DEBIT|PEN||false" calcext:value-type="string">
            <text:p>12200000|Anticipos de Clientes|DEBIT|PEN||false</text:p>
          </table:table-cell>
        </table:table-row>
        <table:table-row table:style-name="ro1">
          <table:table-cell office:value-type="string" calcext:value-type="string">
            <text:p>12200100</text:p>
          </table:table-cell>
          <table:table-cell office:value-type="string" calcext:value-type="string">
            <text:p>Anticipos de Clientes – M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1:.F31])" office:value-type="string" office:string-value="12200100|Anticipos de Clientes – MN|DEBIT|PEN||true" calcext:value-type="string">
            <text:p>12200100|Anticipos de Clientes – MN|DEBIT|PEN||true</text:p>
          </table:table-cell>
        </table:table-row>
        <table:table-row table:style-name="ro1">
          <table:table-cell office:value-type="string" calcext:value-type="string">
            <text:p>12200200</text:p>
          </table:table-cell>
          <table:table-cell office:value-type="string" calcext:value-type="string">
            <text:p>Anticipos de Clientes – M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2:.F32])" office:value-type="string" office:string-value="12200200|Anticipos de Clientes – ME|DEBIT|USD||true" calcext:value-type="string">
            <text:p>12200200|Anticipos de Clientes – ME|DEBIT|USD||true</text:p>
          </table:table-cell>
        </table:table-row>
        <table:table-row table:style-name="ro1">
          <table:table-cell office:value-type="string" calcext:value-type="string">
            <text:p>12300000</text:p>
          </table:table-cell>
          <table:table-cell office:value-type="string" calcext:value-type="string">
            <text:p>Letras por Cobrar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3:.F33])" office:value-type="string" office:string-value="12300000|Letras por Cobrar|DEBIT|PEN||false" calcext:value-type="string">
            <text:p>12300000|Letras por Cobrar|DEBIT|PEN||false</text:p>
          </table:table-cell>
        </table:table-row>
        <table:table-row table:style-name="ro1">
          <table:table-cell office:value-type="string" calcext:value-type="string">
            <text:p>13000000</text:p>
          </table:table-cell>
          <table:table-cell office:value-type="string" calcext:value-type="string">
            <text:p>Cuentas por Cobrar Comerciales – Relacionad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4:.F34])" office:value-type="string" office:string-value="13000000|Cuentas por Cobrar Comerciales – Relacionadas|DEBIT|PEN||false" calcext:value-type="string">
            <text:p>13000000|Cuentas por Cobrar Comerciales – Relacionadas|DEBIT|PEN||false</text:p>
          </table:table-cell>
        </table:table-row>
        <table:table-row table:style-name="ro1">
          <table:table-cell office:value-type="string" calcext:value-type="string">
            <text:p>14000000</text:p>
          </table:table-cell>
          <table:table-cell office:value-type="string" calcext:value-type="string">
            <text:p>Cuentas por Cobrar al Personal, Accionistas (Socios) y Director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5:.F35])" office:value-type="string" office:string-value="14000000|Cuentas por Cobrar al Personal, Accionistas (Socios) y Directores|DEBIT|PEN||false" calcext:value-type="string">
            <text:p>14000000|Cuentas por Cobrar al Personal, Accionistas (Socios) y Directores|DEBIT|PEN||false</text:p>
          </table:table-cell>
        </table:table-row>
        <table:table-row table:style-name="ro1">
          <table:table-cell office:value-type="string" calcext:value-type="string">
            <text:p>14100000</text:p>
          </table:table-cell>
          <table:table-cell office:value-type="string" calcext:value-type="string">
            <text:p>Cuentas por Cobrar – Person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6:.F36])" office:value-type="string" office:string-value="14100000|Cuentas por Cobrar – Personal|DEBIT|PEN||false" calcext:value-type="string">
            <text:p>14100000|Cuentas por Cobrar – Personal|DEBIT|PEN||false</text:p>
          </table:table-cell>
        </table:table-row>
        <table:table-row table:style-name="ro1">
          <table:table-cell office:value-type="string" calcext:value-type="string">
            <text:p>14110000</text:p>
          </table:table-cell>
          <table:table-cell office:value-type="string" calcext:value-type="string">
            <text:p>Cuentas por Cobrar – Personal – Préstam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7:.F37])" office:value-type="string" office:string-value="14110000|Cuentas por Cobrar – Personal – Préstamos|DEBIT|PEN||true" calcext:value-type="string">
            <text:p>14110000|Cuentas por Cobrar – Personal – Préstamos|DEBIT|PEN||true</text:p>
          </table:table-cell>
        </table:table-row>
        <table:table-row table:style-name="ro1">
          <table:table-cell office:value-type="string" calcext:value-type="string">
            <text:p>14120000</text:p>
          </table:table-cell>
          <table:table-cell office:value-type="string" calcext:value-type="string">
            <text:p>Cuentas por Cobrar – Personal – Adelantos Remuner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8:.F38])" office:value-type="string" office:string-value="14120000|Cuentas por Cobrar – Personal – Adelantos Remuneraciones|DEBIT|PEN||true" calcext:value-type="string">
            <text:p>14120000|Cuentas por Cobrar – Personal – Adelantos Remuneraciones|DEBIT|PEN||true</text:p>
          </table:table-cell>
        </table:table-row>
        <table:table-row table:style-name="ro1">
          <table:table-cell office:value-type="string" calcext:value-type="string">
            <text:p>14130000</text:p>
          </table:table-cell>
          <table:table-cell office:value-type="string" calcext:value-type="string">
            <text:p>Cuentas por Cobrar – Personal – A rendir Cuent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9:.F39])" office:value-type="string" office:string-value="14130000|Cuentas por Cobrar – Personal – A rendir Cuenta|DEBIT|PEN||false" calcext:value-type="string">
            <text:p>14130000|Cuentas por Cobrar – Personal – A rendir Cuenta|DEBIT|PEN||false</text:p>
          </table:table-cell>
        </table:table-row>
        <table:table-row table:style-name="ro1">
          <table:table-cell office:value-type="string" calcext:value-type="string">
            <text:p>14130100</text:p>
          </table:table-cell>
          <table:table-cell office:value-type="string" calcext:value-type="string">
            <text:p>Cuentas por Cobrar – Personal – A rendir Cuenta M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0:.F40])" office:value-type="string" office:string-value="14130100|Cuentas por Cobrar – Personal – A rendir Cuenta MN|DEBIT|PEN||true" calcext:value-type="string">
            <text:p>14130100|Cuentas por Cobrar – Personal – A rendir Cuenta MN|DEBIT|PEN||true</text:p>
          </table:table-cell>
        </table:table-row>
        <table:table-row table:style-name="ro1">
          <table:table-cell office:value-type="string" calcext:value-type="string">
            <text:p>14130200</text:p>
          </table:table-cell>
          <table:table-cell office:value-type="string" calcext:value-type="string">
            <text:p>Cuentas por Cobrar – Personal – A rendir Cuenta M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1:.F41])" office:value-type="string" office:string-value="14130200|Cuentas por Cobrar – Personal – A rendir Cuenta ME|DEBIT|USD||true" calcext:value-type="string">
            <text:p>14130200|Cuentas por Cobrar – Personal – A rendir Cuenta ME|DEBIT|USD||true</text:p>
          </table:table-cell>
        </table:table-row>
        <table:table-row table:style-name="ro1">
          <table:table-cell office:value-type="string" calcext:value-type="string">
            <text:p>14190000</text:p>
          </table:table-cell>
          <table:table-cell office:value-type="string" calcext:value-type="string">
            <text:p>Cuentas por Cobrar – Personal – Otr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2:.F42])" office:value-type="string" office:string-value="14190000|Cuentas por Cobrar – Personal – Otras|DEBIT|PEN||true" calcext:value-type="string">
            <text:p>14190000|Cuentas por Cobrar – Personal – Otras|DEBIT|PEN||true</text:p>
          </table:table-cell>
        </table:table-row>
        <table:table-row table:style-name="ro1">
          <table:table-cell office:value-type="string" calcext:value-type="string">
            <text:p>14200000</text:p>
          </table:table-cell>
          <table:table-cell office:value-type="string" calcext:value-type="string">
            <text:p>Accionistas (o Socios)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3:.F43])" office:value-type="string" office:string-value="14200000|Accionistas (o Socios)|DEBIT|PEN||false" calcext:value-type="string">
            <text:p>14200000|Accionistas (o Socios)|DEBIT|PEN||false</text:p>
          </table:table-cell>
        </table:table-row>
        <table:table-row table:style-name="ro1">
          <table:table-cell office:value-type="string" calcext:value-type="string">
            <text:p>14210000</text:p>
          </table:table-cell>
          <table:table-cell office:value-type="string" calcext:value-type="string">
            <text:p>Suscripciones por cobrar a socios o accionist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4:.F44])" office:value-type="string" office:string-value="14210000|Suscripciones por cobrar a socios o accionistas|DEBIT|PEN||false" calcext:value-type="string">
            <text:p>14210000|Suscripciones por cobrar a socios o accionistas|DEBIT|PEN||false</text:p>
          </table:table-cell>
        </table:table-row>
        <table:table-row table:style-name="ro1">
          <table:table-cell office:value-type="string" calcext:value-type="string">
            <text:p>14220000</text:p>
          </table:table-cell>
          <table:table-cell office:value-type="string" calcext:value-type="string">
            <text:p>Préstamos por cobrar a soci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5:.F45])" office:value-type="string" office:string-value="14220000|Préstamos por cobrar a socios|DEBIT|PEN||false" calcext:value-type="string">
            <text:p>14220000|Préstamos por cobrar a socios|DEBIT|PEN||false</text:p>
          </table:table-cell>
        </table:table-row>
        <table:table-row table:style-name="ro1">
          <table:table-cell office:value-type="string" calcext:value-type="string">
            <text:p>14220100</text:p>
          </table:table-cell>
          <table:table-cell office:value-type="string" calcext:value-type="string">
            <text:p>Préstamos por cobrar a socios – M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6:.F46])" office:value-type="string" office:string-value="14220100|Préstamos por cobrar a socios – MN|DEBIT|PEN||true" calcext:value-type="string">
            <text:p>14220100|Préstamos por cobrar a socios – MN|DEBIT|PEN||true</text:p>
          </table:table-cell>
        </table:table-row>
        <table:table-row table:style-name="ro1">
          <table:table-cell office:value-type="string" calcext:value-type="string">
            <text:p>14220200</text:p>
          </table:table-cell>
          <table:table-cell office:value-type="string" calcext:value-type="string">
            <text:p>Préstamos por cobrar a socios – M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7:.F47])" office:value-type="string" office:string-value="14220200|Préstamos por cobrar a socios – ME|DEBIT|USD||true" calcext:value-type="string">
            <text:p>14220200|Préstamos por cobrar a socios – ME|DEBIT|USD||true</text:p>
          </table:table-cell>
        </table:table-row>
        <table:table-row table:style-name="ro1">
          <table:table-cell office:value-type="string" calcext:value-type="string">
            <text:p>14300000</text:p>
          </table:table-cell>
          <table:table-cell office:value-type="string" calcext:value-type="string">
            <text:p>Cuentas por Cobrar – Director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8:.F48])" office:value-type="string" office:string-value="14300000|Cuentas por Cobrar – Directores|DEBIT|PEN||false" calcext:value-type="string">
            <text:p>14300000|Cuentas por Cobrar – Directores|DEBIT|PEN||false</text:p>
          </table:table-cell>
        </table:table-row>
        <table:table-row table:style-name="ro1">
          <table:table-cell office:value-type="string" calcext:value-type="string">
            <text:p>14900000</text:p>
          </table:table-cell>
          <table:table-cell office:value-type="string" calcext:value-type="string">
            <text:p>Cuentas por cobrar diversas al personal, socios y director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9:.F49])" office:value-type="string" office:string-value="14900000|Cuentas por cobrar diversas al personal, socios y directores|DEBIT|PEN||false" calcext:value-type="string">
            <text:p>14900000|Cuentas por cobrar diversas al personal, socios y directores|DEBIT|PEN||false</text:p>
          </table:table-cell>
        </table:table-row>
        <table:table-row table:style-name="ro1">
          <table:table-cell office:value-type="string" calcext:value-type="string">
            <text:p>16000000</text:p>
          </table:table-cell>
          <table:table-cell office:value-type="string" calcext:value-type="string">
            <text:p>Cuentas por Cobrar Diversas – Terc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0:.F50])" office:value-type="string" office:string-value="16000000|Cuentas por Cobrar Diversas – Terceros|DEBIT|PEN||false" calcext:value-type="string">
            <text:p>16000000|Cuentas por Cobrar Diversas – Terceros|DEBIT|PEN||false</text:p>
          </table:table-cell>
        </table:table-row>
        <table:table-row table:style-name="ro1">
          <table:table-cell office:value-type="string" calcext:value-type="string">
            <text:p>16100000</text:p>
          </table:table-cell>
          <table:table-cell office:value-type="string" calcext:value-type="string">
            <text:p>Préstamos por cobrar – Terc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1:.F51])" office:value-type="string" office:string-value="16100000|Préstamos por cobrar – Terceros|DEBIT|PEN||false" calcext:value-type="string">
            <text:p>16100000|Préstamos por cobrar – Terceros|DEBIT|PEN||false</text:p>
          </table:table-cell>
        </table:table-row>
        <table:table-row table:style-name="ro1">
          <table:table-cell office:value-type="string" calcext:value-type="string">
            <text:p>16110000</text:p>
          </table:table-cell>
          <table:table-cell office:value-type="string" calcext:value-type="string">
            <text:p>Préstamos por cobrar – Terceros – Con Garantí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2:.F52])" office:value-type="string" office:string-value="16110000|Préstamos por cobrar – Terceros – Con Garantía|DEBIT|PEN||false" calcext:value-type="string">
            <text:p>16110000|Préstamos por cobrar – Terceros – Con Garantía|DEBIT|PEN||false</text:p>
          </table:table-cell>
        </table:table-row>
        <table:table-row table:style-name="ro1">
          <table:table-cell office:value-type="string" calcext:value-type="string">
            <text:p>16120000</text:p>
          </table:table-cell>
          <table:table-cell office:value-type="string" calcext:value-type="string">
            <text:p>Préstamos por cobrar – Terceros – Sin Garantí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3:.F53])" office:value-type="string" office:string-value="16120000|Préstamos por cobrar – Terceros – Sin Garantía|DEBIT|PEN||false" calcext:value-type="string">
            <text:p>16120000|Préstamos por cobrar – Terceros – Sin Garantía|DEBIT|PEN||false</text:p>
          </table:table-cell>
        </table:table-row>
        <table:table-row table:style-name="ro1">
          <table:table-cell office:value-type="string" calcext:value-type="string">
            <text:p>16120100</text:p>
          </table:table-cell>
          <table:table-cell office:value-type="string" calcext:value-type="string">
            <text:p>Préstamos por cobrar – Terceros – Sin Garantía M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4:.F54])" office:value-type="string" office:string-value="16120100|Préstamos por cobrar – Terceros – Sin Garantía MN|DEBIT|PEN||true" calcext:value-type="string">
            <text:p>16120100|Préstamos por cobrar – Terceros – Sin Garantía MN|DEBIT|PEN||true</text:p>
          </table:table-cell>
        </table:table-row>
        <table:table-row table:style-name="ro1">
          <table:table-cell office:value-type="string" calcext:value-type="string">
            <text:p>16120200</text:p>
          </table:table-cell>
          <table:table-cell office:value-type="string" calcext:value-type="string">
            <text:p>Préstamos por cobrar – Terceros – Sin Garantía M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5:.F55])" office:value-type="string" office:string-value="16120200|Préstamos por cobrar – Terceros – Sin Garantía ME|DEBIT|USD||true" calcext:value-type="string">
            <text:p>16120200|Préstamos por cobrar – Terceros – Sin Garantía ME|DEBIT|USD||true</text:p>
          </table:table-cell>
        </table:table-row>
        <table:table-row table:style-name="ro1">
          <table:table-cell office:value-type="string" calcext:value-type="string">
            <text:p>16200000</text:p>
          </table:table-cell>
          <table:table-cell office:value-type="string" calcext:value-type="string">
            <text:p>Reclamaciones a Terc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6:.F56])" office:value-type="string" office:string-value="16200000|Reclamaciones a Terceros|DEBIT|PEN||false" calcext:value-type="string">
            <text:p>16200000|Reclamaciones a Terceros|DEBIT|PEN||false</text:p>
          </table:table-cell>
        </table:table-row>
        <table:table-row table:style-name="ro1">
          <table:table-cell office:value-type="string" calcext:value-type="string">
            <text:p>16210000</text:p>
          </table:table-cell>
          <table:table-cell office:value-type="string" calcext:value-type="string">
            <text:p>Reclamaciones a Compañías Asegurador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7:.F57])" office:value-type="string" office:string-value="16210000|Reclamaciones a Compañías Aseguradoras|DEBIT|PEN||true" calcext:value-type="string">
            <text:p>16210000|Reclamaciones a Compañías Aseguradoras|DEBIT|PEN||true</text:p>
          </table:table-cell>
        </table:table-row>
        <table:table-row table:style-name="ro1">
          <table:table-cell office:value-type="string" calcext:value-type="string">
            <text:p>16220000</text:p>
          </table:table-cell>
          <table:table-cell office:value-type="string" calcext:value-type="string">
            <text:p>Reclamaciones a Compañías Transportador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8:.F58])" office:value-type="string" office:string-value="16220000|Reclamaciones a Compañías Transportadoras|DEBIT|PEN||true" calcext:value-type="string">
            <text:p>16220000|Reclamaciones a Compañías Transportadoras|DEBIT|PEN||true</text:p>
          </table:table-cell>
        </table:table-row>
        <table:table-row table:style-name="ro1">
          <table:table-cell office:value-type="string" calcext:value-type="string">
            <text:p>16230000</text:p>
          </table:table-cell>
          <table:table-cell office:value-type="string" calcext:value-type="string">
            <text:p>Reclamaciones por Servicios Públic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9:.F59])" office:value-type="string" office:string-value="16230000|Reclamaciones por Servicios Públicos|DEBIT|PEN||true" calcext:value-type="string">
            <text:p>16230000|Reclamaciones por Servicios Públicos|DEBIT|PEN||true</text:p>
          </table:table-cell>
        </table:table-row>
        <table:table-row table:style-name="ro1">
          <table:table-cell office:value-type="string" calcext:value-type="string">
            <text:p>16240000</text:p>
          </table:table-cell>
          <table:table-cell office:value-type="string" calcext:value-type="string">
            <text:p>Reclamaciones por Tribut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0:.F60])" office:value-type="string" office:string-value="16240000|Reclamaciones por Tributos|DEBIT|PEN||false" calcext:value-type="string">
            <text:p>16240000|Reclamaciones por Tributos|DEBIT|PEN||false</text:p>
          </table:table-cell>
        </table:table-row>
        <table:table-row table:style-name="ro1">
          <table:table-cell office:value-type="string" calcext:value-type="string">
            <text:p>16240001</text:p>
          </table:table-cell>
          <table:table-cell office:value-type="string" calcext:value-type="string">
            <text:p>Reclamaciones a SUNAT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61:.F61])" office:value-type="string" office:string-value="16240001|Reclamaciones a SUNAT|DEBIT|PEN||true" calcext:value-type="string">
            <text:p>16240001|Reclamaciones a SUNAT|DEBIT|PEN||true</text:p>
          </table:table-cell>
        </table:table-row>
        <table:table-row table:style-name="ro1">
          <table:table-cell office:value-type="string" calcext:value-type="string">
            <text:p>16290000</text:p>
          </table:table-cell>
          <table:table-cell office:value-type="string" calcext:value-type="string">
            <text:p>Otras Reclamaciones a Terc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62:.F62])" office:value-type="string" office:string-value="16290000|Otras Reclamaciones a Terceros|DEBIT|PEN||true" calcext:value-type="string">
            <text:p>16290000|Otras Reclamaciones a Terceros|DEBIT|PEN||true</text:p>
          </table:table-cell>
        </table:table-row>
        <table:table-row table:style-name="ro1">
          <table:table-cell office:value-type="string" calcext:value-type="string">
            <text:p>16300000</text:p>
          </table:table-cell>
          <table:table-cell office:value-type="string" calcext:value-type="string">
            <text:p>Intereses, regalías y dividend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3:.F63])" office:value-type="string" office:string-value="16300000|Intereses, regalías y dividendos|DEBIT|PEN||false" calcext:value-type="string">
            <text:p>16300000|Intereses, regalías y dividendos|DEBIT|PEN||false</text:p>
          </table:table-cell>
        </table:table-row>
        <table:table-row table:style-name="ro1">
          <table:table-cell office:value-type="string" calcext:value-type="string">
            <text:p>16310000</text:p>
          </table:table-cell>
          <table:table-cell office:value-type="string" calcext:value-type="string">
            <text:p>Intereses por cobrar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64:.F64])" office:value-type="string" office:string-value="16310000|Intereses por cobrar|DEBIT|PEN||true" calcext:value-type="string">
            <text:p>16310000|Intereses por cobrar|DEBIT|PEN||true</text:p>
          </table:table-cell>
        </table:table-row>
        <table:table-row table:style-name="ro1">
          <table:table-cell office:value-type="string" calcext:value-type="string">
            <text:p>16320000</text:p>
          </table:table-cell>
          <table:table-cell office:value-type="string" calcext:value-type="string">
            <text:p>Regalías por cobrar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65:.F65])" office:value-type="string" office:string-value="16320000|Regalías por cobrar|DEBIT|PEN||true" calcext:value-type="string">
            <text:p>16320000|Regalías por cobrar|DEBIT|PEN||true</text:p>
          </table:table-cell>
        </table:table-row>
        <table:table-row table:style-name="ro1">
          <table:table-cell office:value-type="string" calcext:value-type="string">
            <text:p>16330000</text:p>
          </table:table-cell>
          <table:table-cell office:value-type="string" calcext:value-type="string">
            <text:p>Dividendos por cobrar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66:.F66])" office:value-type="string" office:string-value="16330000|Dividendos por cobrar|DEBIT|PEN||true" calcext:value-type="string">
            <text:p>16330000|Dividendos por cobrar|DEBIT|PEN||true</text:p>
          </table:table-cell>
        </table:table-row>
        <table:table-row table:style-name="ro1">
          <table:table-cell office:value-type="string" calcext:value-type="string">
            <text:p>16400000</text:p>
          </table:table-cell>
          <table:table-cell office:value-type="string" calcext:value-type="string">
            <text:p>Depósitos otorgados en garantí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67:.F67])" office:value-type="string" office:string-value="16400000|Depósitos otorgados en garantía|DEBIT|PEN||true" calcext:value-type="string">
            <text:p>16400000|Depósitos otorgados en garantía|DEBIT|PEN||true</text:p>
          </table:table-cell>
        </table:table-row>
        <table:table-row table:style-name="ro1">
          <table:table-cell office:value-type="string" calcext:value-type="string">
            <text:p>16500000</text:p>
          </table:table-cell>
          <table:table-cell office:value-type="string" calcext:value-type="string">
            <text:p>Venta de activo inmobilizad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68:.F68])" office:value-type="string" office:string-value="16500000|Venta de activo inmobilizado|DEBIT|PEN||true" calcext:value-type="string">
            <text:p>16500000|Venta de activo inmobilizado|DEBIT|PEN||true</text:p>
          </table:table-cell>
        </table:table-row>
        <table:table-row table:style-name="ro1">
          <table:table-cell office:value-type="string" calcext:value-type="string">
            <text:p>16600000</text:p>
          </table:table-cell>
          <table:table-cell office:value-type="string" calcext:value-type="string">
            <text:p>Activos por Instrumentos financi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69:.F69])" office:value-type="string" office:string-value="16600000|Activos por Instrumentos financieros|DEBIT|PEN||true" calcext:value-type="string">
            <text:p>16600000|Activos por Instrumentos financieros|DEBIT|PEN||true</text:p>
          </table:table-cell>
        </table:table-row>
        <table:table-row table:style-name="ro1">
          <table:table-cell office:value-type="string" calcext:value-type="string">
            <text:p>16700000</text:p>
          </table:table-cell>
          <table:table-cell office:value-type="string" calcext:value-type="string">
            <text:p>Tributos por Acreditar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0:.F70])" office:value-type="string" office:string-value="16700000|Tributos por Acreditar|DEBIT|PEN||false" calcext:value-type="string">
            <text:p>16700000|Tributos por Acreditar|DEBIT|PEN||false</text:p>
          </table:table-cell>
        </table:table-row>
        <table:table-row table:style-name="ro1">
          <table:table-cell office:value-type="string" calcext:value-type="string">
            <text:p>16710000</text:p>
          </table:table-cell>
          <table:table-cell office:value-type="string" calcext:value-type="string">
            <text:p>Tributos por Acreditar – Pagos a cuenta del Impto Rent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71:.F71])" office:value-type="string" office:string-value="16710000|Tributos por Acreditar – Pagos a cuenta del Impto Renta|DEBIT|PEN||true" calcext:value-type="string">
            <text:p>16710000|Tributos por Acreditar – Pagos a cuenta del Impto Renta|DEBIT|PEN||true</text:p>
          </table:table-cell>
        </table:table-row>
        <table:table-row table:style-name="ro1">
          <table:table-cell office:value-type="string" calcext:value-type="string">
            <text:p>16720000</text:p>
          </table:table-cell>
          <table:table-cell office:value-type="string" calcext:value-type="string">
            <text:p>Tributos por Acreditar – Pagos a cuenta del ITA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72:.F72])" office:value-type="string" office:string-value="16720000|Tributos por Acreditar – Pagos a cuenta del ITAN|DEBIT|PEN||true" calcext:value-type="string">
            <text:p>16720000|Tributos por Acreditar – Pagos a cuenta del ITAN|DEBIT|PEN||true</text:p>
          </table:table-cell>
        </table:table-row>
        <table:table-row table:style-name="ro1">
          <table:table-cell office:value-type="string" calcext:value-type="string">
            <text:p>16730000</text:p>
          </table:table-cell>
          <table:table-cell office:value-type="string" calcext:value-type="string">
            <text:p>Tributos por Acreditar – IGV por acreditar en compr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73:.F73])" office:value-type="string" office:string-value="16730000|Tributos por Acreditar – IGV por acreditar en compras|DEBIT|PEN||true" calcext:value-type="string">
            <text:p>16730000|Tributos por Acreditar – IGV por acreditar en compras|DEBIT|PEN||true</text:p>
          </table:table-cell>
        </table:table-row>
        <table:table-row table:style-name="ro1">
          <table:table-cell office:value-type="string" calcext:value-type="string">
            <text:p>16740000</text:p>
          </table:table-cell>
          <table:table-cell office:value-type="string" calcext:value-type="string">
            <text:p>Tributos por Acreditar – IGV por acreditar no domiciliad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74:.F74])" office:value-type="string" office:string-value="16740000|Tributos por Acreditar – IGV por acreditar no domiciliados|DEBIT|PEN||true" calcext:value-type="string">
            <text:p>16740000|Tributos por Acreditar – IGV por acreditar no domiciliados|DEBIT|PEN||true</text:p>
          </table:table-cell>
        </table:table-row>
        <table:table-row table:style-name="ro1">
          <table:table-cell office:value-type="string" calcext:value-type="string">
            <text:p>16750000</text:p>
          </table:table-cell>
          <table:table-cell office:value-type="string" calcext:value-type="string">
            <text:p>Tributos por Acreditar – Obras por impuest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75:.F75])" office:value-type="string" office:string-value="16750000|Tributos por Acreditar – Obras por impuestos|DEBIT|PEN||true" calcext:value-type="string">
            <text:p>16750000|Tributos por Acreditar – Obras por impuestos|DEBIT|PEN||true</text:p>
          </table:table-cell>
        </table:table-row>
        <table:table-row table:style-name="ro1">
          <table:table-cell office:value-type="string" calcext:value-type="string">
            <text:p>16900000</text:p>
          </table:table-cell>
          <table:table-cell office:value-type="string" calcext:value-type="string">
            <text:p>Otras cuentas por cobrar Divers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76:.F76])" office:value-type="string" office:string-value="16900000|Otras cuentas por cobrar Diversas|DEBIT|PEN||true" calcext:value-type="string">
            <text:p>16900000|Otras cuentas por cobrar Diversas|DEBIT|PEN||true</text:p>
          </table:table-cell>
        </table:table-row>
        <table:table-row table:style-name="ro1">
          <table:table-cell office:value-type="string" calcext:value-type="string">
            <text:p>17000000</text:p>
          </table:table-cell>
          <table:table-cell office:value-type="string" calcext:value-type="string">
            <text:p>Cuentas por Cobrar Diversas – Relacionad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7:.F77])" office:value-type="string" office:string-value="17000000|Cuentas por Cobrar Diversas – Relacionadas|DEBIT|PEN||false" calcext:value-type="string">
            <text:p>17000000|Cuentas por Cobrar Diversas – Relacionadas|DEBIT|PEN||false</text:p>
          </table:table-cell>
        </table:table-row>
        <table:table-row table:style-name="ro1">
          <table:table-cell office:value-type="string" calcext:value-type="string">
            <text:p>17100000</text:p>
          </table:table-cell>
          <table:table-cell office:value-type="string" calcext:value-type="string">
            <text:p>Préstamos por Cobrar – Relacionad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8:.F78])" office:value-type="string" office:string-value="17100000|Préstamos por Cobrar – Relacionadas|DEBIT|PEN||false" calcext:value-type="string">
            <text:p>17100000|Préstamos por Cobrar – Relacionadas|DEBIT|PEN||false</text:p>
          </table:table-cell>
        </table:table-row>
        <table:table-row table:style-name="ro1">
          <table:table-cell office:value-type="string" calcext:value-type="string">
            <text:p>17110000</text:p>
          </table:table-cell>
          <table:table-cell office:value-type="string" calcext:value-type="string">
            <text:p>Préstamos por Cobrar – Relacionadas – Con Garantí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9:.F79])" office:value-type="string" office:string-value="17110000|Préstamos por Cobrar – Relacionadas – Con Garantía|DEBIT|PEN||false" calcext:value-type="string">
            <text:p>17110000|Préstamos por Cobrar – Relacionadas – Con Garantía|DEBIT|PEN||false</text:p>
          </table:table-cell>
        </table:table-row>
        <table:table-row table:style-name="ro1">
          <table:table-cell office:value-type="string" calcext:value-type="string">
            <text:p>17120000</text:p>
          </table:table-cell>
          <table:table-cell office:value-type="string" calcext:value-type="string">
            <text:p>Préstamos por Cobrar – Relacionadas – Sin Garantí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80:.F80])" office:value-type="string" office:string-value="17120000|Préstamos por Cobrar – Relacionadas – Sin Garantía|DEBIT|PEN||false" calcext:value-type="string">
            <text:p>17120000|Préstamos por Cobrar – Relacionadas – Sin Garantía|DEBIT|PEN||false</text:p>
          </table:table-cell>
        </table:table-row>
        <table:table-row table:style-name="ro1">
          <table:table-cell office:value-type="string" calcext:value-type="string">
            <text:p>18000000</text:p>
          </table:table-cell>
          <table:table-cell office:value-type="string" calcext:value-type="string">
            <text:p>Servicios y otros contratados por anticipad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81:.F81])" office:value-type="string" office:string-value="18000000|Servicios y otros contratados por anticipado|DEBIT|PEN||false" calcext:value-type="string">
            <text:p>18000000|Servicios y otros contratados por anticipado|DEBIT|PEN||false</text:p>
          </table:table-cell>
        </table:table-row>
        <table:table-row table:style-name="ro1">
          <table:table-cell office:value-type="string" calcext:value-type="string">
            <text:p>18100000</text:p>
          </table:table-cell>
          <table:table-cell office:value-type="string" calcext:value-type="string">
            <text:p>Anticipados – Costo Financier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82:.F82])" office:value-type="string" office:string-value="18100000|Anticipados – Costo Financiero|DEBIT|PEN||true" calcext:value-type="string">
            <text:p>18100000|Anticipados – Costo Financiero|DEBIT|PEN||true</text:p>
          </table:table-cell>
        </table:table-row>
        <table:table-row table:style-name="ro1">
          <table:table-cell office:value-type="string" calcext:value-type="string">
            <text:p>18200000</text:p>
          </table:table-cell>
          <table:table-cell office:value-type="string" calcext:value-type="string">
            <text:p>Anticipados – Segu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83:.F83])" office:value-type="string" office:string-value="18200000|Anticipados – Seguros|DEBIT|PEN||true" calcext:value-type="string">
            <text:p>18200000|Anticipados – Seguros|DEBIT|PEN||true</text:p>
          </table:table-cell>
        </table:table-row>
        <table:table-row table:style-name="ro1">
          <table:table-cell office:value-type="string" calcext:value-type="string">
            <text:p>18300000</text:p>
          </table:table-cell>
          <table:table-cell office:value-type="string" calcext:value-type="string">
            <text:p>Anticipados – Alquiler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84:.F84])" office:value-type="string" office:string-value="18300000|Anticipados – Alquileres|DEBIT|PEN||true" calcext:value-type="string">
            <text:p>18300000|Anticipados – Alquileres|DEBIT|PEN||true</text:p>
          </table:table-cell>
        </table:table-row>
        <table:table-row table:style-name="ro1">
          <table:table-cell office:value-type="string" calcext:value-type="string">
            <text:p>18400000</text:p>
          </table:table-cell>
          <table:table-cell office:value-type="string" calcext:value-type="string">
            <text:p>Anticipados – Primas pagadas por op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85:.F85])" office:value-type="string" office:string-value="18400000|Anticipados – Primas pagadas por opciones|DEBIT|PEN||true" calcext:value-type="string">
            <text:p>18400000|Anticipados – Primas pagadas por opciones|DEBIT|PEN||true</text:p>
          </table:table-cell>
        </table:table-row>
        <table:table-row table:style-name="ro1">
          <table:table-cell office:value-type="string" calcext:value-type="string">
            <text:p>18500000</text:p>
          </table:table-cell>
          <table:table-cell office:value-type="string" calcext:value-type="string">
            <text:p>Anticipados – Mantenimiento de activos inmovilizad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86:.F86])" office:value-type="string" office:string-value="18500000|Anticipados – Mantenimiento de activos inmovilizados|DEBIT|PEN||true" calcext:value-type="string">
            <text:p>18500000|Anticipados – Mantenimiento de activos inmovilizados|DEBIT|PEN||true</text:p>
          </table:table-cell>
        </table:table-row>
        <table:table-row table:style-name="ro1">
          <table:table-cell office:value-type="string" calcext:value-type="string">
            <text:p>18900000</text:p>
          </table:table-cell>
          <table:table-cell office:value-type="string" calcext:value-type="string">
            <text:p>Anticipados – Otros gast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87:.F87])" office:value-type="string" office:string-value="18900000|Anticipados – Otros gastos|DEBIT|PEN||false" calcext:value-type="string">
            <text:p>18900000|Anticipados – Otros gastos|DEBIT|PEN||false</text:p>
          </table:table-cell>
        </table:table-row>
        <table:table-row table:style-name="ro1">
          <table:table-cell office:value-type="string" calcext:value-type="string">
            <text:p>18900001</text:p>
          </table:table-cell>
          <table:table-cell office:value-type="string" calcext:value-type="string">
            <text:p>Anticipados – Peaj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88:.F88])" office:value-type="string" office:string-value="18900001|Anticipados – Peajes|DEBIT|PEN||true" calcext:value-type="string">
            <text:p>18900001|Anticipados – Peajes|DEBIT|PEN||true</text:p>
          </table:table-cell>
        </table:table-row>
        <table:table-row table:style-name="ro1">
          <table:table-cell office:value-type="string" calcext:value-type="string">
            <text:p>19000000</text:p>
          </table:table-cell>
          <table:table-cell office:value-type="string" calcext:value-type="string">
            <text:p>Estimación de Cuentas de Cobranza Dudos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89:.F89])" office:value-type="string" office:string-value="19000000|Estimación de Cuentas de Cobranza Dudosa|DEBIT|PEN||false" calcext:value-type="string">
            <text:p>19000000|Estimación de Cuentas de Cobranza Dudosa|DEBIT|PEN||false</text:p>
          </table:table-cell>
        </table:table-row>
        <table:table-row table:style-name="ro1">
          <table:table-cell office:value-type="string" calcext:value-type="string">
            <text:p>20000000</text:p>
          </table:table-cell>
          <table:table-cell office:value-type="string" calcext:value-type="string">
            <text:p>Mercaderí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90:.F90])" office:value-type="string" office:string-value="20000000|Mercaderías|DEBIT|PEN||false" calcext:value-type="string">
            <text:p>20000000|Mercaderías|DEBIT|PEN||false</text:p>
          </table:table-cell>
        </table:table-row>
        <table:table-row table:style-name="ro1">
          <table:table-cell office:value-type="string" calcext:value-type="string">
            <text:p>21000000</text:p>
          </table:table-cell>
          <table:table-cell office:value-type="string" calcext:value-type="string">
            <text:p>Productos Terminad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91:.F91])" office:value-type="string" office:string-value="21000000|Productos Terminados|DEBIT|PEN||false" calcext:value-type="string">
            <text:p>21000000|Productos Terminados|DEBIT|PEN||false</text:p>
          </table:table-cell>
        </table:table-row>
        <table:table-row table:style-name="ro1">
          <table:table-cell office:value-type="string" calcext:value-type="string">
            <text:p>22000000</text:p>
          </table:table-cell>
          <table:table-cell office:value-type="string" calcext:value-type="string">
            <text:p>Subrpoductos, desechos y desperdici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92:.F92])" office:value-type="string" office:string-value="22000000|Subrpoductos, desechos y desperdicios|DEBIT|PEN||false" calcext:value-type="string">
            <text:p>22000000|Subrpoductos, desechos y desperdicios|DEBIT|PEN||false</text:p>
          </table:table-cell>
        </table:table-row>
        <table:table-row table:style-name="ro1">
          <table:table-cell office:value-type="string" calcext:value-type="string">
            <text:p>23000000</text:p>
          </table:table-cell>
          <table:table-cell office:value-type="string" calcext:value-type="string">
            <text:p>Productos en Proces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93:.F93])" office:value-type="string" office:string-value="23000000|Productos en Proceso|DEBIT|PEN||false" calcext:value-type="string">
            <text:p>23000000|Productos en Proceso|DEBIT|PEN||false</text:p>
          </table:table-cell>
        </table:table-row>
        <table:table-row table:style-name="ro1">
          <table:table-cell office:value-type="string" calcext:value-type="string">
            <text:p>24000000</text:p>
          </table:table-cell>
          <table:table-cell office:value-type="string" calcext:value-type="string">
            <text:p>Materias Prim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94:.F94])" office:value-type="string" office:string-value="24000000|Materias Primas|DEBIT|PEN||false" calcext:value-type="string">
            <text:p>24000000|Materias Primas|DEBIT|PEN||false</text:p>
          </table:table-cell>
        </table:table-row>
        <table:table-row table:style-name="ro1">
          <table:table-cell office:value-type="string" calcext:value-type="string">
            <text:p>25000000</text:p>
          </table:table-cell>
          <table:table-cell office:value-type="string" calcext:value-type="string">
            <text:p>Materiales Auxiliares, Suministros y Repuest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95:.F95])" office:value-type="string" office:string-value="25000000|Materiales Auxiliares, Suministros y Repuestos|DEBIT|PEN||false" calcext:value-type="string">
            <text:p>25000000|Materiales Auxiliares, Suministros y Repuestos|DEBIT|PEN||false</text:p>
          </table:table-cell>
        </table:table-row>
        <table:table-row table:style-name="ro1">
          <table:table-cell office:value-type="string" calcext:value-type="string">
            <text:p>26000000</text:p>
          </table:table-cell>
          <table:table-cell office:value-type="string" calcext:value-type="string">
            <text:p>Envases y Embalaj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96:.F96])" office:value-type="string" office:string-value="26000000|Envases y Embalajes|DEBIT|PEN||false" calcext:value-type="string">
            <text:p>26000000|Envases y Embalajes|DEBIT|PEN||false</text:p>
          </table:table-cell>
        </table:table-row>
        <table:table-row table:style-name="ro1">
          <table:table-cell office:value-type="string" calcext:value-type="string">
            <text:p>27000000</text:p>
          </table:table-cell>
          <table:table-cell office:value-type="string" calcext:value-type="string">
            <text:p>Activos no Corrientes Mantenidos para la Vent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97:.F97])" office:value-type="string" office:string-value="27000000|Activos no Corrientes Mantenidos para la Venta|DEBIT|PEN||false" calcext:value-type="string">
            <text:p>27000000|Activos no Corrientes Mantenidos para la Venta|DEBIT|PEN||false</text:p>
          </table:table-cell>
        </table:table-row>
        <table:table-row table:style-name="ro1">
          <table:table-cell office:value-type="string" calcext:value-type="string">
            <text:p>28000000</text:p>
          </table:table-cell>
          <table:table-cell office:value-type="string" calcext:value-type="string">
            <text:p>Existencias por Recibir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98:.F98])" office:value-type="string" office:string-value="28000000|Existencias por Recibir|DEBIT|PEN||false" calcext:value-type="string">
            <text:p>28000000|Existencias por Recibir|DEBIT|PEN||false</text:p>
          </table:table-cell>
        </table:table-row>
        <table:table-row table:style-name="ro1">
          <table:table-cell office:value-type="string" calcext:value-type="string">
            <text:p>29000000</text:p>
          </table:table-cell>
          <table:table-cell office:value-type="string" calcext:value-type="string">
            <text:p>Desvalorización de Existenci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99:.F99])" office:value-type="string" office:string-value="29000000|Desvalorización de Existencias|DEBIT|PEN||false" calcext:value-type="string">
            <text:p>29000000|Desvalorización de Existencias|DEBIT|PEN||false</text:p>
          </table:table-cell>
        </table:table-row>
        <table:table-row table:style-name="ro1">
          <table:table-cell office:value-type="string" calcext:value-type="string">
            <text:p>30000000</text:p>
          </table:table-cell>
          <table:table-cell office:value-type="string" calcext:value-type="string">
            <text:p>Inversiones Mobiliari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00:.F100])" office:value-type="string" office:string-value="30000000|Inversiones Mobiliarias|DEBIT|PEN||false" calcext:value-type="string">
            <text:p>30000000|Inversiones Mobiliarias|DEBIT|PEN||false</text:p>
          </table:table-cell>
        </table:table-row>
        <table:table-row table:style-name="ro1">
          <table:table-cell office:value-type="string" calcext:value-type="string">
            <text:p>31000000</text:p>
          </table:table-cell>
          <table:table-cell office:value-type="string" calcext:value-type="string">
            <text:p>Inversiones Inmobiliari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01:.F101])" office:value-type="string" office:string-value="31000000|Inversiones Inmobiliarias|DEBIT|PEN||false" calcext:value-type="string">
            <text:p>31000000|Inversiones Inmobiliarias|DEBIT|PEN||false</text:p>
          </table:table-cell>
        </table:table-row>
        <table:table-row table:style-name="ro1">
          <table:table-cell office:value-type="string" calcext:value-type="string">
            <text:p>32000000</text:p>
          </table:table-cell>
          <table:table-cell office:value-type="string" calcext:value-type="string">
            <text:p>Activos Adquiridos en Arrendamiento Financier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02:.F102])" office:value-type="string" office:string-value="32000000|Activos Adquiridos en Arrendamiento Financiero|DEBIT|PEN||false" calcext:value-type="string">
            <text:p>32000000|Activos Adquiridos en Arrendamiento Financiero|DEBIT|PEN||false</text:p>
          </table:table-cell>
        </table:table-row>
        <table:table-row table:style-name="ro1">
          <table:table-cell office:value-type="string" calcext:value-type="string">
            <text:p>33000000</text:p>
          </table:table-cell>
          <table:table-cell office:value-type="string" calcext:value-type="string">
            <text:p>Planta Productor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03:.F103])" office:value-type="string" office:string-value="33000000|Planta Productora|DEBIT|PEN||false" calcext:value-type="string">
            <text:p>33000000|Planta Productora|DEBIT|PEN||false</text:p>
          </table:table-cell>
        </table:table-row>
        <table:table-row table:style-name="ro1">
          <table:table-cell office:value-type="string" calcext:value-type="string">
            <text:p>33100000</text:p>
          </table:table-cell>
          <table:table-cell office:value-type="string" calcext:value-type="string">
            <text:p>Terren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04:.F104])" office:value-type="string" office:string-value="33100000|Terrenos|DEBIT|PEN||true" calcext:value-type="string">
            <text:p>33100000|Terrenos|DEBIT|PEN||true</text:p>
          </table:table-cell>
        </table:table-row>
        <table:table-row table:style-name="ro1">
          <table:table-cell office:value-type="string" calcext:value-type="string">
            <text:p>33200000</text:p>
          </table:table-cell>
          <table:table-cell office:value-type="string" calcext:value-type="string">
            <text:p>Edific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05:.F105])" office:value-type="string" office:string-value="33200000|Edificaciones|DEBIT|PEN||true" calcext:value-type="string">
            <text:p>33200000|Edificaciones|DEBIT|PEN||true</text:p>
          </table:table-cell>
        </table:table-row>
        <table:table-row table:style-name="ro1">
          <table:table-cell office:value-type="string" calcext:value-type="string">
            <text:p>33300000</text:p>
          </table:table-cell>
          <table:table-cell office:value-type="string" calcext:value-type="string">
            <text:p>Maquinarias y equipos de explot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06:.F106])" office:value-type="string" office:string-value="33300000|Maquinarias y equipos de explotación|DEBIT|PEN||true" calcext:value-type="string">
            <text:p>33300000|Maquinarias y equipos de explotación|DEBIT|PEN||true</text:p>
          </table:table-cell>
        </table:table-row>
        <table:table-row table:style-name="ro1">
          <table:table-cell office:value-type="string" calcext:value-type="string">
            <text:p>33400000</text:p>
          </table:table-cell>
          <table:table-cell office:value-type="string" calcext:value-type="string">
            <text:p>IME – Unidades de Transport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07:.F107])" office:value-type="string" office:string-value="33400000|IME – Unidades de Transporte|DEBIT|PEN||false" calcext:value-type="string">
            <text:p>33400000|IME – Unidades de Transporte|DEBIT|PEN||false</text:p>
          </table:table-cell>
        </table:table-row>
        <table:table-row table:style-name="ro1">
          <table:table-cell office:value-type="string" calcext:value-type="string">
            <text:p>33410000</text:p>
          </table:table-cell>
          <table:table-cell office:value-type="string" calcext:value-type="string">
            <text:p>IME – Vehículos Motorizad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08:.F108])" office:value-type="string" office:string-value="33410000|IME – Vehículos Motorizados|DEBIT|PEN||false" calcext:value-type="string">
            <text:p>33410000|IME – Vehículos Motorizados|DEBIT|PEN||false</text:p>
          </table:table-cell>
        </table:table-row>
        <table:table-row table:style-name="ro1">
          <table:table-cell office:value-type="string" calcext:value-type="string">
            <text:p>33411000</text:p>
          </table:table-cell>
          <table:table-cell office:value-type="string" calcext:value-type="string">
            <text:p>IME – Vehículos –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09:.F109])" office:value-type="string" office:string-value="33411000|IME – Vehículos – Costo|DEBIT|PEN||false" calcext:value-type="string">
            <text:p>33411000|IME – Vehículos – Costo|DEBIT|PEN||false</text:p>
          </table:table-cell>
        </table:table-row>
        <table:table-row table:style-name="ro1">
          <table:table-cell office:value-type="string" calcext:value-type="string">
            <text:p>33411002</text:p>
          </table:table-cell>
          <table:table-cell office:value-type="string" calcext:value-type="string">
            <text:p>IME – Vehículos – Costo – M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10:.F110])" office:value-type="string" office:string-value="33411002|IME – Vehículos – Costo – ME|DEBIT|USD||true" calcext:value-type="string">
            <text:p>33411002|IME – Vehículos – Costo – ME|DEBIT|USD||true</text:p>
          </table:table-cell>
        </table:table-row>
        <table:table-row table:style-name="ro1">
          <table:table-cell office:value-type="string" calcext:value-type="string">
            <text:p>33412000</text:p>
          </table:table-cell>
          <table:table-cell office:value-type="string" calcext:value-type="string">
            <text:p>IME – Vehículos – Revalu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11:.F111])" office:value-type="string" office:string-value="33412000|IME – Vehículos – Revaluación|DEBIT|PEN||false" calcext:value-type="string">
            <text:p>33412000|IME – Vehículos – Revaluación|DEBIT|PEN||false</text:p>
          </table:table-cell>
        </table:table-row>
        <table:table-row table:style-name="ro1">
          <table:table-cell office:value-type="string" calcext:value-type="string">
            <text:p>33412002</text:p>
          </table:table-cell>
          <table:table-cell office:value-type="string" calcext:value-type="string">
            <text:p>IME – Vehículos – Revaluación – M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12:.F112])" office:value-type="string" office:string-value="33412002|IME – Vehículos – Revaluación – ME|DEBIT|USD||true" calcext:value-type="string">
            <text:p>33412002|IME – Vehículos – Revaluación – ME|DEBIT|USD||true</text:p>
          </table:table-cell>
        </table:table-row>
        <table:table-row table:style-name="ro1">
          <table:table-cell office:value-type="string" calcext:value-type="string">
            <text:p>33500000</text:p>
          </table:table-cell>
          <table:table-cell office:value-type="string" calcext:value-type="string">
            <text:p>IME – Muebles y Enser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13:.F113])" office:value-type="string" office:string-value="33500000|IME – Muebles y Enseres|DEBIT|PEN||false" calcext:value-type="string">
            <text:p>33500000|IME – Muebles y Enseres|DEBIT|PEN||false</text:p>
          </table:table-cell>
        </table:table-row>
        <table:table-row table:style-name="ro1">
          <table:table-cell office:value-type="string" calcext:value-type="string">
            <text:p>33510000</text:p>
          </table:table-cell>
          <table:table-cell office:value-type="string" calcext:value-type="string">
            <text:p>IME – Muebl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14:.F114])" office:value-type="string" office:string-value="33510000|IME – Muebles|DEBIT|PEN||false" calcext:value-type="string">
            <text:p>33510000|IME – Muebles|DEBIT|PEN||false</text:p>
          </table:table-cell>
        </table:table-row>
        <table:table-row table:style-name="ro1">
          <table:table-cell office:value-type="string" calcext:value-type="string">
            <text:p>33511000</text:p>
          </table:table-cell>
          <table:table-cell office:value-type="string" calcext:value-type="string">
            <text:p>IME – Muebles –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15:.F115])" office:value-type="string" office:string-value="33511000|IME – Muebles – Costo|DEBIT|PEN||true" calcext:value-type="string">
            <text:p>33511000|IME – Muebles – Costo|DEBIT|PEN||true</text:p>
          </table:table-cell>
        </table:table-row>
        <table:table-row table:style-name="ro1">
          <table:table-cell office:value-type="string" calcext:value-type="string">
            <text:p>33512000</text:p>
          </table:table-cell>
          <table:table-cell office:value-type="string" calcext:value-type="string">
            <text:p>IME – Muebles – Revalu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16:.F116])" office:value-type="string" office:string-value="33512000|IME – Muebles – Revaluación|DEBIT|PEN||true" calcext:value-type="string">
            <text:p>33512000|IME – Muebles – Revaluación|DEBIT|PEN||true</text:p>
          </table:table-cell>
        </table:table-row>
        <table:table-row table:style-name="ro1">
          <table:table-cell office:value-type="string" calcext:value-type="string">
            <text:p>33520000</text:p>
          </table:table-cell>
          <table:table-cell office:value-type="string" calcext:value-type="string">
            <text:p>IME – Enser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17:.F117])" office:value-type="string" office:string-value="33520000|IME – Enseres|DEBIT|PEN||false" calcext:value-type="string">
            <text:p>33520000|IME – Enseres|DEBIT|PEN||false</text:p>
          </table:table-cell>
        </table:table-row>
        <table:table-row table:style-name="ro1">
          <table:table-cell office:value-type="string" calcext:value-type="string">
            <text:p>33521000</text:p>
          </table:table-cell>
          <table:table-cell office:value-type="string" calcext:value-type="string">
            <text:p>IME – Enseres –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18:.F118])" office:value-type="string" office:string-value="33521000|IME – Enseres – Costo|DEBIT|PEN||true" calcext:value-type="string">
            <text:p>33521000|IME – Enseres – Costo|DEBIT|PEN||true</text:p>
          </table:table-cell>
        </table:table-row>
        <table:table-row table:style-name="ro1">
          <table:table-cell office:value-type="string" calcext:value-type="string">
            <text:p>33522000</text:p>
          </table:table-cell>
          <table:table-cell office:value-type="string" calcext:value-type="string">
            <text:p>IME – Enseres – Revalu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19:.F119])" office:value-type="string" office:string-value="33522000|IME – Enseres – Revaluación|DEBIT|PEN||true" calcext:value-type="string">
            <text:p>33522000|IME – Enseres – Revaluación|DEBIT|PEN||true</text:p>
          </table:table-cell>
        </table:table-row>
        <table:table-row table:style-name="ro1">
          <table:table-cell office:value-type="string" calcext:value-type="string">
            <text:p>33600000</text:p>
          </table:table-cell>
          <table:table-cell office:value-type="string" calcext:value-type="string">
            <text:p>IME – Equipos Divers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20:.F120])" office:value-type="string" office:string-value="33600000|IME – Equipos Diversos|DEBIT|PEN||false" calcext:value-type="string">
            <text:p>33600000|IME – Equipos Diversos|DEBIT|PEN||false</text:p>
          </table:table-cell>
        </table:table-row>
        <table:table-row table:style-name="ro1">
          <table:table-cell office:value-type="string" calcext:value-type="string">
            <text:p>33610000</text:p>
          </table:table-cell>
          <table:table-cell office:value-type="string" calcext:value-type="string">
            <text:p>IME – Diversos – Equipos de Cómpu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21:.F121])" office:value-type="string" office:string-value="33610000|IME – Diversos – Equipos de Cómputo|DEBIT|PEN||false" calcext:value-type="string">
            <text:p>33610000|IME – Diversos – Equipos de Cómputo|DEBIT|PEN||false</text:p>
          </table:table-cell>
        </table:table-row>
        <table:table-row table:style-name="ro1">
          <table:table-cell office:value-type="string" calcext:value-type="string">
            <text:p>33611000</text:p>
          </table:table-cell>
          <table:table-cell office:value-type="string" calcext:value-type="string">
            <text:p>IME – Equipos de Cómputo –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22:.F122])" office:value-type="string" office:string-value="33611000|IME – Equipos de Cómputo – Costo|DEBIT|PEN||true" calcext:value-type="string">
            <text:p>33611000|IME – Equipos de Cómputo – Costo|DEBIT|PEN||true</text:p>
          </table:table-cell>
        </table:table-row>
        <table:table-row table:style-name="ro1">
          <table:table-cell office:value-type="string" calcext:value-type="string">
            <text:p>33612000</text:p>
          </table:table-cell>
          <table:table-cell office:value-type="string" calcext:value-type="string">
            <text:p>IME – Equipos de Cómputo – Revalu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23:.F123])" office:value-type="string" office:string-value="33612000|IME – Equipos de Cómputo – Revaluación|DEBIT|PEN||true" calcext:value-type="string">
            <text:p>33612000|IME – Equipos de Cómputo – Revaluación|DEBIT|PEN||true</text:p>
          </table:table-cell>
        </table:table-row>
        <table:table-row table:style-name="ro1">
          <table:table-cell office:value-type="string" calcext:value-type="string">
            <text:p>33620000</text:p>
          </table:table-cell>
          <table:table-cell office:value-type="string" calcext:value-type="string">
            <text:p>IME – Diversos – Equipos de Comunic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24:.F124])" office:value-type="string" office:string-value="33620000|IME – Diversos – Equipos de Comunicación|DEBIT|PEN||false" calcext:value-type="string">
            <text:p>33620000|IME – Diversos – Equipos de Comunicación|DEBIT|PEN||false</text:p>
          </table:table-cell>
        </table:table-row>
        <table:table-row table:style-name="ro1">
          <table:table-cell office:value-type="string" calcext:value-type="string">
            <text:p>33621000</text:p>
          </table:table-cell>
          <table:table-cell office:value-type="string" calcext:value-type="string">
            <text:p>IME – Equipos de Comunicación –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25:.F125])" office:value-type="string" office:string-value="33621000|IME – Equipos de Comunicación – Costo|DEBIT|PEN||true" calcext:value-type="string">
            <text:p>33621000|IME – Equipos de Comunicación – Costo|DEBIT|PEN||true</text:p>
          </table:table-cell>
        </table:table-row>
        <table:table-row table:style-name="ro1">
          <table:table-cell office:value-type="string" calcext:value-type="string">
            <text:p>33622000</text:p>
          </table:table-cell>
          <table:table-cell office:value-type="string" calcext:value-type="string">
            <text:p>IME – Equipos de Comunicación – Revalu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26:.F126])" office:value-type="string" office:string-value="33622000|IME – Equipos de Comunicación – Revaluación|DEBIT|PEN||true" calcext:value-type="string">
            <text:p>33622000|IME – Equipos de Comunicación – Revaluación|DEBIT|PEN||true</text:p>
          </table:table-cell>
        </table:table-row>
        <table:table-row table:style-name="ro1">
          <table:table-cell office:value-type="string" calcext:value-type="string">
            <text:p>33690000</text:p>
          </table:table-cell>
          <table:table-cell office:value-type="string" calcext:value-type="string">
            <text:p>IME – Otros Equip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27:.F127])" office:value-type="string" office:string-value="33690000|IME – Otros Equipos|DEBIT|PEN||false" calcext:value-type="string">
            <text:p>33690000|IME – Otros Equipos|DEBIT|PEN||false</text:p>
          </table:table-cell>
        </table:table-row>
        <table:table-row table:style-name="ro1">
          <table:table-cell office:value-type="string" calcext:value-type="string">
            <text:p>33691000</text:p>
          </table:table-cell>
          <table:table-cell office:value-type="string" calcext:value-type="string">
            <text:p>IME – Otros Equipos –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28:.F128])" office:value-type="string" office:string-value="33691000|IME – Otros Equipos – Costo|DEBIT|PEN||true" calcext:value-type="string">
            <text:p>33691000|IME – Otros Equipos – Costo|DEBIT|PEN||true</text:p>
          </table:table-cell>
        </table:table-row>
        <table:table-row table:style-name="ro1">
          <table:table-cell office:value-type="string" calcext:value-type="string">
            <text:p>33692000</text:p>
          </table:table-cell>
          <table:table-cell office:value-type="string" calcext:value-type="string">
            <text:p>IME – Otros Equipos – Revalu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29:.F129])" office:value-type="string" office:string-value="33692000|IME – Otros Equipos – Revaluación|DEBIT|PEN||true" calcext:value-type="string">
            <text:p>33692000|IME – Otros Equipos – Revaluación|DEBIT|PEN||true</text:p>
          </table:table-cell>
        </table:table-row>
        <table:table-row table:style-name="ro1">
          <table:table-cell office:value-type="string" calcext:value-type="string">
            <text:p>33700000</text:p>
          </table:table-cell>
          <table:table-cell office:value-type="string" calcext:value-type="string">
            <text:p>IME – Herramientas y Unidades de Reemplaz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30:.F130])" office:value-type="string" office:string-value="33700000|IME – Herramientas y Unidades de Reemplazo|DEBIT|PEN||false" calcext:value-type="string">
            <text:p>33700000|IME – Herramientas y Unidades de Reemplazo|DEBIT|PEN||false</text:p>
          </table:table-cell>
        </table:table-row>
        <table:table-row table:style-name="ro1">
          <table:table-cell office:value-type="string" calcext:value-type="string">
            <text:p>33710000</text:p>
          </table:table-cell>
          <table:table-cell office:value-type="string" calcext:value-type="string">
            <text:p>IME – Herramient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31:.F131])" office:value-type="string" office:string-value="33710000|IME – Herramientas|DEBIT|PEN||false" calcext:value-type="string">
            <text:p>33710000|IME – Herramientas|DEBIT|PEN||false</text:p>
          </table:table-cell>
        </table:table-row>
        <table:table-row table:style-name="ro1">
          <table:table-cell office:value-type="string" calcext:value-type="string">
            <text:p>33711000</text:p>
          </table:table-cell>
          <table:table-cell office:value-type="string" calcext:value-type="string">
            <text:p>IME – Herramientas –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32:.F132])" office:value-type="string" office:string-value="33711000|IME – Herramientas – Costo|DEBIT|PEN||true" calcext:value-type="string">
            <text:p>33711000|IME – Herramientas – Costo|DEBIT|PEN||true</text:p>
          </table:table-cell>
        </table:table-row>
        <table:table-row table:style-name="ro1">
          <table:table-cell office:value-type="string" calcext:value-type="string">
            <text:p>33712000</text:p>
          </table:table-cell>
          <table:table-cell office:value-type="string" calcext:value-type="string">
            <text:p>IME – Herramientas – Revalu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33:.F133])" office:value-type="string" office:string-value="33712000|IME – Herramientas – Revaluación|DEBIT|PEN||true" calcext:value-type="string">
            <text:p>33712000|IME – Herramientas – Revaluación|DEBIT|PEN||true</text:p>
          </table:table-cell>
        </table:table-row>
        <table:table-row table:style-name="ro1">
          <table:table-cell office:value-type="string" calcext:value-type="string">
            <text:p>34000000</text:p>
          </table:table-cell>
          <table:table-cell office:value-type="string" calcext:value-type="string">
            <text:p>Intangibl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34:.F134])" office:value-type="string" office:string-value="34000000|Intangibles|DEBIT|PEN||false" calcext:value-type="string">
            <text:p>34000000|Intangibles|DEBIT|PEN||false</text:p>
          </table:table-cell>
        </table:table-row>
        <table:table-row table:style-name="ro1">
          <table:table-cell office:value-type="string" calcext:value-type="string">
            <text:p>34300000</text:p>
          </table:table-cell>
          <table:table-cell office:value-type="string" calcext:value-type="string">
            <text:p>Intangibles – Programas de Computadora (Software)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35:.F135])" office:value-type="string" office:string-value="34300000|Intangibles – Programas de Computadora (Software)|DEBIT|PEN||false" calcext:value-type="string">
            <text:p>34300000|Intangibles – Programas de Computadora (Software)|DEBIT|PEN||false</text:p>
          </table:table-cell>
        </table:table-row>
        <table:table-row table:style-name="ro1">
          <table:table-cell office:value-type="string" calcext:value-type="string">
            <text:p>34310000</text:p>
          </table:table-cell>
          <table:table-cell office:value-type="string" calcext:value-type="string">
            <text:p>Intangibles – Aplicaciones Informátic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36:.F136])" office:value-type="string" office:string-value="34310000|Intangibles – Aplicaciones Informáticas|DEBIT|PEN||false" calcext:value-type="string">
            <text:p>34310000|Intangibles – Aplicaciones Informáticas|DEBIT|PEN||false</text:p>
          </table:table-cell>
        </table:table-row>
        <table:table-row table:style-name="ro1">
          <table:table-cell office:value-type="string" calcext:value-type="string">
            <text:p>34311000</text:p>
          </table:table-cell>
          <table:table-cell office:value-type="string" calcext:value-type="string">
            <text:p>Intangibles – Aplicaciones –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37:.F137])" office:value-type="string" office:string-value="34311000|Intangibles – Aplicaciones – Costo|DEBIT|PEN||false" calcext:value-type="string">
            <text:p>34311000|Intangibles – Aplicaciones – Costo|DEBIT|PEN||false</text:p>
          </table:table-cell>
        </table:table-row>
        <table:table-row table:style-name="ro1">
          <table:table-cell office:value-type="string" calcext:value-type="string">
            <text:p>34311100</text:p>
          </table:table-cell>
          <table:table-cell office:value-type="string" calcext:value-type="string">
            <text:p>Intangibles – Aplicaciones – Costo M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38:.F138])" office:value-type="string" office:string-value="34311100|Intangibles – Aplicaciones – Costo MN|DEBIT|PEN||true" calcext:value-type="string">
            <text:p>34311100|Intangibles – Aplicaciones – Costo MN|DEBIT|PEN||true</text:p>
          </table:table-cell>
        </table:table-row>
        <table:table-row table:style-name="ro1">
          <table:table-cell office:value-type="string" calcext:value-type="string">
            <text:p>34311200</text:p>
          </table:table-cell>
          <table:table-cell office:value-type="string" calcext:value-type="string">
            <text:p>Intangibles – Aplicaciones – Costo M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39:.F139])" office:value-type="string" office:string-value="34311200|Intangibles – Aplicaciones – Costo ME|DEBIT|USD||true" calcext:value-type="string">
            <text:p>34311200|Intangibles – Aplicaciones – Costo ME|DEBIT|USD||true</text:p>
          </table:table-cell>
        </table:table-row>
        <table:table-row table:style-name="ro1">
          <table:table-cell office:value-type="string" calcext:value-type="string">
            <text:p>34312000</text:p>
          </table:table-cell>
          <table:table-cell office:value-type="string" calcext:value-type="string">
            <text:p>Intangibles – Aplicaciones – Revalu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40:.F140])" office:value-type="string" office:string-value="34312000|Intangibles – Aplicaciones – Revaluación|DEBIT|PEN||false" calcext:value-type="string">
            <text:p>34312000|Intangibles – Aplicaciones – Revaluación|DEBIT|PEN||false</text:p>
          </table:table-cell>
        </table:table-row>
        <table:table-row table:style-name="ro1">
          <table:table-cell office:value-type="string" calcext:value-type="string">
            <text:p>34312100</text:p>
          </table:table-cell>
          <table:table-cell office:value-type="string" calcext:value-type="string">
            <text:p>Intangibles – Revaluación – Costo M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41:.F141])" office:value-type="string" office:string-value="34312100|Intangibles – Revaluación – Costo MN|DEBIT|PEN||true" calcext:value-type="string">
            <text:p>34312100|Intangibles – Revaluación – Costo MN|DEBIT|PEN||true</text:p>
          </table:table-cell>
        </table:table-row>
        <table:table-row table:style-name="ro1">
          <table:table-cell office:value-type="string" calcext:value-type="string">
            <text:p>34312200</text:p>
          </table:table-cell>
          <table:table-cell office:value-type="string" calcext:value-type="string">
            <text:p>Intangibles – Revaluación – Costo M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42:.F142])" office:value-type="string" office:string-value="34312200|Intangibles – Revaluación – Costo ME|DEBIT|USD||true" calcext:value-type="string">
            <text:p>34312200|Intangibles – Revaluación – Costo ME|DEBIT|USD||true</text:p>
          </table:table-cell>
        </table:table-row>
        <table:table-row table:style-name="ro1">
          <table:table-cell office:value-type="string" calcext:value-type="string">
            <text:p>35000000</text:p>
          </table:table-cell>
          <table:table-cell office:value-type="string" calcext:value-type="string">
            <text:p>Activos Biológic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43:.F143])" office:value-type="string" office:string-value="35000000|Activos Biológicos|DEBIT|PEN||false" calcext:value-type="string">
            <text:p>35000000|Activos Biológicos|DEBIT|PEN||false</text:p>
          </table:table-cell>
        </table:table-row>
        <table:table-row table:style-name="ro1">
          <table:table-cell office:value-type="string" calcext:value-type="string">
            <text:p>36000000</text:p>
          </table:table-cell>
          <table:table-cell office:value-type="string" calcext:value-type="string">
            <text:p>Desvalorización de Activo Inmovilizad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44:.F144])" office:value-type="string" office:string-value="36000000|Desvalorización de Activo Inmovilizado|DEBIT|PEN||false" calcext:value-type="string">
            <text:p>36000000|Desvalorización de Activo Inmovilizado|DEBIT|PEN||false</text:p>
          </table:table-cell>
        </table:table-row>
        <table:table-row table:style-name="ro1">
          <table:table-cell office:value-type="string" calcext:value-type="string">
            <text:p>37000000</text:p>
          </table:table-cell>
          <table:table-cell office:value-type="string" calcext:value-type="string">
            <text:p>Activo Diferid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45:.F145])" office:value-type="string" office:string-value="37000000|Activo Diferido|DEBIT|PEN||false" calcext:value-type="string">
            <text:p>37000000|Activo Diferido|DEBIT|PEN||false</text:p>
          </table:table-cell>
        </table:table-row>
        <table:table-row table:style-name="ro1">
          <table:table-cell office:value-type="string" calcext:value-type="string">
            <text:p>37100000</text:p>
          </table:table-cell>
          <table:table-cell office:value-type="string" calcext:value-type="string">
            <text:p>Impuesto a la renta diferid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46:.F146])" office:value-type="string" office:string-value="37100000|Impuesto a la renta diferido|DEBIT|PEN||false" calcext:value-type="string">
            <text:p>37100000|Impuesto a la renta diferido|DEBIT|PEN||false</text:p>
          </table:table-cell>
        </table:table-row>
        <table:table-row table:style-name="ro1">
          <table:table-cell office:value-type="string" calcext:value-type="string">
            <text:p>37110000</text:p>
          </table:table-cell>
          <table:table-cell office:value-type="string" calcext:value-type="string">
            <text:p>Impuesto a la renta diferido – Patrimoni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47:.F147])" office:value-type="string" office:string-value="37110000|Impuesto a la renta diferido – Patrimonio|DEBIT|PEN||true" calcext:value-type="string">
            <text:p>37110000|Impuesto a la renta diferido – Patrimonio|DEBIT|PEN||true</text:p>
          </table:table-cell>
        </table:table-row>
        <table:table-row table:style-name="ro1">
          <table:table-cell office:value-type="string" calcext:value-type="string">
            <text:p>37120000</text:p>
          </table:table-cell>
          <table:table-cell office:value-type="string" calcext:value-type="string">
            <text:p>Impuesto a la renta diferido – Resultad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48:.F148])" office:value-type="string" office:string-value="37120000|Impuesto a la renta diferido – Resultados|DEBIT|PEN||true" calcext:value-type="string">
            <text:p>37120000|Impuesto a la renta diferido – Resultados|DEBIT|PEN||true</text:p>
          </table:table-cell>
        </table:table-row>
        <table:table-row table:style-name="ro1">
          <table:table-cell office:value-type="string" calcext:value-type="string">
            <text:p>37200000</text:p>
          </table:table-cell>
          <table:table-cell office:value-type="string" calcext:value-type="string">
            <text:p>Participaciones de los trabajadores diferid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49:.F149])" office:value-type="string" office:string-value="37200000|Participaciones de los trabajadores diferidas|DEBIT|PEN||false" calcext:value-type="string">
            <text:p>37200000|Participaciones de los trabajadores diferidas|DEBIT|PEN||false</text:p>
          </table:table-cell>
        </table:table-row>
        <table:table-row table:style-name="ro1">
          <table:table-cell office:value-type="string" calcext:value-type="string">
            <text:p>37210000</text:p>
          </table:table-cell>
          <table:table-cell office:value-type="string" calcext:value-type="string">
            <text:p>Participaciones de los trabajadores diferidas – Patrimoni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50:.F150])" office:value-type="string" office:string-value="37210000|Participaciones de los trabajadores diferidas – Patrimonio|DEBIT|PEN||true" calcext:value-type="string">
            <text:p>37210000|Participaciones de los trabajadores diferidas – Patrimonio|DEBIT|PEN||true</text:p>
          </table:table-cell>
        </table:table-row>
        <table:table-row table:style-name="ro1">
          <table:table-cell office:value-type="string" calcext:value-type="string">
            <text:p>37220000</text:p>
          </table:table-cell>
          <table:table-cell office:value-type="string" calcext:value-type="string">
            <text:p>Participaciones de los trabajadores diferidas – Resultad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51:.F151])" office:value-type="string" office:string-value="37220000|Participaciones de los trabajadores diferidas – Resultados|DEBIT|PEN||true" calcext:value-type="string">
            <text:p>37220000|Participaciones de los trabajadores diferidas – Resultados|DEBIT|PEN||true</text:p>
          </table:table-cell>
        </table:table-row>
        <table:table-row table:style-name="ro1">
          <table:table-cell office:value-type="string" calcext:value-type="string">
            <text:p>37300000</text:p>
          </table:table-cell>
          <table:table-cell office:value-type="string" calcext:value-type="string">
            <text:p>Intereses Diferid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52:.F152])" office:value-type="string" office:string-value="37300000|Intereses Diferidos|DEBIT|PEN||false" calcext:value-type="string">
            <text:p>37300000|Intereses Diferidos|DEBIT|PEN||false</text:p>
          </table:table-cell>
        </table:table-row>
        <table:table-row table:style-name="ro1">
          <table:table-cell office:value-type="string" calcext:value-type="string">
            <text:p>37310000</text:p>
          </table:table-cell>
          <table:table-cell office:value-type="string" calcext:value-type="string">
            <text:p>Intereses no devengados en operaciones con terc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53:.F153])" office:value-type="string" office:string-value="37310000|Intereses no devengados en operaciones con terceros|DEBIT|PEN||true" calcext:value-type="string">
            <text:p>37310000|Intereses no devengados en operaciones con terceros|DEBIT|PEN||true</text:p>
          </table:table-cell>
        </table:table-row>
        <table:table-row table:style-name="ro1">
          <table:table-cell office:value-type="string" calcext:value-type="string">
            <text:p>37320000</text:p>
          </table:table-cell>
          <table:table-cell office:value-type="string" calcext:value-type="string">
            <text:p>Intereses no devengados en medición a valor descontad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54:.F154])" office:value-type="string" office:string-value="37320000|Intereses no devengados en medición a valor descontado|DEBIT|PEN||true" calcext:value-type="string">
            <text:p>37320000|Intereses no devengados en medición a valor descontado|DEBIT|PEN||true</text:p>
          </table:table-cell>
        </table:table-row>
        <table:table-row table:style-name="ro1">
          <table:table-cell office:value-type="string" calcext:value-type="string">
            <text:p>38000000</text:p>
          </table:table-cell>
          <table:table-cell office:value-type="string" calcext:value-type="string">
            <text:p>Otros Activ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55:.F155])" office:value-type="string" office:string-value="38000000|Otros Activos|DEBIT|PEN||false" calcext:value-type="string">
            <text:p>38000000|Otros Activos|DEBIT|PEN||false</text:p>
          </table:table-cell>
        </table:table-row>
        <table:table-row table:style-name="ro1">
          <table:table-cell office:value-type="string" calcext:value-type="string">
            <text:p>39000000</text:p>
          </table:table-cell>
          <table:table-cell office:value-type="string" calcext:value-type="string">
            <text:p>Depreciación y Amortización Acumulad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56:.F156])" office:value-type="string" office:string-value="39000000|Depreciación y Amortización Acumulados|DEBIT|PEN||false" calcext:value-type="string">
            <text:p>39000000|Depreciación y Amortización Acumulados|DEBIT|PEN||false</text:p>
          </table:table-cell>
        </table:table-row>
        <table:table-row table:style-name="ro1">
          <table:table-cell table:style-name="ce2" office:value-type="float" office:value="39500000" calcext:value-type="float">
            <text:p>39500000</text:p>
          </table:table-cell>
          <table:table-cell office:value-type="string" calcext:value-type="string">
            <text:p>Depreciación Acumulada – Propeidad Planta y Equip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57:.F157])" office:value-type="string" office:string-value="39500000|Depreciación Acumulada – Propeidad Planta y Equipo|DEBIT|PEN||false" calcext:value-type="string">
            <text:p>39500000|Depreciación Acumulada – Propeidad Planta y Equipo|DEBIT|PEN||false</text:p>
          </table:table-cell>
        </table:table-row>
        <table:table-row table:style-name="ro1">
          <table:table-cell table:style-name="ce2" office:value-type="string" calcext:value-type="string">
            <text:p>39520000</text:p>
          </table:table-cell>
          <table:table-cell office:value-type="string" calcext:value-type="string">
            <text:p>Depreciación – IME –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58:.F158])" office:value-type="string" office:string-value="39520000|Depreciación – IME – Costo|DEBIT|PEN||false" calcext:value-type="string">
            <text:p>39520000|Depreciación – IME – Costo|DEBIT|PEN||false</text:p>
          </table:table-cell>
        </table:table-row>
        <table:table-row table:style-name="ro1">
          <table:table-cell table:style-name="ce2" office:value-type="string" calcext:value-type="string">
            <text:p>39524000</text:p>
          </table:table-cell>
          <table:table-cell office:value-type="string" calcext:value-type="string">
            <text:p>Depreciación – IME – Costo – Maquinarias y equipos de Explot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59:.F159])" office:value-type="string" office:string-value="39524000|Depreciación – IME – Costo – Maquinarias y equipos de Explotación|DEBIT|PEN||true" calcext:value-type="string">
            <text:p>39524000|Depreciación – IME – Costo – Maquinarias y equipos de Explotación|DEBIT|PEN||true</text:p>
          </table:table-cell>
        </table:table-row>
        <table:table-row table:style-name="ro1">
          <table:table-cell table:style-name="ce2" office:value-type="string" calcext:value-type="string">
            <text:p>39525000</text:p>
          </table:table-cell>
          <table:table-cell office:value-type="string" calcext:value-type="string">
            <text:p>Depreciación – IME – Costo – Equipo de Transport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60:.F160])" office:value-type="string" office:string-value="39525000|Depreciación – IME – Costo – Equipo de Transporte|DEBIT|PEN||true" calcext:value-type="string">
            <text:p>39525000|Depreciación – IME – Costo – Equipo de Transporte|DEBIT|PEN||true</text:p>
          </table:table-cell>
        </table:table-row>
        <table:table-row table:style-name="ro1">
          <table:table-cell table:style-name="ce2" office:value-type="string" calcext:value-type="string">
            <text:p>39526000</text:p>
          </table:table-cell>
          <table:table-cell office:value-type="string" calcext:value-type="string">
            <text:p>Depreciación – IME – Costo – Muebles y Enser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61:.F161])" office:value-type="string" office:string-value="39526000|Depreciación – IME – Costo – Muebles y Enseres|DEBIT|PEN||true" calcext:value-type="string">
            <text:p>39526000|Depreciación – IME – Costo – Muebles y Enseres|DEBIT|PEN||true</text:p>
          </table:table-cell>
        </table:table-row>
        <table:table-row table:style-name="ro1">
          <table:table-cell table:style-name="ce2" office:value-type="string" calcext:value-type="string">
            <text:p>39527000</text:p>
          </table:table-cell>
          <table:table-cell office:value-type="string" calcext:value-type="string">
            <text:p>Depreciación – IME – Costo – Equipos Divers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62:.F162])" office:value-type="string" office:string-value="39527000|Depreciación – IME – Costo – Equipos Diversos|DEBIT|PEN||true" calcext:value-type="string">
            <text:p>39527000|Depreciación – IME – Costo – Equipos Diversos|DEBIT|PEN||true</text:p>
          </table:table-cell>
        </table:table-row>
        <table:table-row table:style-name="ro1">
          <table:table-cell table:style-name="ce2" office:value-type="string" calcext:value-type="string">
            <text:p>39528000</text:p>
          </table:table-cell>
          <table:table-cell office:value-type="string" calcext:value-type="string">
            <text:p>Depreciación – IME – Costo – Herramient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63:.F163])" office:value-type="string" office:string-value="39528000|Depreciación – IME – Costo – Herramientas|DEBIT|PEN||true" calcext:value-type="string">
            <text:p>39528000|Depreciación – IME – Costo – Herramientas|DEBIT|PEN||true</text:p>
          </table:table-cell>
        </table:table-row>
        <table:table-row table:style-name="ro1">
          <table:table-cell table:style-name="ce2" office:value-type="string" calcext:value-type="string">
            <text:p>39529000</text:p>
          </table:table-cell>
          <table:table-cell office:value-type="string" calcext:value-type="string">
            <text:p>Depreciación – IME – Costo – Unidades de Reemplaz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64:.F164])" office:value-type="string" office:string-value="39529000|Depreciación – IME – Costo – Unidades de Reemplazo|DEBIT|PEN||true" calcext:value-type="string">
            <text:p>39529000|Depreciación – IME – Costo – Unidades de Reemplazo|DEBIT|PEN||true</text:p>
          </table:table-cell>
        </table:table-row>
        <table:table-row table:style-name="ro1">
          <table:table-cell table:style-name="ce2" office:value-type="string" calcext:value-type="string">
            <text:p>39530000</text:p>
          </table:table-cell>
          <table:table-cell office:value-type="string" calcext:value-type="string">
            <text:p>Depreciación – IME – Revalu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65:.F165])" office:value-type="string" office:string-value="39530000|Depreciación – IME – Revaluación|DEBIT|PEN||false" calcext:value-type="string">
            <text:p>39530000|Depreciación – IME – Revaluación|DEBIT|PEN||false</text:p>
          </table:table-cell>
        </table:table-row>
        <table:table-row table:style-name="ro1">
          <table:table-cell table:style-name="ce2" office:value-type="string" calcext:value-type="string">
            <text:p>39534000</text:p>
          </table:table-cell>
          <table:table-cell office:value-type="string" calcext:value-type="string">
            <text:p>Depreciación – IME – Revaluación – Maquinarias y equipos de Explot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66:.F166])" office:value-type="string" office:string-value="39534000|Depreciación – IME – Revaluación – Maquinarias y equipos de Explotación|DEBIT|PEN||true" calcext:value-type="string">
            <text:p>39534000|Depreciación – IME – Revaluación – Maquinarias y equipos de Explotación|DEBIT|PEN||true</text:p>
          </table:table-cell>
        </table:table-row>
        <table:table-row table:style-name="ro1">
          <table:table-cell table:style-name="ce2" office:value-type="string" calcext:value-type="string">
            <text:p>39535000</text:p>
          </table:table-cell>
          <table:table-cell office:value-type="string" calcext:value-type="string">
            <text:p>Depreciación – IME – Revaluación – Equipo de Transport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67:.F167])" office:value-type="string" office:string-value="39535000|Depreciación – IME – Revaluación – Equipo de Transporte|DEBIT|PEN||true" calcext:value-type="string">
            <text:p>39535000|Depreciación – IME – Revaluación – Equipo de Transporte|DEBIT|PEN||true</text:p>
          </table:table-cell>
        </table:table-row>
        <table:table-row table:style-name="ro1">
          <table:table-cell table:style-name="ce2" office:value-type="string" calcext:value-type="string">
            <text:p>39536000</text:p>
          </table:table-cell>
          <table:table-cell office:value-type="string" calcext:value-type="string">
            <text:p>Depreciación – IME – Revaluación – Muebles y Enser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68:.F168])" office:value-type="string" office:string-value="39536000|Depreciación – IME – Revaluación – Muebles y Enseres|DEBIT|PEN||true" calcext:value-type="string">
            <text:p>39536000|Depreciación – IME – Revaluación – Muebles y Enseres|DEBIT|PEN||true</text:p>
          </table:table-cell>
        </table:table-row>
        <table:table-row table:style-name="ro1">
          <table:table-cell table:style-name="ce2" office:value-type="string" calcext:value-type="string">
            <text:p>39537000</text:p>
          </table:table-cell>
          <table:table-cell office:value-type="string" calcext:value-type="string">
            <text:p>Depreciación – IME – Revaluación – Equipos Divers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69:.F169])" office:value-type="string" office:string-value="39537000|Depreciación – IME – Revaluación – Equipos Diversos|DEBIT|PEN||true" calcext:value-type="string">
            <text:p>39537000|Depreciación – IME – Revaluación – Equipos Diversos|DEBIT|PEN||true</text:p>
          </table:table-cell>
        </table:table-row>
        <table:table-row table:style-name="ro1">
          <table:table-cell table:style-name="ce2" office:value-type="string" calcext:value-type="string">
            <text:p>39538000</text:p>
          </table:table-cell>
          <table:table-cell office:value-type="string" calcext:value-type="string">
            <text:p>Depreciación – IME – Revaluación – Herramient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70:.F170])" office:value-type="string" office:string-value="39538000|Depreciación – IME – Revaluación – Herramientas|DEBIT|PEN||true" calcext:value-type="string">
            <text:p>39538000|Depreciación – IME – Revaluación – Herramientas|DEBIT|PEN||true</text:p>
          </table:table-cell>
        </table:table-row>
        <table:table-row table:style-name="ro1">
          <table:table-cell table:style-name="ce2" office:value-type="string" calcext:value-type="string">
            <text:p>39539000</text:p>
          </table:table-cell>
          <table:table-cell office:value-type="string" calcext:value-type="string">
            <text:p>Depreciación – IME – Revaluación – Unidades de Reemplaz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71:.F171])" office:value-type="string" office:string-value="39539000|Depreciación – IME – Revaluación – Unidades de Reemplazo|DEBIT|PEN||true" calcext:value-type="string">
            <text:p>39539000|Depreciación – IME – Revaluación – Unidades de Reemplazo|DEBIT|PEN||true</text:p>
          </table:table-cell>
        </table:table-row>
        <table:table-row table:style-name="ro1">
          <table:table-cell office:value-type="string" calcext:value-type="string">
            <text:p>39600000</text:p>
          </table:table-cell>
          <table:table-cell office:value-type="string" calcext:value-type="string">
            <text:p>Amortización Acumulad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72:.F172])" office:value-type="string" office:string-value="39600000|Amortización Acumulada|DEBIT|PEN||false" calcext:value-type="string">
            <text:p>39600000|Amortización Acumulada|DEBIT|PEN||false</text:p>
          </table:table-cell>
        </table:table-row>
        <table:table-row table:style-name="ro1">
          <table:table-cell table:style-name="ce2" office:value-type="float" office:value="39610000" calcext:value-type="float">
            <text:p>39610000</text:p>
          </table:table-cell>
          <table:table-cell office:value-type="string" calcext:value-type="string">
            <text:p>Amortización – Intangibles –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73:.F173])" office:value-type="string" office:string-value="39610000|Amortización – Intangibles – Costo|DEBIT|PEN||false" calcext:value-type="string">
            <text:p>39610000|Amortización – Intangibles – Costo|DEBIT|PEN||false</text:p>
          </table:table-cell>
        </table:table-row>
        <table:table-row table:style-name="ro1">
          <table:table-cell table:style-name="ce2" office:value-type="float" office:value="39613000" calcext:value-type="float">
            <text:p>39613000</text:p>
          </table:table-cell>
          <table:table-cell office:value-type="string" calcext:value-type="string">
            <text:p>Amortización – Intangibles – Costo – Softwar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74:.F174])" office:value-type="string" office:string-value="39613000|Amortización – Intangibles – Costo – Software|DEBIT|PEN||true" calcext:value-type="string">
            <text:p>39613000|Amortización – Intangibles – Costo – Software|DEBIT|PEN||true</text:p>
          </table:table-cell>
        </table:table-row>
        <table:table-row table:style-name="ro1">
          <table:table-cell table:style-name="ce2" office:value-type="float" office:value="39620000" calcext:value-type="float">
            <text:p>39620000</text:p>
          </table:table-cell>
          <table:table-cell office:value-type="string" calcext:value-type="string">
            <text:p>Amortización – Intangibles – Revalu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75:.F175])" office:value-type="string" office:string-value="39620000|Amortización – Intangibles – Revaluación|DEBIT|PEN||false" calcext:value-type="string">
            <text:p>39620000|Amortización – Intangibles – Revaluación|DEBIT|PEN||false</text:p>
          </table:table-cell>
        </table:table-row>
        <table:table-row table:style-name="ro1">
          <table:table-cell table:style-name="ce2" office:value-type="float" office:value="39623000" calcext:value-type="float">
            <text:p>39623000</text:p>
          </table:table-cell>
          <table:table-cell office:value-type="string" calcext:value-type="string">
            <text:p>Amortización – Intangibles – Revaluación – Softwar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76:.F176])" office:value-type="string" office:string-value="39623000|Amortización – Intangibles – Revaluación – Software|DEBIT|PEN||true" calcext:value-type="string">
            <text:p>39623000|Amortización – Intangibles – Revaluación – Software|DEBIT|PEN||true</text:p>
          </table:table-cell>
        </table:table-row>
        <table:table-row table:style-name="ro1">
          <table:table-cell office:value-type="string" calcext:value-type="string">
            <text:p>40000000</text:p>
          </table:table-cell>
          <table:table-cell office:value-type="string" calcext:value-type="string">
            <text:p>Tributos, Contraprestaciones y Aportes al Sistema de Pensiones y Salud por Paga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77:.F177])" office:value-type="string" office:string-value="40000000|Tributos, Contraprestaciones y Aportes al Sistema de Pensiones y Salud por Pagar|CREDIT|PEN||false" calcext:value-type="string">
            <text:p>40000000|Tributos, Contraprestaciones y Aportes al Sistema de Pensiones y Salud por Pagar|CREDIT|PEN||false</text:p>
          </table:table-cell>
        </table:table-row>
        <table:table-row table:style-name="ro1">
          <table:table-cell office:value-type="string" calcext:value-type="string">
            <text:p>40100000</text:p>
          </table:table-cell>
          <table:table-cell office:value-type="string" calcext:value-type="string">
            <text:p>Tributos por Pagar – Gobierno Central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78:.F178])" office:value-type="string" office:string-value="40100000|Tributos por Pagar – Gobierno Central|CREDIT|PEN||false" calcext:value-type="string">
            <text:p>40100000|Tributos por Pagar – Gobierno Central|CREDIT|PEN||false</text:p>
          </table:table-cell>
        </table:table-row>
        <table:table-row table:style-name="ro1">
          <table:table-cell office:value-type="string" calcext:value-type="string">
            <text:p>40110000</text:p>
          </table:table-cell>
          <table:table-cell office:value-type="string" calcext:value-type="string">
            <text:p>Tributos por Pagar – IGV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179:.F179])" office:value-type="string" office:string-value="40110000|Tributos por Pagar – IGV|CREDIT|PEN||false" calcext:value-type="string">
            <text:p>40110000|Tributos por Pagar – IGV|CREDIT|PEN||false</text:p>
          </table:table-cell>
        </table:table-row>
        <table:table-row table:style-name="ro1">
          <table:table-cell office:value-type="string" calcext:value-type="string">
            <text:p>40111000</text:p>
          </table:table-cell>
          <table:table-cell office:value-type="string" calcext:value-type="string">
            <text:p>Tributos por Pagar – IGV – Cuenta propia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80:.F180])" office:value-type="string" office:string-value="40111000|Tributos por Pagar – IGV – Cuenta propia|CREDIT|PEN||true" calcext:value-type="string">
            <text:p>40111000|Tributos por Pagar – IGV – Cuenta propia|CREDIT|PEN||true</text:p>
          </table:table-cell>
        </table:table-row>
        <table:table-row table:style-name="ro1">
          <table:table-cell office:value-type="string" calcext:value-type="string">
            <text:p>40112000</text:p>
          </table:table-cell>
          <table:table-cell office:value-type="string" calcext:value-type="string">
            <text:p>Tributos por Pagar – IGV – No Domiciliad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81:.F181])" office:value-type="string" office:string-value="40112000|Tributos por Pagar – IGV – No Domiciliados|CREDIT|PEN||true" calcext:value-type="string">
            <text:p>40112000|Tributos por Pagar – IGV – No Domiciliados|CREDIT|PEN||true</text:p>
          </table:table-cell>
        </table:table-row>
        <table:table-row table:style-name="ro1">
          <table:table-cell office:value-type="string" calcext:value-type="string">
            <text:p>40113000</text:p>
          </table:table-cell>
          <table:table-cell office:value-type="string" calcext:value-type="string">
            <text:p>Tributos por Pagar – IGV – Percepcion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82:.F182])" office:value-type="string" office:string-value="40113000|Tributos por Pagar – IGV – Percepciones|CREDIT|PEN||true" calcext:value-type="string">
            <text:p>40113000|Tributos por Pagar – IGV – Percepciones|CREDIT|PEN||true</text:p>
          </table:table-cell>
        </table:table-row>
        <table:table-row table:style-name="ro1">
          <table:table-cell office:value-type="string" calcext:value-type="string">
            <text:p>40114000</text:p>
          </table:table-cell>
          <table:table-cell office:value-type="string" calcext:value-type="string">
            <text:p>Tributos por Pagar – IGV – Retencion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83:.F183])" office:value-type="string" office:string-value="40114000|Tributos por Pagar – IGV – Retenciones|CREDIT|PEN||true" calcext:value-type="string">
            <text:p>40114000|Tributos por Pagar – IGV – Retenciones|CREDIT|PEN||true</text:p>
          </table:table-cell>
        </table:table-row>
        <table:table-row table:style-name="ro1">
          <table:table-cell office:value-type="string" calcext:value-type="string">
            <text:p>40115000</text:p>
          </table:table-cell>
          <table:table-cell office:value-type="string" calcext:value-type="string">
            <text:p>Tributos por Pagar – IGV – Importacion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84:.F184])" office:value-type="string" office:string-value="40115000|Tributos por Pagar – IGV – Importaciones|CREDIT|PEN||true" calcext:value-type="string">
            <text:p>40115000|Tributos por Pagar – IGV – Importaciones|CREDIT|PEN||true</text:p>
          </table:table-cell>
        </table:table-row>
        <table:table-row table:style-name="ro1">
          <table:table-cell office:value-type="string" calcext:value-type="string">
            <text:p>40116000</text:p>
          </table:table-cell>
          <table:table-cell office:value-type="string" calcext:value-type="string">
            <text:p>Tributos por Pagar – IGV – Destinado a Op. Gravad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85:.F185])" office:value-type="string" office:string-value="40116000|Tributos por Pagar – IGV – Destinado a Op. Gravadas|CREDIT|PEN||true" calcext:value-type="string">
            <text:p>40116000|Tributos por Pagar – IGV – Destinado a Op. Gravadas|CREDIT|PEN||true</text:p>
          </table:table-cell>
        </table:table-row>
        <table:table-row table:style-name="ro1">
          <table:table-cell office:value-type="string" calcext:value-type="string">
            <text:p>40117000</text:p>
          </table:table-cell>
          <table:table-cell office:value-type="string" calcext:value-type="string">
            <text:p>Tributos por Pagar – IGV – Destinado a Op. Comun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86:.F186])" office:value-type="string" office:string-value="40117000|Tributos por Pagar – IGV – Destinado a Op. Comunes|CREDIT|PEN||true" calcext:value-type="string">
            <text:p>40117000|Tributos por Pagar – IGV – Destinado a Op. Comunes|CREDIT|PEN||true</text:p>
          </table:table-cell>
        </table:table-row>
        <table:table-row table:style-name="ro1">
          <table:table-cell office:value-type="string" calcext:value-type="string">
            <text:p>40120000</text:p>
          </table:table-cell>
          <table:table-cell office:value-type="string" calcext:value-type="string">
            <text:p>Tributos por Pagar – ISC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87:.F187])" office:value-type="string" office:string-value="40120000|Tributos por Pagar – ISC|CREDIT|PEN||true" calcext:value-type="string">
            <text:p>40120000|Tributos por Pagar – ISC|CREDIT|PEN||true</text:p>
          </table:table-cell>
        </table:table-row>
        <table:table-row table:style-name="ro1">
          <table:table-cell office:value-type="string" calcext:value-type="string">
            <text:p>40150000</text:p>
          </table:table-cell>
          <table:table-cell office:value-type="string" calcext:value-type="string">
            <text:p>Tributos por Pagar – Derechos Aduaner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88:.F188])" office:value-type="string" office:string-value="40150000|Tributos por Pagar – Derechos Aduaneros|CREDIT|PEN||true" calcext:value-type="string">
            <text:p>40150000|Tributos por Pagar – Derechos Aduaneros|CREDIT|PEN||true</text:p>
          </table:table-cell>
        </table:table-row>
        <table:table-row table:style-name="ro1">
          <table:table-cell office:value-type="string" calcext:value-type="string">
            <text:p>40151000</text:p>
          </table:table-cell>
          <table:table-cell office:value-type="string" calcext:value-type="string">
            <text:p>Tributos por Pagar – Arancel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89:.F189])" office:value-type="string" office:string-value="40151000|Tributos por Pagar – Aranceles|CREDIT|PEN||true" calcext:value-type="string">
            <text:p>40151000|Tributos por Pagar – Aranceles|CREDIT|PEN||true</text:p>
          </table:table-cell>
        </table:table-row>
        <table:table-row table:style-name="ro1">
          <table:table-cell office:value-type="string" calcext:value-type="string">
            <text:p>40152000</text:p>
          </table:table-cell>
          <table:table-cell office:value-type="string" calcext:value-type="string">
            <text:p>Tributos por Pagar – Derechos aduaneros por vent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90:.F190])" office:value-type="string" office:string-value="40152000|Tributos por Pagar – Derechos aduaneros por ventas|CREDIT|PEN||true" calcext:value-type="string">
            <text:p>40152000|Tributos por Pagar – Derechos aduaneros por ventas|CREDIT|PEN||true</text:p>
          </table:table-cell>
        </table:table-row>
        <table:table-row table:style-name="ro1">
          <table:table-cell office:value-type="string" calcext:value-type="string">
            <text:p>40170000</text:p>
          </table:table-cell>
          <table:table-cell office:value-type="string" calcext:value-type="string">
            <text:p>Tributos por Pagar – Impuesto a la Renta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91:.F191])" office:value-type="string" office:string-value="40170000|Tributos por Pagar – Impuesto a la Renta|CREDIT|PEN||true" calcext:value-type="string">
            <text:p>40170000|Tributos por Pagar – Impuesto a la Renta|CREDIT|PEN||true</text:p>
          </table:table-cell>
        </table:table-row>
        <table:table-row table:style-name="ro1">
          <table:table-cell office:value-type="string" calcext:value-type="string">
            <text:p>40171000</text:p>
          </table:table-cell>
          <table:table-cell office:value-type="string" calcext:value-type="string">
            <text:p>Tributos por Pagar – Renta 3ra ca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92:.F192])" office:value-type="string" office:string-value="40171000|Tributos por Pagar – Renta 3ra cat|CREDIT|PEN||true" calcext:value-type="string">
            <text:p>40171000|Tributos por Pagar – Renta 3ra cat|CREDIT|PEN||true</text:p>
          </table:table-cell>
        </table:table-row>
        <table:table-row table:style-name="ro1">
          <table:table-cell office:value-type="string" calcext:value-type="string">
            <text:p>40172000</text:p>
          </table:table-cell>
          <table:table-cell office:value-type="string" calcext:value-type="string">
            <text:p>Tributos por Pagar – Renta 4ta ca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93:.F193])" office:value-type="string" office:string-value="40172000|Tributos por Pagar – Renta 4ta cat|CREDIT|PEN||true" calcext:value-type="string">
            <text:p>40172000|Tributos por Pagar – Renta 4ta cat|CREDIT|PEN||true</text:p>
          </table:table-cell>
        </table:table-row>
        <table:table-row table:style-name="ro1">
          <table:table-cell office:value-type="string" calcext:value-type="string">
            <text:p>40173000</text:p>
          </table:table-cell>
          <table:table-cell office:value-type="string" calcext:value-type="string">
            <text:p>Tributos por Pagar – Renta 5ta ca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94:.F194])" office:value-type="string" office:string-value="40173000|Tributos por Pagar – Renta 5ta cat|CREDIT|PEN||true" calcext:value-type="string">
            <text:p>40173000|Tributos por Pagar – Renta 5ta cat|CREDIT|PEN||true</text:p>
          </table:table-cell>
        </table:table-row>
        <table:table-row table:style-name="ro1">
          <table:table-cell office:value-type="string" calcext:value-type="string">
            <text:p>40174000</text:p>
          </table:table-cell>
          <table:table-cell office:value-type="string" calcext:value-type="string">
            <text:p>Tributos por Pagar – Renta No Domiciliad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95:.F195])" office:value-type="string" office:string-value="40174000|Tributos por Pagar – Renta No Domiciliados|CREDIT|PEN||true" calcext:value-type="string">
            <text:p>40174000|Tributos por Pagar – Renta No Domiciliados|CREDIT|PEN||true</text:p>
          </table:table-cell>
        </table:table-row>
        <table:table-row table:style-name="ro1">
          <table:table-cell office:value-type="string" calcext:value-type="string">
            <text:p>40175000</text:p>
          </table:table-cell>
          <table:table-cell office:value-type="string" calcext:value-type="string">
            <text:p>Tributos por Pagar – Otras Retencion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96:.F196])" office:value-type="string" office:string-value="40175000|Tributos por Pagar – Otras Retenciones|CREDIT|PEN||true" calcext:value-type="string">
            <text:p>40175000|Tributos por Pagar – Otras Retenciones|CREDIT|PEN||true</text:p>
          </table:table-cell>
        </table:table-row>
        <table:table-row table:style-name="ro1">
          <table:table-cell office:value-type="string" calcext:value-type="string">
            <text:p>40180000</text:p>
          </table:table-cell>
          <table:table-cell office:value-type="string" calcext:value-type="string">
            <text:p>Tributos por Pagar – Otros impuestos y contraprestacion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97:.F197])" office:value-type="string" office:string-value="40180000|Tributos por Pagar – Otros impuestos y contraprestaciones|CREDIT|PEN||true" calcext:value-type="string">
            <text:p>40180000|Tributos por Pagar – Otros impuestos y contraprestaciones|CREDIT|PEN||true</text:p>
          </table:table-cell>
        </table:table-row>
        <table:table-row table:style-name="ro1">
          <table:table-cell office:value-type="string" calcext:value-type="string">
            <text:p>40181000</text:p>
          </table:table-cell>
          <table:table-cell office:value-type="string" calcext:value-type="string">
            <text:p>Tributos por Pagar – ITF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98:.F198])" office:value-type="string" office:string-value="40181000|Tributos por Pagar – ITF|CREDIT|PEN||true" calcext:value-type="string">
            <text:p>40181000|Tributos por Pagar – ITF|CREDIT|PEN||true</text:p>
          </table:table-cell>
        </table:table-row>
        <table:table-row table:style-name="ro1">
          <table:table-cell office:value-type="string" calcext:value-type="string">
            <text:p>40183000</text:p>
          </table:table-cell>
          <table:table-cell office:value-type="string" calcext:value-type="string">
            <text:p>Tributos por Pagar – Tasa por Prestación de Servicios Públic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199:.F199])" office:value-type="string" office:string-value="40183000|Tributos por Pagar – Tasa por Prestación de Servicios Públicos|CREDIT|PEN||true" calcext:value-type="string">
            <text:p>40183000|Tributos por Pagar – Tasa por Prestación de Servicios Públicos|CREDIT|PEN||true</text:p>
          </table:table-cell>
        </table:table-row>
        <table:table-row table:style-name="ro1">
          <table:table-cell office:value-type="string" calcext:value-type="string">
            <text:p>40189000</text:p>
          </table:table-cell>
          <table:table-cell office:value-type="string" calcext:value-type="string">
            <text:p>Tributos por Pagar – Gobierno Central – Otr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00:.F200])" office:value-type="string" office:string-value="40189000|Tributos por Pagar – Gobierno Central – Otros|CREDIT|PEN||true" calcext:value-type="string">
            <text:p>40189000|Tributos por Pagar – Gobierno Central – Otros|CREDIT|PEN||true</text:p>
          </table:table-cell>
        </table:table-row>
        <table:table-row table:style-name="ro1">
          <table:table-cell office:value-type="string" calcext:value-type="string">
            <text:p>40200000</text:p>
          </table:table-cell>
          <table:table-cell office:value-type="string" calcext:value-type="string">
            <text:p>Tributos por Pagar – Certificados Tributari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01:.F201])" office:value-type="string" office:string-value="40200000|Tributos por Pagar – Certificados Tributarios|CREDIT|PEN||true" calcext:value-type="string">
            <text:p>40200000|Tributos por Pagar – Certificados Tributarios|CREDIT|PEN||true</text:p>
          </table:table-cell>
        </table:table-row>
        <table:table-row table:style-name="ro1">
          <table:table-cell office:value-type="string" calcext:value-type="string">
            <text:p>40300000</text:p>
          </table:table-cell>
          <table:table-cell office:value-type="string" calcext:value-type="string">
            <text:p>Tributos por Pagar – Instituciones Públic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02:.F202])" office:value-type="string" office:string-value="40300000|Tributos por Pagar – Instituciones Públicas|CREDIT|PEN||false" calcext:value-type="string">
            <text:p>40300000|Tributos por Pagar – Instituciones Públicas|CREDIT|PEN||false</text:p>
          </table:table-cell>
        </table:table-row>
        <table:table-row table:style-name="ro1">
          <table:table-cell office:value-type="string" calcext:value-type="string">
            <text:p>40310000</text:p>
          </table:table-cell>
          <table:table-cell office:value-type="string" calcext:value-type="string">
            <text:p>Tributos por Pagar – EsSalud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03:.F203])" office:value-type="string" office:string-value="40310000|Tributos por Pagar – EsSalud|CREDIT|PEN||true" calcext:value-type="string">
            <text:p>40310000|Tributos por Pagar – EsSalud|CREDIT|PEN||true</text:p>
          </table:table-cell>
        </table:table-row>
        <table:table-row table:style-name="ro1">
          <table:table-cell office:value-type="string" calcext:value-type="string">
            <text:p>40320000</text:p>
          </table:table-cell>
          <table:table-cell office:value-type="string" calcext:value-type="string">
            <text:p>Tributos por Pagar – ONP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04:.F204])" office:value-type="string" office:string-value="40320000|Tributos por Pagar – ONP|CREDIT|PEN||true" calcext:value-type="string">
            <text:p>40320000|Tributos por Pagar – ONP|CREDIT|PEN||true</text:p>
          </table:table-cell>
        </table:table-row>
        <table:table-row table:style-name="ro1">
          <table:table-cell office:value-type="string" calcext:value-type="string">
            <text:p>40390000</text:p>
          </table:table-cell>
          <table:table-cell office:value-type="string" calcext:value-type="string">
            <text:p>Tributos por Pagar – Otras Institucion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05:.F205])" office:value-type="string" office:string-value="40390000|Tributos por Pagar – Otras Instituciones|CREDIT|PEN||false" calcext:value-type="string">
            <text:p>40390000|Tributos por Pagar – Otras Instituciones|CREDIT|PEN||false</text:p>
          </table:table-cell>
        </table:table-row>
        <table:table-row table:style-name="ro1">
          <table:table-cell office:value-type="string" calcext:value-type="string">
            <text:p>40600000</text:p>
          </table:table-cell>
          <table:table-cell office:value-type="string" calcext:value-type="string">
            <text:p>Tributos por Pagar – Gobiernos Local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06:.F206])" office:value-type="string" office:string-value="40600000|Tributos por Pagar – Gobiernos Locales|CREDIT|PEN||false" calcext:value-type="string">
            <text:p>40600000|Tributos por Pagar – Gobiernos Locales|CREDIT|PEN||false</text:p>
          </table:table-cell>
        </table:table-row>
        <table:table-row table:style-name="ro1">
          <table:table-cell office:value-type="string" calcext:value-type="string">
            <text:p>40610000</text:p>
          </table:table-cell>
          <table:table-cell office:value-type="string" calcext:value-type="string">
            <text:p>Tributos por Pagar – Gobiernos Locales – Impuest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07:.F207])" office:value-type="string" office:string-value="40610000|Tributos por Pagar – Gobiernos Locales – Impuestos|CREDIT|PEN||false" calcext:value-type="string">
            <text:p>40610000|Tributos por Pagar – Gobiernos Locales – Impuestos|CREDIT|PEN||false</text:p>
          </table:table-cell>
        </table:table-row>
        <table:table-row table:style-name="ro1">
          <table:table-cell office:value-type="string" calcext:value-type="string">
            <text:p>40611000</text:p>
          </table:table-cell>
          <table:table-cell office:value-type="string" calcext:value-type="string">
            <text:p>Tributos por Pagar – Impuesto Vehicula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08:.F208])" office:value-type="string" office:string-value="40611000|Tributos por Pagar – Impuesto Vehicular|CREDIT|PEN||true" calcext:value-type="string">
            <text:p>40611000|Tributos por Pagar – Impuesto Vehicular|CREDIT|PEN||true</text:p>
          </table:table-cell>
        </table:table-row>
        <table:table-row table:style-name="ro1">
          <table:table-cell office:value-type="string" calcext:value-type="string">
            <text:p>40620000</text:p>
          </table:table-cell>
          <table:table-cell office:value-type="string" calcext:value-type="string">
            <text:p>Tributos por Pagar – Gobiernos Locales – Contribucion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09:.F209])" office:value-type="string" office:string-value="40620000|Tributos por Pagar – Gobiernos Locales – Contribuciones|CREDIT|PEN||true" calcext:value-type="string">
            <text:p>40620000|Tributos por Pagar – Gobiernos Locales – Contribuciones|CREDIT|PEN||true</text:p>
          </table:table-cell>
        </table:table-row>
        <table:table-row table:style-name="ro1">
          <table:table-cell office:value-type="string" calcext:value-type="string">
            <text:p>40630000</text:p>
          </table:table-cell>
          <table:table-cell office:value-type="string" calcext:value-type="string">
            <text:p>Tributos por Pagar – Gobiernos Locales – Tas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10:.F210])" office:value-type="string" office:string-value="40630000|Tributos por Pagar – Gobiernos Locales – Tasas|CREDIT|PEN||true" calcext:value-type="string">
            <text:p>40630000|Tributos por Pagar – Gobiernos Locales – Tasas|CREDIT|PEN||true</text:p>
          </table:table-cell>
        </table:table-row>
        <table:table-row table:style-name="ro1">
          <table:table-cell office:value-type="string" calcext:value-type="string">
            <text:p>40633000</text:p>
          </table:table-cell>
          <table:table-cell office:value-type="string" calcext:value-type="string">
            <text:p>Tributos por Pagar – Gobiernos Locales – Estacionamiento de Vehícul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11:.F211])" office:value-type="string" office:string-value="40633000|Tributos por Pagar – Gobiernos Locales – Estacionamiento de Vehículos|CREDIT|PEN||true" calcext:value-type="string">
            <text:p>40633000|Tributos por Pagar – Gobiernos Locales – Estacionamiento de Vehículos|CREDIT|PEN||true</text:p>
          </table:table-cell>
        </table:table-row>
        <table:table-row table:style-name="ro1">
          <table:table-cell office:value-type="string" calcext:value-type="string">
            <text:p>40900000</text:p>
          </table:table-cell>
          <table:table-cell office:value-type="string" calcext:value-type="string">
            <text:p>Tributos por Pagar – Otros Costos Administrativos e Interes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12:.F212])" office:value-type="string" office:string-value="40900000|Tributos por Pagar – Otros Costos Administrativos e Intereses|CREDIT|PEN||false" calcext:value-type="string">
            <text:p>40900000|Tributos por Pagar – Otros Costos Administrativos e Intereses|CREDIT|PEN||false</text:p>
          </table:table-cell>
        </table:table-row>
        <table:table-row table:style-name="ro1">
          <table:table-cell office:value-type="string" calcext:value-type="string">
            <text:p>40900100</text:p>
          </table:table-cell>
          <table:table-cell office:value-type="string" calcext:value-type="string">
            <text:p>Tributos por Pagar – Otros Cost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13:.F213])" office:value-type="string" office:string-value="40900100|Tributos por Pagar – Otros Costos|CREDIT|PEN||false" calcext:value-type="string">
            <text:p>40900100|Tributos por Pagar – Otros Costos|CREDIT|PEN||false</text:p>
          </table:table-cell>
        </table:table-row>
        <table:table-row table:style-name="ro1">
          <table:table-cell office:value-type="string" calcext:value-type="string">
            <text:p>40900101</text:p>
          </table:table-cell>
          <table:table-cell office:value-type="string" calcext:value-type="string">
            <text:p>Tributos por Pagar – Fraccionamiento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14:.F214])" office:value-type="string" office:string-value="40900101|Tributos por Pagar – Fraccionamiento|CREDIT|PEN||true" calcext:value-type="string">
            <text:p>40900101|Tributos por Pagar – Fraccionamiento|CREDIT|PEN||true</text:p>
          </table:table-cell>
        </table:table-row>
        <table:table-row table:style-name="ro1">
          <table:table-cell office:value-type="string" calcext:value-type="string">
            <text:p>40900102</text:p>
          </table:table-cell>
          <table:table-cell office:value-type="string" calcext:value-type="string">
            <text:p>Tributos por Pagar – Refinanciamiento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15:.F215])" office:value-type="string" office:string-value="40900102|Tributos por Pagar – Refinanciamiento|CREDIT|PEN||true" calcext:value-type="string">
            <text:p>40900102|Tributos por Pagar – Refinanciamiento|CREDIT|PEN||true</text:p>
          </table:table-cell>
        </table:table-row>
        <table:table-row table:style-name="ro1">
          <table:table-cell office:value-type="string" calcext:value-type="string">
            <text:p>40900110</text:p>
          </table:table-cell>
          <table:table-cell office:value-type="string" calcext:value-type="string">
            <text:p>Tributos por Pagar – Mult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16:.F216])" office:value-type="string" office:string-value="40900110|Tributos por Pagar – Multas|CREDIT|PEN||false" calcext:value-type="string">
            <text:p>40900110|Tributos por Pagar – Multas|CREDIT|PEN||false</text:p>
          </table:table-cell>
        </table:table-row>
        <table:table-row table:style-name="ro1">
          <table:table-cell office:value-type="string" calcext:value-type="string">
            <text:p>40900111</text:p>
          </table:table-cell>
          <table:table-cell office:value-type="string" calcext:value-type="string">
            <text:p>Tributos por Pagar – Multas – SUNA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17:.F217])" office:value-type="string" office:string-value="40900111|Tributos por Pagar – Multas – SUNAT|CREDIT|PEN||true" calcext:value-type="string">
            <text:p>40900111|Tributos por Pagar – Multas – SUNAT|CREDIT|PEN||true</text:p>
          </table:table-cell>
        </table:table-row>
        <table:table-row table:style-name="ro1">
          <table:table-cell office:value-type="string" calcext:value-type="string">
            <text:p>40900112</text:p>
          </table:table-cell>
          <table:table-cell office:value-type="string" calcext:value-type="string">
            <text:p>Tributos por Pagar – Multas – Tránsito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18:.F218])" office:value-type="string" office:string-value="40900112|Tributos por Pagar – Multas – Tránsito|CREDIT|PEN||true" calcext:value-type="string">
            <text:p>40900112|Tributos por Pagar – Multas – Tránsito|CREDIT|PEN||true</text:p>
          </table:table-cell>
        </table:table-row>
        <table:table-row table:style-name="ro1">
          <table:table-cell office:value-type="string" calcext:value-type="string">
            <text:p>40900200</text:p>
          </table:table-cell>
          <table:table-cell office:value-type="string" calcext:value-type="string">
            <text:p>Tributos por Pagar – Interes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19:.F219])" office:value-type="string" office:string-value="40900200|Tributos por Pagar – Intereses|CREDIT|PEN||false" calcext:value-type="string">
            <text:p>40900200|Tributos por Pagar – Intereses|CREDIT|PEN||false</text:p>
          </table:table-cell>
        </table:table-row>
        <table:table-row table:style-name="ro1">
          <table:table-cell office:value-type="string" calcext:value-type="string">
            <text:p>40900201</text:p>
          </table:table-cell>
          <table:table-cell office:value-type="string" calcext:value-type="string">
            <text:p>Tributos por Pagar – Intereses Moratori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20:.F220])" office:value-type="string" office:string-value="40900201|Tributos por Pagar – Intereses Moratorios|CREDIT|PEN||true" calcext:value-type="string">
            <text:p>40900201|Tributos por Pagar – Intereses Moratorios|CREDIT|PEN||true</text:p>
          </table:table-cell>
        </table:table-row>
        <table:table-row table:style-name="ro1">
          <table:table-cell office:value-type="string" calcext:value-type="string">
            <text:p>41000000</text:p>
          </table:table-cell>
          <table:table-cell office:value-type="string" calcext:value-type="string">
            <text:p>Remuneraciones y Participaciones por Paga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21:.F221])" office:value-type="string" office:string-value="41000000|Remuneraciones y Participaciones por Pagar|CREDIT|PEN||false" calcext:value-type="string">
            <text:p>41000000|Remuneraciones y Participaciones por Pagar|CREDIT|PEN||false</text:p>
          </table:table-cell>
        </table:table-row>
        <table:table-row table:style-name="ro1">
          <table:table-cell office:value-type="string" calcext:value-type="string">
            <text:p>41100000</text:p>
          </table:table-cell>
          <table:table-cell office:value-type="string" calcext:value-type="string">
            <text:p>Remuneraciones por Paga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22:.F222])" office:value-type="string" office:string-value="41100000|Remuneraciones por Pagar|CREDIT|PEN||false" calcext:value-type="string">
            <text:p>41100000|Remuneraciones por Pagar|CREDIT|PEN||false</text:p>
          </table:table-cell>
        </table:table-row>
        <table:table-row table:style-name="ro1">
          <table:table-cell office:value-type="string" calcext:value-type="string">
            <text:p>41110000</text:p>
          </table:table-cell>
          <table:table-cell office:value-type="string" calcext:value-type="string">
            <text:p>Sueldos y salarios por paga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23:.F223])" office:value-type="string" office:string-value="41110000|Sueldos y salarios por pagar|CREDIT|PEN||true" calcext:value-type="string">
            <text:p>41110000|Sueldos y salarios por pagar|CREDIT|PEN||true</text:p>
          </table:table-cell>
        </table:table-row>
        <table:table-row table:style-name="ro1">
          <table:table-cell office:value-type="string" calcext:value-type="string">
            <text:p>41120000</text:p>
          </table:table-cell>
          <table:table-cell office:value-type="string" calcext:value-type="string">
            <text:p>Comisiones por paga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24:.F224])" office:value-type="string" office:string-value="41120000|Comisiones por pagar|CREDIT|PEN||true" calcext:value-type="string">
            <text:p>41120000|Comisiones por pagar|CREDIT|PEN||true</text:p>
          </table:table-cell>
        </table:table-row>
        <table:table-row table:style-name="ro1">
          <table:table-cell office:value-type="string" calcext:value-type="string">
            <text:p>41130000</text:p>
          </table:table-cell>
          <table:table-cell office:value-type="string" calcext:value-type="string">
            <text:p>Remuneraciones en especie por paga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25:.F225])" office:value-type="string" office:string-value="41130000|Remuneraciones en especie por pagar|CREDIT|PEN||true" calcext:value-type="string">
            <text:p>41130000|Remuneraciones en especie por pagar|CREDIT|PEN||true</text:p>
          </table:table-cell>
        </table:table-row>
        <table:table-row table:style-name="ro1">
          <table:table-cell office:value-type="string" calcext:value-type="string">
            <text:p>41140000</text:p>
          </table:table-cell>
          <table:table-cell office:value-type="string" calcext:value-type="string">
            <text:p>Gratificaciones por paga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26:.F226])" office:value-type="string" office:string-value="41140000|Gratificaciones por pagar|CREDIT|PEN||true" calcext:value-type="string">
            <text:p>41140000|Gratificaciones por pagar|CREDIT|PEN||true</text:p>
          </table:table-cell>
        </table:table-row>
        <table:table-row table:style-name="ro1">
          <table:table-cell office:value-type="string" calcext:value-type="string">
            <text:p>41150000</text:p>
          </table:table-cell>
          <table:table-cell office:value-type="string" calcext:value-type="string">
            <text:p>Vacaciones por paga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27:.F227])" office:value-type="string" office:string-value="41150000|Vacaciones por pagar|CREDIT|PEN||true" calcext:value-type="string">
            <text:p>41150000|Vacaciones por pagar|CREDIT|PEN||true</text:p>
          </table:table-cell>
        </table:table-row>
        <table:table-row table:style-name="ro1">
          <table:table-cell office:value-type="string" calcext:value-type="string">
            <text:p>41300000</text:p>
          </table:table-cell>
          <table:table-cell office:value-type="string" calcext:value-type="string">
            <text:p>Participaciones de los trabajadores por paga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28:.F228])" office:value-type="string" office:string-value="41300000|Participaciones de los trabajadores por pagar|CREDIT|PEN||true" calcext:value-type="string">
            <text:p>41300000|Participaciones de los trabajadores por pagar|CREDIT|PEN||true</text:p>
          </table:table-cell>
        </table:table-row>
        <table:table-row table:style-name="ro1">
          <table:table-cell office:value-type="string" calcext:value-type="string">
            <text:p>41500000</text:p>
          </table:table-cell>
          <table:table-cell office:value-type="string" calcext:value-type="string">
            <text:p>Beneficios sociales de los trabajadores por paga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29:.F229])" office:value-type="string" office:string-value="41500000|Beneficios sociales de los trabajadores por pagar|CREDIT|PEN||false" calcext:value-type="string">
            <text:p>41500000|Beneficios sociales de los trabajadores por pagar|CREDIT|PEN||false</text:p>
          </table:table-cell>
        </table:table-row>
        <table:table-row table:style-name="ro1">
          <table:table-cell office:value-type="string" calcext:value-type="string">
            <text:p>41510000</text:p>
          </table:table-cell>
          <table:table-cell office:value-type="string" calcext:value-type="string">
            <text:p>CTS por paga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30:.F230])" office:value-type="string" office:string-value="41510000|CTS por pagar|CREDIT|PEN||true" calcext:value-type="string">
            <text:p>41510000|CTS por pagar|CREDIT|PEN||true</text:p>
          </table:table-cell>
        </table:table-row>
        <table:table-row table:style-name="ro1">
          <table:table-cell office:value-type="string" calcext:value-type="string">
            <text:p>41520000</text:p>
          </table:table-cell>
          <table:table-cell office:value-type="string" calcext:value-type="string">
            <text:p>Adelanto de CTS por paga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31:.F231])" office:value-type="string" office:string-value="41520000|Adelanto de CTS por pagar|CREDIT|PEN||true" calcext:value-type="string">
            <text:p>41520000|Adelanto de CTS por pagar|CREDIT|PEN||true</text:p>
          </table:table-cell>
        </table:table-row>
        <table:table-row table:style-name="ro1">
          <table:table-cell office:value-type="string" calcext:value-type="string">
            <text:p>41530000</text:p>
          </table:table-cell>
          <table:table-cell office:value-type="string" calcext:value-type="string">
            <text:p>Pensiones y jubilaciones por paga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32:.F232])" office:value-type="string" office:string-value="41530000|Pensiones y jubilaciones por pagar|CREDIT|PEN||true" calcext:value-type="string">
            <text:p>41530000|Pensiones y jubilaciones por pagar|CREDIT|PEN||true</text:p>
          </table:table-cell>
        </table:table-row>
        <table:table-row table:style-name="ro1">
          <table:table-cell office:value-type="string" calcext:value-type="string">
            <text:p>41700000</text:p>
          </table:table-cell>
          <table:table-cell office:value-type="string" calcext:value-type="string">
            <text:p>Administradoras de Fondos de Pension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33:.F233])" office:value-type="string" office:string-value="41700000|Administradoras de Fondos de Pensiones|CREDIT|PEN||false" calcext:value-type="string">
            <text:p>41700000|Administradoras de Fondos de Pensiones|CREDIT|PEN||false</text:p>
          </table:table-cell>
        </table:table-row>
        <table:table-row table:style-name="ro1">
          <table:table-cell office:value-type="string" calcext:value-type="string">
            <text:p>41700100</text:p>
          </table:table-cell>
          <table:table-cell office:value-type="string" calcext:value-type="string">
            <text:p>Por pagar AFP – Aportaciones y Retencion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34:.F234])" office:value-type="string" office:string-value="41700100|Por pagar AFP – Aportaciones y Retenciones|CREDIT|PEN||true" calcext:value-type="string">
            <text:p>41700100|Por pagar AFP – Aportaciones y Retenciones|CREDIT|PEN||true</text:p>
          </table:table-cell>
        </table:table-row>
        <table:table-row table:style-name="ro1">
          <table:table-cell office:value-type="string" calcext:value-type="string">
            <text:p>41700200</text:p>
          </table:table-cell>
          <table:table-cell office:value-type="string" calcext:value-type="string">
            <text:p>Por pagar AFP – Fond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35:.F235])" office:value-type="string" office:string-value="41700200|Por pagar AFP – Fondos|CREDIT|PEN||true" calcext:value-type="string">
            <text:p>41700200|Por pagar AFP – Fondos|CREDIT|PEN||true</text:p>
          </table:table-cell>
        </table:table-row>
        <table:table-row table:style-name="ro1">
          <table:table-cell office:value-type="string" calcext:value-type="string">
            <text:p>41700300</text:p>
          </table:table-cell>
          <table:table-cell office:value-type="string" calcext:value-type="string">
            <text:p>Por pagar AFP – Intereses Moratori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36:.F236])" office:value-type="string" office:string-value="41700300|Por pagar AFP – Intereses Moratorios|CREDIT|PEN||true" calcext:value-type="string">
            <text:p>41700300|Por pagar AFP – Intereses Moratorios|CREDIT|PEN||true</text:p>
          </table:table-cell>
        </table:table-row>
        <table:table-row table:style-name="ro1">
          <table:table-cell office:value-type="string" calcext:value-type="string">
            <text:p>41900000</text:p>
          </table:table-cell>
          <table:table-cell office:value-type="string" calcext:value-type="string">
            <text:p>Otras remuneraciones y participaciones por paga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37:.F237])" office:value-type="string" office:string-value="41900000|Otras remuneraciones y participaciones por pagar|CREDIT|PEN||false" calcext:value-type="string">
            <text:p>41900000|Otras remuneraciones y participaciones por pagar|CREDIT|PEN||false</text:p>
          </table:table-cell>
        </table:table-row>
        <table:table-row table:style-name="ro1">
          <table:table-cell office:value-type="string" calcext:value-type="string">
            <text:p>42000000</text:p>
          </table:table-cell>
          <table:table-cell office:value-type="string" calcext:value-type="string">
            <text:p>Cuentas por Pagar Comerciales – Tercer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38:.F238])" office:value-type="string" office:string-value="42000000|Cuentas por Pagar Comerciales – Terceros|CREDIT|PEN||false" calcext:value-type="string">
            <text:p>42000000|Cuentas por Pagar Comerciales – Terceros|CREDIT|PEN||false</text:p>
          </table:table-cell>
        </table:table-row>
        <table:table-row table:style-name="ro1">
          <table:table-cell office:value-type="string" calcext:value-type="string">
            <text:p>42100000</text:p>
          </table:table-cell>
          <table:table-cell office:value-type="string" calcext:value-type="string">
            <text:p>Facturas, boletas y otros comprobantes por paga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39:.F239])" office:value-type="string" office:string-value="42100000|Facturas, boletas y otros comprobantes por pagar|CREDIT|PEN||false" calcext:value-type="string">
            <text:p>42100000|Facturas, boletas y otros comprobantes por pagar|CREDIT|PEN||false</text:p>
          </table:table-cell>
        </table:table-row>
        <table:table-row table:style-name="ro1">
          <table:table-cell office:value-type="string" calcext:value-type="string">
            <text:p>42110000</text:p>
          </table:table-cell>
          <table:table-cell office:value-type="string" calcext:value-type="string">
            <text:p>Por pagar terceros – No Emitid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40:.F240])" office:value-type="string" office:string-value="42110000|Por pagar terceros – No Emitidas|CREDIT|PEN||false" calcext:value-type="string">
            <text:p>42110000|Por pagar terceros – No Emitidas|CREDIT|PEN||false</text:p>
          </table:table-cell>
        </table:table-row>
        <table:table-row table:style-name="ro1">
          <table:table-cell office:value-type="string" calcext:value-type="string">
            <text:p>42110001</text:p>
          </table:table-cell>
          <table:table-cell office:value-type="string" calcext:value-type="string">
            <text:p>Por pagar terceros – No Emitidas MN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41:.F241])" office:value-type="string" office:string-value="42110001|Por pagar terceros – No Emitidas MN|CREDIT|PEN||true" calcext:value-type="string">
            <text:p>42110001|Por pagar terceros – No Emitidas MN|CREDIT|PEN||true</text:p>
          </table:table-cell>
        </table:table-row>
        <table:table-row table:style-name="ro1">
          <table:table-cell office:value-type="string" calcext:value-type="string">
            <text:p>42110002</text:p>
          </table:table-cell>
          <table:table-cell office:value-type="string" calcext:value-type="string">
            <text:p>Por pagar terceros – No Emitidas M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42:.F242])" office:value-type="string" office:string-value="42110002|Por pagar terceros – No Emitidas ME|CREDIT|USD||true" calcext:value-type="string">
            <text:p>42110002|Por pagar terceros – No Emitidas ME|CREDIT|USD||true</text:p>
          </table:table-cell>
        </table:table-row>
        <table:table-row table:style-name="ro1">
          <table:table-cell office:value-type="string" calcext:value-type="string">
            <text:p>42120000</text:p>
          </table:table-cell>
          <table:table-cell office:value-type="string" calcext:value-type="string">
            <text:p>Por pagar terceros – Emitid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43:.F243])" office:value-type="string" office:string-value="42120000|Por pagar terceros – Emitidas|CREDIT|PEN||false" calcext:value-type="string">
            <text:p>42120000|Por pagar terceros – Emitidas|CREDIT|PEN||false</text:p>
          </table:table-cell>
        </table:table-row>
        <table:table-row table:style-name="ro1">
          <table:table-cell office:value-type="string" calcext:value-type="string">
            <text:p>42120001</text:p>
          </table:table-cell>
          <table:table-cell office:value-type="string" calcext:value-type="string">
            <text:p>Por pagar terceros – Emitidas MN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44:.F244])" office:value-type="string" office:string-value="42120001|Por pagar terceros – Emitidas MN|CREDIT|PEN||true" calcext:value-type="string">
            <text:p>42120001|Por pagar terceros – Emitidas MN|CREDIT|PEN||true</text:p>
          </table:table-cell>
        </table:table-row>
        <table:table-row table:style-name="ro1">
          <table:table-cell office:value-type="string" calcext:value-type="string">
            <text:p>42120002</text:p>
          </table:table-cell>
          <table:table-cell office:value-type="string" calcext:value-type="string">
            <text:p>Por pagar terceros – Emitidas M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45:.F245])" office:value-type="string" office:string-value="42120002|Por pagar terceros – Emitidas ME|CREDIT|USD||true" calcext:value-type="string">
            <text:p>42120002|Por pagar terceros – Emitidas ME|CREDIT|USD||true</text:p>
          </table:table-cell>
        </table:table-row>
        <table:table-row table:style-name="ro1">
          <table:table-cell office:value-type="string" calcext:value-type="string">
            <text:p>42200000</text:p>
          </table:table-cell>
          <table:table-cell office:value-type="string" calcext:value-type="string">
            <text:p>Anticipos a proveedor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46:.F246])" office:value-type="string" office:string-value="42200000|Anticipos a proveedores|CREDIT|PEN||false" calcext:value-type="string">
            <text:p>42200000|Anticipos a proveedores|CREDIT|PEN||false</text:p>
          </table:table-cell>
        </table:table-row>
        <table:table-row table:style-name="ro1">
          <table:table-cell office:value-type="string" calcext:value-type="string">
            <text:p>42200100</text:p>
          </table:table-cell>
          <table:table-cell office:value-type="string" calcext:value-type="string">
            <text:p>Anticipos a Proveedores – MN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47:.F247])" office:value-type="string" office:string-value="42200100|Anticipos a Proveedores – MN|CREDIT|PEN||true" calcext:value-type="string">
            <text:p>42200100|Anticipos a Proveedores – MN|CREDIT|PEN||true</text:p>
          </table:table-cell>
        </table:table-row>
        <table:table-row table:style-name="ro1">
          <table:table-cell office:value-type="string" calcext:value-type="string">
            <text:p>42200200</text:p>
          </table:table-cell>
          <table:table-cell office:value-type="string" calcext:value-type="string">
            <text:p>Anticipos a Proveedores – M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48:.F248])" office:value-type="string" office:string-value="42200200|Anticipos a Proveedores – ME|CREDIT|USD||true" calcext:value-type="string">
            <text:p>42200200|Anticipos a Proveedores – ME|CREDIT|USD||true</text:p>
          </table:table-cell>
        </table:table-row>
        <table:table-row table:style-name="ro1">
          <table:table-cell office:value-type="string" calcext:value-type="string">
            <text:p>42300000</text:p>
          </table:table-cell>
          <table:table-cell office:value-type="string" calcext:value-type="string">
            <text:p>Letras por Paga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49:.F249])" office:value-type="string" office:string-value="42300000|Letras por Pagar|CREDIT|PEN||false" calcext:value-type="string">
            <text:p>42300000|Letras por Pagar|CREDIT|PEN||false</text:p>
          </table:table-cell>
        </table:table-row>
        <table:table-row table:style-name="ro1">
          <table:table-cell office:value-type="string" calcext:value-type="string">
            <text:p>42300100</text:p>
          </table:table-cell>
          <table:table-cell office:value-type="string" calcext:value-type="string">
            <text:p>Letras por Pagar – MN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50:.F250])" office:value-type="string" office:string-value="42300100|Letras por Pagar – MN|CREDIT|PEN||true" calcext:value-type="string">
            <text:p>42300100|Letras por Pagar – MN|CREDIT|PEN||true</text:p>
          </table:table-cell>
        </table:table-row>
        <table:table-row table:style-name="ro1">
          <table:table-cell office:value-type="string" calcext:value-type="string">
            <text:p>42300200</text:p>
          </table:table-cell>
          <table:table-cell office:value-type="string" calcext:value-type="string">
            <text:p>Letras por Pagar – M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51:.F251])" office:value-type="string" office:string-value="42300200|Letras por Pagar – ME|CREDIT|USD||true" calcext:value-type="string">
            <text:p>42300200|Letras por Pagar – ME|CREDIT|USD||true</text:p>
          </table:table-cell>
        </table:table-row>
        <table:table-row table:style-name="ro1">
          <table:table-cell office:value-type="string" calcext:value-type="string">
            <text:p>42400000</text:p>
          </table:table-cell>
          <table:table-cell office:value-type="string" calcext:value-type="string">
            <text:p>Honorarios por Paga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52:.F252])" office:value-type="string" office:string-value="42400000|Honorarios por Pagar|CREDIT|PEN||false" calcext:value-type="string">
            <text:p>42400000|Honorarios por Pagar|CREDIT|PEN||false</text:p>
          </table:table-cell>
        </table:table-row>
        <table:table-row table:style-name="ro1">
          <table:table-cell office:value-type="string" calcext:value-type="string">
            <text:p>42400100</text:p>
          </table:table-cell>
          <table:table-cell office:value-type="string" calcext:value-type="string">
            <text:p>Honorarios por Pagar – MN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53:.F253])" office:value-type="string" office:string-value="42400100|Honorarios por Pagar – MN|CREDIT|PEN||true" calcext:value-type="string">
            <text:p>42400100|Honorarios por Pagar – MN|CREDIT|PEN||true</text:p>
          </table:table-cell>
        </table:table-row>
        <table:table-row table:style-name="ro1">
          <table:table-cell office:value-type="string" calcext:value-type="string">
            <text:p>42400200</text:p>
          </table:table-cell>
          <table:table-cell office:value-type="string" calcext:value-type="string">
            <text:p>Honorarios por Pagar – M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54:.F254])" office:value-type="string" office:string-value="42400200|Honorarios por Pagar – ME|CREDIT|USD||true" calcext:value-type="string">
            <text:p>42400200|Honorarios por Pagar – ME|CREDIT|USD||true</text:p>
          </table:table-cell>
        </table:table-row>
        <table:table-row table:style-name="ro1">
          <table:table-cell office:value-type="string" calcext:value-type="string">
            <text:p>43000000</text:p>
          </table:table-cell>
          <table:table-cell office:value-type="string" calcext:value-type="string">
            <text:p>Cuentas por Pagar Comerciales – Relacionad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55:.F255])" office:value-type="string" office:string-value="43000000|Cuentas por Pagar Comerciales – Relacionadas|CREDIT|PEN||false" calcext:value-type="string">
            <text:p>43000000|Cuentas por Pagar Comerciales – Relacionadas|CREDIT|PEN||false</text:p>
          </table:table-cell>
        </table:table-row>
        <table:table-row table:style-name="ro1">
          <table:table-cell office:value-type="string" calcext:value-type="string">
            <text:p>43100000</text:p>
          </table:table-cell>
          <table:table-cell office:value-type="string" calcext:value-type="string">
            <text:p>Facturas, boletas y otros comprobantes por pagar – Relacionad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56:.F256])" office:value-type="string" office:string-value="43100000|Facturas, boletas y otros comprobantes por pagar – Relacionadas|CREDIT|PEN||false" calcext:value-type="string">
            <text:p>43100000|Facturas, boletas y otros comprobantes por pagar – Relacionadas|CREDIT|PEN||false</text:p>
          </table:table-cell>
        </table:table-row>
        <table:table-row table:style-name="ro1">
          <table:table-cell office:value-type="string" calcext:value-type="string">
            <text:p>43110000</text:p>
          </table:table-cell>
          <table:table-cell office:value-type="string" calcext:value-type="string">
            <text:p>No Emitidas – Por Pagar – Relacionad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57:.F257])" office:value-type="string" office:string-value="43110000|No Emitidas – Por Pagar – Relacionadas|CREDIT|PEN||false" calcext:value-type="string">
            <text:p>43110000|No Emitidas – Por Pagar – Relacionadas|CREDIT|PEN||false</text:p>
          </table:table-cell>
        </table:table-row>
        <table:table-row table:style-name="ro1">
          <table:table-cell office:value-type="string" calcext:value-type="string">
            <text:p>43110100</text:p>
          </table:table-cell>
          <table:table-cell office:value-type="string" calcext:value-type="string">
            <text:p>No Emitidas – Por Pagar – Relacionadas – MN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58:.F258])" office:value-type="string" office:string-value="43110100|No Emitidas – Por Pagar – Relacionadas – MN|CREDIT|PEN||true" calcext:value-type="string">
            <text:p>43110100|No Emitidas – Por Pagar – Relacionadas – MN|CREDIT|PEN||true</text:p>
          </table:table-cell>
        </table:table-row>
        <table:table-row table:style-name="ro1">
          <table:table-cell office:value-type="string" calcext:value-type="string">
            <text:p>43110200</text:p>
          </table:table-cell>
          <table:table-cell office:value-type="string" calcext:value-type="string">
            <text:p>No Emitidas – Por Pagar – Relacionadas – M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59:.F259])" office:value-type="string" office:string-value="43110200|No Emitidas – Por Pagar – Relacionadas – ME|CREDIT|USD||true" calcext:value-type="string">
            <text:p>43110200|No Emitidas – Por Pagar – Relacionadas – ME|CREDIT|USD||true</text:p>
          </table:table-cell>
        </table:table-row>
        <table:table-row table:style-name="ro1">
          <table:table-cell table:style-name="ce2" office:value-type="float" office:value="43120000" calcext:value-type="float">
            <text:p>43120000</text:p>
          </table:table-cell>
          <table:table-cell office:value-type="string" calcext:value-type="string">
            <text:p>Emitidas – Por Pagar – Relacionad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60:.F260])" office:value-type="string" office:string-value="43120000|Emitidas – Por Pagar – Relacionadas|CREDIT|PEN||false" calcext:value-type="string">
            <text:p>43120000|Emitidas – Por Pagar – Relacionadas|CREDIT|PEN||false</text:p>
          </table:table-cell>
        </table:table-row>
        <table:table-row table:style-name="ro1">
          <table:table-cell table:style-name="ce2" office:value-type="string" calcext:value-type="string">
            <text:p>43120100</text:p>
          </table:table-cell>
          <table:table-cell office:value-type="string" calcext:value-type="string">
            <text:p>Emitidas – Por Pagar – Relacionadas – MN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61:.F261])" office:value-type="string" office:string-value="43120100|Emitidas – Por Pagar – Relacionadas – MN|CREDIT|PEN||true" calcext:value-type="string">
            <text:p>43120100|Emitidas – Por Pagar – Relacionadas – MN|CREDIT|PEN||true</text:p>
          </table:table-cell>
        </table:table-row>
        <table:table-row table:style-name="ro1">
          <table:table-cell table:style-name="ce2" office:value-type="string" calcext:value-type="string">
            <text:p>43120200</text:p>
          </table:table-cell>
          <table:table-cell office:value-type="string" calcext:value-type="string">
            <text:p>Emitidas – Por Pagar – Relacionadas – M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62:.F262])" office:value-type="string" office:string-value="43120200|Emitidas – Por Pagar – Relacionadas – ME|CREDIT|USD||true" calcext:value-type="string">
            <text:p>43120200|Emitidas – Por Pagar – Relacionadas – ME|CREDIT|USD||true</text:p>
          </table:table-cell>
        </table:table-row>
        <table:table-row table:style-name="ro1">
          <table:table-cell office:value-type="string" calcext:value-type="string">
            <text:p>43200000</text:p>
          </table:table-cell>
          <table:table-cell office:value-type="string" calcext:value-type="string">
            <text:p>Anticipos Otorgados – Relacionad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63:.F263])" office:value-type="string" office:string-value="43200000|Anticipos Otorgados – Relacionadas|CREDIT|PEN||false" calcext:value-type="string">
            <text:p>43200000|Anticipos Otorgados – Relacionadas|CREDIT|PEN||false</text:p>
          </table:table-cell>
        </table:table-row>
        <table:table-row table:style-name="ro1">
          <table:table-cell office:value-type="string" calcext:value-type="string">
            <text:p>43210000</text:p>
          </table:table-cell>
          <table:table-cell office:value-type="string" calcext:value-type="string">
            <text:p>Anticipos Otorgados – Relacionad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64:.F264])" office:value-type="string" office:string-value="43210000|Anticipos Otorgados – Relacionadas|CREDIT|PEN||false" calcext:value-type="string">
            <text:p>43210000|Anticipos Otorgados – Relacionadas|CREDIT|PEN||false</text:p>
          </table:table-cell>
        </table:table-row>
        <table:table-row table:style-name="ro1">
          <table:table-cell office:value-type="string" calcext:value-type="string">
            <text:p>43210100</text:p>
          </table:table-cell>
          <table:table-cell office:value-type="string" calcext:value-type="string">
            <text:p>Anticipos Otorgados – Relacionadas – MN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65:.F265])" office:value-type="string" office:string-value="43210100|Anticipos Otorgados – Relacionadas – MN|CREDIT|PEN||true" calcext:value-type="string">
            <text:p>43210100|Anticipos Otorgados – Relacionadas – MN|CREDIT|PEN||true</text:p>
          </table:table-cell>
        </table:table-row>
        <table:table-row table:style-name="ro1">
          <table:table-cell office:value-type="string" calcext:value-type="string">
            <text:p>43210200</text:p>
          </table:table-cell>
          <table:table-cell office:value-type="string" calcext:value-type="string">
            <text:p>Anticipos Otorgados – Relacionadas – M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66:.F266])" office:value-type="string" office:string-value="43210200|Anticipos Otorgados – Relacionadas – ME|CREDIT|USD||true" calcext:value-type="string">
            <text:p>43210200|Anticipos Otorgados – Relacionadas – ME|CREDIT|USD||true</text:p>
          </table:table-cell>
        </table:table-row>
        <table:table-row table:style-name="ro1">
          <table:table-cell office:value-type="string" calcext:value-type="string">
            <text:p>43400000</text:p>
          </table:table-cell>
          <table:table-cell office:value-type="string" calcext:value-type="string">
            <text:p>Honorarios por Pagar – Relacionad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67:.F267])" office:value-type="string" office:string-value="43400000|Honorarios por Pagar – Relacionadas|CREDIT|PEN||false" calcext:value-type="string">
            <text:p>43400000|Honorarios por Pagar – Relacionadas|CREDIT|PEN||false</text:p>
          </table:table-cell>
        </table:table-row>
        <table:table-row table:style-name="ro1">
          <table:table-cell office:value-type="string" calcext:value-type="string">
            <text:p>43410000</text:p>
          </table:table-cell>
          <table:table-cell office:value-type="string" calcext:value-type="string">
            <text:p>Honorarios por Pagar – Relacionad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68:.F268])" office:value-type="string" office:string-value="43410000|Honorarios por Pagar – Relacionadas|CREDIT|PEN||false" calcext:value-type="string">
            <text:p>43410000|Honorarios por Pagar – Relacionadas|CREDIT|PEN||false</text:p>
          </table:table-cell>
        </table:table-row>
        <table:table-row table:style-name="ro1">
          <table:table-cell office:value-type="string" calcext:value-type="string">
            <text:p>43410100</text:p>
          </table:table-cell>
          <table:table-cell office:value-type="string" calcext:value-type="string">
            <text:p>Honorarios por Pagar – Relacionadas – MN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69:.F269])" office:value-type="string" office:string-value="43410100|Honorarios por Pagar – Relacionadas – MN|CREDIT|PEN||true" calcext:value-type="string">
            <text:p>43410100|Honorarios por Pagar – Relacionadas – MN|CREDIT|PEN||true</text:p>
          </table:table-cell>
        </table:table-row>
        <table:table-row table:style-name="ro1">
          <table:table-cell office:value-type="string" calcext:value-type="string">
            <text:p>43410200</text:p>
          </table:table-cell>
          <table:table-cell office:value-type="string" calcext:value-type="string">
            <text:p>Honorarios por Pagar – Relacionadas – M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70:.F270])" office:value-type="string" office:string-value="43410200|Honorarios por Pagar – Relacionadas – ME|CREDIT|USD||true" calcext:value-type="string">
            <text:p>43410200|Honorarios por Pagar – Relacionadas – ME|CREDIT|USD||true</text:p>
          </table:table-cell>
        </table:table-row>
        <table:table-row table:style-name="ro1">
          <table:table-cell office:value-type="string" calcext:value-type="string">
            <text:p>44000000</text:p>
          </table:table-cell>
          <table:table-cell office:value-type="string" calcext:value-type="string">
            <text:p>Cuentas por Pagar a los Socios y Director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71:.F271])" office:value-type="string" office:string-value="44000000|Cuentas por Pagar a los Socios y Directores|CREDIT|PEN||false" calcext:value-type="string">
            <text:p>44000000|Cuentas por Pagar a los Socios y Directores|CREDIT|PEN||false</text:p>
          </table:table-cell>
        </table:table-row>
        <table:table-row table:style-name="ro1">
          <table:table-cell office:value-type="string" calcext:value-type="string">
            <text:p>44100000</text:p>
          </table:table-cell>
          <table:table-cell office:value-type="string" calcext:value-type="string">
            <text:p>Cuentas por Pagar a los Soci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72:.F272])" office:value-type="string" office:string-value="44100000|Cuentas por Pagar a los Socios|CREDIT|PEN||false" calcext:value-type="string">
            <text:p>44100000|Cuentas por Pagar a los Socios|CREDIT|PEN||false</text:p>
          </table:table-cell>
        </table:table-row>
        <table:table-row table:style-name="ro1">
          <table:table-cell office:value-type="string" calcext:value-type="string">
            <text:p>44110000</text:p>
          </table:table-cell>
          <table:table-cell office:value-type="string" calcext:value-type="string">
            <text:p>Socios – Préstamos por paga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73:.F273])" office:value-type="string" office:string-value="44110000|Socios – Préstamos por pagar|CREDIT|PEN||false" calcext:value-type="string">
            <text:p>44110000|Socios – Préstamos por pagar|CREDIT|PEN||false</text:p>
          </table:table-cell>
        </table:table-row>
        <table:table-row table:style-name="ro1">
          <table:table-cell office:value-type="string" calcext:value-type="string">
            <text:p>44110100</text:p>
          </table:table-cell>
          <table:table-cell office:value-type="string" calcext:value-type="string">
            <text:p>Socios – Préstamos por pagar MN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74:.F274])" office:value-type="string" office:string-value="44110100|Socios – Préstamos por pagar MN|CREDIT|PEN||true" calcext:value-type="string">
            <text:p>44110100|Socios – Préstamos por pagar MN|CREDIT|PEN||true</text:p>
          </table:table-cell>
        </table:table-row>
        <table:table-row table:style-name="ro1">
          <table:table-cell office:value-type="string" calcext:value-type="string">
            <text:p>44110200</text:p>
          </table:table-cell>
          <table:table-cell office:value-type="string" calcext:value-type="string">
            <text:p>Socios – Préstamos por pagar M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75:.F275])" office:value-type="string" office:string-value="44110200|Socios – Préstamos por pagar ME|CREDIT|USD||true" calcext:value-type="string">
            <text:p>44110200|Socios – Préstamos por pagar ME|CREDIT|USD||true</text:p>
          </table:table-cell>
        </table:table-row>
        <table:table-row table:style-name="ro1">
          <table:table-cell office:value-type="string" calcext:value-type="string">
            <text:p>44120000</text:p>
          </table:table-cell>
          <table:table-cell office:value-type="string" calcext:value-type="string">
            <text:p>Socios – Dividendos por paga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76:.F276])" office:value-type="string" office:string-value="44120000|Socios – Dividendos por pagar|CREDIT|PEN||false" calcext:value-type="string">
            <text:p>44120000|Socios – Dividendos por pagar|CREDIT|PEN||false</text:p>
          </table:table-cell>
        </table:table-row>
        <table:table-row table:style-name="ro1">
          <table:table-cell office:value-type="string" calcext:value-type="string">
            <text:p>44120100</text:p>
          </table:table-cell>
          <table:table-cell office:value-type="string" calcext:value-type="string">
            <text:p>Socios – Dividendos por pagar MN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77:.F277])" office:value-type="string" office:string-value="44120100|Socios – Dividendos por pagar MN|CREDIT|PEN||true" calcext:value-type="string">
            <text:p>44120100|Socios – Dividendos por pagar MN|CREDIT|PEN||true</text:p>
          </table:table-cell>
        </table:table-row>
        <table:table-row table:style-name="ro1">
          <table:table-cell office:value-type="string" calcext:value-type="string">
            <text:p>44120200</text:p>
          </table:table-cell>
          <table:table-cell office:value-type="string" calcext:value-type="string">
            <text:p>Socios – Dividendos por pagar M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78:.F278])" office:value-type="string" office:string-value="44120200|Socios – Dividendos por pagar ME|CREDIT|USD||true" calcext:value-type="string">
            <text:p>44120200|Socios – Dividendos por pagar ME|CREDIT|USD||true</text:p>
          </table:table-cell>
        </table:table-row>
        <table:table-row table:style-name="ro1">
          <table:table-cell office:value-type="string" calcext:value-type="string">
            <text:p>44190000</text:p>
          </table:table-cell>
          <table:table-cell office:value-type="string" calcext:value-type="string">
            <text:p>Socios – Otras por paga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79:.F279])" office:value-type="string" office:string-value="44190000|Socios – Otras por pagar|CREDIT|PEN||false" calcext:value-type="string">
            <text:p>44190000|Socios – Otras por pagar|CREDIT|PEN||false</text:p>
          </table:table-cell>
        </table:table-row>
        <table:table-row table:style-name="ro1">
          <table:table-cell office:value-type="string" calcext:value-type="string">
            <text:p>45000000</text:p>
          </table:table-cell>
          <table:table-cell office:value-type="string" calcext:value-type="string">
            <text:p>Obligaciones Financier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80:.F280])" office:value-type="string" office:string-value="45000000|Obligaciones Financieras|CREDIT|PEN||false" calcext:value-type="string">
            <text:p>45000000|Obligaciones Financieras|CREDIT|PEN||false</text:p>
          </table:table-cell>
        </table:table-row>
        <table:table-row table:style-name="ro1">
          <table:table-cell office:value-type="string" calcext:value-type="string">
            <text:p>45100000</text:p>
          </table:table-cell>
          <table:table-cell office:value-type="string" calcext:value-type="string">
            <text:p>Préstamos de Instituciones financieras y otras entidad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81:.F281])" office:value-type="string" office:string-value="45100000|Préstamos de Instituciones financieras y otras entidades|CREDIT|PEN||false" calcext:value-type="string">
            <text:p>45100000|Préstamos de Instituciones financieras y otras entidades|CREDIT|PEN||false</text:p>
          </table:table-cell>
        </table:table-row>
        <table:table-row table:style-name="ro1">
          <table:table-cell office:value-type="string" calcext:value-type="string">
            <text:p>45110000</text:p>
          </table:table-cell>
          <table:table-cell office:value-type="string" calcext:value-type="string">
            <text:p>Préstamos de Instituciones Financier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82:.F282])" office:value-type="string" office:string-value="45110000|Préstamos de Instituciones Financieras|CREDIT|PEN||false" calcext:value-type="string">
            <text:p>45110000|Préstamos de Instituciones Financieras|CREDIT|PEN||false</text:p>
          </table:table-cell>
        </table:table-row>
        <table:table-row table:style-name="ro1">
          <table:table-cell office:value-type="string" calcext:value-type="string">
            <text:p>45110100</text:p>
          </table:table-cell>
          <table:table-cell office:value-type="string" calcext:value-type="string">
            <text:p>Préstamos de Instituciones Financieras – MN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83:.F283])" office:value-type="string" office:string-value="45110100|Préstamos de Instituciones Financieras – MN|CREDIT|PEN||true" calcext:value-type="string">
            <text:p>45110100|Préstamos de Instituciones Financieras – MN|CREDIT|PEN||true</text:p>
          </table:table-cell>
        </table:table-row>
        <table:table-row table:style-name="ro1">
          <table:table-cell office:value-type="string" calcext:value-type="string">
            <text:p>45110200</text:p>
          </table:table-cell>
          <table:table-cell office:value-type="string" calcext:value-type="string">
            <text:p>Préstamos de Instituciones Financieras – M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84:.F284])" office:value-type="string" office:string-value="45110200|Préstamos de Instituciones Financieras – ME|CREDIT|USD||true" calcext:value-type="string">
            <text:p>45110200|Préstamos de Instituciones Financieras – ME|CREDIT|USD||true</text:p>
          </table:table-cell>
        </table:table-row>
        <table:table-row table:style-name="ro1">
          <table:table-cell office:value-type="string" calcext:value-type="string">
            <text:p>45500000</text:p>
          </table:table-cell>
          <table:table-cell office:value-type="string" calcext:value-type="string">
            <text:p>Costos de Financiación por Paga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85:.F285])" office:value-type="string" office:string-value="45500000|Costos de Financiación por Pagar|CREDIT|PEN||false" calcext:value-type="string">
            <text:p>45500000|Costos de Financiación por Pagar|CREDIT|PEN||false</text:p>
          </table:table-cell>
        </table:table-row>
        <table:table-row table:style-name="ro1">
          <table:table-cell office:value-type="string" calcext:value-type="string">
            <text:p>45510000</text:p>
          </table:table-cell>
          <table:table-cell office:value-type="string" calcext:value-type="string">
            <text:p>Costos por Pagar – Préstamos de Instituciones financieras y otr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86:.F286])" office:value-type="string" office:string-value="45510000|Costos por Pagar – Préstamos de Instituciones financieras y otras|CREDIT|PEN||false" calcext:value-type="string">
            <text:p>45510000|Costos por Pagar – Préstamos de Instituciones financieras y otras|CREDIT|PEN||false</text:p>
          </table:table-cell>
        </table:table-row>
        <table:table-row table:style-name="ro1">
          <table:table-cell office:value-type="string" calcext:value-type="string">
            <text:p>45511000</text:p>
          </table:table-cell>
          <table:table-cell office:value-type="string" calcext:value-type="string">
            <text:p>Costos por Pagar – Préstmos de Instituciones Financier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87:.F287])" office:value-type="string" office:string-value="45511000|Costos por Pagar – Préstmos de Instituciones Financieras|CREDIT|PEN||false" calcext:value-type="string">
            <text:p>45511000|Costos por Pagar – Préstmos de Instituciones Financieras|CREDIT|PEN||false</text:p>
          </table:table-cell>
        </table:table-row>
        <table:table-row table:style-name="ro1">
          <table:table-cell office:value-type="string" calcext:value-type="string">
            <text:p>45511100</text:p>
          </table:table-cell>
          <table:table-cell office:value-type="string" calcext:value-type="string">
            <text:p>Costos por Pagar – Préstmos de Instituciones Financieras – MN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88:.F288])" office:value-type="string" office:string-value="45511100|Costos por Pagar – Préstmos de Instituciones Financieras – MN|CREDIT|PEN||true" calcext:value-type="string">
            <text:p>45511100|Costos por Pagar – Préstmos de Instituciones Financieras – MN|CREDIT|PEN||true</text:p>
          </table:table-cell>
        </table:table-row>
        <table:table-row table:style-name="ro1">
          <table:table-cell office:value-type="string" calcext:value-type="string">
            <text:p>45511200</text:p>
          </table:table-cell>
          <table:table-cell office:value-type="string" calcext:value-type="string">
            <text:p>Costos por Pagar – Préstmos de Instituciones Financieras – M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89:.F289])" office:value-type="string" office:string-value="45511200|Costos por Pagar – Préstmos de Instituciones Financieras – ME|CREDIT|USD||true" calcext:value-type="string">
            <text:p>45511200|Costos por Pagar – Préstmos de Instituciones Financieras – ME|CREDIT|USD||true</text:p>
          </table:table-cell>
        </table:table-row>
        <table:table-row table:style-name="ro1">
          <table:table-cell office:value-type="string" calcext:value-type="string">
            <text:p>46000000</text:p>
          </table:table-cell>
          <table:table-cell office:value-type="string" calcext:value-type="string">
            <text:p>Cuentas por Pagar Diversas – Tercer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90:.F290])" office:value-type="string" office:string-value="46000000|Cuentas por Pagar Diversas – Terceros|CREDIT|PEN||false" calcext:value-type="string">
            <text:p>46000000|Cuentas por Pagar Diversas – Terceros|CREDIT|PEN||false</text:p>
          </table:table-cell>
        </table:table-row>
        <table:table-row table:style-name="ro1">
          <table:table-cell office:value-type="string" calcext:value-type="string">
            <text:p>46100000</text:p>
          </table:table-cell>
          <table:table-cell office:value-type="string" calcext:value-type="string">
            <text:p>Reclamos por Pagar – Tercer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91:.F291])" office:value-type="string" office:string-value="46100000|Reclamos por Pagar – Terceros|CREDIT|PEN||false" calcext:value-type="string">
            <text:p>46100000|Reclamos por Pagar – Terceros|CREDIT|PEN||false</text:p>
          </table:table-cell>
        </table:table-row>
        <table:table-row table:style-name="ro1">
          <table:table-cell office:value-type="string" calcext:value-type="string">
            <text:p>46100100</text:p>
          </table:table-cell>
          <table:table-cell office:value-type="string" calcext:value-type="string">
            <text:p>Reclamos por Pagar – Terceros – MN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92:.F292])" office:value-type="string" office:string-value="46100100|Reclamos por Pagar – Terceros – MN|CREDIT|PEN||true" calcext:value-type="string">
            <text:p>46100100|Reclamos por Pagar – Terceros – MN|CREDIT|PEN||true</text:p>
          </table:table-cell>
        </table:table-row>
        <table:table-row table:style-name="ro1">
          <table:table-cell office:value-type="string" calcext:value-type="string">
            <text:p>46100200</text:p>
          </table:table-cell>
          <table:table-cell office:value-type="string" calcext:value-type="string">
            <text:p>Reclamos por Pagar – Terceros – M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93:.F293])" office:value-type="string" office:string-value="46100200|Reclamos por Pagar – Terceros – ME|CREDIT|USD||true" calcext:value-type="string">
            <text:p>46100200|Reclamos por Pagar – Terceros – ME|CREDIT|USD||true</text:p>
          </table:table-cell>
        </table:table-row>
        <table:table-row table:style-name="ro1">
          <table:table-cell office:value-type="string" calcext:value-type="string">
            <text:p>47000000</text:p>
          </table:table-cell>
          <table:table-cell office:value-type="string" calcext:value-type="string">
            <text:p>Cuentas por pagar diversas – Relacionad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94:.F294])" office:value-type="string" office:string-value="47000000|Cuentas por pagar diversas – Relacionadas|CREDIT|PEN||false" calcext:value-type="string">
            <text:p>47000000|Cuentas por pagar diversas – Relacionadas|CREDIT|PEN||false</text:p>
          </table:table-cell>
        </table:table-row>
        <table:table-row table:style-name="ro1">
          <table:table-cell office:value-type="string" calcext:value-type="string">
            <text:p>47100000</text:p>
          </table:table-cell>
          <table:table-cell office:value-type="string" calcext:value-type="string">
            <text:p>Préstamos por Pagar – Relacionad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95:.F295])" office:value-type="string" office:string-value="47100000|Préstamos por Pagar – Relacionadas|CREDIT|PEN||false" calcext:value-type="string">
            <text:p>47100000|Préstamos por Pagar – Relacionadas|CREDIT|PEN||false</text:p>
          </table:table-cell>
        </table:table-row>
        <table:table-row table:style-name="ro1">
          <table:table-cell office:value-type="string" calcext:value-type="string">
            <text:p>47100100</text:p>
          </table:table-cell>
          <table:table-cell office:value-type="string" calcext:value-type="string">
            <text:p>Préstamos por Pagar – Relacionadas – MN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96:.F296])" office:value-type="string" office:string-value="47100100|Préstamos por Pagar – Relacionadas – MN|CREDIT|PEN||true" calcext:value-type="string">
            <text:p>47100100|Préstamos por Pagar – Relacionadas – MN|CREDIT|PEN||true</text:p>
          </table:table-cell>
        </table:table-row>
        <table:table-row table:style-name="ro1">
          <table:table-cell office:value-type="string" calcext:value-type="string">
            <text:p>47100200</text:p>
          </table:table-cell>
          <table:table-cell office:value-type="string" calcext:value-type="string">
            <text:p>Préstamos por Pagar – Relacionadas – M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297:.F297])" office:value-type="string" office:string-value="47100200|Préstamos por Pagar – Relacionadas – ME|CREDIT|USD||true" calcext:value-type="string">
            <text:p>47100200|Préstamos por Pagar – Relacionadas – ME|CREDIT|USD||true</text:p>
          </table:table-cell>
        </table:table-row>
        <table:table-row table:style-name="ro1">
          <table:table-cell office:value-type="string" calcext:value-type="string">
            <text:p>48000000</text:p>
          </table:table-cell>
          <table:table-cell office:value-type="string" calcext:value-type="string">
            <text:p>Provision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98:.F298])" office:value-type="string" office:string-value="48000000|Provisiones|CREDIT|PEN||false" calcext:value-type="string">
            <text:p>48000000|Provisiones|CREDIT|PEN||false</text:p>
          </table:table-cell>
        </table:table-row>
        <table:table-row table:style-name="ro1">
          <table:table-cell office:value-type="string" calcext:value-type="string">
            <text:p>49000000</text:p>
          </table:table-cell>
          <table:table-cell office:value-type="string" calcext:value-type="string">
            <text:p>Pasivo Diferido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299:.F299])" office:value-type="string" office:string-value="49000000|Pasivo Diferido|CREDIT|PEN||false" calcext:value-type="string">
            <text:p>49000000|Pasivo Diferido|CREDIT|PEN||false</text:p>
          </table:table-cell>
        </table:table-row>
        <table:table-row table:style-name="ro1">
          <table:table-cell office:value-type="string" calcext:value-type="string">
            <text:p>49100000</text:p>
          </table:table-cell>
          <table:table-cell office:value-type="string" calcext:value-type="string">
            <text:p>Pasivo diferido – Impuesto a la renta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00:.F300])" office:value-type="string" office:string-value="49100000|Pasivo diferido – Impuesto a la renta|CREDIT|PEN||false" calcext:value-type="string">
            <text:p>49100000|Pasivo diferido – Impuesto a la renta|CREDIT|PEN||false</text:p>
          </table:table-cell>
        </table:table-row>
        <table:table-row table:style-name="ro1">
          <table:table-cell office:value-type="string" calcext:value-type="string">
            <text:p>49110000</text:p>
          </table:table-cell>
          <table:table-cell office:value-type="string" calcext:value-type="string">
            <text:p>Pasivo diferido – Impuesto a la renta – Patrimonio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01:.F301])" office:value-type="string" office:string-value="49110000|Pasivo diferido – Impuesto a la renta – Patrimonio|CREDIT|PEN||true" calcext:value-type="string">
            <text:p>49110000|Pasivo diferido – Impuesto a la renta – Patrimonio|CREDIT|PEN||true</text:p>
          </table:table-cell>
        </table:table-row>
        <table:table-row table:style-name="ro1">
          <table:table-cell office:value-type="string" calcext:value-type="string">
            <text:p>49120000</text:p>
          </table:table-cell>
          <table:table-cell office:value-type="string" calcext:value-type="string">
            <text:p>Pasivo diferido – Impuesto a la renta – Resultad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02:.F302])" office:value-type="string" office:string-value="49120000|Pasivo diferido – Impuesto a la renta – Resultados|CREDIT|PEN||true" calcext:value-type="string">
            <text:p>49120000|Pasivo diferido – Impuesto a la renta – Resultados|CREDIT|PEN||true</text:p>
          </table:table-cell>
        </table:table-row>
        <table:table-row table:style-name="ro1">
          <table:table-cell office:value-type="string" calcext:value-type="string">
            <text:p>49200000</text:p>
          </table:table-cell>
          <table:table-cell office:value-type="string" calcext:value-type="string">
            <text:p>Pasivo diferido – Participaciones de los trabajador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03:.F303])" office:value-type="string" office:string-value="49200000|Pasivo diferido – Participaciones de los trabajadores|CREDIT|PEN||false" calcext:value-type="string">
            <text:p>49200000|Pasivo diferido – Participaciones de los trabajadores|CREDIT|PEN||false</text:p>
          </table:table-cell>
        </table:table-row>
        <table:table-row table:style-name="ro1">
          <table:table-cell office:value-type="string" calcext:value-type="string">
            <text:p>49210000</text:p>
          </table:table-cell>
          <table:table-cell office:value-type="string" calcext:value-type="string">
            <text:p>Pasivo diferido – Participaciones de los trabajadores – Patrimonio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04:.F304])" office:value-type="string" office:string-value="49210000|Pasivo diferido – Participaciones de los trabajadores – Patrimonio|CREDIT|PEN||true" calcext:value-type="string">
            <text:p>49210000|Pasivo diferido – Participaciones de los trabajadores – Patrimonio|CREDIT|PEN||true</text:p>
          </table:table-cell>
        </table:table-row>
        <table:table-row table:style-name="ro1">
          <table:table-cell office:value-type="string" calcext:value-type="string">
            <text:p>49220000</text:p>
          </table:table-cell>
          <table:table-cell office:value-type="string" calcext:value-type="string">
            <text:p>Pasivo diferido – Participaciones de los trabajadores – Resultado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05:.F305])" office:value-type="string" office:string-value="49220000|Pasivo diferido – Participaciones de los trabajadores – Resultado|CREDIT|PEN||true" calcext:value-type="string">
            <text:p>49220000|Pasivo diferido – Participaciones de los trabajadores – Resultado|CREDIT|PEN||true</text:p>
          </table:table-cell>
        </table:table-row>
        <table:table-row table:style-name="ro1">
          <table:table-cell office:value-type="string" calcext:value-type="string">
            <text:p>49300000</text:p>
          </table:table-cell>
          <table:table-cell office:value-type="string" calcext:value-type="string">
            <text:p>Pasivo Diferido – Interes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06:.F306])" office:value-type="string" office:string-value="49300000|Pasivo Diferido – Intereses|CREDIT|PEN||false" calcext:value-type="string">
            <text:p>49300000|Pasivo Diferido – Intereses|CREDIT|PEN||false</text:p>
          </table:table-cell>
        </table:table-row>
        <table:table-row table:style-name="ro1">
          <table:table-cell office:value-type="string" calcext:value-type="string">
            <text:p>49310000</text:p>
          </table:table-cell>
          <table:table-cell office:value-type="string" calcext:value-type="string">
            <text:p>Pasivo Diferido – Intereses – Transacciones con tercer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07:.F307])" office:value-type="string" office:string-value="49310000|Pasivo Diferido – Intereses – Transacciones con terceros|CREDIT|PEN||true" calcext:value-type="string">
            <text:p>49310000|Pasivo Diferido – Intereses – Transacciones con terceros|CREDIT|PEN||true</text:p>
          </table:table-cell>
        </table:table-row>
        <table:table-row table:style-name="ro1">
          <table:table-cell office:value-type="string" calcext:value-type="string">
            <text:p>49320000</text:p>
          </table:table-cell>
          <table:table-cell office:value-type="string" calcext:value-type="string">
            <text:p>Pasivo Diferido – Intereses – En medición a valor descontado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08:.F308])" office:value-type="string" office:string-value="49320000|Pasivo Diferido – Intereses – En medición a valor descontado|CREDIT|PEN||true" calcext:value-type="string">
            <text:p>49320000|Pasivo Diferido – Intereses – En medición a valor descontado|CREDIT|PEN||true</text:p>
          </table:table-cell>
        </table:table-row>
        <table:table-row table:style-name="ro1">
          <table:table-cell office:value-type="string" calcext:value-type="string">
            <text:p>49400000</text:p>
          </table:table-cell>
          <table:table-cell office:value-type="string" calcext:value-type="string">
            <text:p>Pasivo Diferido – Ganancia en venta con arrendamiento financiero paralelo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09:.F309])" office:value-type="string" office:string-value="49400000|Pasivo Diferido – Ganancia en venta con arrendamiento financiero paralelo|CREDIT|PEN||true" calcext:value-type="string">
            <text:p>49400000|Pasivo Diferido – Ganancia en venta con arrendamiento financiero paralelo|CREDIT|PEN||true</text:p>
          </table:table-cell>
        </table:table-row>
        <table:table-row table:style-name="ro1">
          <table:table-cell office:value-type="string" calcext:value-type="string">
            <text:p>49500000</text:p>
          </table:table-cell>
          <table:table-cell office:value-type="string" calcext:value-type="string">
            <text:p>Pasivo Diferido – Subsidios recibidos diferid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10:.F310])" office:value-type="string" office:string-value="49500000|Pasivo Diferido – Subsidios recibidos diferidos|CREDIT|PEN||true" calcext:value-type="string">
            <text:p>49500000|Pasivo Diferido – Subsidios recibidos diferidos|CREDIT|PEN||true</text:p>
          </table:table-cell>
        </table:table-row>
        <table:table-row table:style-name="ro1">
          <table:table-cell office:value-type="string" calcext:value-type="string">
            <text:p>49600000</text:p>
          </table:table-cell>
          <table:table-cell office:value-type="string" calcext:value-type="string">
            <text:p>Pasivo Diferido – Ingresos Diferid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11:.F311])" office:value-type="string" office:string-value="49600000|Pasivo Diferido – Ingresos Diferidos|CREDIT|PEN||true" calcext:value-type="string">
            <text:p>49600000|Pasivo Diferido – Ingresos Diferidos|CREDIT|PEN||true</text:p>
          </table:table-cell>
        </table:table-row>
        <table:table-row table:style-name="ro1">
          <table:table-cell office:value-type="string" calcext:value-type="string">
            <text:p>49700000</text:p>
          </table:table-cell>
          <table:table-cell office:value-type="string" calcext:value-type="string">
            <text:p>Pasivo Diferido – Costos Diferid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12:.F312])" office:value-type="string" office:string-value="49700000|Pasivo Diferido – Costos Diferidos|CREDIT|PEN||true" calcext:value-type="string">
            <text:p>49700000|Pasivo Diferido – Costos Diferidos|CREDIT|PEN||true</text:p>
          </table:table-cell>
        </table:table-row>
        <table:table-row table:style-name="ro1">
          <table:table-cell office:value-type="string" calcext:value-type="string">
            <text:p>50000000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13:.F313])" office:value-type="string" office:string-value="50000000|Capital|CREDIT|PEN||false" calcext:value-type="string">
            <text:p>50000000|Capital|CREDIT|PEN||false</text:p>
          </table:table-cell>
        </table:table-row>
        <table:table-row table:style-name="ro1">
          <table:table-cell office:value-type="string" calcext:value-type="string">
            <text:p>50100000</text:p>
          </table:table-cell>
          <table:table-cell office:value-type="string" calcext:value-type="string">
            <text:p>Capital Social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14:.F314])" office:value-type="string" office:string-value="50100000|Capital Social|CREDIT|PEN||false" calcext:value-type="string">
            <text:p>50100000|Capital Social|CREDIT|PEN||false</text:p>
          </table:table-cell>
        </table:table-row>
        <table:table-row table:style-name="ro1">
          <table:table-cell office:value-type="string" calcext:value-type="string">
            <text:p>50110000</text:p>
          </table:table-cell>
          <table:table-cell office:value-type="string" calcext:value-type="string">
            <text:p>Capital – Accion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15:.F315])" office:value-type="string" office:string-value="50110000|Capital – Acciones|CREDIT|PEN||true" calcext:value-type="string">
            <text:p>50110000|Capital – Acciones|CREDIT|PEN||true</text:p>
          </table:table-cell>
        </table:table-row>
        <table:table-row table:style-name="ro1">
          <table:table-cell office:value-type="string" calcext:value-type="string">
            <text:p>50120000</text:p>
          </table:table-cell>
          <table:table-cell office:value-type="string" calcext:value-type="string">
            <text:p>Capital – Participacion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16:.F316])" office:value-type="string" office:string-value="50120000|Capital – Participaciones|CREDIT|PEN||true" calcext:value-type="string">
            <text:p>50120000|Capital – Participaciones|CREDIT|PEN||true</text:p>
          </table:table-cell>
        </table:table-row>
        <table:table-row table:style-name="ro1">
          <table:table-cell office:value-type="string" calcext:value-type="string">
            <text:p>50200000</text:p>
          </table:table-cell>
          <table:table-cell office:value-type="string" calcext:value-type="string">
            <text:p>Capital – Acciones en tesorería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17:.F317])" office:value-type="string" office:string-value="50200000|Capital – Acciones en tesorería|CREDIT|PEN||true" calcext:value-type="string">
            <text:p>50200000|Capital – Acciones en tesorería|CREDIT|PEN||true</text:p>
          </table:table-cell>
        </table:table-row>
        <table:table-row table:style-name="ro1">
          <table:table-cell office:value-type="string" calcext:value-type="string">
            <text:p>51000000</text:p>
          </table:table-cell>
          <table:table-cell office:value-type="string" calcext:value-type="string">
            <text:p>Acciones de Inversión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18:.F318])" office:value-type="string" office:string-value="51000000|Acciones de Inversión|CREDIT|PEN||false" calcext:value-type="string">
            <text:p>51000000|Acciones de Inversión|CREDIT|PEN||false</text:p>
          </table:table-cell>
        </table:table-row>
        <table:table-row table:style-name="ro1">
          <table:table-cell office:value-type="string" calcext:value-type="string">
            <text:p>51100000</text:p>
          </table:table-cell>
          <table:table-cell office:value-type="string" calcext:value-type="string">
            <text:p>Acciones de Inversión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19:.F319])" office:value-type="string" office:string-value="51100000|Acciones de Inversión|CREDIT|PEN||false" calcext:value-type="string">
            <text:p>51100000|Acciones de Inversión|CREDIT|PEN||false</text:p>
          </table:table-cell>
        </table:table-row>
        <table:table-row table:style-name="ro1">
          <table:table-cell office:value-type="string" calcext:value-type="string">
            <text:p>51110000</text:p>
          </table:table-cell>
          <table:table-cell office:value-type="string" calcext:value-type="string">
            <text:p>Acciones de Inversión en tesorería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20:.F320])" office:value-type="string" office:string-value="51110000|Acciones de Inversión en tesorería|CREDIT|PEN||true" calcext:value-type="string">
            <text:p>51110000|Acciones de Inversión en tesorería|CREDIT|PEN||true</text:p>
          </table:table-cell>
        </table:table-row>
        <table:table-row table:style-name="ro1">
          <table:table-cell office:value-type="string" calcext:value-type="string">
            <text:p>52000000</text:p>
          </table:table-cell>
          <table:table-cell office:value-type="string" calcext:value-type="string">
            <text:p>Capital Adicional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21:.F321])" office:value-type="string" office:string-value="52000000|Capital Adicional|CREDIT|PEN||false" calcext:value-type="string">
            <text:p>52000000|Capital Adicional|CREDIT|PEN||false</text:p>
          </table:table-cell>
        </table:table-row>
        <table:table-row table:style-name="ro1">
          <table:table-cell office:value-type="string" calcext:value-type="string">
            <text:p>52100000</text:p>
          </table:table-cell>
          <table:table-cell office:value-type="string" calcext:value-type="string">
            <text:p>Primas (descuentos) de accion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22:.F322])" office:value-type="string" office:string-value="52100000|Primas (descuentos) de acciones|CREDIT|PEN||true" calcext:value-type="string">
            <text:p>52100000|Primas (descuentos) de acciones|CREDIT|PEN||true</text:p>
          </table:table-cell>
        </table:table-row>
        <table:table-row table:style-name="ro1">
          <table:table-cell office:value-type="string" calcext:value-type="string">
            <text:p>52200000</text:p>
          </table:table-cell>
          <table:table-cell office:value-type="string" calcext:value-type="string">
            <text:p>Capitalizaciones en trámit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23:.F323])" office:value-type="string" office:string-value="52200000|Capitalizaciones en trámite|CREDIT|PEN||false" calcext:value-type="string">
            <text:p>52200000|Capitalizaciones en trámite|CREDIT|PEN||false</text:p>
          </table:table-cell>
        </table:table-row>
        <table:table-row table:style-name="ro1">
          <table:table-cell office:value-type="string" calcext:value-type="string">
            <text:p>52210000</text:p>
          </table:table-cell>
          <table:table-cell office:value-type="string" calcext:value-type="string">
            <text:p>Capitalizaciones en trámite – Aport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24:.F324])" office:value-type="string" office:string-value="52210000|Capitalizaciones en trámite – Aportes|CREDIT|PEN||true" calcext:value-type="string">
            <text:p>52210000|Capitalizaciones en trámite – Aportes|CREDIT|PEN||true</text:p>
          </table:table-cell>
        </table:table-row>
        <table:table-row table:style-name="ro1">
          <table:table-cell office:value-type="string" calcext:value-type="string">
            <text:p>52220000</text:p>
          </table:table-cell>
          <table:table-cell office:value-type="string" calcext:value-type="string">
            <text:p>Capitalizaciones en trámite – Reserv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25:.F325])" office:value-type="string" office:string-value="52220000|Capitalizaciones en trámite – Reservas|CREDIT|PEN||true" calcext:value-type="string">
            <text:p>52220000|Capitalizaciones en trámite – Reservas|CREDIT|PEN||true</text:p>
          </table:table-cell>
        </table:table-row>
        <table:table-row table:style-name="ro1">
          <table:table-cell office:value-type="string" calcext:value-type="string">
            <text:p>52230000</text:p>
          </table:table-cell>
          <table:table-cell office:value-type="string" calcext:value-type="string">
            <text:p>Capitalizaciones en trámite – Acreenci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26:.F326])" office:value-type="string" office:string-value="52230000|Capitalizaciones en trámite – Acreencias|CREDIT|PEN||true" calcext:value-type="string">
            <text:p>52230000|Capitalizaciones en trámite – Acreencias|CREDIT|PEN||true</text:p>
          </table:table-cell>
        </table:table-row>
        <table:table-row table:style-name="ro1">
          <table:table-cell office:value-type="string" calcext:value-type="string">
            <text:p>52240000</text:p>
          </table:table-cell>
          <table:table-cell office:value-type="string" calcext:value-type="string">
            <text:p>Capitalizaciones en trámite – Utilidad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27:.F327])" office:value-type="string" office:string-value="52240000|Capitalizaciones en trámite – Utilidades|CREDIT|PEN||true" calcext:value-type="string">
            <text:p>52240000|Capitalizaciones en trámite – Utilidades|CREDIT|PEN||true</text:p>
          </table:table-cell>
        </table:table-row>
        <table:table-row table:style-name="ro1">
          <table:table-cell office:value-type="string" calcext:value-type="string">
            <text:p>52300000</text:p>
          </table:table-cell>
          <table:table-cell office:value-type="string" calcext:value-type="string">
            <text:p>Reducciones de capital pendientes de formalización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28:.F328])" office:value-type="string" office:string-value="52300000|Reducciones de capital pendientes de formalización|CREDIT|PEN||true" calcext:value-type="string">
            <text:p>52300000|Reducciones de capital pendientes de formalización|CREDIT|PEN||true</text:p>
          </table:table-cell>
        </table:table-row>
        <table:table-row table:style-name="ro1">
          <table:table-cell office:value-type="string" calcext:value-type="string">
            <text:p>56000000</text:p>
          </table:table-cell>
          <table:table-cell office:value-type="string" calcext:value-type="string">
            <text:p>Resultados no realizad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29:.F329])" office:value-type="string" office:string-value="56000000|Resultados no realizados|CREDIT|PEN||false" calcext:value-type="string">
            <text:p>56000000|Resultados no realizados|CREDIT|PEN||false</text:p>
          </table:table-cell>
        </table:table-row>
        <table:table-row table:style-name="ro1">
          <table:table-cell office:value-type="string" calcext:value-type="string">
            <text:p>57000000</text:p>
          </table:table-cell>
          <table:table-cell office:value-type="string" calcext:value-type="string">
            <text:p>Excedente de Revaluación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30:.F330])" office:value-type="string" office:string-value="57000000|Excedente de Revaluación|CREDIT|PEN||false" calcext:value-type="string">
            <text:p>57000000|Excedente de Revaluación|CREDIT|PEN||false</text:p>
          </table:table-cell>
        </table:table-row>
        <table:table-row table:style-name="ro1">
          <table:table-cell office:value-type="string" calcext:value-type="string">
            <text:p>57100000</text:p>
          </table:table-cell>
          <table:table-cell office:value-type="string" calcext:value-type="string">
            <text:p>Excedente de Revaluación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31:.F331])" office:value-type="string" office:string-value="57100000|Excedente de Revaluación|CREDIT|PEN||false" calcext:value-type="string">
            <text:p>57100000|Excedente de Revaluación|CREDIT|PEN||false</text:p>
          </table:table-cell>
        </table:table-row>
        <table:table-row table:style-name="ro1">
          <table:table-cell office:value-type="string" calcext:value-type="string">
            <text:p>57110000</text:p>
          </table:table-cell>
          <table:table-cell office:value-type="string" calcext:value-type="string">
            <text:p>Excedente de Revaluación – Inversiones inmobiliari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32:.F332])" office:value-type="string" office:string-value="57110000|Excedente de Revaluación – Inversiones inmobiliarias|CREDIT|PEN||true" calcext:value-type="string">
            <text:p>57110000|Excedente de Revaluación – Inversiones inmobiliarias|CREDIT|PEN||true</text:p>
          </table:table-cell>
        </table:table-row>
        <table:table-row table:style-name="ro1">
          <table:table-cell office:value-type="string" calcext:value-type="string">
            <text:p>57120000</text:p>
          </table:table-cell>
          <table:table-cell office:value-type="string" calcext:value-type="string">
            <text:p>Excedente de Revaluación – IM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33:.F333])" office:value-type="string" office:string-value="57120000|Excedente de Revaluación – IME|CREDIT|PEN||true" calcext:value-type="string">
            <text:p>57120000|Excedente de Revaluación – IME|CREDIT|PEN||true</text:p>
          </table:table-cell>
        </table:table-row>
        <table:table-row table:style-name="ro1">
          <table:table-cell office:value-type="string" calcext:value-type="string">
            <text:p>57130000</text:p>
          </table:table-cell>
          <table:table-cell office:value-type="string" calcext:value-type="string">
            <text:p>Excedente de Revaluación – Intangibl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34:.F334])" office:value-type="string" office:string-value="57130000|Excedente de Revaluación – Intangibles|CREDIT|PEN||true" calcext:value-type="string">
            <text:p>57130000|Excedente de Revaluación – Intangibles|CREDIT|PEN||true</text:p>
          </table:table-cell>
        </table:table-row>
        <table:table-row table:style-name="ro1">
          <table:table-cell office:value-type="string" calcext:value-type="string">
            <text:p>57200000</text:p>
          </table:table-cell>
          <table:table-cell office:value-type="string" calcext:value-type="string">
            <text:p>Excedente de Revaluación – Acciones liberadas recibid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35:.F335])" office:value-type="string" office:string-value="57200000|Excedente de Revaluación – Acciones liberadas recibidas|CREDIT|PEN||true" calcext:value-type="string">
            <text:p>57200000|Excedente de Revaluación – Acciones liberadas recibidas|CREDIT|PEN||true</text:p>
          </table:table-cell>
        </table:table-row>
        <table:table-row table:style-name="ro1">
          <table:table-cell office:value-type="string" calcext:value-type="string">
            <text:p>57300000</text:p>
          </table:table-cell>
          <table:table-cell office:value-type="string" calcext:value-type="string">
            <text:p>Participación en excedente de revaluación – Inversiones en relacionad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36:.F336])" office:value-type="string" office:string-value="57300000|Participación en excedente de revaluación – Inversiones en relacionadas|CREDIT|PEN||true" calcext:value-type="string">
            <text:p>57300000|Participación en excedente de revaluación – Inversiones en relacionadas|CREDIT|PEN||true</text:p>
          </table:table-cell>
        </table:table-row>
        <table:table-row table:style-name="ro1">
          <table:table-cell office:value-type="string" calcext:value-type="string">
            <text:p>58000000</text:p>
          </table:table-cell>
          <table:table-cell office:value-type="string" calcext:value-type="string">
            <text:p>Reserv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37:.F337])" office:value-type="string" office:string-value="58000000|Reservas|CREDIT|PEN||false" calcext:value-type="string">
            <text:p>58000000|Reservas|CREDIT|PEN||false</text:p>
          </table:table-cell>
        </table:table-row>
        <table:table-row table:style-name="ro1">
          <table:table-cell office:value-type="string" calcext:value-type="string">
            <text:p>58100000</text:p>
          </table:table-cell>
          <table:table-cell office:value-type="string" calcext:value-type="string">
            <text:p>Reinversión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38:.F338])" office:value-type="string" office:string-value="58100000|Reinversión|CREDIT|PEN||true" calcext:value-type="string">
            <text:p>58100000|Reinversión|CREDIT|PEN||true</text:p>
          </table:table-cell>
        </table:table-row>
        <table:table-row table:style-name="ro1">
          <table:table-cell office:value-type="string" calcext:value-type="string">
            <text:p>58200000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39:.F339])" office:value-type="string" office:string-value="58200000|Legal|CREDIT|PEN||true" calcext:value-type="string">
            <text:p>58200000|Legal|CREDIT|PEN||true</text:p>
          </table:table-cell>
        </table:table-row>
        <table:table-row table:style-name="ro1">
          <table:table-cell office:value-type="string" calcext:value-type="string">
            <text:p>58300000</text:p>
          </table:table-cell>
          <table:table-cell office:value-type="string" calcext:value-type="string">
            <text:p>Contractual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40:.F340])" office:value-type="string" office:string-value="58300000|Contractuales|CREDIT|PEN||true" calcext:value-type="string">
            <text:p>58300000|Contractuales|CREDIT|PEN||true</text:p>
          </table:table-cell>
        </table:table-row>
        <table:table-row table:style-name="ro1">
          <table:table-cell office:value-type="string" calcext:value-type="string">
            <text:p>58400000</text:p>
          </table:table-cell>
          <table:table-cell office:value-type="string" calcext:value-type="string">
            <text:p>Estatutari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41:.F341])" office:value-type="string" office:string-value="58400000|Estatutarias|CREDIT|PEN||true" calcext:value-type="string">
            <text:p>58400000|Estatutarias|CREDIT|PEN||true</text:p>
          </table:table-cell>
        </table:table-row>
        <table:table-row table:style-name="ro1">
          <table:table-cell office:value-type="string" calcext:value-type="string">
            <text:p>58500000</text:p>
          </table:table-cell>
          <table:table-cell office:value-type="string" calcext:value-type="string">
            <text:p>Facultativ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42:.F342])" office:value-type="string" office:string-value="58500000|Facultativas|CREDIT|PEN||true" calcext:value-type="string">
            <text:p>58500000|Facultativas|CREDIT|PEN||true</text:p>
          </table:table-cell>
        </table:table-row>
        <table:table-row table:style-name="ro1">
          <table:table-cell office:value-type="string" calcext:value-type="string">
            <text:p>58900000</text:p>
          </table:table-cell>
          <table:table-cell office:value-type="string" calcext:value-type="string">
            <text:p>Otras reserv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43:.F343])" office:value-type="string" office:string-value="58900000|Otras reservas|CREDIT|PEN||true" calcext:value-type="string">
            <text:p>58900000|Otras reservas|CREDIT|PEN||true</text:p>
          </table:table-cell>
        </table:table-row>
        <table:table-row table:style-name="ro1">
          <table:table-cell office:value-type="string" calcext:value-type="string">
            <text:p>59000000</text:p>
          </table:table-cell>
          <table:table-cell office:value-type="string" calcext:value-type="string">
            <text:p>Resultados Acumulad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44:.F344])" office:value-type="string" office:string-value="59000000|Resultados Acumulados|CREDIT|PEN||false" calcext:value-type="string">
            <text:p>59000000|Resultados Acumulados|CREDIT|PEN||false</text:p>
          </table:table-cell>
        </table:table-row>
        <table:table-row table:style-name="ro1">
          <table:table-cell office:value-type="string" calcext:value-type="string">
            <text:p>59100000</text:p>
          </table:table-cell>
          <table:table-cell office:value-type="string" calcext:value-type="string">
            <text:p>Utilidades no distribuid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45:.F345])" office:value-type="string" office:string-value="59100000|Utilidades no distribuidas|CREDIT|PEN||false" calcext:value-type="string">
            <text:p>59100000|Utilidades no distribuidas|CREDIT|PEN||false</text:p>
          </table:table-cell>
        </table:table-row>
        <table:table-row table:style-name="ro1">
          <table:table-cell office:value-type="string" calcext:value-type="string">
            <text:p>59110000</text:p>
          </table:table-cell>
          <table:table-cell office:value-type="string" calcext:value-type="string">
            <text:p>Utilidades acumulad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46:.F346])" office:value-type="string" office:string-value="59110000|Utilidades acumuladas|CREDIT|PEN||true" calcext:value-type="string">
            <text:p>59110000|Utilidades acumuladas|CREDIT|PEN||true</text:p>
          </table:table-cell>
        </table:table-row>
        <table:table-row table:style-name="ro1">
          <table:table-cell office:value-type="string" calcext:value-type="string">
            <text:p>59120000</text:p>
          </table:table-cell>
          <table:table-cell office:value-type="string" calcext:value-type="string">
            <text:p>Ingresos de años anterior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47:.F347])" office:value-type="string" office:string-value="59120000|Ingresos de años anteriores|CREDIT|PEN||true" calcext:value-type="string">
            <text:p>59120000|Ingresos de años anteriores|CREDIT|PEN||true</text:p>
          </table:table-cell>
        </table:table-row>
        <table:table-row table:style-name="ro1">
          <table:table-cell office:value-type="string" calcext:value-type="string">
            <text:p>59200000</text:p>
          </table:table-cell>
          <table:table-cell office:value-type="string" calcext:value-type="string">
            <text:p>Pérdidas acumulad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48:.F348])" office:value-type="string" office:string-value="59200000|Pérdidas acumuladas|CREDIT|PEN||false" calcext:value-type="string">
            <text:p>59200000|Pérdidas acumuladas|CREDIT|PEN||false</text:p>
          </table:table-cell>
        </table:table-row>
        <table:table-row table:style-name="ro1">
          <table:table-cell office:value-type="string" calcext:value-type="string">
            <text:p>59210000</text:p>
          </table:table-cell>
          <table:table-cell office:value-type="string" calcext:value-type="string">
            <text:p>Pérdidas acumulad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49:.F349])" office:value-type="string" office:string-value="59210000|Pérdidas acumuladas|CREDIT|PEN||true" calcext:value-type="string">
            <text:p>59210000|Pérdidas acumuladas|CREDIT|PEN||true</text:p>
          </table:table-cell>
        </table:table-row>
        <table:table-row table:style-name="ro1">
          <table:table-cell office:value-type="string" calcext:value-type="string">
            <text:p>59220000</text:p>
          </table:table-cell>
          <table:table-cell office:value-type="string" calcext:value-type="string">
            <text:p>Gastos de años anterior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50:.F350])" office:value-type="string" office:string-value="59220000|Gastos de años anteriores|CREDIT|PEN||true" calcext:value-type="string">
            <text:p>59220000|Gastos de años anteriores|CREDIT|PEN||true</text:p>
          </table:table-cell>
        </table:table-row>
        <table:table-row table:style-name="ro1">
          <table:table-cell office:value-type="string" calcext:value-type="string">
            <text:p>60000000</text:p>
          </table:table-cell>
          <table:table-cell office:value-type="string" calcext:value-type="string">
            <text:p>Compr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51:.F351])" office:value-type="string" office:string-value="60000000|Compras|DEBIT|PEN||false" calcext:value-type="string">
            <text:p>60000000|Compras|DEBIT|PEN||false</text:p>
          </table:table-cell>
        </table:table-row>
        <table:table-row table:style-name="ro1">
          <table:table-cell office:value-type="string" calcext:value-type="string">
            <text:p>60100000</text:p>
          </table:table-cell>
          <table:table-cell office:value-type="string" calcext:value-type="string">
            <text:p>Compras – Mercaderí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52:.F352])" office:value-type="string" office:string-value="60100000|Compras – Mercaderías|DEBIT|PEN||false" calcext:value-type="string">
            <text:p>60100000|Compras – Mercaderías|DEBIT|PEN||false</text:p>
          </table:table-cell>
        </table:table-row>
        <table:table-row table:style-name="ro1">
          <table:table-cell office:value-type="string" calcext:value-type="string">
            <text:p>60200000</text:p>
          </table:table-cell>
          <table:table-cell office:value-type="string" calcext:value-type="string">
            <text:p>Compras – Materias prim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53:.F353])" office:value-type="string" office:string-value="60200000|Compras – Materias primas|DEBIT|PEN||true" calcext:value-type="string">
            <text:p>60200000|Compras – Materias primas|DEBIT|PEN||true</text:p>
          </table:table-cell>
        </table:table-row>
        <table:table-row table:style-name="ro1">
          <table:table-cell office:value-type="string" calcext:value-type="string">
            <text:p>60300000</text:p>
          </table:table-cell>
          <table:table-cell office:value-type="string" calcext:value-type="string">
            <text:p>Compras – Materiales auxiliares, suministros y repuest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54:.F354])" office:value-type="string" office:string-value="60300000|Compras – Materiales auxiliares, suministros y repuestos|DEBIT|PEN||false" calcext:value-type="string">
            <text:p>60300000|Compras – Materiales auxiliares, suministros y repuestos|DEBIT|PEN||false</text:p>
          </table:table-cell>
        </table:table-row>
        <table:table-row table:style-name="ro1">
          <table:table-cell office:value-type="string" calcext:value-type="string">
            <text:p>60310000</text:p>
          </table:table-cell>
          <table:table-cell office:value-type="string" calcext:value-type="string">
            <text:p>Compras – Materiales auxiliar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55:.F355])" office:value-type="string" office:string-value="60310000|Compras – Materiales auxiliares|DEBIT|PEN||true" calcext:value-type="string">
            <text:p>60310000|Compras – Materiales auxiliares|DEBIT|PEN||true</text:p>
          </table:table-cell>
        </table:table-row>
        <table:table-row table:style-name="ro1">
          <table:table-cell office:value-type="string" calcext:value-type="string">
            <text:p>60320000</text:p>
          </table:table-cell>
          <table:table-cell office:value-type="string" calcext:value-type="string">
            <text:p>Compras – Suminist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56:.F356])" office:value-type="string" office:string-value="60320000|Compras – Suministros|DEBIT|PEN||true" calcext:value-type="string">
            <text:p>60320000|Compras – Suministros|DEBIT|PEN||true</text:p>
          </table:table-cell>
        </table:table-row>
        <table:table-row table:style-name="ro1">
          <table:table-cell office:value-type="string" calcext:value-type="string">
            <text:p>60330000</text:p>
          </table:table-cell>
          <table:table-cell office:value-type="string" calcext:value-type="string">
            <text:p>Compras – Repuest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57:.F357])" office:value-type="string" office:string-value="60330000|Compras – Repuestos|DEBIT|PEN||true" calcext:value-type="string">
            <text:p>60330000|Compras – Repuestos|DEBIT|PEN||true</text:p>
          </table:table-cell>
        </table:table-row>
        <table:table-row table:style-name="ro1">
          <table:table-cell office:value-type="string" calcext:value-type="string">
            <text:p>60400000</text:p>
          </table:table-cell>
          <table:table-cell office:value-type="string" calcext:value-type="string">
            <text:p>Compras – Envases y embalaj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58:.F358])" office:value-type="string" office:string-value="60400000|Compras – Envases y embalajes|DEBIT|PEN||false" calcext:value-type="string">
            <text:p>60400000|Compras – Envases y embalajes|DEBIT|PEN||false</text:p>
          </table:table-cell>
        </table:table-row>
        <table:table-row table:style-name="ro1">
          <table:table-cell office:value-type="string" calcext:value-type="string">
            <text:p>60410000</text:p>
          </table:table-cell>
          <table:table-cell office:value-type="string" calcext:value-type="string">
            <text:p>Compras – Envas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59:.F359])" office:value-type="string" office:string-value="60410000|Compras – Envases|DEBIT|PEN||true" calcext:value-type="string">
            <text:p>60410000|Compras – Envases|DEBIT|PEN||true</text:p>
          </table:table-cell>
        </table:table-row>
        <table:table-row table:style-name="ro1">
          <table:table-cell office:value-type="string" calcext:value-type="string">
            <text:p>60420000</text:p>
          </table:table-cell>
          <table:table-cell office:value-type="string" calcext:value-type="string">
            <text:p>Compras – Embalaj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60:.F360])" office:value-type="string" office:string-value="60420000|Compras – Embalajes|DEBIT|PEN||true" calcext:value-type="string">
            <text:p>60420000|Compras – Embalajes|DEBIT|PEN||true</text:p>
          </table:table-cell>
        </table:table-row>
        <table:table-row table:style-name="ro1">
          <table:table-cell office:value-type="string" calcext:value-type="string">
            <text:p>60900000</text:p>
          </table:table-cell>
          <table:table-cell office:value-type="string" calcext:value-type="string">
            <text:p>Costos Vinculados con las compr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61:.F361])" office:value-type="string" office:string-value="60900000|Costos Vinculados con las compras|DEBIT|PEN||false" calcext:value-type="string">
            <text:p>60900000|Costos Vinculados con las compras|DEBIT|PEN||false</text:p>
          </table:table-cell>
        </table:table-row>
        <table:table-row table:style-name="ro1">
          <table:table-cell office:value-type="string" calcext:value-type="string">
            <text:p>60910000</text:p>
          </table:table-cell>
          <table:table-cell office:value-type="string" calcext:value-type="string">
            <text:p>Costos de Compras – de Mercaderí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62:.F362])" office:value-type="string" office:string-value="60910000|Costos de Compras – de Mercaderías|DEBIT|PEN||true" calcext:value-type="string">
            <text:p>60910000|Costos de Compras – de Mercaderías|DEBIT|PEN||true</text:p>
          </table:table-cell>
        </table:table-row>
        <table:table-row table:style-name="ro1">
          <table:table-cell office:value-type="string" calcext:value-type="string">
            <text:p>60920000</text:p>
          </table:table-cell>
          <table:table-cell office:value-type="string" calcext:value-type="string">
            <text:p>Costos de Compras – de Materias Prim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63:.F363])" office:value-type="string" office:string-value="60920000|Costos de Compras – de Materias Primas|DEBIT|PEN||true" calcext:value-type="string">
            <text:p>60920000|Costos de Compras – de Materias Primas|DEBIT|PEN||true</text:p>
          </table:table-cell>
        </table:table-row>
        <table:table-row table:style-name="ro1">
          <table:table-cell office:value-type="string" calcext:value-type="string">
            <text:p>60930000</text:p>
          </table:table-cell>
          <table:table-cell office:value-type="string" calcext:value-type="string">
            <text:p>Costos de Compras – Materiales auxiliares, suministros y repuest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64:.F364])" office:value-type="string" office:string-value="60930000|Costos de Compras – Materiales auxiliares, suministros y repuestos|DEBIT|PEN||false" calcext:value-type="string">
            <text:p>60930000|Costos de Compras – Materiales auxiliares, suministros y repuestos|DEBIT|PEN||false</text:p>
          </table:table-cell>
        </table:table-row>
        <table:table-row table:style-name="ro1">
          <table:table-cell office:value-type="string" calcext:value-type="string">
            <text:p>60931000</text:p>
          </table:table-cell>
          <table:table-cell office:value-type="string" calcext:value-type="string">
            <text:p>Costos de Materiales, suministros y repuestos – Transport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65:.F365])" office:value-type="string" office:string-value="60931000|Costos de Materiales, suministros y repuestos – Transporte|DEBIT|PEN||true" calcext:value-type="string">
            <text:p>60931000|Costos de Materiales, suministros y repuestos – Transporte|DEBIT|PEN||true</text:p>
          </table:table-cell>
        </table:table-row>
        <table:table-row table:style-name="ro1">
          <table:table-cell office:value-type="string" calcext:value-type="string">
            <text:p>60932000</text:p>
          </table:table-cell>
          <table:table-cell office:value-type="string" calcext:value-type="string">
            <text:p>Costos de Materiales, suministros y repuestos – Segu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66:.F366])" office:value-type="string" office:string-value="60932000|Costos de Materiales, suministros y repuestos – Seguros|DEBIT|PEN||true" calcext:value-type="string">
            <text:p>60932000|Costos de Materiales, suministros y repuestos – Seguros|DEBIT|PEN||true</text:p>
          </table:table-cell>
        </table:table-row>
        <table:table-row table:style-name="ro1">
          <table:table-cell office:value-type="string" calcext:value-type="string">
            <text:p>60933000</text:p>
          </table:table-cell>
          <table:table-cell office:value-type="string" calcext:value-type="string">
            <text:p>Costos de Materiales, suministros y repuestos – Derechos aduan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67:.F367])" office:value-type="string" office:string-value="60933000|Costos de Materiales, suministros y repuestos – Derechos aduaneros|DEBIT|PEN||true" calcext:value-type="string">
            <text:p>60933000|Costos de Materiales, suministros y repuestos – Derechos aduaneros|DEBIT|PEN||true</text:p>
          </table:table-cell>
        </table:table-row>
        <table:table-row table:style-name="ro1">
          <table:table-cell office:value-type="string" calcext:value-type="string">
            <text:p>60934000</text:p>
          </table:table-cell>
          <table:table-cell office:value-type="string" calcext:value-type="string">
            <text:p>Costos de Materiales, suministros y repuestos – Comis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68:.F368])" office:value-type="string" office:string-value="60934000|Costos de Materiales, suministros y repuestos – Comisiones|DEBIT|PEN||true" calcext:value-type="string">
            <text:p>60934000|Costos de Materiales, suministros y repuestos – Comisiones|DEBIT|PEN||true</text:p>
          </table:table-cell>
        </table:table-row>
        <table:table-row table:style-name="ro1">
          <table:table-cell office:value-type="string" calcext:value-type="string">
            <text:p>60935000</text:p>
          </table:table-cell>
          <table:table-cell office:value-type="string" calcext:value-type="string">
            <text:p>Costos de Materiales, suministros y repuestos – Ot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69:.F369])" office:value-type="string" office:string-value="60935000|Costos de Materiales, suministros y repuestos – Otros|DEBIT|PEN||true" calcext:value-type="string">
            <text:p>60935000|Costos de Materiales, suministros y repuestos – Otros|DEBIT|PEN||true</text:p>
          </table:table-cell>
        </table:table-row>
        <table:table-row table:style-name="ro1">
          <table:table-cell office:value-type="string" calcext:value-type="string">
            <text:p>60940000</text:p>
          </table:table-cell>
          <table:table-cell office:value-type="string" calcext:value-type="string">
            <text:p>Costo de Compras – Envases y embalaj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70:.F370])" office:value-type="string" office:string-value="60940000|Costo de Compras – Envases y embalajes|DEBIT|PEN||false" calcext:value-type="string">
            <text:p>60940000|Costo de Compras – Envases y embalajes|DEBIT|PEN||false</text:p>
          </table:table-cell>
        </table:table-row>
        <table:table-row table:style-name="ro1">
          <table:table-cell office:value-type="string" calcext:value-type="string">
            <text:p>60941000</text:p>
          </table:table-cell>
          <table:table-cell office:value-type="string" calcext:value-type="string">
            <text:p>Costo de Envases y Embalajes – Transport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71:.F371])" office:value-type="string" office:string-value="60941000|Costo de Envases y Embalajes – Transporte|DEBIT|PEN||true" calcext:value-type="string">
            <text:p>60941000|Costo de Envases y Embalajes – Transporte|DEBIT|PEN||true</text:p>
          </table:table-cell>
        </table:table-row>
        <table:table-row table:style-name="ro1">
          <table:table-cell office:value-type="string" calcext:value-type="string">
            <text:p>60942000</text:p>
          </table:table-cell>
          <table:table-cell office:value-type="string" calcext:value-type="string">
            <text:p>Costo de Envases y Embalajes – Segu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72:.F372])" office:value-type="string" office:string-value="60942000|Costo de Envases y Embalajes – Seguros|DEBIT|PEN||true" calcext:value-type="string">
            <text:p>60942000|Costo de Envases y Embalajes – Seguros|DEBIT|PEN||true</text:p>
          </table:table-cell>
        </table:table-row>
        <table:table-row table:style-name="ro1">
          <table:table-cell office:value-type="string" calcext:value-type="string">
            <text:p>60943000</text:p>
          </table:table-cell>
          <table:table-cell office:value-type="string" calcext:value-type="string">
            <text:p>Costo de Envases y Embalajes – Derechos aduan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73:.F373])" office:value-type="string" office:string-value="60943000|Costo de Envases y Embalajes – Derechos aduaneros|DEBIT|PEN||true" calcext:value-type="string">
            <text:p>60943000|Costo de Envases y Embalajes – Derechos aduaneros|DEBIT|PEN||true</text:p>
          </table:table-cell>
        </table:table-row>
        <table:table-row table:style-name="ro1">
          <table:table-cell office:value-type="string" calcext:value-type="string">
            <text:p>60944000</text:p>
          </table:table-cell>
          <table:table-cell office:value-type="string" calcext:value-type="string">
            <text:p>Costo de Envases y Embalajes – Comis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74:.F374])" office:value-type="string" office:string-value="60944000|Costo de Envases y Embalajes – Comisiones|DEBIT|PEN||true" calcext:value-type="string">
            <text:p>60944000|Costo de Envases y Embalajes – Comisiones|DEBIT|PEN||true</text:p>
          </table:table-cell>
        </table:table-row>
        <table:table-row table:style-name="ro1">
          <table:table-cell office:value-type="string" calcext:value-type="string">
            <text:p>60945000</text:p>
          </table:table-cell>
          <table:table-cell office:value-type="string" calcext:value-type="string">
            <text:p>Costo de Envases y Embalajes – Ot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75:.F375])" office:value-type="string" office:string-value="60945000|Costo de Envases y Embalajes – Otros|DEBIT|PEN||true" calcext:value-type="string">
            <text:p>60945000|Costo de Envases y Embalajes – Otros|DEBIT|PEN||true</text:p>
          </table:table-cell>
        </table:table-row>
        <table:table-row table:style-name="ro1">
          <table:table-cell office:value-type="string" calcext:value-type="string">
            <text:p>61000000</text:p>
          </table:table-cell>
          <table:table-cell office:value-type="string" calcext:value-type="string">
            <text:p>Variación de Existenci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76:.F376])" office:value-type="string" office:string-value="61000000|Variación de Existencias|DEBIT|PEN||false" calcext:value-type="string">
            <text:p>61000000|Variación de Existencias|DEBIT|PEN||false</text:p>
          </table:table-cell>
        </table:table-row>
        <table:table-row table:style-name="ro1">
          <table:table-cell office:value-type="string" calcext:value-type="string">
            <text:p>61100000</text:p>
          </table:table-cell>
          <table:table-cell office:value-type="string" calcext:value-type="string">
            <text:p>Variación – Mercaderí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77:.F377])" office:value-type="string" office:string-value="61100000|Variación – Mercaderías|DEBIT|PEN||true" calcext:value-type="string">
            <text:p>61100000|Variación – Mercaderías|DEBIT|PEN||true</text:p>
          </table:table-cell>
        </table:table-row>
        <table:table-row table:style-name="ro1">
          <table:table-cell office:value-type="string" calcext:value-type="string">
            <text:p>61200000</text:p>
          </table:table-cell>
          <table:table-cell office:value-type="string" calcext:value-type="string">
            <text:p>Variación – Materias Prim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78:.F378])" office:value-type="string" office:string-value="61200000|Variación – Materias Primas|DEBIT|PEN||true" calcext:value-type="string">
            <text:p>61200000|Variación – Materias Primas|DEBIT|PEN||true</text:p>
          </table:table-cell>
        </table:table-row>
        <table:table-row table:style-name="ro1">
          <table:table-cell office:value-type="string" calcext:value-type="string">
            <text:p>61300000</text:p>
          </table:table-cell>
          <table:table-cell office:value-type="string" calcext:value-type="string">
            <text:p>Variación – Materiales Auxiliares, Suministros y repuest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79:.F379])" office:value-type="string" office:string-value="61300000|Variación – Materiales Auxiliares, Suministros y repuestos|DEBIT|PEN||false" calcext:value-type="string">
            <text:p>61300000|Variación – Materiales Auxiliares, Suministros y repuestos|DEBIT|PEN||false</text:p>
          </table:table-cell>
        </table:table-row>
        <table:table-row table:style-name="ro1">
          <table:table-cell office:value-type="string" calcext:value-type="string">
            <text:p>61310000</text:p>
          </table:table-cell>
          <table:table-cell office:value-type="string" calcext:value-type="string">
            <text:p>Variación – Materiales Auxiliar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80:.F380])" office:value-type="string" office:string-value="61310000|Variación – Materiales Auxiliares|DEBIT|PEN||true" calcext:value-type="string">
            <text:p>61310000|Variación – Materiales Auxiliares|DEBIT|PEN||true</text:p>
          </table:table-cell>
        </table:table-row>
        <table:table-row table:style-name="ro1">
          <table:table-cell office:value-type="string" calcext:value-type="string">
            <text:p>61320000</text:p>
          </table:table-cell>
          <table:table-cell office:value-type="string" calcext:value-type="string">
            <text:p>Variación – Suminist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81:.F381])" office:value-type="string" office:string-value="61320000|Variación – Suministros|DEBIT|PEN||true" calcext:value-type="string">
            <text:p>61320000|Variación – Suministros|DEBIT|PEN||true</text:p>
          </table:table-cell>
        </table:table-row>
        <table:table-row table:style-name="ro1">
          <table:table-cell office:value-type="string" calcext:value-type="string">
            <text:p>61330000</text:p>
          </table:table-cell>
          <table:table-cell office:value-type="string" calcext:value-type="string">
            <text:p>Variación – Repuest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82:.F382])" office:value-type="string" office:string-value="61330000|Variación – Repuestos|DEBIT|PEN||true" calcext:value-type="string">
            <text:p>61330000|Variación – Repuestos|DEBIT|PEN||true</text:p>
          </table:table-cell>
        </table:table-row>
        <table:table-row table:style-name="ro1">
          <table:table-cell office:value-type="string" calcext:value-type="string">
            <text:p>61400000</text:p>
          </table:table-cell>
          <table:table-cell office:value-type="string" calcext:value-type="string">
            <text:p>Variación – Envases y embalaj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83:.F383])" office:value-type="string" office:string-value="61400000|Variación – Envases y embalajes|DEBIT|PEN||false" calcext:value-type="string">
            <text:p>61400000|Variación – Envases y embalajes|DEBIT|PEN||false</text:p>
          </table:table-cell>
        </table:table-row>
        <table:table-row table:style-name="ro1">
          <table:table-cell office:value-type="string" calcext:value-type="string">
            <text:p>61410000</text:p>
          </table:table-cell>
          <table:table-cell office:value-type="string" calcext:value-type="string">
            <text:p>Variación – Envas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84:.F384])" office:value-type="string" office:string-value="61410000|Variación – Envases|DEBIT|PEN||true" calcext:value-type="string">
            <text:p>61410000|Variación – Envases|DEBIT|PEN||true</text:p>
          </table:table-cell>
        </table:table-row>
        <table:table-row table:style-name="ro1">
          <table:table-cell office:value-type="string" calcext:value-type="string">
            <text:p>61420000</text:p>
          </table:table-cell>
          <table:table-cell office:value-type="string" calcext:value-type="string">
            <text:p>Variación – Embalaj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85:.F385])" office:value-type="string" office:string-value="61420000|Variación – Embalajes|DEBIT|PEN||true" calcext:value-type="string">
            <text:p>61420000|Variación – Embalajes|DEBIT|PEN||true</text:p>
          </table:table-cell>
        </table:table-row>
        <table:table-row table:style-name="ro1">
          <table:table-cell office:value-type="string" calcext:value-type="string">
            <text:p>62000000</text:p>
          </table:table-cell>
          <table:table-cell office:value-type="string" calcext:value-type="string">
            <text:p>Gastos de Personal y Director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86:.F386])" office:value-type="string" office:string-value="62000000|Gastos de Personal y Directores|DEBIT|PEN||false" calcext:value-type="string">
            <text:p>62000000|Gastos de Personal y Directores|DEBIT|PEN||false</text:p>
          </table:table-cell>
        </table:table-row>
        <table:table-row table:style-name="ro1">
          <table:table-cell office:value-type="string" calcext:value-type="string">
            <text:p>62100000</text:p>
          </table:table-cell>
          <table:table-cell office:value-type="string" calcext:value-type="string">
            <text:p>Gastos – Remuner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87:.F387])" office:value-type="string" office:string-value="62100000|Gastos – Remuneraciones|DEBIT|PEN||false" calcext:value-type="string">
            <text:p>62100000|Gastos – Remuneraciones|DEBIT|PEN||false</text:p>
          </table:table-cell>
        </table:table-row>
        <table:table-row table:style-name="ro1">
          <table:table-cell office:value-type="string" calcext:value-type="string">
            <text:p>62110000</text:p>
          </table:table-cell>
          <table:table-cell office:value-type="string" calcext:value-type="string">
            <text:p>Gastos – Sueldos y Salari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88:.F388])" office:value-type="string" office:string-value="62110000|Gastos – Sueldos y Salarios|DEBIT|PEN||true" calcext:value-type="string">
            <text:p>62110000|Gastos – Sueldos y Salarios|DEBIT|PEN||true</text:p>
          </table:table-cell>
        </table:table-row>
        <table:table-row table:style-name="ro1">
          <table:table-cell office:value-type="string" calcext:value-type="string">
            <text:p>62120000</text:p>
          </table:table-cell>
          <table:table-cell office:value-type="string" calcext:value-type="string">
            <text:p>Gastos – Comis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89:.F389])" office:value-type="string" office:string-value="62120000|Gastos – Comisiones|DEBIT|PEN||true" calcext:value-type="string">
            <text:p>62120000|Gastos – Comisiones|DEBIT|PEN||true</text:p>
          </table:table-cell>
        </table:table-row>
        <table:table-row table:style-name="ro1">
          <table:table-cell office:value-type="string" calcext:value-type="string">
            <text:p>62130000</text:p>
          </table:table-cell>
          <table:table-cell office:value-type="string" calcext:value-type="string">
            <text:p>Gastos – Remuneraciones en especi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90:.F390])" office:value-type="string" office:string-value="62130000|Gastos – Remuneraciones en especie|DEBIT|PEN||true" calcext:value-type="string">
            <text:p>62130000|Gastos – Remuneraciones en especie|DEBIT|PEN||true</text:p>
          </table:table-cell>
        </table:table-row>
        <table:table-row table:style-name="ro1">
          <table:table-cell office:value-type="string" calcext:value-type="string">
            <text:p>62140000</text:p>
          </table:table-cell>
          <table:table-cell office:value-type="string" calcext:value-type="string">
            <text:p>Gastos – Gratific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91:.F391])" office:value-type="string" office:string-value="62140000|Gastos – Gratificaciones|DEBIT|PEN||true" calcext:value-type="string">
            <text:p>62140000|Gastos – Gratificaciones|DEBIT|PEN||true</text:p>
          </table:table-cell>
        </table:table-row>
        <table:table-row table:style-name="ro1">
          <table:table-cell office:value-type="string" calcext:value-type="string">
            <text:p>62150000</text:p>
          </table:table-cell>
          <table:table-cell office:value-type="string" calcext:value-type="string">
            <text:p>Gastos – Vac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92:.F392])" office:value-type="string" office:string-value="62150000|Gastos – Vacaciones|DEBIT|PEN||true" calcext:value-type="string">
            <text:p>62150000|Gastos – Vacaciones|DEBIT|PEN||true</text:p>
          </table:table-cell>
        </table:table-row>
        <table:table-row table:style-name="ro1">
          <table:table-cell office:value-type="string" calcext:value-type="string">
            <text:p>62200000</text:p>
          </table:table-cell>
          <table:table-cell office:value-type="string" calcext:value-type="string">
            <text:p>Gastos – Otras Remuner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93:.F393])" office:value-type="string" office:string-value="62200000|Gastos – Otras Remuneraciones|DEBIT|PEN||true" calcext:value-type="string">
            <text:p>62200000|Gastos – Otras Remuneraciones|DEBIT|PEN||true</text:p>
          </table:table-cell>
        </table:table-row>
        <table:table-row table:style-name="ro1">
          <table:table-cell office:value-type="string" calcext:value-type="string">
            <text:p>62300000</text:p>
          </table:table-cell>
          <table:table-cell office:value-type="string" calcext:value-type="string">
            <text:p>Gastos – Indemnizaciones al person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94:.F394])" office:value-type="string" office:string-value="62300000|Gastos – Indemnizaciones al personal|DEBIT|PEN||true" calcext:value-type="string">
            <text:p>62300000|Gastos – Indemnizaciones al personal|DEBIT|PEN||true</text:p>
          </table:table-cell>
        </table:table-row>
        <table:table-row table:style-name="ro1">
          <table:table-cell office:value-type="string" calcext:value-type="string">
            <text:p>62400000</text:p>
          </table:table-cell>
          <table:table-cell office:value-type="string" calcext:value-type="string">
            <text:p>Gastos – Capacitación del Person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95:.F395])" office:value-type="string" office:string-value="62400000|Gastos – Capacitación del Personal|DEBIT|PEN||true" calcext:value-type="string">
            <text:p>62400000|Gastos – Capacitación del Personal|DEBIT|PEN||true</text:p>
          </table:table-cell>
        </table:table-row>
        <table:table-row table:style-name="ro1">
          <table:table-cell office:value-type="string" calcext:value-type="string">
            <text:p>62500000</text:p>
          </table:table-cell>
          <table:table-cell office:value-type="string" calcext:value-type="string">
            <text:p>Gastos – Atención al person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96:.F396])" office:value-type="string" office:string-value="62500000|Gastos – Atención al personal|DEBIT|PEN||true" calcext:value-type="string">
            <text:p>62500000|Gastos – Atención al personal|DEBIT|PEN||true</text:p>
          </table:table-cell>
        </table:table-row>
        <table:table-row table:style-name="ro1">
          <table:table-cell office:value-type="string" calcext:value-type="string">
            <text:p>62700000</text:p>
          </table:table-cell>
          <table:table-cell office:value-type="string" calcext:value-type="string">
            <text:p>Gastos – Seguridad, previsión social y contribu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397:.F397])" office:value-type="string" office:string-value="62700000|Gastos – Seguridad, previsión social y contribuciones|DEBIT|PEN||false" calcext:value-type="string">
            <text:p>62700000|Gastos – Seguridad, previsión social y contribuciones|DEBIT|PEN||false</text:p>
          </table:table-cell>
        </table:table-row>
        <table:table-row table:style-name="ro1">
          <table:table-cell office:value-type="string" calcext:value-type="string">
            <text:p>62710000</text:p>
          </table:table-cell>
          <table:table-cell office:value-type="string" calcext:value-type="string">
            <text:p>Gastos – Régimen de prestación de salud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98:.F398])" office:value-type="string" office:string-value="62710000|Gastos – Régimen de prestación de salud|DEBIT|PEN||true" calcext:value-type="string">
            <text:p>62710000|Gastos – Régimen de prestación de salud|DEBIT|PEN||true</text:p>
          </table:table-cell>
        </table:table-row>
        <table:table-row table:style-name="ro1">
          <table:table-cell office:value-type="string" calcext:value-type="string">
            <text:p>62720000</text:p>
          </table:table-cell>
          <table:table-cell office:value-type="string" calcext:value-type="string">
            <text:p>Gastos – Régimen de pens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399:.F399])" office:value-type="string" office:string-value="62720000|Gastos – Régimen de pensiones|DEBIT|PEN||true" calcext:value-type="string">
            <text:p>62720000|Gastos – Régimen de pensiones|DEBIT|PEN||true</text:p>
          </table:table-cell>
        </table:table-row>
        <table:table-row table:style-name="ro1">
          <table:table-cell office:value-type="string" calcext:value-type="string">
            <text:p>62730000</text:p>
          </table:table-cell>
          <table:table-cell office:value-type="string" calcext:value-type="string">
            <text:p>Gastos – SCTR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00:.F400])" office:value-type="string" office:string-value="62730000|Gastos – SCTR|DEBIT|PEN||true" calcext:value-type="string">
            <text:p>62730000|Gastos – SCTR|DEBIT|PEN||true</text:p>
          </table:table-cell>
        </table:table-row>
        <table:table-row table:style-name="ro1">
          <table:table-cell office:value-type="string" calcext:value-type="string">
            <text:p>62740000</text:p>
          </table:table-cell>
          <table:table-cell office:value-type="string" calcext:value-type="string">
            <text:p>Gastos – Seguro de Vid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01:.F401])" office:value-type="string" office:string-value="62740000|Gastos – Seguro de Vida|DEBIT|PEN||true" calcext:value-type="string">
            <text:p>62740000|Gastos – Seguro de Vida|DEBIT|PEN||true</text:p>
          </table:table-cell>
        </table:table-row>
        <table:table-row table:style-name="ro1">
          <table:table-cell office:value-type="string" calcext:value-type="string">
            <text:p>62750000</text:p>
          </table:table-cell>
          <table:table-cell office:value-type="string" calcext:value-type="string">
            <text:p>Gastos – Seguros particulares y EP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02:.F402])" office:value-type="string" office:string-value="62750000|Gastos – Seguros particulares y EPS|DEBIT|PEN||true" calcext:value-type="string">
            <text:p>62750000|Gastos – Seguros particulares y EPS|DEBIT|PEN||true</text:p>
          </table:table-cell>
        </table:table-row>
        <table:table-row table:style-name="ro1">
          <table:table-cell office:value-type="string" calcext:value-type="string">
            <text:p>62760000</text:p>
          </table:table-cell>
          <table:table-cell office:value-type="string" calcext:value-type="string">
            <text:p>Gastos – Caja del pescador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03:.F403])" office:value-type="string" office:string-value="62760000|Gastos – Caja del pescador|DEBIT|PEN||true" calcext:value-type="string">
            <text:p>62760000|Gastos – Caja del pescador|DEBIT|PEN||true</text:p>
          </table:table-cell>
        </table:table-row>
        <table:table-row table:style-name="ro1">
          <table:table-cell office:value-type="string" calcext:value-type="string">
            <text:p>62770000</text:p>
          </table:table-cell>
          <table:table-cell office:value-type="string" calcext:value-type="string">
            <text:p>Gastos – contribuciones a SENCICO y SENATI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04:.F404])" office:value-type="string" office:string-value="62770000|Gastos – contribuciones a SENCICO y SENATI|DEBIT|PEN||true" calcext:value-type="string">
            <text:p>62770000|Gastos – contribuciones a SENCICO y SENATI|DEBIT|PEN||true</text:p>
          </table:table-cell>
        </table:table-row>
        <table:table-row table:style-name="ro1">
          <table:table-cell office:value-type="string" calcext:value-type="string">
            <text:p>62800000</text:p>
          </table:table-cell>
          <table:table-cell office:value-type="string" calcext:value-type="string">
            <text:p>Gastos – Retribuciones al directori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05:.F405])" office:value-type="string" office:string-value="62800000|Gastos – Retribuciones al directorio|DEBIT|PEN||true" calcext:value-type="string">
            <text:p>62800000|Gastos – Retribuciones al directorio|DEBIT|PEN||true</text:p>
          </table:table-cell>
        </table:table-row>
        <table:table-row table:style-name="ro1">
          <table:table-cell office:value-type="string" calcext:value-type="string">
            <text:p>62900000</text:p>
          </table:table-cell>
          <table:table-cell office:value-type="string" calcext:value-type="string">
            <text:p>Gastos – Beneficios sociales de los trabajador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06:.F406])" office:value-type="string" office:string-value="62900000|Gastos – Beneficios sociales de los trabajadores|DEBIT|PEN||false" calcext:value-type="string">
            <text:p>62900000|Gastos – Beneficios sociales de los trabajadores|DEBIT|PEN||false</text:p>
          </table:table-cell>
        </table:table-row>
        <table:table-row table:style-name="ro1">
          <table:table-cell office:value-type="string" calcext:value-type="string">
            <text:p>62910000</text:p>
          </table:table-cell>
          <table:table-cell office:value-type="string" calcext:value-type="string">
            <text:p>Gastos – CT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07:.F407])" office:value-type="string" office:string-value="62910000|Gastos – CTS|DEBIT|PEN||true" calcext:value-type="string">
            <text:p>62910000|Gastos – CTS|DEBIT|PEN||true</text:p>
          </table:table-cell>
        </table:table-row>
        <table:table-row table:style-name="ro1">
          <table:table-cell office:value-type="string" calcext:value-type="string">
            <text:p>62920000</text:p>
          </table:table-cell>
          <table:table-cell office:value-type="string" calcext:value-type="string">
            <text:p>Gastos – Pensiones y jubil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08:.F408])" office:value-type="string" office:string-value="62920000|Gastos – Pensiones y jubilaciones|DEBIT|PEN||true" calcext:value-type="string">
            <text:p>62920000|Gastos – Pensiones y jubilaciones|DEBIT|PEN||true</text:p>
          </table:table-cell>
        </table:table-row>
        <table:table-row table:style-name="ro1">
          <table:table-cell office:value-type="string" calcext:value-type="string">
            <text:p>62930000</text:p>
          </table:table-cell>
          <table:table-cell office:value-type="string" calcext:value-type="string">
            <text:p>Gastos – Otros beneficios post-emple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09:.F409])" office:value-type="string" office:string-value="62930000|Gastos – Otros beneficios post-empleo|DEBIT|PEN||true" calcext:value-type="string">
            <text:p>62930000|Gastos – Otros beneficios post-empleo|DEBIT|PEN||true</text:p>
          </table:table-cell>
        </table:table-row>
        <table:table-row table:style-name="ro1">
          <table:table-cell office:value-type="string" calcext:value-type="string">
            <text:p>63000000</text:p>
          </table:table-cell>
          <table:table-cell office:value-type="string" calcext:value-type="string">
            <text:p>Gastos de Servicios prestados por Terc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10:.F410])" office:value-type="string" office:string-value="63000000|Gastos de Servicios prestados por Terceros|DEBIT|PEN||false" calcext:value-type="string">
            <text:p>63000000|Gastos de Servicios prestados por Terceros|DEBIT|PEN||false</text:p>
          </table:table-cell>
        </table:table-row>
        <table:table-row table:style-name="ro1">
          <table:table-cell office:value-type="string" calcext:value-type="string">
            <text:p>63100000</text:p>
          </table:table-cell>
          <table:table-cell office:value-type="string" calcext:value-type="string">
            <text:p>Gastos – Transporte, correos y gastos de viaj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11:.F411])" office:value-type="string" office:string-value="63100000|Gastos – Transporte, correos y gastos de viaje|DEBIT|PEN||false" calcext:value-type="string">
            <text:p>63100000|Gastos – Transporte, correos y gastos de viaje|DEBIT|PEN||false</text:p>
          </table:table-cell>
        </table:table-row>
        <table:table-row table:style-name="ro1">
          <table:table-cell office:value-type="string" calcext:value-type="string">
            <text:p>63110000</text:p>
          </table:table-cell>
          <table:table-cell office:value-type="string" calcext:value-type="string">
            <text:p>Gastos – Transport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12:.F412])" office:value-type="string" office:string-value="63110000|Gastos – Transporte|DEBIT|PEN||false" calcext:value-type="string">
            <text:p>63110000|Gastos – Transporte|DEBIT|PEN||false</text:p>
          </table:table-cell>
        </table:table-row>
        <table:table-row table:style-name="ro1">
          <table:table-cell office:value-type="string" calcext:value-type="string">
            <text:p>63111000</text:p>
          </table:table-cell>
          <table:table-cell office:value-type="string" calcext:value-type="string">
            <text:p>Gastos – Transporte – Carg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13:.F413])" office:value-type="string" office:string-value="63111000|Gastos – Transporte – Carga|DEBIT|PEN||true" calcext:value-type="string">
            <text:p>63111000|Gastos – Transporte – Carga|DEBIT|PEN||true</text:p>
          </table:table-cell>
        </table:table-row>
        <table:table-row table:style-name="ro1">
          <table:table-cell office:value-type="string" calcext:value-type="string">
            <text:p>63112000</text:p>
          </table:table-cell>
          <table:table-cell office:value-type="string" calcext:value-type="string">
            <text:p>Gastos – Transporte – Pasaj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14:.F414])" office:value-type="string" office:string-value="63112000|Gastos – Transporte – Pasajeros|DEBIT|PEN||true" calcext:value-type="string">
            <text:p>63112000|Gastos – Transporte – Pasajeros|DEBIT|PEN||true</text:p>
          </table:table-cell>
        </table:table-row>
        <table:table-row table:style-name="ro1">
          <table:table-cell office:value-type="string" calcext:value-type="string">
            <text:p>63120000</text:p>
          </table:table-cell>
          <table:table-cell office:value-type="string" calcext:value-type="string">
            <text:p>Gastos – Corre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15:.F415])" office:value-type="string" office:string-value="63120000|Gastos – Correos|DEBIT|PEN||false" calcext:value-type="string">
            <text:p>63120000|Gastos – Correos|DEBIT|PEN||false</text:p>
          </table:table-cell>
        </table:table-row>
        <table:table-row table:style-name="ro1">
          <table:table-cell office:value-type="string" calcext:value-type="string">
            <text:p>63120100</text:p>
          </table:table-cell>
          <table:table-cell office:value-type="string" calcext:value-type="string">
            <text:p>Gastos – Correos – Courier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16:.F416])" office:value-type="string" office:string-value="63120100|Gastos – Correos – Courier|DEBIT|PEN||true" calcext:value-type="string">
            <text:p>63120100|Gastos – Correos – Courier|DEBIT|PEN||true</text:p>
          </table:table-cell>
        </table:table-row>
        <table:table-row table:style-name="ro1">
          <table:table-cell office:value-type="string" calcext:value-type="string">
            <text:p>63130000</text:p>
          </table:table-cell>
          <table:table-cell office:value-type="string" calcext:value-type="string">
            <text:p>Gastos – Alojamien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17:.F417])" office:value-type="string" office:string-value="63130000|Gastos – Alojamiento|DEBIT|PEN||true" calcext:value-type="string">
            <text:p>63130000|Gastos – Alojamiento|DEBIT|PEN||true</text:p>
          </table:table-cell>
        </table:table-row>
        <table:table-row table:style-name="ro1">
          <table:table-cell office:value-type="string" calcext:value-type="string">
            <text:p>63140000</text:p>
          </table:table-cell>
          <table:table-cell office:value-type="string" calcext:value-type="string">
            <text:p>Gastos – Aliment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18:.F418])" office:value-type="string" office:string-value="63140000|Gastos – Alimentación|DEBIT|PEN||true" calcext:value-type="string">
            <text:p>63140000|Gastos – Alimentación|DEBIT|PEN||true</text:p>
          </table:table-cell>
        </table:table-row>
        <table:table-row table:style-name="ro1">
          <table:table-cell office:value-type="string" calcext:value-type="string">
            <text:p>63150000</text:p>
          </table:table-cell>
          <table:table-cell office:value-type="string" calcext:value-type="string">
            <text:p>Gastos – Otros gastos de Viaj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19:.F419])" office:value-type="string" office:string-value="63150000|Gastos – Otros gastos de Viaje|DEBIT|PEN||true" calcext:value-type="string">
            <text:p>63150000|Gastos – Otros gastos de Viaje|DEBIT|PEN||true</text:p>
          </table:table-cell>
        </table:table-row>
        <table:table-row table:style-name="ro1">
          <table:table-cell office:value-type="string" calcext:value-type="string">
            <text:p>63200000</text:p>
          </table:table-cell>
          <table:table-cell office:value-type="string" calcext:value-type="string">
            <text:p>Gastos – Asesoría y Consultorí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20:.F420])" office:value-type="string" office:string-value="63200000|Gastos – Asesoría y Consultoría|DEBIT|PEN||false" calcext:value-type="string">
            <text:p>63200000|Gastos – Asesoría y Consultoría|DEBIT|PEN||false</text:p>
          </table:table-cell>
        </table:table-row>
        <table:table-row table:style-name="ro1">
          <table:table-cell office:value-type="string" calcext:value-type="string">
            <text:p>63210000</text:p>
          </table:table-cell>
          <table:table-cell office:value-type="string" calcext:value-type="string">
            <text:p><text:span text:style-name="T1">Gastos – Asesoría y Consultoría – </text:span>Administrativ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21:.F421])" office:value-type="string" office:string-value="63210000|Gastos – Asesoría y Consultoría – Administrativa|DEBIT|PEN||true" calcext:value-type="string">
            <text:p>63210000|Gastos – Asesoría y Consultoría – Administrativa|DEBIT|PEN||true</text:p>
          </table:table-cell>
        </table:table-row>
        <table:table-row table:style-name="ro1">
          <table:table-cell office:value-type="string" calcext:value-type="string">
            <text:p>63220000</text:p>
          </table:table-cell>
          <table:table-cell office:value-type="string" calcext:value-type="string">
            <text:p><text:span text:style-name="T1">Gastos – Asesoría y Consultoría – </text:span>Legal y tributari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22:.F422])" office:value-type="string" office:string-value="63220000|Gastos – Asesoría y Consultoría – Legal y tributaria|DEBIT|PEN||true" calcext:value-type="string">
            <text:p>63220000|Gastos – Asesoría y Consultoría – Legal y tributaria|DEBIT|PEN||true</text:p>
          </table:table-cell>
        </table:table-row>
        <table:table-row table:style-name="ro1">
          <table:table-cell office:value-type="string" calcext:value-type="string">
            <text:p>63230000</text:p>
          </table:table-cell>
          <table:table-cell office:value-type="string" calcext:value-type="string">
            <text:p><text:span text:style-name="T1">Gastos – Asesoría y Consultoría – </text:span>Auditoría y Contabl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23:.F423])" office:value-type="string" office:string-value="63230000|Gastos – Asesoría y Consultoría – Auditoría y Contable|DEBIT|PEN||true" calcext:value-type="string">
            <text:p>63230000|Gastos – Asesoría y Consultoría – Auditoría y Contable|DEBIT|PEN||true</text:p>
          </table:table-cell>
        </table:table-row>
        <table:table-row table:style-name="ro1">
          <table:table-cell office:value-type="string" calcext:value-type="string">
            <text:p>63240000</text:p>
          </table:table-cell>
          <table:table-cell office:value-type="string" calcext:value-type="string">
            <text:p><text:span text:style-name="T1">Gastos – Asesoría y Consultoría – </text:span>Mercadotecni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24:.F424])" office:value-type="string" office:string-value="63240000|Gastos – Asesoría y Consultoría – Mercadotecnia|DEBIT|PEN||true" calcext:value-type="string">
            <text:p>63240000|Gastos – Asesoría y Consultoría – Mercadotecnia|DEBIT|PEN||true</text:p>
          </table:table-cell>
        </table:table-row>
        <table:table-row table:style-name="ro1">
          <table:table-cell office:value-type="string" calcext:value-type="string">
            <text:p>63250000</text:p>
          </table:table-cell>
          <table:table-cell office:value-type="string" calcext:value-type="string">
            <text:p><text:span text:style-name="T1">Gastos – Asesoría y Consultoría – </text:span>Medioambient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25:.F425])" office:value-type="string" office:string-value="63250000|Gastos – Asesoría y Consultoría – Medioambiental|DEBIT|PEN||true" calcext:value-type="string">
            <text:p>63250000|Gastos – Asesoría y Consultoría – Medioambiental|DEBIT|PEN||true</text:p>
          </table:table-cell>
        </table:table-row>
        <table:table-row table:style-name="ro1">
          <table:table-cell office:value-type="string" calcext:value-type="string">
            <text:p>63260000</text:p>
          </table:table-cell>
          <table:table-cell office:value-type="string" calcext:value-type="string">
            <text:p><text:span text:style-name="T1">Gastos – Asesoría y Consultoría – </text:span>Investigación y desarroll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26:.F426])" office:value-type="string" office:string-value="63260000|Gastos – Asesoría y Consultoría – Investigación y desarrollo|DEBIT|PEN||true" calcext:value-type="string">
            <text:p>63260000|Gastos – Asesoría y Consultoría – Investigación y desarrollo|DEBIT|PEN||true</text:p>
          </table:table-cell>
        </table:table-row>
        <table:table-row table:style-name="ro1">
          <table:table-cell office:value-type="string" calcext:value-type="string">
            <text:p>63270000</text:p>
          </table:table-cell>
          <table:table-cell office:value-type="string" calcext:value-type="string">
            <text:p><text:span text:style-name="T1">Gastos – Asesoría y Consultoría – </text:span>Produc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27:.F427])" office:value-type="string" office:string-value="63270000|Gastos – Asesoría y Consultoría – Producción|DEBIT|PEN||true" calcext:value-type="string">
            <text:p>63270000|Gastos – Asesoría y Consultoría – Producción|DEBIT|PEN||true</text:p>
          </table:table-cell>
        </table:table-row>
        <table:table-row table:style-name="ro1">
          <table:table-cell office:value-type="string" calcext:value-type="string">
            <text:p>63290000</text:p>
          </table:table-cell>
          <table:table-cell office:value-type="string" calcext:value-type="string">
            <text:p><text:span text:style-name="T1">Gastos – Asesoría y Consultoría – </text:span>Ot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28:.F428])" office:value-type="string" office:string-value="63290000|Gastos – Asesoría y Consultoría – Otros|DEBIT|PEN||true" calcext:value-type="string">
            <text:p>63290000|Gastos – Asesoría y Consultoría – Otros|DEBIT|PEN||true</text:p>
          </table:table-cell>
        </table:table-row>
        <table:table-row table:style-name="ro1">
          <table:table-cell office:value-type="string" calcext:value-type="string">
            <text:p>63300000</text:p>
          </table:table-cell>
          <table:table-cell office:value-type="string" calcext:value-type="string">
            <text:p>Gastos – Producción Encargada a terc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29:.F429])" office:value-type="string" office:string-value="63300000|Gastos – Producción Encargada a terceros|DEBIT|PEN||true" calcext:value-type="string">
            <text:p>63300000|Gastos – Producción Encargada a terceros|DEBIT|PEN||true</text:p>
          </table:table-cell>
        </table:table-row>
        <table:table-row table:style-name="ro1">
          <table:table-cell office:value-type="string" calcext:value-type="string">
            <text:p>63400000</text:p>
          </table:table-cell>
          <table:table-cell office:value-type="string" calcext:value-type="string">
            <text:p>Gastos – Mantenimiento y repar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30:.F430])" office:value-type="string" office:string-value="63400000|Gastos – Mantenimiento y reparaciones|DEBIT|PEN||false" calcext:value-type="string">
            <text:p>63400000|Gastos – Mantenimiento y reparaciones|DEBIT|PEN||false</text:p>
          </table:table-cell>
        </table:table-row>
        <table:table-row table:style-name="ro1">
          <table:table-cell office:value-type="string" calcext:value-type="string">
            <text:p>63410000</text:p>
          </table:table-cell>
          <table:table-cell office:value-type="string" calcext:value-type="string">
            <text:p>Gastos – Manto. Y Rep. - Propiedades de invers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31:.F431])" office:value-type="string" office:string-value="63410000|Gastos – Manto. Y Rep. - Propiedades de inversión|DEBIT|PEN||true" calcext:value-type="string">
            <text:p>63410000|Gastos – Manto. Y Rep. - Propiedades de inversión|DEBIT|PEN||true</text:p>
          </table:table-cell>
        </table:table-row>
        <table:table-row table:style-name="ro1">
          <table:table-cell office:value-type="string" calcext:value-type="string">
            <text:p>63420000</text:p>
          </table:table-cell>
          <table:table-cell office:value-type="string" calcext:value-type="string">
            <text:p>Gastos – Manto. Y Rep. - Activos por derecho de us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32:.F432])" office:value-type="string" office:string-value="63420000|Gastos – Manto. Y Rep. - Activos por derecho de uso|DEBIT|PEN||false" calcext:value-type="string">
            <text:p>63420000|Gastos – Manto. Y Rep. - Activos por derecho de uso|DEBIT|PEN||false</text:p>
          </table:table-cell>
        </table:table-row>
        <table:table-row table:style-name="ro1">
          <table:table-cell office:value-type="string" calcext:value-type="string">
            <text:p>63421000</text:p>
          </table:table-cell>
          <table:table-cell office:value-type="string" calcext:value-type="string">
            <text:p>Gastos – Manto. Y Rep. - Activos por derecho de uso – Financier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33:.F433])" office:value-type="string" office:string-value="63421000|Gastos – Manto. Y Rep. - Activos por derecho de uso – Financiero|DEBIT|PEN||true" calcext:value-type="string">
            <text:p>63421000|Gastos – Manto. Y Rep. - Activos por derecho de uso – Financiero|DEBIT|PEN||true</text:p>
          </table:table-cell>
        </table:table-row>
        <table:table-row table:style-name="ro1">
          <table:table-cell office:value-type="string" calcext:value-type="string">
            <text:p>63422000</text:p>
          </table:table-cell>
          <table:table-cell office:value-type="string" calcext:value-type="string">
            <text:p>Gastos – Manto. Y Rep. - Activos por derecho de uso – Operativ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34:.F434])" office:value-type="string" office:string-value="63422000|Gastos – Manto. Y Rep. - Activos por derecho de uso – Operativo|DEBIT|PEN||true" calcext:value-type="string">
            <text:p>63422000|Gastos – Manto. Y Rep. - Activos por derecho de uso – Operativo|DEBIT|PEN||true</text:p>
          </table:table-cell>
        </table:table-row>
        <table:table-row table:style-name="ro1">
          <table:table-cell office:value-type="string" calcext:value-type="string">
            <text:p>63430000</text:p>
          </table:table-cell>
          <table:table-cell office:value-type="string" calcext:value-type="string">
            <text:p>Gastos – Manto. Y Rep. - IM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35:.F435])" office:value-type="string" office:string-value="63430000|Gastos – Manto. Y Rep. - IME|DEBIT|PEN||true" calcext:value-type="string">
            <text:p>63430000|Gastos – Manto. Y Rep. - IME|DEBIT|PEN||true</text:p>
          </table:table-cell>
        </table:table-row>
        <table:table-row table:style-name="ro1">
          <table:table-cell office:value-type="string" calcext:value-type="string">
            <text:p>63440000</text:p>
          </table:table-cell>
          <table:table-cell office:value-type="string" calcext:value-type="string">
            <text:p>Gastos – Manto. Y Rep. - Intangibl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36:.F436])" office:value-type="string" office:string-value="63440000|Gastos – Manto. Y Rep. - Intangibles|DEBIT|PEN||true" calcext:value-type="string">
            <text:p>63440000|Gastos – Manto. Y Rep. - Intangibles|DEBIT|PEN||true</text:p>
          </table:table-cell>
        </table:table-row>
        <table:table-row table:style-name="ro1">
          <table:table-cell office:value-type="string" calcext:value-type="string">
            <text:p>63450000</text:p>
          </table:table-cell>
          <table:table-cell office:value-type="string" calcext:value-type="string">
            <text:p>Gastos – Manto. Y Rep. - Activos Biológic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37:.F437])" office:value-type="string" office:string-value="63450000|Gastos – Manto. Y Rep. - Activos Biológicos|DEBIT|PEN||true" calcext:value-type="string">
            <text:p>63450000|Gastos – Manto. Y Rep. - Activos Biológicos|DEBIT|PEN||true</text:p>
          </table:table-cell>
        </table:table-row>
        <table:table-row table:style-name="ro1">
          <table:table-cell office:value-type="string" calcext:value-type="string">
            <text:p>63500000</text:p>
          </table:table-cell>
          <table:table-cell office:value-type="string" calcext:value-type="string">
            <text:p>Gastos – Alquiler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38:.F438])" office:value-type="string" office:string-value="63500000|Gastos – Alquileres|DEBIT|PEN||false" calcext:value-type="string">
            <text:p>63500000|Gastos – Alquileres|DEBIT|PEN||false</text:p>
          </table:table-cell>
        </table:table-row>
        <table:table-row table:style-name="ro1">
          <table:table-cell office:value-type="string" calcext:value-type="string">
            <text:p>63510000</text:p>
          </table:table-cell>
          <table:table-cell office:value-type="string" calcext:value-type="string">
            <text:p>Gastos – Alquileres – Terren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39:.F439])" office:value-type="string" office:string-value="63510000|Gastos – Alquileres – Terrenos|DEBIT|PEN||true" calcext:value-type="string">
            <text:p>63510000|Gastos – Alquileres – Terrenos|DEBIT|PEN||true</text:p>
          </table:table-cell>
        </table:table-row>
        <table:table-row table:style-name="ro1">
          <table:table-cell office:value-type="string" calcext:value-type="string">
            <text:p>63520000</text:p>
          </table:table-cell>
          <table:table-cell office:value-type="string" calcext:value-type="string">
            <text:p>Gastos – Alquileres – Edific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40:.F440])" office:value-type="string" office:string-value="63520000|Gastos – Alquileres – Edificaciones|DEBIT|PEN||true" calcext:value-type="string">
            <text:p>63520000|Gastos – Alquileres – Edificaciones|DEBIT|PEN||true</text:p>
          </table:table-cell>
        </table:table-row>
        <table:table-row table:style-name="ro1">
          <table:table-cell office:value-type="string" calcext:value-type="string">
            <text:p>63530000</text:p>
          </table:table-cell>
          <table:table-cell office:value-type="string" calcext:value-type="string">
            <text:p>Gastos – Alquileres – Maquinarias y equip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41:.F441])" office:value-type="string" office:string-value="63530000|Gastos – Alquileres – Maquinarias y equipos|DEBIT|PEN||true" calcext:value-type="string">
            <text:p>63530000|Gastos – Alquileres – Maquinarias y equipos|DEBIT|PEN||true</text:p>
          </table:table-cell>
        </table:table-row>
        <table:table-row table:style-name="ro1">
          <table:table-cell office:value-type="string" calcext:value-type="string">
            <text:p>63540000</text:p>
          </table:table-cell>
          <table:table-cell office:value-type="string" calcext:value-type="string">
            <text:p>Gastos – Alquileres – Equipos de Transport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42:.F442])" office:value-type="string" office:string-value="63540000|Gastos – Alquileres – Equipos de Transporte|DEBIT|PEN||true" calcext:value-type="string">
            <text:p>63540000|Gastos – Alquileres – Equipos de Transporte|DEBIT|PEN||true</text:p>
          </table:table-cell>
        </table:table-row>
        <table:table-row table:style-name="ro1">
          <table:table-cell office:value-type="string" calcext:value-type="string">
            <text:p>63560000</text:p>
          </table:table-cell>
          <table:table-cell office:value-type="string" calcext:value-type="string">
            <text:p>Gastos – Alquileres – Equipos Divers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43:.F443])" office:value-type="string" office:string-value="63560000|Gastos – Alquileres – Equipos Diversos|DEBIT|PEN||true" calcext:value-type="string">
            <text:p>63560000|Gastos – Alquileres – Equipos Diversos|DEBIT|PEN||true</text:p>
          </table:table-cell>
        </table:table-row>
        <table:table-row table:style-name="ro1">
          <table:table-cell office:value-type="string" calcext:value-type="string">
            <text:p>63600000</text:p>
          </table:table-cell>
          <table:table-cell office:value-type="string" calcext:value-type="string">
            <text:p>Gastos – Servicios Básic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44:.F444])" office:value-type="string" office:string-value="63600000|Gastos – Servicios Básicos|DEBIT|PEN||false" calcext:value-type="string">
            <text:p>63600000|Gastos – Servicios Básicos|DEBIT|PEN||false</text:p>
          </table:table-cell>
        </table:table-row>
        <table:table-row table:style-name="ro1">
          <table:table-cell office:value-type="string" calcext:value-type="string">
            <text:p>63610000</text:p>
          </table:table-cell>
          <table:table-cell office:value-type="string" calcext:value-type="string">
            <text:p>Gastos – Servicios Básicos – Electricidad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45:.F445])" office:value-type="string" office:string-value="63610000|Gastos – Servicios Básicos – Electricidad|DEBIT|PEN||true" calcext:value-type="string">
            <text:p>63610000|Gastos – Servicios Básicos – Electricidad|DEBIT|PEN||true</text:p>
          </table:table-cell>
        </table:table-row>
        <table:table-row table:style-name="ro1">
          <table:table-cell office:value-type="string" calcext:value-type="string">
            <text:p>63620000</text:p>
          </table:table-cell>
          <table:table-cell office:value-type="string" calcext:value-type="string">
            <text:p>Gastos – Servicios Básicos – G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46:.F446])" office:value-type="string" office:string-value="63620000|Gastos – Servicios Básicos – Gas|DEBIT|PEN||true" calcext:value-type="string">
            <text:p>63620000|Gastos – Servicios Básicos – Gas|DEBIT|PEN||true</text:p>
          </table:table-cell>
        </table:table-row>
        <table:table-row table:style-name="ro1">
          <table:table-cell office:value-type="string" calcext:value-type="string">
            <text:p>63630000</text:p>
          </table:table-cell>
          <table:table-cell office:value-type="string" calcext:value-type="string">
            <text:p>Gastos – Servicios Básicos – Agu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47:.F447])" office:value-type="string" office:string-value="63630000|Gastos – Servicios Básicos – Agua|DEBIT|PEN||true" calcext:value-type="string">
            <text:p>63630000|Gastos – Servicios Básicos – Agua|DEBIT|PEN||true</text:p>
          </table:table-cell>
        </table:table-row>
        <table:table-row table:style-name="ro1">
          <table:table-cell office:value-type="string" calcext:value-type="string">
            <text:p>63640000</text:p>
          </table:table-cell>
          <table:table-cell office:value-type="string" calcext:value-type="string">
            <text:p>Gastos – Servicios Básicos – Teléfon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48:.F448])" office:value-type="string" office:string-value="63640000|Gastos – Servicios Básicos – Teléfono|DEBIT|PEN||true" calcext:value-type="string">
            <text:p>63640000|Gastos – Servicios Básicos – Teléfono|DEBIT|PEN||true</text:p>
          </table:table-cell>
        </table:table-row>
        <table:table-row table:style-name="ro1">
          <table:table-cell office:value-type="string" calcext:value-type="string">
            <text:p>63650000</text:p>
          </table:table-cell>
          <table:table-cell office:value-type="string" calcext:value-type="string">
            <text:p>Gastos – Servicios Básicos – Internet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49:.F449])" office:value-type="string" office:string-value="63650000|Gastos – Servicios Básicos – Internet|DEBIT|PEN||true" calcext:value-type="string">
            <text:p>63650000|Gastos – Servicios Básicos – Internet|DEBIT|PEN||true</text:p>
          </table:table-cell>
        </table:table-row>
        <table:table-row table:style-name="ro1">
          <table:table-cell office:value-type="string" calcext:value-type="string">
            <text:p>63660000</text:p>
          </table:table-cell>
          <table:table-cell office:value-type="string" calcext:value-type="string">
            <text:p>Gastos – Servicios Básicos – Radi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50:.F450])" office:value-type="string" office:string-value="63660000|Gastos – Servicios Básicos – Radio|DEBIT|PEN||true" calcext:value-type="string">
            <text:p>63660000|Gastos – Servicios Básicos – Radio|DEBIT|PEN||true</text:p>
          </table:table-cell>
        </table:table-row>
        <table:table-row table:style-name="ro1">
          <table:table-cell office:value-type="string" calcext:value-type="string">
            <text:p>63670000</text:p>
          </table:table-cell>
          <table:table-cell office:value-type="string" calcext:value-type="string">
            <text:p>Gastos – Servicios Básicos – Cabl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51:.F451])" office:value-type="string" office:string-value="63670000|Gastos – Servicios Básicos – Cable|DEBIT|PEN||true" calcext:value-type="string">
            <text:p>63670000|Gastos – Servicios Básicos – Cable|DEBIT|PEN||true</text:p>
          </table:table-cell>
        </table:table-row>
        <table:table-row table:style-name="ro1">
          <table:table-cell office:value-type="string" calcext:value-type="string">
            <text:p>63700000</text:p>
          </table:table-cell>
          <table:table-cell office:value-type="string" calcext:value-type="string">
            <text:p>Gastos – Publicidad, publicaciones, relaciones públic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52:.F452])" office:value-type="string" office:string-value="63700000|Gastos – Publicidad, publicaciones, relaciones públicas|DEBIT|PEN||false" calcext:value-type="string">
            <text:p>63700000|Gastos – Publicidad, publicaciones, relaciones públicas|DEBIT|PEN||false</text:p>
          </table:table-cell>
        </table:table-row>
        <table:table-row table:style-name="ro1">
          <table:table-cell office:value-type="string" calcext:value-type="string">
            <text:p>63710000</text:p>
          </table:table-cell>
          <table:table-cell office:value-type="string" calcext:value-type="string">
            <text:p>Gastos – Publicidad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53:.F453])" office:value-type="string" office:string-value="63710000|Gastos – Publicidad|DEBIT|PEN||true" calcext:value-type="string">
            <text:p>63710000|Gastos – Publicidad|DEBIT|PEN||true</text:p>
          </table:table-cell>
        </table:table-row>
        <table:table-row table:style-name="ro1">
          <table:table-cell office:value-type="string" calcext:value-type="string">
            <text:p>63720000</text:p>
          </table:table-cell>
          <table:table-cell office:value-type="string" calcext:value-type="string">
            <text:p>Gastos – Public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54:.F454])" office:value-type="string" office:string-value="63720000|Gastos – Publicaciones|DEBIT|PEN||true" calcext:value-type="string">
            <text:p>63720000|Gastos – Publicaciones|DEBIT|PEN||true</text:p>
          </table:table-cell>
        </table:table-row>
        <table:table-row table:style-name="ro1">
          <table:table-cell office:value-type="string" calcext:value-type="string">
            <text:p>63730000</text:p>
          </table:table-cell>
          <table:table-cell office:value-type="string" calcext:value-type="string">
            <text:p>Gastos – Relaciones Públic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55:.F455])" office:value-type="string" office:string-value="63730000|Gastos – Relaciones Públicas|DEBIT|PEN||true" calcext:value-type="string">
            <text:p>63730000|Gastos – Relaciones Públicas|DEBIT|PEN||true</text:p>
          </table:table-cell>
        </table:table-row>
        <table:table-row table:style-name="ro1">
          <table:table-cell office:value-type="string" calcext:value-type="string">
            <text:p>63800000</text:p>
          </table:table-cell>
          <table:table-cell office:value-type="string" calcext:value-type="string">
            <text:p>Gastos – Servicios de Contratist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56:.F456])" office:value-type="string" office:string-value="63800000|Gastos – Servicios de Contratistas|DEBIT|PEN||false" calcext:value-type="string">
            <text:p>63800000|Gastos – Servicios de Contratistas|DEBIT|PEN||false</text:p>
          </table:table-cell>
        </table:table-row>
        <table:table-row table:style-name="ro1">
          <table:table-cell office:value-type="string" calcext:value-type="string">
            <text:p>63800100</text:p>
          </table:table-cell>
          <table:table-cell office:value-type="string" calcext:value-type="string">
            <text:p>Gastos – Servicios de Contratistas – Certificaciones y Verific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57:.F457])" office:value-type="string" office:string-value="63800100|Gastos – Servicios de Contratistas – Certificaciones y Verificaciones|DEBIT|PEN||true" calcext:value-type="string">
            <text:p>63800100|Gastos – Servicios de Contratistas – Certificaciones y Verificaciones|DEBIT|PEN||true</text:p>
          </table:table-cell>
        </table:table-row>
        <table:table-row table:style-name="ro1">
          <table:table-cell office:value-type="string" calcext:value-type="string">
            <text:p>63900000</text:p>
          </table:table-cell>
          <table:table-cell office:value-type="string" calcext:value-type="string">
            <text:p>Gastos – Otros Servicios prestados por Terc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58:.F458])" office:value-type="string" office:string-value="63900000|Gastos – Otros Servicios prestados por Terceros|DEBIT|PEN||false" calcext:value-type="string">
            <text:p>63900000|Gastos – Otros Servicios prestados por Terceros|DEBIT|PEN||false</text:p>
          </table:table-cell>
        </table:table-row>
        <table:table-row table:style-name="ro1">
          <table:table-cell office:value-type="string" calcext:value-type="string">
            <text:p>63910000</text:p>
          </table:table-cell>
          <table:table-cell office:value-type="string" calcext:value-type="string">
            <text:p>Gastos – Otros Servicios – Bancari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59:.F459])" office:value-type="string" office:string-value="63910000|Gastos – Otros Servicios – Bancarios|DEBIT|PEN||true" calcext:value-type="string">
            <text:p>63910000|Gastos – Otros Servicios – Bancarios|DEBIT|PEN||true</text:p>
          </table:table-cell>
        </table:table-row>
        <table:table-row table:style-name="ro1">
          <table:table-cell office:value-type="string" calcext:value-type="string">
            <text:p>63920000</text:p>
          </table:table-cell>
          <table:table-cell office:value-type="string" calcext:value-type="string">
            <text:p>Gastos – Otros Servicios – Laboratori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60:.F460])" office:value-type="string" office:string-value="63920000|Gastos – Otros Servicios – Laboratorios|DEBIT|PEN||true" calcext:value-type="string">
            <text:p>63920000|Gastos – Otros Servicios – Laboratorios|DEBIT|PEN||true</text:p>
          </table:table-cell>
        </table:table-row>
        <table:table-row table:style-name="ro1">
          <table:table-cell office:value-type="string" calcext:value-type="string">
            <text:p>64000000</text:p>
          </table:table-cell>
          <table:table-cell office:value-type="string" calcext:value-type="string">
            <text:p>Gastos por Tribut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61:.F461])" office:value-type="string" office:string-value="64000000|Gastos por Tributos|DEBIT|PEN||false" calcext:value-type="string">
            <text:p>64000000|Gastos por Tributos|DEBIT|PEN||false</text:p>
          </table:table-cell>
        </table:table-row>
        <table:table-row table:style-name="ro1">
          <table:table-cell office:value-type="string" calcext:value-type="string">
            <text:p>64100000</text:p>
          </table:table-cell>
          <table:table-cell office:value-type="string" calcext:value-type="string">
            <text:p>Gastos – Tributos – Gobierno Centr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62:.F462])" office:value-type="string" office:string-value="64100000|Gastos – Tributos – Gobierno Central|DEBIT|PEN||false" calcext:value-type="string">
            <text:p>64100000|Gastos – Tributos – Gobierno Central|DEBIT|PEN||false</text:p>
          </table:table-cell>
        </table:table-row>
        <table:table-row table:style-name="ro1">
          <table:table-cell office:value-type="string" calcext:value-type="string">
            <text:p>64110000</text:p>
          </table:table-cell>
          <table:table-cell office:value-type="string" calcext:value-type="string">
            <text:p>Gastos – Tributos – Gobierno Central – IGV e ISC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63:.F463])" office:value-type="string" office:string-value="64110000|Gastos – Tributos – Gobierno Central – IGV e ISC|DEBIT|PEN||true" calcext:value-type="string">
            <text:p>64110000|Gastos – Tributos – Gobierno Central – IGV e ISC|DEBIT|PEN||true</text:p>
          </table:table-cell>
        </table:table-row>
        <table:table-row table:style-name="ro1">
          <table:table-cell office:value-type="string" calcext:value-type="string">
            <text:p>64120000</text:p>
          </table:table-cell>
          <table:table-cell office:value-type="string" calcext:value-type="string">
            <text:p>Gastos – Tributos – Gobierno Central – ITF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64:.F464])" office:value-type="string" office:string-value="64120000|Gastos – Tributos – Gobierno Central – ITF|DEBIT|PEN||true" calcext:value-type="string">
            <text:p>64120000|Gastos – Tributos – Gobierno Central – ITF|DEBIT|PEN||true</text:p>
          </table:table-cell>
        </table:table-row>
        <table:table-row table:style-name="ro1">
          <table:table-cell office:value-type="string" calcext:value-type="string">
            <text:p>64130000</text:p>
          </table:table-cell>
          <table:table-cell office:value-type="string" calcext:value-type="string">
            <text:p>Gastos – Tributos – Gobierno Central – ITA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65:.F465])" office:value-type="string" office:string-value="64130000|Gastos – Tributos – Gobierno Central – ITAN|DEBIT|PEN||true" calcext:value-type="string">
            <text:p>64130000|Gastos – Tributos – Gobierno Central – ITAN|DEBIT|PEN||true</text:p>
          </table:table-cell>
        </table:table-row>
        <table:table-row table:style-name="ro1">
          <table:table-cell office:value-type="string" calcext:value-type="string">
            <text:p>64140000</text:p>
          </table:table-cell>
          <table:table-cell office:value-type="string" calcext:value-type="string">
            <text:p>Gastos – Tributos – Gobierno Central – Juegos de casin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66:.F466])" office:value-type="string" office:string-value="64140000|Gastos – Tributos – Gobierno Central – Juegos de casino|DEBIT|PEN||true" calcext:value-type="string">
            <text:p>64140000|Gastos – Tributos – Gobierno Central – Juegos de casino|DEBIT|PEN||true</text:p>
          </table:table-cell>
        </table:table-row>
        <table:table-row table:style-name="ro1">
          <table:table-cell office:value-type="string" calcext:value-type="string">
            <text:p>64150000</text:p>
          </table:table-cell>
          <table:table-cell office:value-type="string" calcext:value-type="string">
            <text:p>Gastos – Tributos – Gobierno Central – Regalías miner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67:.F467])" office:value-type="string" office:string-value="64150000|Gastos – Tributos – Gobierno Central – Regalías mineras|DEBIT|PEN||true" calcext:value-type="string">
            <text:p>64150000|Gastos – Tributos – Gobierno Central – Regalías mineras|DEBIT|PEN||true</text:p>
          </table:table-cell>
        </table:table-row>
        <table:table-row table:style-name="ro1">
          <table:table-cell office:value-type="string" calcext:value-type="string">
            <text:p>64160000</text:p>
          </table:table-cell>
          <table:table-cell office:value-type="string" calcext:value-type="string">
            <text:p>Gastos – Tributos – Gobierno Central – Cán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68:.F468])" office:value-type="string" office:string-value="64160000|Gastos – Tributos – Gobierno Central – Cánones|DEBIT|PEN||true" calcext:value-type="string">
            <text:p>64160000|Gastos – Tributos – Gobierno Central – Cánones|DEBIT|PEN||true</text:p>
          </table:table-cell>
        </table:table-row>
        <table:table-row table:style-name="ro1">
          <table:table-cell office:value-type="string" calcext:value-type="string">
            <text:p>64190000</text:p>
          </table:table-cell>
          <table:table-cell office:value-type="string" calcext:value-type="string">
            <text:p>Gastos – Tributos – Gobierno Central – Ot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69:.F469])" office:value-type="string" office:string-value="64190000|Gastos – Tributos – Gobierno Central – Otros|DEBIT|PEN||true" calcext:value-type="string">
            <text:p>64190000|Gastos – Tributos – Gobierno Central – Otros|DEBIT|PEN||true</text:p>
          </table:table-cell>
        </table:table-row>
        <table:table-row table:style-name="ro1">
          <table:table-cell office:value-type="string" calcext:value-type="string">
            <text:p>64200000</text:p>
          </table:table-cell>
          <table:table-cell office:value-type="string" calcext:value-type="string">
            <text:p>Gastos – Tributos – Gobierno Region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70:.F470])" office:value-type="string" office:string-value="64200000|Gastos – Tributos – Gobierno Regional|DEBIT|PEN||false" calcext:value-type="string">
            <text:p>64200000|Gastos – Tributos – Gobierno Regional|DEBIT|PEN||false</text:p>
          </table:table-cell>
        </table:table-row>
        <table:table-row table:style-name="ro1">
          <table:table-cell office:value-type="string" calcext:value-type="string">
            <text:p>64300000</text:p>
          </table:table-cell>
          <table:table-cell office:value-type="string" calcext:value-type="string">
            <text:p>Gastos – Tributos – Gobierno Loc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71:.F471])" office:value-type="string" office:string-value="64300000|Gastos – Tributos – Gobierno Local|DEBIT|PEN||false" calcext:value-type="string">
            <text:p>64300000|Gastos – Tributos – Gobierno Local|DEBIT|PEN||false</text:p>
          </table:table-cell>
        </table:table-row>
        <table:table-row table:style-name="ro1">
          <table:table-cell office:value-type="string" calcext:value-type="string">
            <text:p>64310000</text:p>
          </table:table-cell>
          <table:table-cell office:value-type="string" calcext:value-type="string">
            <text:p>Gastos – Tributos – Impuesto Predi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72:.F472])" office:value-type="string" office:string-value="64310000|Gastos – Tributos – Impuesto Predial|DEBIT|PEN||true" calcext:value-type="string">
            <text:p>64310000|Gastos – Tributos – Impuesto Predial|DEBIT|PEN||true</text:p>
          </table:table-cell>
        </table:table-row>
        <table:table-row table:style-name="ro1">
          <table:table-cell office:value-type="string" calcext:value-type="string">
            <text:p>64320000</text:p>
          </table:table-cell>
          <table:table-cell office:value-type="string" calcext:value-type="string">
            <text:p>Gastos – Tributos – Arbitri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73:.F473])" office:value-type="string" office:string-value="64320000|Gastos – Tributos – Arbitrios|DEBIT|PEN||true" calcext:value-type="string">
            <text:p>64320000|Gastos – Tributos – Arbitrios|DEBIT|PEN||true</text:p>
          </table:table-cell>
        </table:table-row>
        <table:table-row table:style-name="ro1">
          <table:table-cell office:value-type="string" calcext:value-type="string">
            <text:p>64330000</text:p>
          </table:table-cell>
          <table:table-cell office:value-type="string" calcext:value-type="string">
            <text:p>Gastos – Tributos – Patrimonio Vehicular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74:.F474])" office:value-type="string" office:string-value="64330000|Gastos – Tributos – Patrimonio Vehicular|DEBIT|PEN||true" calcext:value-type="string">
            <text:p>64330000|Gastos – Tributos – Patrimonio Vehicular|DEBIT|PEN||true</text:p>
          </table:table-cell>
        </table:table-row>
        <table:table-row table:style-name="ro1">
          <table:table-cell office:value-type="string" calcext:value-type="string">
            <text:p>64340000</text:p>
          </table:table-cell>
          <table:table-cell office:value-type="string" calcext:value-type="string">
            <text:p>Gastos – Tributos – Licencia de Funcionamien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75:.F475])" office:value-type="string" office:string-value="64340000|Gastos – Tributos – Licencia de Funcionamiento|DEBIT|PEN||true" calcext:value-type="string">
            <text:p>64340000|Gastos – Tributos – Licencia de Funcionamiento|DEBIT|PEN||true</text:p>
          </table:table-cell>
        </table:table-row>
        <table:table-row table:style-name="ro1">
          <table:table-cell office:value-type="string" calcext:value-type="string">
            <text:p>64390000</text:p>
          </table:table-cell>
          <table:table-cell office:value-type="string" calcext:value-type="string">
            <text:p>Gastos – Tributos – Ot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76:.F476])" office:value-type="string" office:string-value="64390000|Gastos – Tributos – Otros|DEBIT|PEN||true" calcext:value-type="string">
            <text:p>64390000|Gastos – Tributos – Otros|DEBIT|PEN||true</text:p>
          </table:table-cell>
        </table:table-row>
        <table:table-row table:style-name="ro1">
          <table:table-cell office:value-type="string" calcext:value-type="string">
            <text:p>64400000</text:p>
          </table:table-cell>
          <table:table-cell office:value-type="string" calcext:value-type="string">
            <text:p>Gastos – Otros Tribut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77:.F477])" office:value-type="string" office:string-value="64400000|Gastos – Otros Tributos|DEBIT|PEN||false" calcext:value-type="string">
            <text:p>64400000|Gastos – Otros Tributos|DEBIT|PEN||false</text:p>
          </table:table-cell>
        </table:table-row>
        <table:table-row table:style-name="ro1">
          <table:table-cell office:value-type="string" calcext:value-type="string">
            <text:p>64420000</text:p>
          </table:table-cell>
          <table:table-cell office:value-type="string" calcext:value-type="string">
            <text:p>Gastos – Otros Tributos – SENCIC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78:.F478])" office:value-type="string" office:string-value="64420000|Gastos – Otros Tributos – SENCICO|DEBIT|PEN||true" calcext:value-type="string">
            <text:p>64420000|Gastos – Otros Tributos – SENCICO|DEBIT|PEN||true</text:p>
          </table:table-cell>
        </table:table-row>
        <table:table-row table:style-name="ro1">
          <table:table-cell office:value-type="string" calcext:value-type="string">
            <text:p>64430000</text:p>
          </table:table-cell>
          <table:table-cell office:value-type="string" calcext:value-type="string">
            <text:p>Gastos – Otros Tributos – Ot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79:.F479])" office:value-type="string" office:string-value="64430000|Gastos – Otros Tributos – Otros|DEBIT|PEN||true" calcext:value-type="string">
            <text:p>64430000|Gastos – Otros Tributos – Otros|DEBIT|PEN||true</text:p>
          </table:table-cell>
        </table:table-row>
        <table:table-row table:style-name="ro1">
          <table:table-cell office:value-type="string" calcext:value-type="string">
            <text:p>65000000</text:p>
          </table:table-cell>
          <table:table-cell office:value-type="string" calcext:value-type="string">
            <text:p>Otros Gastos de Gest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80:.F480])" office:value-type="string" office:string-value="65000000|Otros Gastos de Gestión|DEBIT|PEN||false" calcext:value-type="string">
            <text:p>65000000|Otros Gastos de Gestión|DEBIT|PEN||false</text:p>
          </table:table-cell>
        </table:table-row>
        <table:table-row table:style-name="ro1">
          <table:table-cell office:value-type="string" calcext:value-type="string">
            <text:p>65100000</text:p>
          </table:table-cell>
          <table:table-cell office:value-type="string" calcext:value-type="string">
            <text:p>Gastos – Segu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81:.F481])" office:value-type="string" office:string-value="65100000|Gastos – Seguros|DEBIT|PEN||true" calcext:value-type="string">
            <text:p>65100000|Gastos – Seguros|DEBIT|PEN||true</text:p>
          </table:table-cell>
        </table:table-row>
        <table:table-row table:style-name="ro1">
          <table:table-cell office:value-type="string" calcext:value-type="string">
            <text:p>65200000</text:p>
          </table:table-cell>
          <table:table-cell office:value-type="string" calcext:value-type="string">
            <text:p>Gastos – Regalí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82:.F482])" office:value-type="string" office:string-value="65200000|Gastos – Regalías|DEBIT|PEN||true" calcext:value-type="string">
            <text:p>65200000|Gastos – Regalías|DEBIT|PEN||true</text:p>
          </table:table-cell>
        </table:table-row>
        <table:table-row table:style-name="ro1">
          <table:table-cell office:value-type="string" calcext:value-type="string">
            <text:p>65300000</text:p>
          </table:table-cell>
          <table:table-cell office:value-type="string" calcext:value-type="string">
            <text:p>Gastos – Suscrip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83:.F483])" office:value-type="string" office:string-value="65300000|Gastos – Suscripciones|DEBIT|PEN||true" calcext:value-type="string">
            <text:p>65300000|Gastos – Suscripciones|DEBIT|PEN||true</text:p>
          </table:table-cell>
        </table:table-row>
        <table:table-row table:style-name="ro1">
          <table:table-cell office:value-type="string" calcext:value-type="string">
            <text:p>65400000</text:p>
          </table:table-cell>
          <table:table-cell office:value-type="string" calcext:value-type="string">
            <text:p>Gastos – Licencias y Derechos de Vigenci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84:.F484])" office:value-type="string" office:string-value="65400000|Gastos – Licencias y Derechos de Vigencia|DEBIT|PEN||true" calcext:value-type="string">
            <text:p>65400000|Gastos – Licencias y Derechos de Vigencia|DEBIT|PEN||true</text:p>
          </table:table-cell>
        </table:table-row>
        <table:table-row table:style-name="ro1">
          <table:table-cell office:value-type="string" calcext:value-type="string">
            <text:p>65600000</text:p>
          </table:table-cell>
          <table:table-cell office:value-type="string" calcext:value-type="string">
            <text:p>Gastos – Suminist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85:.F485])" office:value-type="string" office:string-value="65600000|Gastos – Suministros|DEBIT|PEN||true" calcext:value-type="string">
            <text:p>65600000|Gastos – Suministros|DEBIT|PEN||true</text:p>
          </table:table-cell>
        </table:table-row>
        <table:table-row table:style-name="ro1">
          <table:table-cell office:value-type="string" calcext:value-type="string">
            <text:p>65800000</text:p>
          </table:table-cell>
          <table:table-cell office:value-type="string" calcext:value-type="string">
            <text:p>Gastos – Gestión Medioambient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86:.F486])" office:value-type="string" office:string-value="65800000|Gastos – Gestión Medioambiental|DEBIT|PEN||true" calcext:value-type="string">
            <text:p>65800000|Gastos – Gestión Medioambiental|DEBIT|PEN||true</text:p>
          </table:table-cell>
        </table:table-row>
        <table:table-row table:style-name="ro1">
          <table:table-cell office:value-type="string" calcext:value-type="string">
            <text:p>65900000</text:p>
          </table:table-cell>
          <table:table-cell office:value-type="string" calcext:value-type="string">
            <text:p>Gastos – Otros gastos de gest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87:.F487])" office:value-type="string" office:string-value="65900000|Gastos – Otros gastos de gestión|DEBIT|PEN||false" calcext:value-type="string">
            <text:p>65900000|Gastos – Otros gastos de gestión|DEBIT|PEN||false</text:p>
          </table:table-cell>
        </table:table-row>
        <table:table-row table:style-name="ro1">
          <table:table-cell office:value-type="string" calcext:value-type="string">
            <text:p>65910000</text:p>
          </table:table-cell>
          <table:table-cell office:value-type="string" calcext:value-type="string">
            <text:p>Gastos – Otros gastos de gestión – Don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88:.F488])" office:value-type="string" office:string-value="65910000|Gastos – Otros gastos de gestión – Donaciones|DEBIT|PEN||true" calcext:value-type="string">
            <text:p>65910000|Gastos – Otros gastos de gestión – Donaciones|DEBIT|PEN||true</text:p>
          </table:table-cell>
        </table:table-row>
        <table:table-row table:style-name="ro1">
          <table:table-cell office:value-type="string" calcext:value-type="string">
            <text:p>65920000</text:p>
          </table:table-cell>
          <table:table-cell office:value-type="string" calcext:value-type="string">
            <text:p>Gastos – Otros gastos de gestión – Sanciones Administrativ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89:.F489])" office:value-type="string" office:string-value="65920000|Gastos – Otros gastos de gestión – Sanciones Administrativas|DEBIT|PEN||true" calcext:value-type="string">
            <text:p>65920000|Gastos – Otros gastos de gestión – Sanciones Administrativas|DEBIT|PEN||true</text:p>
          </table:table-cell>
        </table:table-row>
        <table:table-row table:style-name="ro1">
          <table:table-cell office:value-type="string" calcext:value-type="string">
            <text:p>66000000</text:p>
          </table:table-cell>
          <table:table-cell office:value-type="string" calcext:value-type="string">
            <text:p>Pérdida por Medición de Activos no Financieros al Valor Razonabl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90:.F490])" office:value-type="string" office:string-value="66000000|Pérdida por Medición de Activos no Financieros al Valor Razonable|DEBIT|PEN||false" calcext:value-type="string">
            <text:p>66000000|Pérdida por Medición de Activos no Financieros al Valor Razonable|DEBIT|PEN||false</text:p>
          </table:table-cell>
        </table:table-row>
        <table:table-row table:style-name="ro1">
          <table:table-cell office:value-type="string" calcext:value-type="string">
            <text:p>66100000</text:p>
          </table:table-cell>
          <table:table-cell office:value-type="string" calcext:value-type="string">
            <text:p>Pérdida por Medición – Activo Realizabl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91:.F491])" office:value-type="string" office:string-value="66100000|Pérdida por Medición – Activo Realizable|DEBIT|PEN||false" calcext:value-type="string">
            <text:p>66100000|Pérdida por Medición – Activo Realizable|DEBIT|PEN||false</text:p>
          </table:table-cell>
        </table:table-row>
        <table:table-row table:style-name="ro1">
          <table:table-cell office:value-type="string" calcext:value-type="string">
            <text:p>66110000</text:p>
          </table:table-cell>
          <table:table-cell office:value-type="string" calcext:value-type="string">
            <text:p>Pérdida por Medición – Activo Realizable – Mercaderí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92:.F492])" office:value-type="string" office:string-value="66110000|Pérdida por Medición – Activo Realizable – Mercaderías|DEBIT|PEN||true" calcext:value-type="string">
            <text:p>66110000|Pérdida por Medición – Activo Realizable – Mercaderías|DEBIT|PEN||true</text:p>
          </table:table-cell>
        </table:table-row>
        <table:table-row table:style-name="ro1">
          <table:table-cell office:value-type="string" calcext:value-type="string">
            <text:p>66120000</text:p>
          </table:table-cell>
          <table:table-cell office:value-type="string" calcext:value-type="string">
            <text:p>Pérdida por Medición – Activo Realizable – Productos Terminad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93:.F493])" office:value-type="string" office:string-value="66120000|Pérdida por Medición – Activo Realizable – Productos Terminados|DEBIT|PEN||true" calcext:value-type="string">
            <text:p>66120000|Pérdida por Medición – Activo Realizable – Productos Terminados|DEBIT|PEN||true</text:p>
          </table:table-cell>
        </table:table-row>
        <table:table-row table:style-name="ro1">
          <table:table-cell office:value-type="string" calcext:value-type="string">
            <text:p>66130000</text:p>
          </table:table-cell>
          <table:table-cell office:value-type="string" calcext:value-type="string">
            <text:p>Pérdida por Medición – Activo Realizable – Activos No Corrientes mant. P vent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94:.F494])" office:value-type="string" office:string-value="66130000|Pérdida por Medición – Activo Realizable – Activos No Corrientes mant. P venta|DEBIT|PEN||false" calcext:value-type="string">
            <text:p>66130000|Pérdida por Medición – Activo Realizable – Activos No Corrientes mant. P venta|DEBIT|PEN||false</text:p>
          </table:table-cell>
        </table:table-row>
        <table:table-row table:style-name="ro1">
          <table:table-cell office:value-type="string" calcext:value-type="string">
            <text:p>66131000</text:p>
          </table:table-cell>
          <table:table-cell office:value-type="string" calcext:value-type="string">
            <text:p>Pérdida por Medición – Activo Realizable – Inversión Inmobiliari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95:.F495])" office:value-type="string" office:string-value="66131000|Pérdida por Medición – Activo Realizable – Inversión Inmobiliaria|DEBIT|PEN||true" calcext:value-type="string">
            <text:p>66131000|Pérdida por Medición – Activo Realizable – Inversión Inmobiliaria|DEBIT|PEN||true</text:p>
          </table:table-cell>
        </table:table-row>
        <table:table-row table:style-name="ro1">
          <table:table-cell office:value-type="string" calcext:value-type="string">
            <text:p>66132000</text:p>
          </table:table-cell>
          <table:table-cell office:value-type="string" calcext:value-type="string">
            <text:p>Pérdida por Medición – Activo Realizable – IM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96:.F496])" office:value-type="string" office:string-value="66132000|Pérdida por Medición – Activo Realizable – IME|DEBIT|PEN||true" calcext:value-type="string">
            <text:p>66132000|Pérdida por Medición – Activo Realizable – IME|DEBIT|PEN||true</text:p>
          </table:table-cell>
        </table:table-row>
        <table:table-row table:style-name="ro1">
          <table:table-cell office:value-type="string" calcext:value-type="string">
            <text:p>66133000</text:p>
          </table:table-cell>
          <table:table-cell office:value-type="string" calcext:value-type="string">
            <text:p>Pérdida por Medición – Activo Realizable – Intangibl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97:.F497])" office:value-type="string" office:string-value="66133000|Pérdida por Medición – Activo Realizable – Intangibles|DEBIT|PEN||true" calcext:value-type="string">
            <text:p>66133000|Pérdida por Medición – Activo Realizable – Intangibles|DEBIT|PEN||true</text:p>
          </table:table-cell>
        </table:table-row>
        <table:table-row table:style-name="ro1">
          <table:table-cell office:value-type="string" calcext:value-type="string">
            <text:p>66134000</text:p>
          </table:table-cell>
          <table:table-cell office:value-type="string" calcext:value-type="string">
            <text:p>Pérdida por Medición – Activo Realizable – Activos Biológic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498:.F498])" office:value-type="string" office:string-value="66134000|Pérdida por Medición – Activo Realizable – Activos Biológicos|DEBIT|PEN||true" calcext:value-type="string">
            <text:p>66134000|Pérdida por Medición – Activo Realizable – Activos Biológicos|DEBIT|PEN||true</text:p>
          </table:table-cell>
        </table:table-row>
        <table:table-row table:style-name="ro1">
          <table:table-cell office:value-type="string" calcext:value-type="string">
            <text:p>66200000</text:p>
          </table:table-cell>
          <table:table-cell office:value-type="string" calcext:value-type="string">
            <text:p>Pérdida por Medición – Activo Inmovilizad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499:.F499])" office:value-type="string" office:string-value="66200000|Pérdida por Medición – Activo Inmovilizado|DEBIT|PEN||false" calcext:value-type="string">
            <text:p>66200000|Pérdida por Medición – Activo Inmovilizado|DEBIT|PEN||false</text:p>
          </table:table-cell>
        </table:table-row>
        <table:table-row table:style-name="ro1">
          <table:table-cell office:value-type="string" calcext:value-type="string">
            <text:p>66210000</text:p>
          </table:table-cell>
          <table:table-cell office:value-type="string" calcext:value-type="string">
            <text:p>Pérdida por Medición – Activo Inmovilizado – Inversiones Inmobiliari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00:.F500])" office:value-type="string" office:string-value="66210000|Pérdida por Medición – Activo Inmovilizado – Inversiones Inmobiliarias|DEBIT|PEN||true" calcext:value-type="string">
            <text:p>66210000|Pérdida por Medición – Activo Inmovilizado – Inversiones Inmobiliarias|DEBIT|PEN||true</text:p>
          </table:table-cell>
        </table:table-row>
        <table:table-row table:style-name="ro1">
          <table:table-cell office:value-type="string" calcext:value-type="string">
            <text:p>66220000</text:p>
          </table:table-cell>
          <table:table-cell office:value-type="string" calcext:value-type="string">
            <text:p>Pérdida por Medición – Activo Inmovilizado – Activos Biológic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01:.F501])" office:value-type="string" office:string-value="66220000|Pérdida por Medición – Activo Inmovilizado – Activos Biológicos|DEBIT|PEN||true" calcext:value-type="string">
            <text:p>66220000|Pérdida por Medición – Activo Inmovilizado – Activos Biológicos|DEBIT|PEN||true</text:p>
          </table:table-cell>
        </table:table-row>
        <table:table-row table:style-name="ro1">
          <table:table-cell office:value-type="string" calcext:value-type="string">
            <text:p>67000000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02:.F502])" office:value-type="string" office:string-value="67000000|Gastos Financieros|DEBIT|PEN||false" calcext:value-type="string">
            <text:p>67000000|Gastos Financieros|DEBIT|PEN||false</text:p>
          </table:table-cell>
        </table:table-row>
        <table:table-row table:style-name="ro1">
          <table:table-cell office:value-type="string" calcext:value-type="string">
            <text:p>67100000</text:p>
          </table:table-cell>
          <table:table-cell office:value-type="string" calcext:value-type="string">
            <text:p>Gastos Financieros – Operaciones de endeudamiento y ot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03:.F503])" office:value-type="string" office:string-value="67100000|Gastos Financieros – Operaciones de endeudamiento y otros|DEBIT|PEN||false" calcext:value-type="string">
            <text:p>67100000|Gastos Financieros – Operaciones de endeudamiento y otros|DEBIT|PEN||false</text:p>
          </table:table-cell>
        </table:table-row>
        <table:table-row table:style-name="ro1">
          <table:table-cell office:value-type="string" calcext:value-type="string">
            <text:p>67110000</text:p>
          </table:table-cell>
          <table:table-cell office:value-type="string" calcext:value-type="string">
            <text:p>Gastos Financieros – Préstamos de Instituciones Financieras y otr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04:.F504])" office:value-type="string" office:string-value="67110000|Gastos Financieros – Préstamos de Instituciones Financieras y otras|DEBIT|PEN||true" calcext:value-type="string">
            <text:p>67110000|Gastos Financieros – Préstamos de Instituciones Financieras y otras|DEBIT|PEN||true</text:p>
          </table:table-cell>
        </table:table-row>
        <table:table-row table:style-name="ro1">
          <table:table-cell office:value-type="string" calcext:value-type="string">
            <text:p>67120000</text:p>
          </table:table-cell>
          <table:table-cell office:value-type="string" calcext:value-type="string">
            <text:p>Gastos Financieros – Arrendamiento financier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05:.F505])" office:value-type="string" office:string-value="67120000|Gastos Financieros – Arrendamiento financiero|DEBIT|PEN||true" calcext:value-type="string">
            <text:p>67120000|Gastos Financieros – Arrendamiento financiero|DEBIT|PEN||true</text:p>
          </table:table-cell>
        </table:table-row>
        <table:table-row table:style-name="ro1">
          <table:table-cell office:value-type="string" calcext:value-type="string">
            <text:p>67130000</text:p>
          </table:table-cell>
          <table:table-cell office:value-type="string" calcext:value-type="string">
            <text:p>Gastos Financieros – Emisión y colocación de instrument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06:.F506])" office:value-type="string" office:string-value="67130000|Gastos Financieros – Emisión y colocación de instrumentos|DEBIT|PEN||true" calcext:value-type="string">
            <text:p>67130000|Gastos Financieros – Emisión y colocación de instrumentos|DEBIT|PEN||true</text:p>
          </table:table-cell>
        </table:table-row>
        <table:table-row table:style-name="ro1">
          <table:table-cell office:value-type="string" calcext:value-type="string">
            <text:p>67140000</text:p>
          </table:table-cell>
          <table:table-cell office:value-type="string" calcext:value-type="string">
            <text:p>Gastos Financieros – Documentos vendidos o descontad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07:.F507])" office:value-type="string" office:string-value="67140000|Gastos Financieros – Documentos vendidos o descontados|DEBIT|PEN||true" calcext:value-type="string">
            <text:p>67140000|Gastos Financieros – Documentos vendidos o descontados|DEBIT|PEN||true</text:p>
          </table:table-cell>
        </table:table-row>
        <table:table-row table:style-name="ro1">
          <table:table-cell office:value-type="string" calcext:value-type="string">
            <text:p>67200000</text:p>
          </table:table-cell>
          <table:table-cell office:value-type="string" calcext:value-type="string">
            <text:p>Gastos Financieros – Pérdida por Instrumentos Financieros Derivad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08:.F508])" office:value-type="string" office:string-value="67200000|Gastos Financieros – Pérdida por Instrumentos Financieros Derivados|DEBIT|PEN||true" calcext:value-type="string">
            <text:p>67200000|Gastos Financieros – Pérdida por Instrumentos Financieros Derivados|DEBIT|PEN||true</text:p>
          </table:table-cell>
        </table:table-row>
        <table:table-row table:style-name="ro1">
          <table:table-cell office:value-type="string" calcext:value-type="string">
            <text:p>67300000</text:p>
          </table:table-cell>
          <table:table-cell office:value-type="string" calcext:value-type="string">
            <text:p>Gastos Financieros – Intereses por préstamos y otras oblig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09:.F509])" office:value-type="string" office:string-value="67300000|Gastos Financieros – Intereses por préstamos y otras obligaciones|DEBIT|PEN||false" calcext:value-type="string">
            <text:p>67300000|Gastos Financieros – Intereses por préstamos y otras obligaciones|DEBIT|PEN||false</text:p>
          </table:table-cell>
        </table:table-row>
        <table:table-row table:style-name="ro1">
          <table:table-cell office:value-type="string" calcext:value-type="string">
            <text:p>67310000</text:p>
          </table:table-cell>
          <table:table-cell office:value-type="string" calcext:value-type="string">
            <text:p>Gastos Financieros – Intereses – Préstamos de instituciones financieras y otr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10:.F510])" office:value-type="string" office:string-value="67310000|Gastos Financieros – Intereses – Préstamos de instituciones financieras y otras|DEBIT|PEN||false" calcext:value-type="string">
            <text:p>67310000|Gastos Financieros – Intereses – Préstamos de instituciones financieras y otras|DEBIT|PEN||false</text:p>
          </table:table-cell>
        </table:table-row>
        <table:table-row table:style-name="ro1">
          <table:table-cell office:value-type="string" calcext:value-type="string">
            <text:p>67311000</text:p>
          </table:table-cell>
          <table:table-cell office:value-type="string" calcext:value-type="string">
            <text:p>Gastos Financieros – Intereses – Préstamos – Instituciones Financier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11:.F511])" office:value-type="string" office:string-value="67311000|Gastos Financieros – Intereses – Préstamos – Instituciones Financieras|DEBIT|PEN||true" calcext:value-type="string">
            <text:p>67311000|Gastos Financieros – Intereses – Préstamos – Instituciones Financieras|DEBIT|PEN||true</text:p>
          </table:table-cell>
        </table:table-row>
        <table:table-row table:style-name="ro1">
          <table:table-cell office:value-type="string" calcext:value-type="string">
            <text:p>67312000</text:p>
          </table:table-cell>
          <table:table-cell office:value-type="string" calcext:value-type="string">
            <text:p>Gastos Financieros – Intereses – Préstamos – Otras Entidad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12:.F512])" office:value-type="string" office:string-value="67312000|Gastos Financieros – Intereses – Préstamos – Otras Entidades|DEBIT|PEN||true" calcext:value-type="string">
            <text:p>67312000|Gastos Financieros – Intereses – Préstamos – Otras Entidades|DEBIT|PEN||true</text:p>
          </table:table-cell>
        </table:table-row>
        <table:table-row table:style-name="ro1">
          <table:table-cell office:value-type="string" calcext:value-type="string">
            <text:p>67320000</text:p>
          </table:table-cell>
          <table:table-cell office:value-type="string" calcext:value-type="string">
            <text:p>Gastos Financieros – Intereses – Contratos de Arrendamiento Financier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13:.F513])" office:value-type="string" office:string-value="67320000|Gastos Financieros – Intereses – Contratos de Arrendamiento Financiero|DEBIT|PEN||true" calcext:value-type="string">
            <text:p>67320000|Gastos Financieros – Intereses – Contratos de Arrendamiento Financiero|DEBIT|PEN||true</text:p>
          </table:table-cell>
        </table:table-row>
        <table:table-row table:style-name="ro1">
          <table:table-cell office:value-type="string" calcext:value-type="string">
            <text:p>67330000</text:p>
          </table:table-cell>
          <table:table-cell office:value-type="string" calcext:value-type="string">
            <text:p>Gastos Financieros – Intereses – Otros IF por pagar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14:.F514])" office:value-type="string" office:string-value="67330000|Gastos Financieros – Intereses – Otros IF por pagar|DEBIT|PEN||true" calcext:value-type="string">
            <text:p>67330000|Gastos Financieros – Intereses – Otros IF por pagar|DEBIT|PEN||true</text:p>
          </table:table-cell>
        </table:table-row>
        <table:table-row table:style-name="ro1">
          <table:table-cell office:value-type="string" calcext:value-type="string">
            <text:p>67340000</text:p>
          </table:table-cell>
          <table:table-cell office:value-type="string" calcext:value-type="string">
            <text:p>Gastos Financieros – Intereses – Documentos vendidos o descontad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15:.F515])" office:value-type="string" office:string-value="67340000|Gastos Financieros – Intereses – Documentos vendidos o descontados|DEBIT|PEN||true" calcext:value-type="string">
            <text:p>67340000|Gastos Financieros – Intereses – Documentos vendidos o descontados|DEBIT|PEN||true</text:p>
          </table:table-cell>
        </table:table-row>
        <table:table-row table:style-name="ro1">
          <table:table-cell office:value-type="string" calcext:value-type="string">
            <text:p>67350000</text:p>
          </table:table-cell>
          <table:table-cell office:value-type="string" calcext:value-type="string">
            <text:p>Gastos Financieros – Intereses – Obligaciones Emitid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16:.F516])" office:value-type="string" office:string-value="67350000|Gastos Financieros – Intereses – Obligaciones Emitidas|DEBIT|PEN||true" calcext:value-type="string">
            <text:p>67350000|Gastos Financieros – Intereses – Obligaciones Emitidas|DEBIT|PEN||true</text:p>
          </table:table-cell>
        </table:table-row>
        <table:table-row table:style-name="ro1">
          <table:table-cell office:value-type="string" calcext:value-type="string">
            <text:p>67360000</text:p>
          </table:table-cell>
          <table:table-cell office:value-type="string" calcext:value-type="string">
            <text:p>Gastos Financieros – Intereses – Obligaciones Comercial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17:.F517])" office:value-type="string" office:string-value="67360000|Gastos Financieros – Intereses – Obligaciones Comerciales|DEBIT|PEN||true" calcext:value-type="string">
            <text:p>67360000|Gastos Financieros – Intereses – Obligaciones Comerciales|DEBIT|PEN||true</text:p>
          </table:table-cell>
        </table:table-row>
        <table:table-row table:style-name="ro1">
          <table:table-cell office:value-type="string" calcext:value-type="string">
            <text:p>67400000</text:p>
          </table:table-cell>
          <table:table-cell office:value-type="string" calcext:value-type="string">
            <text:p>Gastos Financieros – Factoring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18:.F518])" office:value-type="string" office:string-value="67400000|Gastos Financieros – Factoring|DEBIT|PEN||false" calcext:value-type="string">
            <text:p>67400000|Gastos Financieros – Factoring|DEBIT|PEN||false</text:p>
          </table:table-cell>
        </table:table-row>
        <table:table-row table:style-name="ro1">
          <table:table-cell office:value-type="string" calcext:value-type="string">
            <text:p>67410000</text:p>
          </table:table-cell>
          <table:table-cell office:value-type="string" calcext:value-type="string">
            <text:p>Gastos Financieros – Factoring – Pérdida en instrumentos vendid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19:.F519])" office:value-type="string" office:string-value="67410000|Gastos Financieros – Factoring – Pérdida en instrumentos vendidos|DEBIT|PEN||true" calcext:value-type="string">
            <text:p>67410000|Gastos Financieros – Factoring – Pérdida en instrumentos vendidos|DEBIT|PEN||true</text:p>
          </table:table-cell>
        </table:table-row>
        <table:table-row table:style-name="ro1">
          <table:table-cell office:value-type="string" calcext:value-type="string">
            <text:p>67500000</text:p>
          </table:table-cell>
          <table:table-cell office:value-type="string" calcext:value-type="string">
            <text:p>Gastos Financieros – Descuentos concedidos por pronto pag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20:.F520])" office:value-type="string" office:string-value="67500000|Gastos Financieros – Descuentos concedidos por pronto pago|DEBIT|PEN||true" calcext:value-type="string">
            <text:p>67500000|Gastos Financieros – Descuentos concedidos por pronto pago|DEBIT|PEN||true</text:p>
          </table:table-cell>
        </table:table-row>
        <table:table-row table:style-name="ro1">
          <table:table-cell office:value-type="string" calcext:value-type="string">
            <text:p>67600000</text:p>
          </table:table-cell>
          <table:table-cell office:value-type="string" calcext:value-type="string">
            <text:p>Gastos Financieros – Diferencia de cambi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21:.F521])" office:value-type="string" office:string-value="67600000|Gastos Financieros – Diferencia de cambio|DEBIT|PEN||true" calcext:value-type="string">
            <text:p>67600000|Gastos Financieros – Diferencia de cambio|DEBIT|PEN||true</text:p>
          </table:table-cell>
        </table:table-row>
        <table:table-row table:style-name="ro1">
          <table:table-cell office:value-type="string" calcext:value-type="string">
            <text:p>67700000</text:p>
          </table:table-cell>
          <table:table-cell office:value-type="string" calcext:value-type="string">
            <text:p>Gastos Financieros – Pérdida por medición de activos y pasivos financieros a VR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22:.F522])" office:value-type="string" office:string-value="67700000|Gastos Financieros – Pérdida por medición de activos y pasivos financieros a VR|DEBIT|PEN||false" calcext:value-type="string">
            <text:p>67700000|Gastos Financieros – Pérdida por medición de activos y pasivos financieros a VR|DEBIT|PEN||false</text:p>
          </table:table-cell>
        </table:table-row>
        <table:table-row table:style-name="ro1">
          <table:table-cell office:value-type="string" calcext:value-type="string">
            <text:p>67710000</text:p>
          </table:table-cell>
          <table:table-cell office:value-type="string" calcext:value-type="string">
            <text:p>Gastos Financieros – Medición – Inversiones para negoci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23:.F523])" office:value-type="string" office:string-value="67710000|Gastos Financieros – Medición – Inversiones para negociación|DEBIT|PEN||true" calcext:value-type="string">
            <text:p>67710000|Gastos Financieros – Medición – Inversiones para negociación|DEBIT|PEN||true</text:p>
          </table:table-cell>
        </table:table-row>
        <table:table-row table:style-name="ro1">
          <table:table-cell office:value-type="string" calcext:value-type="string">
            <text:p>67720000</text:p>
          </table:table-cell>
          <table:table-cell office:value-type="string" calcext:value-type="string">
            <text:p>Gastos Financieros – Medición – Inversiones disponibles para vent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24:.F524])" office:value-type="string" office:string-value="67720000|Gastos Financieros – Medición – Inversiones disponibles para venta|DEBIT|PEN||true" calcext:value-type="string">
            <text:p>67720000|Gastos Financieros – Medición – Inversiones disponibles para venta|DEBIT|PEN||true</text:p>
          </table:table-cell>
        </table:table-row>
        <table:table-row table:style-name="ro1">
          <table:table-cell office:value-type="string" calcext:value-type="string">
            <text:p>67730000</text:p>
          </table:table-cell>
          <table:table-cell office:value-type="string" calcext:value-type="string">
            <text:p>Gastos Financieros – Medición – Ot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25:.F525])" office:value-type="string" office:string-value="67730000|Gastos Financieros – Medición – Otros|DEBIT|PEN||true" calcext:value-type="string">
            <text:p>67730000|Gastos Financieros – Medición – Otros|DEBIT|PEN||true</text:p>
          </table:table-cell>
        </table:table-row>
        <table:table-row table:style-name="ro1">
          <table:table-cell office:value-type="string" calcext:value-type="string">
            <text:p>67800000</text:p>
          </table:table-cell>
          <table:table-cell office:value-type="string" calcext:value-type="string">
            <text:p>Gastos Financieros – Participación en utilidades de relacionad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26:.F526])" office:value-type="string" office:string-value="67800000|Gastos Financieros – Participación en utilidades de relacionadas|DEBIT|PEN||false" calcext:value-type="string">
            <text:p>67800000|Gastos Financieros – Participación en utilidades de relacionadas|DEBIT|PEN||false</text:p>
          </table:table-cell>
        </table:table-row>
        <table:table-row table:style-name="ro1">
          <table:table-cell office:value-type="string" calcext:value-type="string">
            <text:p>67810000</text:p>
          </table:table-cell>
          <table:table-cell office:value-type="string" calcext:value-type="string">
            <text:p>Gastos Financieros – Participación en subsidiarias y asociadas – Valor Patrimoni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27:.F527])" office:value-type="string" office:string-value="67810000|Gastos Financieros – Participación en subsidiarias y asociadas – Valor Patrimonial|DEBIT|PEN||true" calcext:value-type="string">
            <text:p>67810000|Gastos Financieros – Participación en subsidiarias y asociadas – Valor Patrimonial|DEBIT|PEN||true</text:p>
          </table:table-cell>
        </table:table-row>
        <table:table-row table:style-name="ro1">
          <table:table-cell office:value-type="string" calcext:value-type="string">
            <text:p>67820000</text:p>
          </table:table-cell>
          <table:table-cell office:value-type="string" calcext:value-type="string">
            <text:p>Gastos Financieros – Participaciones en negocios conjunt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28:.F528])" office:value-type="string" office:string-value="67820000|Gastos Financieros – Participaciones en negocios conjuntos|DEBIT|PEN||true" calcext:value-type="string">
            <text:p>67820000|Gastos Financieros – Participaciones en negocios conjuntos|DEBIT|PEN||true</text:p>
          </table:table-cell>
        </table:table-row>
        <table:table-row table:style-name="ro1">
          <table:table-cell office:value-type="string" calcext:value-type="string">
            <text:p>67900000</text:p>
          </table:table-cell>
          <table:table-cell office:value-type="string" calcext:value-type="string">
            <text:p>Gastos Financieros – Ot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29:.F529])" office:value-type="string" office:string-value="67900000|Gastos Financieros – Otros|DEBIT|PEN||false" calcext:value-type="string">
            <text:p>67900000|Gastos Financieros – Otros|DEBIT|PEN||false</text:p>
          </table:table-cell>
        </table:table-row>
        <table:table-row table:style-name="ro1">
          <table:table-cell office:value-type="string" calcext:value-type="string">
            <text:p>67910000</text:p>
          </table:table-cell>
          <table:table-cell office:value-type="string" calcext:value-type="string">
            <text:p>Gastos Financieros – Otros – Primas por op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30:.F530])" office:value-type="string" office:string-value="67910000|Gastos Financieros – Otros – Primas por opciones|DEBIT|PEN||true" calcext:value-type="string">
            <text:p>67910000|Gastos Financieros – Otros – Primas por opciones|DEBIT|PEN||true</text:p>
          </table:table-cell>
        </table:table-row>
        <table:table-row table:style-name="ro1">
          <table:table-cell office:value-type="string" calcext:value-type="string">
            <text:p>67920000</text:p>
          </table:table-cell>
          <table:table-cell office:value-type="string" calcext:value-type="string">
            <text:p>Gastos Financieros – Otros – En medición a valor descontad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31:.F531])" office:value-type="string" office:string-value="67920000|Gastos Financieros – Otros – En medición a valor descontado|DEBIT|PEN||true" calcext:value-type="string">
            <text:p>67920000|Gastos Financieros – Otros – En medición a valor descontado|DEBIT|PEN||true</text:p>
          </table:table-cell>
        </table:table-row>
        <table:table-row table:style-name="ro1">
          <table:table-cell office:value-type="string" calcext:value-type="string">
            <text:p>68000000</text:p>
          </table:table-cell>
          <table:table-cell office:value-type="string" calcext:value-type="string">
            <text:p>Valuación y Deterioro de Activos y Provis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32:.F532])" office:value-type="string" office:string-value="68000000|Valuación y Deterioro de Activos y Provisiones|DEBIT|PEN||false" calcext:value-type="string">
            <text:p>68000000|Valuación y Deterioro de Activos y Provisiones|DEBIT|PEN||false</text:p>
          </table:table-cell>
        </table:table-row>
        <table:table-row table:style-name="ro1">
          <table:table-cell table:style-name="ce2" office:value-type="float" office:value="68400000" calcext:value-type="float">
            <text:p>68400000</text:p>
          </table:table-cell>
          <table:table-cell office:value-type="string" calcext:value-type="string">
            <text:p>Gastos – Depreciación de Propiedad Planta y Equip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33:.F533])" office:value-type="string" office:string-value="68400000|Gastos – Depreciación de Propiedad Planta y Equipo|DEBIT|PEN||false" calcext:value-type="string">
            <text:p>68400000|Gastos – Depreciación de Propiedad Planta y Equipo|DEBIT|PEN||false</text:p>
          </table:table-cell>
        </table:table-row>
        <table:table-row table:style-name="ro1">
          <table:table-cell table:style-name="ce2" office:value-type="string" calcext:value-type="string">
            <text:p>68410000</text:p>
          </table:table-cell>
          <table:table-cell office:value-type="string" calcext:value-type="string">
            <text:p>Gastos – Depreciación – IME –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34:.F534])" office:value-type="string" office:string-value="68410000|Gastos – Depreciación – IME – Costo|DEBIT|PEN||false" calcext:value-type="string">
            <text:p>68410000|Gastos – Depreciación – IME – Costo|DEBIT|PEN||false</text:p>
          </table:table-cell>
        </table:table-row>
        <table:table-row table:style-name="ro1">
          <table:table-cell table:style-name="ce2" office:value-type="string" calcext:value-type="string">
            <text:p>68412000</text:p>
          </table:table-cell>
          <table:table-cell office:value-type="string" calcext:value-type="string">
            <text:p>Gastos – Depreciación – IME – Costo – Maquinarias y equipos explot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35:.F535])" office:value-type="string" office:string-value="68412000|Gastos – Depreciación – IME – Costo – Maquinarias y equipos explotación|DEBIT|PEN||true" calcext:value-type="string">
            <text:p>68412000|Gastos – Depreciación – IME – Costo – Maquinarias y equipos explotación|DEBIT|PEN||true</text:p>
          </table:table-cell>
        </table:table-row>
        <table:table-row table:style-name="ro1">
          <table:table-cell table:style-name="ce2" office:value-type="string" calcext:value-type="string">
            <text:p>68413000</text:p>
          </table:table-cell>
          <table:table-cell office:value-type="string" calcext:value-type="string">
            <text:p>Gastos – Depreciación – IME – Costo – Equipo de transport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36:.F536])" office:value-type="string" office:string-value="68413000|Gastos – Depreciación – IME – Costo – Equipo de transporte|DEBIT|PEN||true" calcext:value-type="string">
            <text:p>68413000|Gastos – Depreciación – IME – Costo – Equipo de transporte|DEBIT|PEN||true</text:p>
          </table:table-cell>
        </table:table-row>
        <table:table-row table:style-name="ro1">
          <table:table-cell table:style-name="ce2" office:value-type="string" calcext:value-type="string">
            <text:p>68414000</text:p>
          </table:table-cell>
          <table:table-cell office:value-type="string" calcext:value-type="string">
            <text:p>Gastos – Depreciación – IME – Costo – Muebles y enser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37:.F537])" office:value-type="string" office:string-value="68414000|Gastos – Depreciación – IME – Costo – Muebles y enseres|DEBIT|PEN||true" calcext:value-type="string">
            <text:p>68414000|Gastos – Depreciación – IME – Costo – Muebles y enseres|DEBIT|PEN||true</text:p>
          </table:table-cell>
        </table:table-row>
        <table:table-row table:style-name="ro1">
          <table:table-cell table:style-name="ce2" office:value-type="string" calcext:value-type="string">
            <text:p>68415000</text:p>
          </table:table-cell>
          <table:table-cell office:value-type="string" calcext:value-type="string">
            <text:p>Gastos – Depreciación – IME – Costo – Equipos divers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38:.F538])" office:value-type="string" office:string-value="68415000|Gastos – Depreciación – IME – Costo – Equipos diversos|DEBIT|PEN||true" calcext:value-type="string">
            <text:p>68415000|Gastos – Depreciación – IME – Costo – Equipos diversos|DEBIT|PEN||true</text:p>
          </table:table-cell>
        </table:table-row>
        <table:table-row table:style-name="ro1">
          <table:table-cell table:style-name="ce2" office:value-type="string" calcext:value-type="string">
            <text:p>68416000</text:p>
          </table:table-cell>
          <table:table-cell office:value-type="string" calcext:value-type="string">
            <text:p>Gastos – Depreciación – IME – Costo – Herramientas y unidades de reemplaz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39:.F539])" office:value-type="string" office:string-value="68416000|Gastos – Depreciación – IME – Costo – Herramientas y unidades de reemplazo|DEBIT|PEN||true" calcext:value-type="string">
            <text:p>68416000|Gastos – Depreciación – IME – Costo – Herramientas y unidades de reemplazo|DEBIT|PEN||true</text:p>
          </table:table-cell>
        </table:table-row>
        <table:table-row table:style-name="ro1">
          <table:table-cell table:style-name="ce2" office:value-type="string" calcext:value-type="string">
            <text:p>68420000</text:p>
          </table:table-cell>
          <table:table-cell office:value-type="string" calcext:value-type="string">
            <text:p>Gastos – Depreciación – IME – Revalu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40:.F540])" office:value-type="string" office:string-value="68420000|Gastos – Depreciación – IME – Revaluación|DEBIT|PEN||false" calcext:value-type="string">
            <text:p>68420000|Gastos – Depreciación – IME – Revaluación|DEBIT|PEN||false</text:p>
          </table:table-cell>
        </table:table-row>
        <table:table-row table:style-name="ro1">
          <table:table-cell table:style-name="ce2" office:value-type="string" calcext:value-type="string">
            <text:p>68422000</text:p>
          </table:table-cell>
          <table:table-cell office:value-type="string" calcext:value-type="string">
            <text:p>Gastos – Depreciación – IME – Revaluación – Maquinarias y equipos explot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41:.F541])" office:value-type="string" office:string-value="68422000|Gastos – Depreciación – IME – Revaluación – Maquinarias y equipos explotación|DEBIT|PEN||true" calcext:value-type="string">
            <text:p>68422000|Gastos – Depreciación – IME – Revaluación – Maquinarias y equipos explotación|DEBIT|PEN||true</text:p>
          </table:table-cell>
        </table:table-row>
        <table:table-row table:style-name="ro1">
          <table:table-cell table:style-name="ce2" office:value-type="string" calcext:value-type="string">
            <text:p>68423000</text:p>
          </table:table-cell>
          <table:table-cell office:value-type="string" calcext:value-type="string">
            <text:p>Gastos – Depreciación – IME – Revaluación – Equipo de transport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42:.F542])" office:value-type="string" office:string-value="68423000|Gastos – Depreciación – IME – Revaluación – Equipo de transporte|DEBIT|PEN||true" calcext:value-type="string">
            <text:p>68423000|Gastos – Depreciación – IME – Revaluación – Equipo de transporte|DEBIT|PEN||true</text:p>
          </table:table-cell>
        </table:table-row>
        <table:table-row table:style-name="ro1">
          <table:table-cell table:style-name="ce2" office:value-type="string" calcext:value-type="string">
            <text:p>68424000</text:p>
          </table:table-cell>
          <table:table-cell office:value-type="string" calcext:value-type="string">
            <text:p>Gastos – Depreciación – IME – Revaluación – Muebles y enser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43:.F543])" office:value-type="string" office:string-value="68424000|Gastos – Depreciación – IME – Revaluación – Muebles y enseres|DEBIT|PEN||true" calcext:value-type="string">
            <text:p>68424000|Gastos – Depreciación – IME – Revaluación – Muebles y enseres|DEBIT|PEN||true</text:p>
          </table:table-cell>
        </table:table-row>
        <table:table-row table:style-name="ro1">
          <table:table-cell table:style-name="ce2" office:value-type="string" calcext:value-type="string">
            <text:p>68425000</text:p>
          </table:table-cell>
          <table:table-cell office:value-type="string" calcext:value-type="string">
            <text:p>Gastos – Depreciación – IME – Revaluación – Equipos divers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44:.F544])" office:value-type="string" office:string-value="68425000|Gastos – Depreciación – IME – Revaluación – Equipos diversos|DEBIT|PEN||true" calcext:value-type="string">
            <text:p>68425000|Gastos – Depreciación – IME – Revaluación – Equipos diversos|DEBIT|PEN||true</text:p>
          </table:table-cell>
        </table:table-row>
        <table:table-row table:style-name="ro1">
          <table:table-cell table:style-name="ce2" office:value-type="string" calcext:value-type="string">
            <text:p>68426000</text:p>
          </table:table-cell>
          <table:table-cell office:value-type="string" calcext:value-type="string">
            <text:p>Gastos – Depreciación – IME – Revaluación – Herramientas y unds de reemplaz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45:.F545])" office:value-type="string" office:string-value="68426000|Gastos – Depreciación – IME – Revaluación – Herramientas y unds de reemplazo|DEBIT|PEN||true" calcext:value-type="string">
            <text:p>68426000|Gastos – Depreciación – IME – Revaluación – Herramientas y unds de reemplazo|DEBIT|PEN||true</text:p>
          </table:table-cell>
        </table:table-row>
        <table:table-row table:style-name="ro1">
          <table:table-cell office:value-type="string" calcext:value-type="string">
            <text:p>68600000</text:p>
          </table:table-cell>
          <table:table-cell office:value-type="string" calcext:value-type="string">
            <text:p>Gastos – Amortización de Intangibl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46:.F546])" office:value-type="string" office:string-value="68600000|Gastos – Amortización de Intangibles|DEBIT|PEN||false" calcext:value-type="string">
            <text:p>68600000|Gastos – Amortización de Intangibles|DEBIT|PEN||false</text:p>
          </table:table-cell>
        </table:table-row>
        <table:table-row table:style-name="ro1">
          <table:table-cell office:value-type="string" calcext:value-type="string">
            <text:p>68610000</text:p>
          </table:table-cell>
          <table:table-cell office:value-type="string" calcext:value-type="string">
            <text:p>Gastos – Amortización –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47:.F547])" office:value-type="string" office:string-value="68610000|Gastos – Amortización – Costo|DEBIT|PEN||false" calcext:value-type="string">
            <text:p>68610000|Gastos – Amortización – Costo|DEBIT|PEN||false</text:p>
          </table:table-cell>
        </table:table-row>
        <table:table-row table:style-name="ro1">
          <table:table-cell office:value-type="string" calcext:value-type="string">
            <text:p>68613000</text:p>
          </table:table-cell>
          <table:table-cell office:value-type="string" calcext:value-type="string">
            <text:p>Gastos – Amortización – Costo – Softwar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48:.F548])" office:value-type="string" office:string-value="68613000|Gastos – Amortización – Costo – Software|DEBIT|PEN||true" calcext:value-type="string">
            <text:p>68613000|Gastos – Amortización – Costo – Software|DEBIT|PEN||true</text:p>
          </table:table-cell>
        </table:table-row>
        <table:table-row table:style-name="ro1">
          <table:table-cell office:value-type="string" calcext:value-type="string">
            <text:p>68620000</text:p>
          </table:table-cell>
          <table:table-cell office:value-type="string" calcext:value-type="string">
            <text:p>Gastos – Amortización – Revalu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49:.F549])" office:value-type="string" office:string-value="68620000|Gastos – Amortización – Revaluación|DEBIT|PEN||false" calcext:value-type="string">
            <text:p>68620000|Gastos – Amortización – Revaluación|DEBIT|PEN||false</text:p>
          </table:table-cell>
        </table:table-row>
        <table:table-row table:style-name="ro1">
          <table:table-cell office:value-type="string" calcext:value-type="string">
            <text:p>68623000</text:p>
          </table:table-cell>
          <table:table-cell office:value-type="string" calcext:value-type="string">
            <text:p>Gastos – Amortización – Revaluación – Softwar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50:.F550])" office:value-type="string" office:string-value="68623000|Gastos – Amortización – Revaluación – Software|DEBIT|PEN||true" calcext:value-type="string">
            <text:p>68623000|Gastos – Amortización – Revaluación – Software|DEBIT|PEN||true</text:p>
          </table:table-cell>
        </table:table-row>
        <table:table-row table:style-name="ro1">
          <table:table-cell office:value-type="string" calcext:value-type="string">
            <text:p>69000000</text:p>
          </table:table-cell>
          <table:table-cell office:value-type="string" calcext:value-type="string">
            <text:p>Costo de Vent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51:.F551])" office:value-type="string" office:string-value="69000000|Costo de Ventas|DEBIT|PEN||false" calcext:value-type="string">
            <text:p>69000000|Costo de Ventas|DEBIT|PEN||false</text:p>
          </table:table-cell>
        </table:table-row>
        <table:table-row table:style-name="ro1">
          <table:table-cell office:value-type="string" calcext:value-type="string">
            <text:p>69100000</text:p>
          </table:table-cell>
          <table:table-cell office:value-type="string" calcext:value-type="string">
            <text:p>Costo de Ventas – Mercaderí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52:.F552])" office:value-type="string" office:string-value="69100000|Costo de Ventas – Mercadería|DEBIT|PEN||true" calcext:value-type="string">
            <text:p>69100000|Costo de Ventas – Mercadería|DEBIT|PEN||true</text:p>
          </table:table-cell>
        </table:table-row>
        <table:table-row table:style-name="ro1">
          <table:table-cell office:value-type="string" calcext:value-type="string">
            <text:p>69200000</text:p>
          </table:table-cell>
          <table:table-cell office:value-type="string" calcext:value-type="string">
            <text:p>Costo de Ventas – Productos Terminad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53:.F553])" office:value-type="string" office:string-value="69200000|Costo de Ventas – Productos Terminados|DEBIT|PEN||true" calcext:value-type="string">
            <text:p>69200000|Costo de Ventas – Productos Terminados|DEBIT|PEN||true</text:p>
          </table:table-cell>
        </table:table-row>
        <table:table-row table:style-name="ro1">
          <table:table-cell office:value-type="string" calcext:value-type="string">
            <text:p>69300000</text:p>
          </table:table-cell>
          <table:table-cell office:value-type="string" calcext:value-type="string">
            <text:p>Costo de Ventas – Servicios Terminad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54:.F554])" office:value-type="string" office:string-value="69300000|Costo de Ventas – Servicios Terminados|DEBIT|PEN||false" calcext:value-type="string">
            <text:p>69300000|Costo de Ventas – Servicios Terminados|DEBIT|PEN||false</text:p>
          </table:table-cell>
        </table:table-row>
        <table:table-row table:style-name="ro1">
          <table:table-cell office:value-type="string" calcext:value-type="string">
            <text:p>69310000</text:p>
          </table:table-cell>
          <table:table-cell office:value-type="string" calcext:value-type="string">
            <text:p>Costo de Ventas – Servicios – Export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55:.F555])" office:value-type="string" office:string-value="69310000|Costo de Ventas – Servicios – Exportación|DEBIT|PEN||false" calcext:value-type="string">
            <text:p>69310000|Costo de Ventas – Servicios – Exportación|DEBIT|PEN||false</text:p>
          </table:table-cell>
        </table:table-row>
        <table:table-row table:style-name="ro1">
          <table:table-cell office:value-type="string" calcext:value-type="string">
            <text:p>69311000</text:p>
          </table:table-cell>
          <table:table-cell office:value-type="string" calcext:value-type="string">
            <text:p>Costo de Ventas – Servicios – Exportación – Terc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56:.F556])" office:value-type="string" office:string-value="69311000|Costo de Ventas – Servicios – Exportación – Terceros|DEBIT|PEN||true" calcext:value-type="string">
            <text:p>69311000|Costo de Ventas – Servicios – Exportación – Terceros|DEBIT|PEN||true</text:p>
          </table:table-cell>
        </table:table-row>
        <table:table-row table:style-name="ro1">
          <table:table-cell office:value-type="string" calcext:value-type="string">
            <text:p>69312000</text:p>
          </table:table-cell>
          <table:table-cell office:value-type="string" calcext:value-type="string">
            <text:p>Costo de Ventas – Servicios – Exportación – Relacionad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57:.F557])" office:value-type="string" office:string-value="69312000|Costo de Ventas – Servicios – Exportación – Relacionadas|DEBIT|PEN||true" calcext:value-type="string">
            <text:p>69312000|Costo de Ventas – Servicios – Exportación – Relacionadas|DEBIT|PEN||true</text:p>
          </table:table-cell>
        </table:table-row>
        <table:table-row table:style-name="ro1">
          <table:table-cell office:value-type="string" calcext:value-type="string">
            <text:p>69320000</text:p>
          </table:table-cell>
          <table:table-cell office:value-type="string" calcext:value-type="string">
            <text:p>Costo de Ventas – Servicios – Loc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58:.F558])" office:value-type="string" office:string-value="69320000|Costo de Ventas – Servicios – Local|DEBIT|PEN||false" calcext:value-type="string">
            <text:p>69320000|Costo de Ventas – Servicios – Local|DEBIT|PEN||false</text:p>
          </table:table-cell>
        </table:table-row>
        <table:table-row table:style-name="ro1">
          <table:table-cell office:value-type="string" calcext:value-type="string">
            <text:p>69321000</text:p>
          </table:table-cell>
          <table:table-cell office:value-type="string" calcext:value-type="string">
            <text:p>Costo de Ventas – Servicios – Local – Terc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59:.F559])" office:value-type="string" office:string-value="69321000|Costo de Ventas – Servicios – Local – Terceros|DEBIT|PEN||true" calcext:value-type="string">
            <text:p>69321000|Costo de Ventas – Servicios – Local – Terceros|DEBIT|PEN||true</text:p>
          </table:table-cell>
        </table:table-row>
        <table:table-row table:style-name="ro1">
          <table:table-cell office:value-type="string" calcext:value-type="string">
            <text:p>69322000</text:p>
          </table:table-cell>
          <table:table-cell office:value-type="string" calcext:value-type="string">
            <text:p>Costo de Ventas – Servicios – Local – Relacionad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60:.F560])" office:value-type="string" office:string-value="69322000|Costo de Ventas – Servicios – Local – Relacionadas|DEBIT|PEN||true" calcext:value-type="string">
            <text:p>69322000|Costo de Ventas – Servicios – Local – Relacionadas|DEBIT|PEN||true</text:p>
          </table:table-cell>
        </table:table-row>
        <table:table-row table:style-name="ro1">
          <table:table-cell office:value-type="string" calcext:value-type="string">
            <text:p>69400000</text:p>
          </table:table-cell>
          <table:table-cell office:value-type="string" calcext:value-type="string">
            <text:p>Costo de Ventas – Subproductos, desechos y desperdici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61:.F561])" office:value-type="string" office:string-value="69400000|Costo de Ventas – Subproductos, desechos y desperdicios|DEBIT|PEN||true" calcext:value-type="string">
            <text:p>69400000|Costo de Ventas – Subproductos, desechos y desperdicios|DEBIT|PEN||true</text:p>
          </table:table-cell>
        </table:table-row>
        <table:table-row table:style-name="ro1">
          <table:table-cell office:value-type="string" calcext:value-type="string">
            <text:p>69500000</text:p>
          </table:table-cell>
          <table:table-cell office:value-type="string" calcext:value-type="string">
            <text:p>Costo de Ventas – Desvalorización de inventarios al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62:.F562])" office:value-type="string" office:string-value="69500000|Costo de Ventas – Desvalorización de inventarios al costo|DEBIT|PEN||true" calcext:value-type="string">
            <text:p>69500000|Costo de Ventas – Desvalorización de inventarios al costo|DEBIT|PEN||true</text:p>
          </table:table-cell>
        </table:table-row>
        <table:table-row table:style-name="ro1">
          <table:table-cell office:value-type="string" calcext:value-type="string">
            <text:p>70000000</text:p>
          </table:table-cell>
          <table:table-cell office:value-type="string" calcext:value-type="string">
            <text:p>Vent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63:.F563])" office:value-type="string" office:string-value="70000000|Ventas|CREDIT|PEN||false" calcext:value-type="string">
            <text:p>70000000|Ventas|CREDIT|PEN||false</text:p>
          </table:table-cell>
        </table:table-row>
        <table:table-row table:style-name="ro1">
          <table:table-cell office:value-type="string" calcext:value-type="string">
            <text:p>70300000</text:p>
          </table:table-cell>
          <table:table-cell office:value-type="string" calcext:value-type="string">
            <text:p>Ventas – Servicios Terminad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64:.F564])" office:value-type="string" office:string-value="70300000|Ventas – Servicios Terminados|CREDIT|PEN||false" calcext:value-type="string">
            <text:p>70300000|Ventas – Servicios Terminados|CREDIT|PEN||false</text:p>
          </table:table-cell>
        </table:table-row>
        <table:table-row table:style-name="ro1">
          <table:table-cell office:value-type="string" calcext:value-type="string">
            <text:p>70310000</text:p>
          </table:table-cell>
          <table:table-cell office:value-type="string" calcext:value-type="string">
            <text:p>Ventas – Servicios – Exportación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65:.F565])" office:value-type="string" office:string-value="70310000|Ventas – Servicios – Exportación|CREDIT|PEN||false" calcext:value-type="string">
            <text:p>70310000|Ventas – Servicios – Exportación|CREDIT|PEN||false</text:p>
          </table:table-cell>
        </table:table-row>
        <table:table-row table:style-name="ro1">
          <table:table-cell office:value-type="string" calcext:value-type="string">
            <text:p>70311000</text:p>
          </table:table-cell>
          <table:table-cell office:value-type="string" calcext:value-type="string">
            <text:p>Ventas – Servicios – Exportación – Tercer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66:.F566])" office:value-type="string" office:string-value="70311000|Ventas – Servicios – Exportación – Terceros|CREDIT|PEN||true" calcext:value-type="string">
            <text:p>70311000|Ventas – Servicios – Exportación – Terceros|CREDIT|PEN||true</text:p>
          </table:table-cell>
        </table:table-row>
        <table:table-row table:style-name="ro1">
          <table:table-cell office:value-type="string" calcext:value-type="string">
            <text:p>70312000</text:p>
          </table:table-cell>
          <table:table-cell office:value-type="string" calcext:value-type="string">
            <text:p>Ventas – Servicios – Exportación – Relacionad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67:.F567])" office:value-type="string" office:string-value="70312000|Ventas – Servicios – Exportación – Relacionadas|CREDIT|PEN||true" calcext:value-type="string">
            <text:p>70312000|Ventas – Servicios – Exportación – Relacionadas|CREDIT|PEN||true</text:p>
          </table:table-cell>
        </table:table-row>
        <table:table-row table:style-name="ro1">
          <table:table-cell office:value-type="string" calcext:value-type="string">
            <text:p>70320000</text:p>
          </table:table-cell>
          <table:table-cell office:value-type="string" calcext:value-type="string">
            <text:p>Ventas – Servicios – Local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68:.F568])" office:value-type="string" office:string-value="70320000|Ventas – Servicios – Local|CREDIT|PEN||false" calcext:value-type="string">
            <text:p>70320000|Ventas – Servicios – Local|CREDIT|PEN||false</text:p>
          </table:table-cell>
        </table:table-row>
        <table:table-row table:style-name="ro1">
          <table:table-cell office:value-type="string" calcext:value-type="string">
            <text:p>70321000</text:p>
          </table:table-cell>
          <table:table-cell office:value-type="string" calcext:value-type="string">
            <text:p>Ventas – Servicios – Local – Tercer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69:.F569])" office:value-type="string" office:string-value="70321000|Ventas – Servicios – Local – Terceros|CREDIT|PEN||true" calcext:value-type="string">
            <text:p>70321000|Ventas – Servicios – Local – Terceros|CREDIT|PEN||true</text:p>
          </table:table-cell>
        </table:table-row>
        <table:table-row table:style-name="ro1">
          <table:table-cell office:value-type="string" calcext:value-type="string">
            <text:p>70322000</text:p>
          </table:table-cell>
          <table:table-cell office:value-type="string" calcext:value-type="string">
            <text:p>Ventas – Servicios – Local – Relacionad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70:.F570])" office:value-type="string" office:string-value="70322000|Ventas – Servicios – Local – Relacionadas|CREDIT|PEN||true" calcext:value-type="string">
            <text:p>70322000|Ventas – Servicios – Local – Relacionadas|CREDIT|PEN||true</text:p>
          </table:table-cell>
        </table:table-row>
        <table:table-row table:style-name="ro1">
          <table:table-cell office:value-type="string" calcext:value-type="string">
            <text:p>70900000</text:p>
          </table:table-cell>
          <table:table-cell office:value-type="string" calcext:value-type="string">
            <text:p>Devoluciones sobre Vent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71:.F571])" office:value-type="string" office:string-value="70900000|Devoluciones sobre Ventas|CREDIT|PEN||false" calcext:value-type="string">
            <text:p>70900000|Devoluciones sobre Ventas|CREDIT|PEN||false</text:p>
          </table:table-cell>
        </table:table-row>
        <table:table-row table:style-name="ro1">
          <table:table-cell office:value-type="string" calcext:value-type="string">
            <text:p>70950000</text:p>
          </table:table-cell>
          <table:table-cell office:value-type="string" calcext:value-type="string">
            <text:p>Devolución – Servicios Rechazad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72:.F572])" office:value-type="string" office:string-value="70950000|Devolución – Servicios Rechazados|CREDIT|PEN||false" calcext:value-type="string">
            <text:p>70950000|Devolución – Servicios Rechazados|CREDIT|PEN||false</text:p>
          </table:table-cell>
        </table:table-row>
        <table:table-row table:style-name="ro1">
          <table:table-cell office:value-type="string" calcext:value-type="string">
            <text:p>70951000</text:p>
          </table:table-cell>
          <table:table-cell office:value-type="string" calcext:value-type="string">
            <text:p>Devolución – Servicios Rechazados – Tercer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73:.F573])" office:value-type="string" office:string-value="70951000|Devolución – Servicios Rechazados – Terceros|CREDIT|PEN||true" calcext:value-type="string">
            <text:p>70951000|Devolución – Servicios Rechazados – Terceros|CREDIT|PEN||true</text:p>
          </table:table-cell>
        </table:table-row>
        <table:table-row table:style-name="ro1">
          <table:table-cell office:value-type="string" calcext:value-type="string">
            <text:p>70952000</text:p>
          </table:table-cell>
          <table:table-cell office:value-type="string" calcext:value-type="string">
            <text:p>Devolución – Servicios Rechazados – Relacionad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74:.F574])" office:value-type="string" office:string-value="70952000|Devolución – Servicios Rechazados – Relacionadas|CREDIT|PEN||true" calcext:value-type="string">
            <text:p>70952000|Devolución – Servicios Rechazados – Relacionadas|CREDIT|PEN||true</text:p>
          </table:table-cell>
        </table:table-row>
        <table:table-row table:style-name="ro1">
          <table:table-cell office:value-type="string" calcext:value-type="string">
            <text:p>71000000</text:p>
          </table:table-cell>
          <table:table-cell office:value-type="string" calcext:value-type="string">
            <text:p>Variación de la Producción Almacenada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75:.F575])" office:value-type="string" office:string-value="71000000|Variación de la Producción Almacenada|CREDIT|PEN||false" calcext:value-type="string">
            <text:p>71000000|Variación de la Producción Almacenada|CREDIT|PEN||false</text:p>
          </table:table-cell>
        </table:table-row>
        <table:table-row table:style-name="ro1">
          <table:table-cell office:value-type="string" calcext:value-type="string">
            <text:p>71500000</text:p>
          </table:table-cell>
          <table:table-cell office:value-type="string" calcext:value-type="string">
            <text:p>Variación de Inventarios de Servici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76:.F576])" office:value-type="string" office:string-value="71500000|Variación de Inventarios de Servicios|CREDIT|PEN||false" calcext:value-type="string">
            <text:p>71500000|Variación de Inventarios de Servicios|CREDIT|PEN||false</text:p>
          </table:table-cell>
        </table:table-row>
        <table:table-row table:style-name="ro1">
          <table:table-cell office:value-type="string" calcext:value-type="string">
            <text:p>71510000</text:p>
          </table:table-cell>
          <table:table-cell office:value-type="string" calcext:value-type="string">
            <text:p>Inventarios de Servicios en Proceso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77:.F577])" office:value-type="string" office:string-value="71510000|Inventarios de Servicios en Proceso|CREDIT|PEN||true" calcext:value-type="string">
            <text:p>71510000|Inventarios de Servicios en Proceso|CREDIT|PEN||true</text:p>
          </table:table-cell>
        </table:table-row>
        <table:table-row table:style-name="ro1">
          <table:table-cell office:value-type="string" calcext:value-type="string">
            <text:p>72000000</text:p>
          </table:table-cell>
          <table:table-cell office:value-type="string" calcext:value-type="string">
            <text:p>Producción de Activo Inmovilizado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78:.F578])" office:value-type="string" office:string-value="72000000|Producción de Activo Inmovilizado|CREDIT|PEN||false" calcext:value-type="string">
            <text:p>72000000|Producción de Activo Inmovilizado|CREDIT|PEN||false</text:p>
          </table:table-cell>
        </table:table-row>
        <table:table-row table:style-name="ro1">
          <table:table-cell office:value-type="string" calcext:value-type="string">
            <text:p>73000000</text:p>
          </table:table-cell>
          <table:table-cell office:value-type="string" calcext:value-type="string">
            <text:p>Descuentos, Rebajas y Bonificaciones obtenid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79:.F579])" office:value-type="string" office:string-value="73000000|Descuentos, Rebajas y Bonificaciones obtenidos|CREDIT|PEN||false" calcext:value-type="string">
            <text:p>73000000|Descuentos, Rebajas y Bonificaciones obtenidos|CREDIT|PEN||false</text:p>
          </table:table-cell>
        </table:table-row>
        <table:table-row table:style-name="ro1">
          <table:table-cell office:value-type="string" calcext:value-type="string">
            <text:p>73100000</text:p>
          </table:table-cell>
          <table:table-cell office:value-type="string" calcext:value-type="string">
            <text:p>Descuentos, Rebajas y Bonificaciones obtenid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80:.F580])" office:value-type="string" office:string-value="73100000|Descuentos, Rebajas y Bonificaciones obtenidos|CREDIT|PEN||false" calcext:value-type="string">
            <text:p>73100000|Descuentos, Rebajas y Bonificaciones obtenidos|CREDIT|PEN||false</text:p>
          </table:table-cell>
        </table:table-row>
        <table:table-row table:style-name="ro1">
          <table:table-cell office:value-type="string" calcext:value-type="string">
            <text:p>73110000</text:p>
          </table:table-cell>
          <table:table-cell office:value-type="string" calcext:value-type="string">
            <text:p>Descuentos, Rebajas y Bonificaciones obtenidos – Tercer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81:.F581])" office:value-type="string" office:string-value="73110000|Descuentos, Rebajas y Bonificaciones obtenidos – Terceros|CREDIT|PEN||true" calcext:value-type="string">
            <text:p>73110000|Descuentos, Rebajas y Bonificaciones obtenidos – Terceros|CREDIT|PEN||true</text:p>
          </table:table-cell>
        </table:table-row>
        <table:table-row table:style-name="ro1">
          <table:table-cell office:value-type="string" calcext:value-type="string">
            <text:p>73120000</text:p>
          </table:table-cell>
          <table:table-cell office:value-type="string" calcext:value-type="string">
            <text:p>Descuentos, Rebajas y Bonificaciones obtenidos – Relacionad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82:.F582])" office:value-type="string" office:string-value="73120000|Descuentos, Rebajas y Bonificaciones obtenidos – Relacionadas|CREDIT|PEN||true" calcext:value-type="string">
            <text:p>73120000|Descuentos, Rebajas y Bonificaciones obtenidos – Relacionadas|CREDIT|PEN||true</text:p>
          </table:table-cell>
        </table:table-row>
        <table:table-row table:style-name="ro1">
          <table:table-cell office:value-type="string" calcext:value-type="string">
            <text:p>74000000</text:p>
          </table:table-cell>
          <table:table-cell office:value-type="string" calcext:value-type="string">
            <text:p>Descuentos, Rebajas y Bonificaciones concedid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83:.F583])" office:value-type="string" office:string-value="74000000|Descuentos, Rebajas y Bonificaciones concedidos|CREDIT|PEN||false" calcext:value-type="string">
            <text:p>74000000|Descuentos, Rebajas y Bonificaciones concedidos|CREDIT|PEN||false</text:p>
          </table:table-cell>
        </table:table-row>
        <table:table-row table:style-name="ro1">
          <table:table-cell office:value-type="string" calcext:value-type="string">
            <text:p>74100000</text:p>
          </table:table-cell>
          <table:table-cell office:value-type="string" calcext:value-type="string">
            <text:p>Descuentos, Rebajas y Bonificaciones concedid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84:.F584])" office:value-type="string" office:string-value="74100000|Descuentos, Rebajas y Bonificaciones concedidos|CREDIT|PEN||false" calcext:value-type="string">
            <text:p>74100000|Descuentos, Rebajas y Bonificaciones concedidos|CREDIT|PEN||false</text:p>
          </table:table-cell>
        </table:table-row>
        <table:table-row table:style-name="ro1">
          <table:table-cell office:value-type="string" calcext:value-type="string">
            <text:p>74110000</text:p>
          </table:table-cell>
          <table:table-cell office:value-type="string" calcext:value-type="string">
            <text:p>Descuentos, Rebajas y Bonificaciones concedidos – Tercer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85:.F585])" office:value-type="string" office:string-value="74110000|Descuentos, Rebajas y Bonificaciones concedidos – Terceros|CREDIT|PEN||true" calcext:value-type="string">
            <text:p>74110000|Descuentos, Rebajas y Bonificaciones concedidos – Terceros|CREDIT|PEN||true</text:p>
          </table:table-cell>
        </table:table-row>
        <table:table-row table:style-name="ro1">
          <table:table-cell office:value-type="string" calcext:value-type="string">
            <text:p>74120000</text:p>
          </table:table-cell>
          <table:table-cell office:value-type="string" calcext:value-type="string">
            <text:p>Descuentos, Rebajas y Bonificaciones concedidos – Relacionad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86:.F586])" office:value-type="string" office:string-value="74120000|Descuentos, Rebajas y Bonificaciones concedidos – Relacionadas|CREDIT|PEN||true" calcext:value-type="string">
            <text:p>74120000|Descuentos, Rebajas y Bonificaciones concedidos – Relacionadas|CREDIT|PEN||true</text:p>
          </table:table-cell>
        </table:table-row>
        <table:table-row table:style-name="ro1">
          <table:table-cell office:value-type="string" calcext:value-type="string">
            <text:p>75000000</text:p>
          </table:table-cell>
          <table:table-cell office:value-type="string" calcext:value-type="string">
            <text:p>Otros Ingresos de Gestión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87:.F587])" office:value-type="string" office:string-value="75000000|Otros Ingresos de Gestión|CREDIT|PEN||false" calcext:value-type="string">
            <text:p>75000000|Otros Ingresos de Gestión|CREDIT|PEN||false</text:p>
          </table:table-cell>
        </table:table-row>
        <table:table-row table:style-name="ro1">
          <table:table-cell office:value-type="string" calcext:value-type="string">
            <text:p>75910000</text:p>
          </table:table-cell>
          <table:table-cell office:value-type="string" calcext:value-type="string">
            <text:p>Otros Ingresos – Subsidios Gubernamental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88:.F588])" office:value-type="string" office:string-value="75910000|Otros Ingresos – Subsidios Gubernamentales|CREDIT|PEN||true" calcext:value-type="string">
            <text:p>75910000|Otros Ingresos – Subsidios Gubernamentales|CREDIT|PEN||true</text:p>
          </table:table-cell>
        </table:table-row>
        <table:table-row table:style-name="ro1">
          <table:table-cell office:value-type="string" calcext:value-type="string">
            <text:p>75920000</text:p>
          </table:table-cell>
          <table:table-cell office:value-type="string" calcext:value-type="string">
            <text:p>Otros Ingresos – Reclamos al seguro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89:.F589])" office:value-type="string" office:string-value="75920000|Otros Ingresos – Reclamos al seguro|CREDIT|PEN||true" calcext:value-type="string">
            <text:p>75920000|Otros Ingresos – Reclamos al seguro|CREDIT|PEN||true</text:p>
          </table:table-cell>
        </table:table-row>
        <table:table-row table:style-name="ro1">
          <table:table-cell office:value-type="string" calcext:value-type="string">
            <text:p>75930000</text:p>
          </table:table-cell>
          <table:table-cell office:value-type="string" calcext:value-type="string">
            <text:p>Otros Ingresos – Donacion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90:.F590])" office:value-type="string" office:string-value="75930000|Otros Ingresos – Donaciones|CREDIT|PEN||true" calcext:value-type="string">
            <text:p>75930000|Otros Ingresos – Donaciones|CREDIT|PEN||true</text:p>
          </table:table-cell>
        </table:table-row>
        <table:table-row table:style-name="ro1">
          <table:table-cell office:value-type="string" calcext:value-type="string">
            <text:p>75940000</text:p>
          </table:table-cell>
          <table:table-cell office:value-type="string" calcext:value-type="string">
            <text:p>Otros Ingresos – Devoluciones Tributari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91:.F591])" office:value-type="string" office:string-value="75940000|Otros Ingresos – Devoluciones Tributarias|CREDIT|PEN||true" calcext:value-type="string">
            <text:p>75940000|Otros Ingresos – Devoluciones Tributarias|CREDIT|PEN||true</text:p>
          </table:table-cell>
        </table:table-row>
        <table:table-row table:style-name="ro1">
          <table:table-cell office:value-type="string" calcext:value-type="string">
            <text:p>75990000</text:p>
          </table:table-cell>
          <table:table-cell office:value-type="string" calcext:value-type="string">
            <text:p>Otros Ingresos – Otr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92:.F592])" office:value-type="string" office:string-value="75990000|Otros Ingresos – Otros|CREDIT|PEN||false" calcext:value-type="string">
            <text:p>75990000|Otros Ingresos – Otros|CREDIT|PEN||false</text:p>
          </table:table-cell>
        </table:table-row>
        <table:table-row table:style-name="ro1">
          <table:table-cell office:value-type="string" calcext:value-type="string">
            <text:p>76000000</text:p>
          </table:table-cell>
          <table:table-cell office:value-type="string" calcext:value-type="string">
            <text:p>Ganancia por Medición de Activos no Financieros al Valor Razonable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93:.F593])" office:value-type="string" office:string-value="76000000|Ganancia por Medición de Activos no Financieros al Valor Razonable|CREDIT|PEN||false" calcext:value-type="string">
            <text:p>76000000|Ganancia por Medición de Activos no Financieros al Valor Razonable|CREDIT|PEN||false</text:p>
          </table:table-cell>
        </table:table-row>
        <table:table-row table:style-name="ro1">
          <table:table-cell office:value-type="string" calcext:value-type="string">
            <text:p>77000000</text:p>
          </table:table-cell>
          <table:table-cell office:value-type="string" calcext:value-type="string">
            <text:p>Ingresos Financier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94:.F594])" office:value-type="string" office:string-value="77000000|Ingresos Financieros|CREDIT|PEN||false" calcext:value-type="string">
            <text:p>77000000|Ingresos Financieros|CREDIT|PEN||false</text:p>
          </table:table-cell>
        </table:table-row>
        <table:table-row table:style-name="ro1">
          <table:table-cell office:value-type="string" calcext:value-type="string">
            <text:p>77200000</text:p>
          </table:table-cell>
          <table:table-cell office:value-type="string" calcext:value-type="string">
            <text:p>Ingresos Financieros – Rendimientos Ganad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595:.F595])" office:value-type="string" office:string-value="77200000|Ingresos Financieros – Rendimientos Ganados|CREDIT|PEN||false" calcext:value-type="string">
            <text:p>77200000|Ingresos Financieros – Rendimientos Ganados|CREDIT|PEN||false</text:p>
          </table:table-cell>
        </table:table-row>
        <table:table-row table:style-name="ro1">
          <table:table-cell office:value-type="string" calcext:value-type="string">
            <text:p>77210000</text:p>
          </table:table-cell>
          <table:table-cell office:value-type="string" calcext:value-type="string">
            <text:p>Ingresos Financieros – Rendimiento – Depósitos en instituciones financiera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96:.F596])" office:value-type="string" office:string-value="77210000|Ingresos Financieros – Rendimiento – Depósitos en instituciones financieras|CREDIT|PEN||true" calcext:value-type="string">
            <text:p>77210000|Ingresos Financieros – Rendimiento – Depósitos en instituciones financieras|CREDIT|PEN||true</text:p>
          </table:table-cell>
        </table:table-row>
        <table:table-row table:style-name="ro1">
          <table:table-cell office:value-type="string" calcext:value-type="string">
            <text:p>77220000</text:p>
          </table:table-cell>
          <table:table-cell office:value-type="string" calcext:value-type="string">
            <text:p>Ingresos Financieros – Rendimiento – Cuentas por cobrar comercial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97:.F597])" office:value-type="string" office:string-value="77220000|Ingresos Financieros – Rendimiento – Cuentas por cobrar comerciales|CREDIT|PEN||true" calcext:value-type="string">
            <text:p>77220000|Ingresos Financieros – Rendimiento – Cuentas por cobrar comerciales|CREDIT|PEN||true</text:p>
          </table:table-cell>
        </table:table-row>
        <table:table-row table:style-name="ro1">
          <table:table-cell office:value-type="string" calcext:value-type="string">
            <text:p>77230000</text:p>
          </table:table-cell>
          <table:table-cell office:value-type="string" calcext:value-type="string">
            <text:p>Ingresos Financieros – Rendimiento – Préstamos otorgad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98:.F598])" office:value-type="string" office:string-value="77230000|Ingresos Financieros – Rendimiento – Préstamos otorgados|CREDIT|PEN||true" calcext:value-type="string">
            <text:p>77230000|Ingresos Financieros – Rendimiento – Préstamos otorgados|CREDIT|PEN||true</text:p>
          </table:table-cell>
        </table:table-row>
        <table:table-row table:style-name="ro1">
          <table:table-cell office:value-type="string" calcext:value-type="string">
            <text:p>77400000</text:p>
          </table:table-cell>
          <table:table-cell office:value-type="string" calcext:value-type="string">
            <text:p>Ingresos Financieros – Factoring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599:.F599])" office:value-type="string" office:string-value="77400000|Ingresos Financieros – Factoring|CREDIT|PEN||true" calcext:value-type="string">
            <text:p>77400000|Ingresos Financieros – Factoring|CREDIT|PEN||true</text:p>
          </table:table-cell>
        </table:table-row>
        <table:table-row table:style-name="ro1">
          <table:table-cell office:value-type="string" calcext:value-type="string">
            <text:p>77500000</text:p>
          </table:table-cell>
          <table:table-cell office:value-type="string" calcext:value-type="string">
            <text:p>Ingresos Financieros – Descuentos obtenidos por Pronto pago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600:.F600])" office:value-type="string" office:string-value="77500000|Ingresos Financieros – Descuentos obtenidos por Pronto pago|CREDIT|PEN||true" calcext:value-type="string">
            <text:p>77500000|Ingresos Financieros – Descuentos obtenidos por Pronto pago|CREDIT|PEN||true</text:p>
          </table:table-cell>
        </table:table-row>
        <table:table-row table:style-name="ro1">
          <table:table-cell office:value-type="string" calcext:value-type="string">
            <text:p>77600000</text:p>
          </table:table-cell>
          <table:table-cell office:value-type="string" calcext:value-type="string">
            <text:p>Ingresos Financieros – Diferencia en Cambio (Ganancia)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601:.F601])" office:value-type="string" office:string-value="77600000|Ingresos Financieros – Diferencia en Cambio (Ganancia)|CREDIT|PEN||true" calcext:value-type="string">
            <text:p>77600000|Ingresos Financieros – Diferencia en Cambio (Ganancia)|CREDIT|PEN||true</text:p>
          </table:table-cell>
        </table:table-row>
        <table:table-row table:style-name="ro1">
          <table:table-cell office:value-type="string" calcext:value-type="string">
            <text:p>78000000</text:p>
          </table:table-cell>
          <table:table-cell office:value-type="string" calcext:value-type="string">
            <text:p>Cargas cubiertas por provision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02:.F602])" office:value-type="string" office:string-value="78000000|Cargas cubiertas por provisiones|CREDIT|PEN||false" calcext:value-type="string">
            <text:p>78000000|Cargas cubiertas por provisiones|CREDIT|PEN||false</text:p>
          </table:table-cell>
        </table:table-row>
        <table:table-row table:style-name="ro1">
          <table:table-cell office:value-type="string" calcext:value-type="string">
            <text:p>78100000</text:p>
          </table:table-cell>
          <table:table-cell office:value-type="string" calcext:value-type="string">
            <text:p>Cargas cubiertas por provisione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603:.F603])" office:value-type="string" office:string-value="78100000|Cargas cubiertas por provisiones|CREDIT|PEN||true" calcext:value-type="string">
            <text:p>78100000|Cargas cubiertas por provisiones|CREDIT|PEN||true</text:p>
          </table:table-cell>
        </table:table-row>
        <table:table-row table:style-name="ro1">
          <table:table-cell office:value-type="string" calcext:value-type="string">
            <text:p>79000000</text:p>
          </table:table-cell>
          <table:table-cell office:value-type="string" calcext:value-type="string">
            <text:p>Cargas Imputables a Cuentas de Costos y Gast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04:.F604])" office:value-type="string" office:string-value="79000000|Cargas Imputables a Cuentas de Costos y Gastos|CREDIT|PEN||false" calcext:value-type="string">
            <text:p>79000000|Cargas Imputables a Cuentas de Costos y Gastos|CREDIT|PEN||false</text:p>
          </table:table-cell>
        </table:table-row>
        <table:table-row table:style-name="ro1">
          <table:table-cell office:value-type="string" calcext:value-type="string">
            <text:p>79100000</text:p>
          </table:table-cell>
          <table:table-cell office:value-type="string" calcext:value-type="string">
            <text:p>Cargas Imputables a Cuentas de Costos y Gast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605:.F605])" office:value-type="string" office:string-value="79100000|Cargas Imputables a Cuentas de Costos y Gastos|CREDIT|PEN||true" calcext:value-type="string">
            <text:p>79100000|Cargas Imputables a Cuentas de Costos y Gastos|CREDIT|PEN||true</text:p>
          </table:table-cell>
        </table:table-row>
        <table:table-row table:style-name="ro1">
          <table:table-cell office:value-type="string" calcext:value-type="string">
            <text:p>79200000</text:p>
          </table:table-cell>
          <table:table-cell office:value-type="string" calcext:value-type="string">
            <text:p>Gastos financieros imputables a cuentas de inventarios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606:.F606])" office:value-type="string" office:string-value="79200000|Gastos financieros imputables a cuentas de inventarios|CREDIT|PEN||true" calcext:value-type="string">
            <text:p>79200000|Gastos financieros imputables a cuentas de inventarios|CREDIT|PEN||true</text:p>
          </table:table-cell>
        </table:table-row>
        <table:table-row table:style-name="ro1">
          <table:table-cell office:value-type="string" calcext:value-type="string">
            <text:p>80000000</text:p>
          </table:table-cell>
          <table:table-cell office:value-type="string" calcext:value-type="string">
            <text:p>Margen Comerci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07:.F607])" office:value-type="string" office:string-value="80000000|Margen Comercial|DEBIT|PEN||false" calcext:value-type="string">
            <text:p>80000000|Margen Comercial|DEBIT|PEN||false</text:p>
          </table:table-cell>
        </table:table-row>
        <table:table-row table:style-name="ro1">
          <table:table-cell office:value-type="string" calcext:value-type="string">
            <text:p>80100000</text:p>
          </table:table-cell>
          <table:table-cell office:value-type="string" calcext:value-type="string">
            <text:p>Margen Comerci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608:.F608])" office:value-type="string" office:string-value="80100000|Margen Comercial|DEBIT|PEN||true" calcext:value-type="string">
            <text:p>80100000|Margen Comercial|DEBIT|PEN||true</text:p>
          </table:table-cell>
        </table:table-row>
        <table:table-row table:style-name="ro1">
          <table:table-cell office:value-type="string" calcext:value-type="string">
            <text:p>81000000</text:p>
          </table:table-cell>
          <table:table-cell office:value-type="string" calcext:value-type="string">
            <text:p>Producción del Ejercici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09:.F609])" office:value-type="string" office:string-value="81000000|Producción del Ejercicio|DEBIT|PEN||false" calcext:value-type="string">
            <text:p>81000000|Producción del Ejercicio|DEBIT|PEN||false</text:p>
          </table:table-cell>
        </table:table-row>
        <table:table-row table:style-name="ro1">
          <table:table-cell office:value-type="string" calcext:value-type="string">
            <text:p>81200000</text:p>
          </table:table-cell>
          <table:table-cell office:value-type="string" calcext:value-type="string">
            <text:p>Producción de Servici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610:.F610])" office:value-type="string" office:string-value="81200000|Producción de Servicios|DEBIT|PEN||true" calcext:value-type="string">
            <text:p>81200000|Producción de Servicios|DEBIT|PEN||true</text:p>
          </table:table-cell>
        </table:table-row>
        <table:table-row table:style-name="ro1">
          <table:table-cell office:value-type="string" calcext:value-type="string">
            <text:p>82000000</text:p>
          </table:table-cell>
          <table:table-cell office:value-type="string" calcext:value-type="string">
            <text:p>Valor Agregad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11:.F611])" office:value-type="string" office:string-value="82000000|Valor Agregado|DEBIT|PEN||false" calcext:value-type="string">
            <text:p>82000000|Valor Agregado|DEBIT|PEN||false</text:p>
          </table:table-cell>
        </table:table-row>
        <table:table-row table:style-name="ro1">
          <table:table-cell office:value-type="string" calcext:value-type="string">
            <text:p>82100000</text:p>
          </table:table-cell>
          <table:table-cell office:value-type="string" calcext:value-type="string">
            <text:p>Valor Agregad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612:.F612])" office:value-type="string" office:string-value="82100000|Valor Agregado|DEBIT|PEN||true" calcext:value-type="string">
            <text:p>82100000|Valor Agregado|DEBIT|PEN||true</text:p>
          </table:table-cell>
        </table:table-row>
        <table:table-row table:style-name="ro1">
          <table:table-cell office:value-type="string" calcext:value-type="string">
            <text:p>83000000</text:p>
          </table:table-cell>
          <table:table-cell office:value-type="string" calcext:value-type="string">
            <text:p>Excedente bruto (insuficiencia bruta) de explot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13:.F613])" office:value-type="string" office:string-value="83000000|Excedente bruto (insuficiencia bruta) de explotación|DEBIT|PEN||false" calcext:value-type="string">
            <text:p>83000000|Excedente bruto (insuficiencia bruta) de explotación|DEBIT|PEN||false</text:p>
          </table:table-cell>
        </table:table-row>
        <table:table-row table:style-name="ro1">
          <table:table-cell office:value-type="string" calcext:value-type="string">
            <text:p>83100000</text:p>
          </table:table-cell>
          <table:table-cell office:value-type="string" calcext:value-type="string">
            <text:p>Excedente bruto (insuficiencia bruta) de explot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614:.F614])" office:value-type="string" office:string-value="83100000|Excedente bruto (insuficiencia bruta) de explotación|DEBIT|PEN||true" calcext:value-type="string">
            <text:p>83100000|Excedente bruto (insuficiencia bruta) de explotación|DEBIT|PEN||true</text:p>
          </table:table-cell>
        </table:table-row>
        <table:table-row table:style-name="ro1">
          <table:table-cell office:value-type="string" calcext:value-type="string">
            <text:p>84000000</text:p>
          </table:table-cell>
          <table:table-cell office:value-type="string" calcext:value-type="string">
            <text:p>Resultado de Explot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15:.F615])" office:value-type="string" office:string-value="84000000|Resultado de Explotación|DEBIT|PEN||false" calcext:value-type="string">
            <text:p>84000000|Resultado de Explotación|DEBIT|PEN||false</text:p>
          </table:table-cell>
        </table:table-row>
        <table:table-row table:style-name="ro1">
          <table:table-cell office:value-type="string" calcext:value-type="string">
            <text:p>84100000</text:p>
          </table:table-cell>
          <table:table-cell office:value-type="string" calcext:value-type="string">
            <text:p>Resultado de Explot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616:.F616])" office:value-type="string" office:string-value="84100000|Resultado de Explotación|DEBIT|PEN||true" calcext:value-type="string">
            <text:p>84100000|Resultado de Explotación|DEBIT|PEN||true</text:p>
          </table:table-cell>
        </table:table-row>
        <table:table-row table:style-name="ro1">
          <table:table-cell office:value-type="string" calcext:value-type="string">
            <text:p>85000000</text:p>
          </table:table-cell>
          <table:table-cell office:value-type="string" calcext:value-type="string">
            <text:p>Resultado Antes de Impuesto a las Gananci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17:.F617])" office:value-type="string" office:string-value="85000000|Resultado Antes de Impuesto a las Ganancias|DEBIT|PEN||false" calcext:value-type="string">
            <text:p>85000000|Resultado Antes de Impuesto a las Ganancias|DEBIT|PEN||false</text:p>
          </table:table-cell>
        </table:table-row>
        <table:table-row table:style-name="ro1">
          <table:table-cell office:value-type="string" calcext:value-type="string">
            <text:p>85100000</text:p>
          </table:table-cell>
          <table:table-cell office:value-type="string" calcext:value-type="string">
            <text:p>Resultado Antes de Impuesto a las Gananci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618:.F618])" office:value-type="string" office:string-value="85100000|Resultado Antes de Impuesto a las Ganancias|DEBIT|PEN||true" calcext:value-type="string">
            <text:p>85100000|Resultado Antes de Impuesto a las Ganancias|DEBIT|PEN||true</text:p>
          </table:table-cell>
        </table:table-row>
        <table:table-row table:style-name="ro1">
          <table:table-cell office:value-type="string" calcext:value-type="string">
            <text:p>88000000</text:p>
          </table:table-cell>
          <table:table-cell office:value-type="string" calcext:value-type="string">
            <text:p>Impuesto a las gananci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19:.F619])" office:value-type="string" office:string-value="88000000|Impuesto a las ganancias|DEBIT|PEN||false" calcext:value-type="string">
            <text:p>88000000|Impuesto a las ganancias|DEBIT|PEN||false</text:p>
          </table:table-cell>
        </table:table-row>
        <table:table-row table:style-name="ro1">
          <table:table-cell office:value-type="string" calcext:value-type="string">
            <text:p>88100000</text:p>
          </table:table-cell>
          <table:table-cell office:value-type="string" calcext:value-type="string">
            <text:p>Impuesto a las ganancias – Corrient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620:.F620])" office:value-type="string" office:string-value="88100000|Impuesto a las ganancias – Corriente|DEBIT|PEN||true" calcext:value-type="string">
            <text:p>88100000|Impuesto a las ganancias – Corriente|DEBIT|PEN||true</text:p>
          </table:table-cell>
        </table:table-row>
        <table:table-row table:style-name="ro1">
          <table:table-cell office:value-type="string" calcext:value-type="string">
            <text:p>88200000</text:p>
          </table:table-cell>
          <table:table-cell office:value-type="string" calcext:value-type="string">
            <text:p>Impuesto a las ganancias – Diferid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621:.F621])" office:value-type="string" office:string-value="88200000|Impuesto a las ganancias – Diferido|DEBIT|PEN||true" calcext:value-type="string">
            <text:p>88200000|Impuesto a las ganancias – Diferido|DEBIT|PEN||true</text:p>
          </table:table-cell>
        </table:table-row>
        <table:table-row table:style-name="ro1">
          <table:table-cell office:value-type="string" calcext:value-type="string">
            <text:p>89000000</text:p>
          </table:table-cell>
          <table:table-cell office:value-type="string" calcext:value-type="string">
            <text:p>Determinación del Resultado del Ejercici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22:.F622])" office:value-type="string" office:string-value="89000000|Determinación del Resultado del Ejercicio|DEBIT|PEN||false" calcext:value-type="string">
            <text:p>89000000|Determinación del Resultado del Ejercicio|DEBIT|PEN||false</text:p>
          </table:table-cell>
        </table:table-row>
        <table:table-row table:style-name="ro1">
          <table:table-cell office:value-type="string" calcext:value-type="string">
            <text:p>89100000</text:p>
          </table:table-cell>
          <table:table-cell office:value-type="string" calcext:value-type="string">
            <text:p>Determinación del Resultado del Ejercicio – Utilidad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623:.F623])" office:value-type="string" office:string-value="89100000|Determinación del Resultado del Ejercicio – Utilidad|DEBIT|PEN||true" calcext:value-type="string">
            <text:p>89100000|Determinación del Resultado del Ejercicio – Utilidad|DEBIT|PEN||true</text:p>
          </table:table-cell>
        </table:table-row>
        <table:table-row table:style-name="ro1">
          <table:table-cell office:value-type="string" calcext:value-type="string">
            <text:p>89200000</text:p>
          </table:table-cell>
          <table:table-cell office:value-type="string" calcext:value-type="string">
            <text:p>Determinación del Resultado del Ejercicio – Pérdid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true</text:p>
          </table:table-cell>
          <table:table-cell table:formula="of:=COM.MICROSOFT.TEXTJOIN(&quot;|&quot;;0;[.A624:.F624])" office:value-type="string" office:string-value="89200000|Determinación del Resultado del Ejercicio – Pérdida|DEBIT|PEN||true" calcext:value-type="string">
            <text:p>89200000|Determinación del Resultado del Ejercicio – Pérdida|DEBIT|PEN||true</text:p>
          </table:table-cell>
        </table:table-row>
        <table:table-row table:style-name="ro1">
          <table:table-cell office:value-type="string" calcext:value-type="string">
            <text:p>90000000</text:p>
          </table:table-cell>
          <table:table-cell office:value-type="string" calcext:value-type="string">
            <text:p>Gastos Operativ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25:.F625])" office:value-type="string" office:string-value="90000000|Gastos Operativos|DEBIT|PEN||false" calcext:value-type="string">
            <text:p>90000000|Gastos Operativos|DEBIT|PEN||false</text:p>
          </table:table-cell>
        </table:table-row>
        <table:table-row table:style-name="ro1">
          <table:table-cell office:value-type="string" calcext:value-type="string">
            <text:p>90100000</text:p>
          </table:table-cell>
          <table:table-cell office:value-type="string" calcext:value-type="string">
            <text:p>Gastos Operativos – Person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26:.F626])" office:value-type="string" office:string-value="90100000|Gastos Operativos – Personal|DEBIT|PEN||false" calcext:value-type="string">
            <text:p>90100000|Gastos Operativos – Personal|DEBIT|PEN||false</text:p>
          </table:table-cell>
        </table:table-row>
        <table:table-row table:style-name="ro1">
          <table:table-cell office:value-type="string" calcext:value-type="string">
            <text:p>90110000</text:p>
          </table:table-cell>
          <table:table-cell office:value-type="string" calcext:value-type="string">
            <text:p>Gastos Operativos – Personal – Salarios y remuner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627:.F627])" office:value-type="string" office:string-value="90110000|Gastos Operativos – Personal – Salarios y remuneraciones|DEBIT|PEN|DIRECT_HWORK|true" calcext:value-type="string">
            <text:p>90110000|Gastos Operativos – Personal – Salarios y remuneraciones|DEBIT|PEN|DIRECT_HWORK|true</text:p>
          </table:table-cell>
        </table:table-row>
        <table:table-row table:style-name="ro1">
          <table:table-cell office:value-type="string" calcext:value-type="string">
            <text:p>90120000</text:p>
          </table:table-cell>
          <table:table-cell office:value-type="string" calcext:value-type="string">
            <text:p>Gastos Operativos – Personal – Gratific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628:.F628])" office:value-type="string" office:string-value="90120000|Gastos Operativos – Personal – Gratificaciones|DEBIT|PEN|DIRECT_HWORK|true" calcext:value-type="string">
            <text:p>90120000|Gastos Operativos – Personal – Gratificaciones|DEBIT|PEN|DIRECT_HWORK|true</text:p>
          </table:table-cell>
        </table:table-row>
        <table:table-row table:style-name="ro1">
          <table:table-cell office:value-type="string" calcext:value-type="string">
            <text:p>90130000</text:p>
          </table:table-cell>
          <table:table-cell office:value-type="string" calcext:value-type="string">
            <text:p>Gastos Operativos – Personal – Seguro de salud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629:.F629])" office:value-type="string" office:string-value="90130000|Gastos Operativos – Personal – Seguro de salud|DEBIT|PEN|DIRECT_HWORK|true" calcext:value-type="string">
            <text:p>90130000|Gastos Operativos – Personal – Seguro de salud|DEBIT|PEN|DIRECT_HWORK|true</text:p>
          </table:table-cell>
        </table:table-row>
        <table:table-row table:style-name="ro1">
          <table:table-cell office:value-type="string" calcext:value-type="string">
            <text:p>90140000</text:p>
          </table:table-cell>
          <table:table-cell office:value-type="string" calcext:value-type="string">
            <text:p>Gastos Operativos – Personal – Movilidad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630:.F630])" office:value-type="string" office:string-value="90140000|Gastos Operativos – Personal – Movilidad|DEBIT|PEN|DIRECT_HWORK|true" calcext:value-type="string">
            <text:p>90140000|Gastos Operativos – Personal – Movilidad|DEBIT|PEN|DIRECT_HWORK|true</text:p>
          </table:table-cell>
        </table:table-row>
        <table:table-row table:style-name="ro1">
          <table:table-cell office:value-type="string" calcext:value-type="string">
            <text:p>90150000</text:p>
          </table:table-cell>
          <table:table-cell office:value-type="string" calcext:value-type="string">
            <text:p>Gastos Operativos – Personal – Viátic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31:.F631])" office:value-type="string" office:string-value="90150000|Gastos Operativos – Personal – Viáticos|DEBIT|PEN||false" calcext:value-type="string">
            <text:p>90150000|Gastos Operativos – Personal – Viáticos|DEBIT|PEN||false</text:p>
          </table:table-cell>
        </table:table-row>
        <table:table-row table:style-name="ro1">
          <table:table-cell office:value-type="string" calcext:value-type="string">
            <text:p>90151000</text:p>
          </table:table-cell>
          <table:table-cell office:value-type="string" calcext:value-type="string">
            <text:p>Gastos Operativos – Personal – Viáticos – Nacion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632:.F632])" office:value-type="string" office:string-value="90151000|Gastos Operativos – Personal – Viáticos – Nacional|DEBIT|PEN|DIRECT_HWORK|true" calcext:value-type="string">
            <text:p>90151000|Gastos Operativos – Personal – Viáticos – Nacional|DEBIT|PEN|DIRECT_HWORK|true</text:p>
          </table:table-cell>
        </table:table-row>
        <table:table-row table:style-name="ro1">
          <table:table-cell office:value-type="string" calcext:value-type="string">
            <text:p>90152000</text:p>
          </table:table-cell>
          <table:table-cell office:value-type="string" calcext:value-type="string">
            <text:p>Gastos Operativos – Personal – Viáticos – Internacion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633:.F633])" office:value-type="string" office:string-value="90152000|Gastos Operativos – Personal – Viáticos – Internacional|DEBIT|PEN|DIRECT_HWORK|true" calcext:value-type="string">
            <text:p>90152000|Gastos Operativos – Personal – Viáticos – Internacional|DEBIT|PEN|DIRECT_HWORK|true</text:p>
          </table:table-cell>
        </table:table-row>
        <table:table-row table:style-name="ro1">
          <table:table-cell office:value-type="string" calcext:value-type="string">
            <text:p>90160000</text:p>
          </table:table-cell>
          <table:table-cell office:value-type="string" calcext:value-type="string">
            <text:p>Gastos Operativos – Personal – Atención al person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634:.F634])" office:value-type="string" office:string-value="90160000|Gastos Operativos – Personal – Atención al personal|DEBIT|PEN|DIRECT_HWORK|true" calcext:value-type="string">
            <text:p>90160000|Gastos Operativos – Personal – Atención al personal|DEBIT|PEN|DIRECT_HWORK|true</text:p>
          </table:table-cell>
        </table:table-row>
        <table:table-row table:style-name="ro1">
          <table:table-cell office:value-type="string" calcext:value-type="string">
            <text:p>90170000</text:p>
          </table:table-cell>
          <table:table-cell office:value-type="string" calcext:value-type="string">
            <text:p>Gastos Operativos – Personal – Benefici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635:.F635])" office:value-type="string" office:string-value="90170000|Gastos Operativos – Personal – Beneficios|DEBIT|PEN|DIRECT_HWORK|true" calcext:value-type="string">
            <text:p>90170000|Gastos Operativos – Personal – Beneficios|DEBIT|PEN|DIRECT_HWORK|true</text:p>
          </table:table-cell>
        </table:table-row>
        <table:table-row table:style-name="ro1">
          <table:table-cell office:value-type="string" calcext:value-type="string">
            <text:p>90180000</text:p>
          </table:table-cell>
          <table:table-cell office:value-type="string" calcext:value-type="string">
            <text:p>Gastos Operativos – Personal – Capacit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636:.F636])" office:value-type="string" office:string-value="90180000|Gastos Operativos – Personal – Capacitación|DEBIT|PEN|DIRECT_HWORK|true" calcext:value-type="string">
            <text:p>90180000|Gastos Operativos – Personal – Capacitación|DEBIT|PEN|DIRECT_HWORK|true</text:p>
          </table:table-cell>
        </table:table-row>
        <table:table-row table:style-name="ro1">
          <table:table-cell office:value-type="string" calcext:value-type="string">
            <text:p>90190000</text:p>
          </table:table-cell>
          <table:table-cell office:value-type="string" calcext:value-type="string">
            <text:p>Gastos Operativos – Personal – Divers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37:.F637])" office:value-type="string" office:string-value="90190000|Gastos Operativos – Personal – Diversos|DEBIT|PEN||false" calcext:value-type="string">
            <text:p>90190000|Gastos Operativos – Personal – Diversos|DEBIT|PEN||false</text:p>
          </table:table-cell>
        </table:table-row>
        <table:table-row table:style-name="ro1">
          <table:table-cell office:value-type="string" calcext:value-type="string">
            <text:p>90191000</text:p>
          </table:table-cell>
          <table:table-cell office:value-type="string" calcext:value-type="string">
            <text:p>Gastos Operativos – Personal – Diversos – Dot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638:.F638])" office:value-type="string" office:string-value="90191000|Gastos Operativos – Personal – Diversos – Dotación|DEBIT|PEN|DIRECT_HWORK|true" calcext:value-type="string">
            <text:p>90191000|Gastos Operativos – Personal – Diversos – Dotación|DEBIT|PEN|DIRECT_HWORK|true</text:p>
          </table:table-cell>
        </table:table-row>
        <table:table-row table:style-name="ro1">
          <table:table-cell office:value-type="string" calcext:value-type="string">
            <text:p>90200000</text:p>
          </table:table-cell>
          <table:table-cell office:value-type="string" calcext:value-type="string">
            <text:p>Gastos Operativos – Servicios de Terc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39:.F639])" office:value-type="string" office:string-value="90200000|Gastos Operativos – Servicios de Terceros|DEBIT|PEN||false" calcext:value-type="string">
            <text:p>90200000|Gastos Operativos – Servicios de Terceros|DEBIT|PEN||false</text:p>
          </table:table-cell>
        </table:table-row>
        <table:table-row table:style-name="ro1">
          <table:table-cell office:value-type="string" calcext:value-type="string">
            <text:p>90210000</text:p>
          </table:table-cell>
          <table:table-cell office:value-type="string" calcext:value-type="string">
            <text:p>Gastos Operativos – Servicios – Transport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40:.F640])" office:value-type="string" office:string-value="90210000|Gastos Operativos – Servicios – Transporte|DEBIT|PEN||false" calcext:value-type="string">
            <text:p>90210000|Gastos Operativos – Servicios – Transporte|DEBIT|PEN||false</text:p>
          </table:table-cell>
        </table:table-row>
        <table:table-row table:style-name="ro1">
          <table:table-cell table:style-name="ce4" office:value-type="string" calcext:value-type="string">
            <text:p>90211000</text:p>
          </table:table-cell>
          <table:table-cell office:value-type="string" calcext:value-type="string">
            <text:p>Gastos Operativos – Servicios – Transporte – Pasaj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41:.F641])" office:value-type="string" office:string-value="90211000|Gastos Operativos – Servicios – Transporte – Pasajeros|DEBIT|PEN|DIRECT_OTH|true" calcext:value-type="string">
            <text:p>90211000|Gastos Operativos – Servicios – Transporte – Pasajeros|DEBIT|PEN|DIRECT_OTH|true</text:p>
          </table:table-cell>
        </table:table-row>
        <table:table-row table:style-name="ro1">
          <table:table-cell office:value-type="string" calcext:value-type="string">
            <text:p>90212000</text:p>
          </table:table-cell>
          <table:table-cell office:value-type="string" calcext:value-type="string">
            <text:p>Gastos Operativos – Servicios – Transporte – Carg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42:.F642])" office:value-type="string" office:string-value="90212000|Gastos Operativos – Servicios – Transporte – Carga|DEBIT|PEN|DIRECT_OTH|true" calcext:value-type="string">
            <text:p>90212000|Gastos Operativos – Servicios – Transporte – Carga|DEBIT|PEN|DIRECT_OTH|true</text:p>
          </table:table-cell>
        </table:table-row>
        <table:table-row table:style-name="ro1">
          <table:table-cell office:value-type="string" calcext:value-type="string">
            <text:p>90213000</text:p>
          </table:table-cell>
          <table:table-cell office:value-type="string" calcext:value-type="string">
            <text:p>Gastos Operativos – Servicios – Transporte – Courier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43:.F643])" office:value-type="string" office:string-value="90213000|Gastos Operativos – Servicios – Transporte – Courier|DEBIT|PEN|DIRECT_OTH|true" calcext:value-type="string">
            <text:p>90213000|Gastos Operativos – Servicios – Transporte – Courier|DEBIT|PEN|DIRECT_OTH|true</text:p>
          </table:table-cell>
        </table:table-row>
        <table:table-row table:style-name="ro1">
          <table:table-cell office:value-type="string" calcext:value-type="string">
            <text:p>90214000</text:p>
          </table:table-cell>
          <table:table-cell office:value-type="string" calcext:value-type="string">
            <text:p>Gastos Operativos – Servicios – Transporte – Peaj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44:.F644])" office:value-type="string" office:string-value="90214000|Gastos Operativos – Servicios – Transporte – Peajes|DEBIT|PEN|DIRECT_OTH|true" calcext:value-type="string">
            <text:p>90214000|Gastos Operativos – Servicios – Transporte – Peajes|DEBIT|PEN|DIRECT_OTH|true</text:p>
          </table:table-cell>
        </table:table-row>
        <table:table-row table:style-name="ro1">
          <table:table-cell office:value-type="string" calcext:value-type="string">
            <text:p>90215000</text:p>
          </table:table-cell>
          <table:table-cell office:value-type="string" calcext:value-type="string">
            <text:p>Gastos Operativos – Servicios – Transporte – Estacionamien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45:.F645])" office:value-type="string" office:string-value="90215000|Gastos Operativos – Servicios – Transporte – Estacionamiento|DEBIT|PEN|DIRECT_OTH|true" calcext:value-type="string">
            <text:p>90215000|Gastos Operativos – Servicios – Transporte – Estacionamiento|DEBIT|PEN|DIRECT_OTH|true</text:p>
          </table:table-cell>
        </table:table-row>
        <table:table-row table:style-name="ro1">
          <table:table-cell office:value-type="string" calcext:value-type="string">
            <text:p>90220000</text:p>
          </table:table-cell>
          <table:table-cell office:value-type="string" calcext:value-type="string">
            <text:p>Gastos Operativos – Servicios – Financi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46:.F646])" office:value-type="string" office:string-value="90220000|Gastos Operativos – Servicios – Financieros|DEBIT|PEN||false" calcext:value-type="string">
            <text:p>90220000|Gastos Operativos – Servicios – Financieros|DEBIT|PEN||false</text:p>
          </table:table-cell>
        </table:table-row>
        <table:table-row table:style-name="ro1">
          <table:table-cell office:value-type="string" calcext:value-type="string">
            <text:p>90221000</text:p>
          </table:table-cell>
          <table:table-cell office:value-type="string" calcext:value-type="string">
            <text:p>Gastos Operativos – Servicios – Financieros – Interes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47:.F647])" office:value-type="string" office:string-value="90221000|Gastos Operativos – Servicios – Financieros – Intereses|DEBIT|PEN|DIRECT_OTH|true" calcext:value-type="string">
            <text:p>90221000|Gastos Operativos – Servicios – Financieros – Intereses|DEBIT|PEN|DIRECT_OTH|true</text:p>
          </table:table-cell>
        </table:table-row>
        <table:table-row table:style-name="ro1">
          <table:table-cell office:value-type="string" calcext:value-type="string">
            <text:p>90222000</text:p>
          </table:table-cell>
          <table:table-cell office:value-type="string" calcext:value-type="string">
            <text:p>Gastos Operativos – Servicios – Financieros – Comisiones bancari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48:.F648])" office:value-type="string" office:string-value="90222000|Gastos Operativos – Servicios – Financieros – Comisiones bancarias|DEBIT|PEN|DIRECT_OTH|true" calcext:value-type="string">
            <text:p>90222000|Gastos Operativos – Servicios – Financieros – Comisiones bancarias|DEBIT|PEN|DIRECT_OTH|true</text:p>
          </table:table-cell>
        </table:table-row>
        <table:table-row table:style-name="ro1">
          <table:table-cell office:value-type="string" calcext:value-type="string">
            <text:p>90223000</text:p>
          </table:table-cell>
          <table:table-cell office:value-type="string" calcext:value-type="string">
            <text:p>Gastos Operativos – Servicios – Financieros – Bancarias divers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49:.F649])" office:value-type="string" office:string-value="90223000|Gastos Operativos – Servicios – Financieros – Bancarias diversas|DEBIT|PEN|DIRECT_OTH|true" calcext:value-type="string">
            <text:p>90223000|Gastos Operativos – Servicios – Financieros – Bancarias diversas|DEBIT|PEN|DIRECT_OTH|true</text:p>
          </table:table-cell>
        </table:table-row>
        <table:table-row table:style-name="ro1">
          <table:table-cell office:value-type="string" calcext:value-type="string">
            <text:p>90224000</text:p>
          </table:table-cell>
          <table:table-cell office:value-type="string" calcext:value-type="string">
            <text:p>Gastos Operativos – Servicios – Financieros – Diferencia en cambi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50:.F650])" office:value-type="string" office:string-value="90224000|Gastos Operativos – Servicios – Financieros – Diferencia en cambio|DEBIT|PEN|DIRECT_OTH|true" calcext:value-type="string">
            <text:p>90224000|Gastos Operativos – Servicios – Financieros – Diferencia en cambio|DEBIT|PEN|DIRECT_OTH|true</text:p>
          </table:table-cell>
        </table:table-row>
        <table:table-row table:style-name="ro1">
          <table:table-cell office:value-type="string" calcext:value-type="string">
            <text:p>90230000</text:p>
          </table:table-cell>
          <table:table-cell office:value-type="string" calcext:value-type="string">
            <text:p>Gastos Operativos – Servicios – Certific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51:.F651])" office:value-type="string" office:string-value="90230000|Gastos Operativos – Servicios – Certificaciones|DEBIT|PEN||false" calcext:value-type="string">
            <text:p>90230000|Gastos Operativos – Servicios – Certificaciones|DEBIT|PEN||false</text:p>
          </table:table-cell>
        </table:table-row>
        <table:table-row table:style-name="ro1">
          <table:table-cell office:value-type="string" calcext:value-type="string">
            <text:p>90231000</text:p>
          </table:table-cell>
          <table:table-cell office:value-type="string" calcext:value-type="string">
            <text:p>Gastos Operativos – Servicios – Certificaciones – Entidades Certificador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52:.F652])" office:value-type="string" office:string-value="90231000|Gastos Operativos – Servicios – Certificaciones – Entidades Certificadoras|DEBIT|PEN|DIRECT_OTH|true" calcext:value-type="string">
            <text:p>90231000|Gastos Operativos – Servicios – Certificaciones – Entidades Certificadoras|DEBIT|PEN|DIRECT_OTH|true</text:p>
          </table:table-cell>
        </table:table-row>
        <table:table-row table:style-name="ro1">
          <table:table-cell office:value-type="string" calcext:value-type="string">
            <text:p>90232000</text:p>
          </table:table-cell>
          <table:table-cell office:value-type="string" calcext:value-type="string">
            <text:p>Gastos Operativos – Servicios – Certificaciones – Entidades Verificador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53:.F653])" office:value-type="string" office:string-value="90232000|Gastos Operativos – Servicios – Certificaciones – Entidades Verificadoras|DEBIT|PEN|DIRECT_OTH|true" calcext:value-type="string">
            <text:p>90232000|Gastos Operativos – Servicios – Certificaciones – Entidades Verificadoras|DEBIT|PEN|DIRECT_OTH|true</text:p>
          </table:table-cell>
        </table:table-row>
        <table:table-row table:style-name="ro1">
          <table:table-cell office:value-type="string" calcext:value-type="string">
            <text:p>90239000</text:p>
          </table:table-cell>
          <table:table-cell office:value-type="string" calcext:value-type="string">
            <text:p>Gastos Operativos – Servicios – Certificaciones – Otras Entidad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54:.F654])" office:value-type="string" office:string-value="90239000|Gastos Operativos – Servicios – Certificaciones – Otras Entidades|DEBIT|PEN|DIRECT_OTH|true" calcext:value-type="string">
            <text:p>90239000|Gastos Operativos – Servicios – Certificaciones – Otras Entidades|DEBIT|PEN|DIRECT_OTH|true</text:p>
          </table:table-cell>
        </table:table-row>
        <table:table-row table:style-name="ro1">
          <table:table-cell office:value-type="string" calcext:value-type="string">
            <text:p>90240000</text:p>
          </table:table-cell>
          <table:table-cell office:value-type="string" calcext:value-type="string">
            <text:p>Gastos Operativos – Servicios – Públic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55:.F655])" office:value-type="string" office:string-value="90240000|Gastos Operativos – Servicios – Públicos|DEBIT|PEN||false" calcext:value-type="string">
            <text:p>90240000|Gastos Operativos – Servicios – Públicos|DEBIT|PEN||false</text:p>
          </table:table-cell>
        </table:table-row>
        <table:table-row table:style-name="ro1">
          <table:table-cell office:value-type="string" calcext:value-type="string">
            <text:p>90241000</text:p>
          </table:table-cell>
          <table:table-cell office:value-type="string" calcext:value-type="string">
            <text:p>Gastos Operativos – Servicios – Públicos – Internet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56:.F656])" office:value-type="string" office:string-value="90241000|Gastos Operativos – Servicios – Públicos – Internet|DEBIT|PEN|DIRECT_OTH|true" calcext:value-type="string">
            <text:p>90241000|Gastos Operativos – Servicios – Públicos – Internet|DEBIT|PEN|DIRECT_OTH|true</text:p>
          </table:table-cell>
        </table:table-row>
        <table:table-row table:style-name="ro1">
          <table:table-cell office:value-type="string" calcext:value-type="string">
            <text:p>90242000</text:p>
          </table:table-cell>
          <table:table-cell office:value-type="string" calcext:value-type="string">
            <text:p>Gastos Operativos – Servicios – Públicos – Telefoní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57:.F657])" office:value-type="string" office:string-value="90242000|Gastos Operativos – Servicios – Públicos – Telefonía|DEBIT|PEN|DIRECT_OTH|true" calcext:value-type="string">
            <text:p>90242000|Gastos Operativos – Servicios – Públicos – Telefonía|DEBIT|PEN|DIRECT_OTH|true</text:p>
          </table:table-cell>
        </table:table-row>
        <table:table-row table:style-name="ro1">
          <table:table-cell office:value-type="string" calcext:value-type="string">
            <text:p>90250000</text:p>
          </table:table-cell>
          <table:table-cell office:value-type="string" calcext:value-type="string">
            <text:p>Gastos Operativos – Servicios – Estad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58:.F658])" office:value-type="string" office:string-value="90250000|Gastos Operativos – Servicios – Estado|DEBIT|PEN||false" calcext:value-type="string">
            <text:p>90250000|Gastos Operativos – Servicios – Estado|DEBIT|PEN||false</text:p>
          </table:table-cell>
        </table:table-row>
        <table:table-row table:style-name="ro1">
          <table:table-cell office:value-type="string" calcext:value-type="string">
            <text:p>90251000</text:p>
          </table:table-cell>
          <table:table-cell office:value-type="string" calcext:value-type="string">
            <text:p>Gastos Operativos – Servicios – Estado – Derechos de tramit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59:.F659])" office:value-type="string" office:string-value="90251000|Gastos Operativos – Servicios – Estado – Derechos de tramitación|DEBIT|PEN|DIRECT_OTH|true" calcext:value-type="string">
            <text:p>90251000|Gastos Operativos – Servicios – Estado – Derechos de tramitación|DEBIT|PEN|DIRECT_OTH|true</text:p>
          </table:table-cell>
        </table:table-row>
        <table:table-row table:style-name="ro1">
          <table:table-cell office:value-type="string" calcext:value-type="string">
            <text:p>90252000</text:p>
          </table:table-cell>
          <table:table-cell office:value-type="string" calcext:value-type="string">
            <text:p>Gastos Operativos – Servicios – Estado – Derechos Registral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60:.F660])" office:value-type="string" office:string-value="90252000|Gastos Operativos – Servicios – Estado – Derechos Registrales|DEBIT|PEN|DIRECT_OTH|true" calcext:value-type="string">
            <text:p>90252000|Gastos Operativos – Servicios – Estado – Derechos Registrales|DEBIT|PEN|DIRECT_OTH|true</text:p>
          </table:table-cell>
        </table:table-row>
        <table:table-row table:style-name="ro1">
          <table:table-cell office:value-type="string" calcext:value-type="string">
            <text:p>90260000</text:p>
          </table:table-cell>
          <table:table-cell office:value-type="string" calcext:value-type="string">
            <text:p>Gastos Operativos – Servicios – Divers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61:.F661])" office:value-type="string" office:string-value="90260000|Gastos Operativos – Servicios – Diversos|DEBIT|PEN||false" calcext:value-type="string">
            <text:p>90260000|Gastos Operativos – Servicios – Diversos|DEBIT|PEN||false</text:p>
          </table:table-cell>
        </table:table-row>
        <table:table-row table:style-name="ro1">
          <table:table-cell office:value-type="string" calcext:value-type="string">
            <text:p>90261000</text:p>
          </table:table-cell>
          <table:table-cell office:value-type="string" calcext:value-type="string">
            <text:p>Gastos Operativos – Servicios – Diversos – Public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62:.F662])" office:value-type="string" office:string-value="90261000|Gastos Operativos – Servicios – Diversos – Publicaciones|DEBIT|PEN|DIRECT_OTH|true" calcext:value-type="string">
            <text:p>90261000|Gastos Operativos – Servicios – Diversos – Publicaciones|DEBIT|PEN|DIRECT_OTH|true</text:p>
          </table:table-cell>
        </table:table-row>
        <table:table-row table:style-name="ro1">
          <table:table-cell office:value-type="string" calcext:value-type="string">
            <text:p>90262000</text:p>
          </table:table-cell>
          <table:table-cell office:value-type="string" calcext:value-type="string">
            <text:p>Gastos Operativos – Servicios – Diversos – Honorari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63:.F663])" office:value-type="string" office:string-value="90262000|Gastos Operativos – Servicios – Diversos – Honorarios|DEBIT|PEN|DIRECT_OTH|true" calcext:value-type="string">
            <text:p>90262000|Gastos Operativos – Servicios – Diversos – Honorarios|DEBIT|PEN|DIRECT_OTH|true</text:p>
          </table:table-cell>
        </table:table-row>
        <table:table-row table:style-name="ro1">
          <table:table-cell office:value-type="string" calcext:value-type="string">
            <text:p>90263000</text:p>
          </table:table-cell>
          <table:table-cell office:value-type="string" calcext:value-type="string">
            <text:p>Gastos Operativos – Servicios – Diversos – Comis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64:.F664])" office:value-type="string" office:string-value="90263000|Gastos Operativos – Servicios – Diversos – Comisiones|DEBIT|PEN|DIRECT_OTH|true" calcext:value-type="string">
            <text:p>90263000|Gastos Operativos – Servicios – Diversos – Comisiones|DEBIT|PEN|DIRECT_OTH|true</text:p>
          </table:table-cell>
        </table:table-row>
        <table:table-row table:style-name="ro1">
          <table:table-cell office:value-type="string" calcext:value-type="string">
            <text:p>90264000</text:p>
          </table:table-cell>
          <table:table-cell office:value-type="string" calcext:value-type="string">
            <text:p>Gastos Operativos – Servicios – Diversos – Notarial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65:.F665])" office:value-type="string" office:string-value="90264000|Gastos Operativos – Servicios – Diversos – Notariales|DEBIT|PEN|DIRECT_OTH|true" calcext:value-type="string">
            <text:p>90264000|Gastos Operativos – Servicios – Diversos – Notariales|DEBIT|PEN|DIRECT_OTH|true</text:p>
          </table:table-cell>
        </table:table-row>
        <table:table-row table:style-name="ro1">
          <table:table-cell office:value-type="string" calcext:value-type="string">
            <text:p>90265000</text:p>
          </table:table-cell>
          <table:table-cell office:value-type="string" calcext:value-type="string">
            <text:p>Gastos Operativos – Servicios – Diversos – No Domiciliad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66:.F666])" office:value-type="string" office:string-value="90265000|Gastos Operativos – Servicios – Diversos – No Domiciliados|DEBIT|PEN|DIRECT_OTH|true" calcext:value-type="string">
            <text:p>90265000|Gastos Operativos – Servicios – Diversos – No Domiciliados|DEBIT|PEN|DIRECT_OTH|true</text:p>
          </table:table-cell>
        </table:table-row>
        <table:table-row table:style-name="ro1">
          <table:table-cell office:value-type="string" calcext:value-type="string">
            <text:p>90300000</text:p>
          </table:table-cell>
          <table:table-cell office:value-type="string" calcext:value-type="string">
            <text:p>Gastos Operativos – Materiales y Suminist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67:.F667])" office:value-type="string" office:string-value="90300000|Gastos Operativos – Materiales y Suministros|DEBIT|PEN||false" calcext:value-type="string">
            <text:p>90300000|Gastos Operativos – Materiales y Suministros|DEBIT|PEN||false</text:p>
          </table:table-cell>
        </table:table-row>
        <table:table-row table:style-name="ro1">
          <table:table-cell office:value-type="string" calcext:value-type="string">
            <text:p>90310000</text:p>
          </table:table-cell>
          <table:table-cell office:value-type="string" calcext:value-type="string">
            <text:p>Gastos Operativos – Materiales y Suministros – Combustibl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SUPPLY</text:p>
          </table:table-cell>
          <table:table-cell office:value-type="string" calcext:value-type="string">
            <text:p>true</text:p>
          </table:table-cell>
          <table:table-cell table:formula="of:=COM.MICROSOFT.TEXTJOIN(&quot;|&quot;;0;[.A668:.F668])" office:value-type="string" office:string-value="90310000|Gastos Operativos – Materiales y Suministros – Combustibles|DEBIT|PEN|DIRECT_SUPPLY|true" calcext:value-type="string">
            <text:p>90310000|Gastos Operativos – Materiales y Suministros – Combustibles|DEBIT|PEN|DIRECT_SUPPLY|true</text:p>
          </table:table-cell>
        </table:table-row>
        <table:table-row table:style-name="ro1">
          <table:table-cell office:value-type="string" calcext:value-type="string">
            <text:p>90320000</text:p>
          </table:table-cell>
          <table:table-cell office:value-type="string" calcext:value-type="string">
            <text:p>Gastos Operativos – Materiales y Suministros – Artículos de oficin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SUPPLY</text:p>
          </table:table-cell>
          <table:table-cell office:value-type="string" calcext:value-type="string">
            <text:p>true</text:p>
          </table:table-cell>
          <table:table-cell table:formula="of:=COM.MICROSOFT.TEXTJOIN(&quot;|&quot;;0;[.A669:.F669])" office:value-type="string" office:string-value="90320000|Gastos Operativos – Materiales y Suministros – Artículos de oficina|DEBIT|PEN|DIRECT_SUPPLY|true" calcext:value-type="string">
            <text:p>90320000|Gastos Operativos – Materiales y Suministros – Artículos de oficina|DEBIT|PEN|DIRECT_SUPPLY|true</text:p>
          </table:table-cell>
        </table:table-row>
        <table:table-row table:style-name="ro1">
          <table:table-cell office:value-type="string" calcext:value-type="string">
            <text:p>90330000</text:p>
          </table:table-cell>
          <table:table-cell office:value-type="string" calcext:value-type="string">
            <text:p>Gastos Operativos – Materiales y Suministros – Envases y embalaj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SUPPLY</text:p>
          </table:table-cell>
          <table:table-cell office:value-type="string" calcext:value-type="string">
            <text:p>true</text:p>
          </table:table-cell>
          <table:table-cell table:formula="of:=COM.MICROSOFT.TEXTJOIN(&quot;|&quot;;0;[.A670:.F670])" office:value-type="string" office:string-value="90330000|Gastos Operativos – Materiales y Suministros – Envases y embalajes|DEBIT|PEN|DIRECT_SUPPLY|true" calcext:value-type="string">
            <text:p>90330000|Gastos Operativos – Materiales y Suministros – Envases y embalajes|DEBIT|PEN|DIRECT_SUPPLY|true</text:p>
          </table:table-cell>
        </table:table-row>
        <table:table-row table:style-name="ro1">
          <table:table-cell office:value-type="string" calcext:value-type="string">
            <text:p>90400000</text:p>
          </table:table-cell>
          <table:table-cell office:value-type="string" calcext:value-type="string">
            <text:p>Gastos Operativos – Activo Fij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71:.F671])" office:value-type="string" office:string-value="90400000|Gastos Operativos – Activo Fijo|DEBIT|PEN||false" calcext:value-type="string">
            <text:p>90400000|Gastos Operativos – Activo Fijo|DEBIT|PEN||false</text:p>
          </table:table-cell>
        </table:table-row>
        <table:table-row table:style-name="ro1">
          <table:table-cell office:value-type="string" calcext:value-type="string">
            <text:p>90410000</text:p>
          </table:table-cell>
          <table:table-cell office:value-type="string" calcext:value-type="string">
            <text:p>Gastos Operativos – Activo Fijo – Equipos y otros como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72:.F672])" office:value-type="string" office:string-value="90410000|Gastos Operativos – Activo Fijo – Equipos y otros como costo|DEBIT|PEN||false" calcext:value-type="string">
            <text:p>90410000|Gastos Operativos – Activo Fijo – Equipos y otros como costo|DEBIT|PEN||false</text:p>
          </table:table-cell>
        </table:table-row>
        <table:table-row table:style-name="ro1">
          <table:table-cell office:value-type="string" calcext:value-type="string">
            <text:p>90411000</text:p>
          </table:table-cell>
          <table:table-cell office:value-type="string" calcext:value-type="string">
            <text:p>Gastos Operativos – Activo Fijo – Equipos diversos como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73:.F673])" office:value-type="string" office:string-value="90411000|Gastos Operativos – Activo Fijo – Equipos diversos como costo|DEBIT|PEN|DIRECT_OTH|true" calcext:value-type="string">
            <text:p>90411000|Gastos Operativos – Activo Fijo – Equipos diversos como costo|DEBIT|PEN|DIRECT_OTH|true</text:p>
          </table:table-cell>
        </table:table-row>
        <table:table-row table:style-name="ro1">
          <table:table-cell office:value-type="string" calcext:value-type="string">
            <text:p>90412000</text:p>
          </table:table-cell>
          <table:table-cell office:value-type="string" calcext:value-type="string">
            <text:p>Gastos Operativos – Activo Fijo – Herramientas como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74:.F674])" office:value-type="string" office:string-value="90412000|Gastos Operativos – Activo Fijo – Herramientas como costo|DEBIT|PEN|DIRECT_OTH|true" calcext:value-type="string">
            <text:p>90412000|Gastos Operativos – Activo Fijo – Herramientas como costo|DEBIT|PEN|DIRECT_OTH|true</text:p>
          </table:table-cell>
        </table:table-row>
        <table:table-row table:style-name="ro1">
          <table:table-cell office:value-type="string" calcext:value-type="string">
            <text:p>90413000</text:p>
          </table:table-cell>
          <table:table-cell office:value-type="string" calcext:value-type="string">
            <text:p>Gastos Operativos – Activo Fijo – Software como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75:.F675])" office:value-type="string" office:string-value="90413000|Gastos Operativos – Activo Fijo – Software como costo|DEBIT|PEN|DIRECT_OTH|true" calcext:value-type="string">
            <text:p>90413000|Gastos Operativos – Activo Fijo – Software como costo|DEBIT|PEN|DIRECT_OTH|true</text:p>
          </table:table-cell>
        </table:table-row>
        <table:table-row table:style-name="ro1">
          <table:table-cell office:value-type="string" calcext:value-type="string">
            <text:p>90420000</text:p>
          </table:table-cell>
          <table:table-cell office:value-type="string" calcext:value-type="string">
            <text:p>Gastos Operativos – Activo Fijo – Mantenimien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76:.F676])" office:value-type="string" office:string-value="90420000|Gastos Operativos – Activo Fijo – Mantenimiento|DEBIT|PEN|DIRECT_OTH|true" calcext:value-type="string">
            <text:p>90420000|Gastos Operativos – Activo Fijo – Mantenimiento|DEBIT|PEN|DIRECT_OTH|true</text:p>
          </table:table-cell>
        </table:table-row>
        <table:table-row table:style-name="ro1">
          <table:table-cell office:value-type="string" calcext:value-type="string">
            <text:p>90430000</text:p>
          </table:table-cell>
          <table:table-cell office:value-type="string" calcext:value-type="string">
            <text:p>Gastos Operativos – Activo Fijo – Depreci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77:.F677])" office:value-type="string" office:string-value="90430000|Gastos Operativos – Activo Fijo – Depreciación|DEBIT|PEN|DIRECT_OTH|true" calcext:value-type="string">
            <text:p>90430000|Gastos Operativos – Activo Fijo – Depreciación|DEBIT|PEN|DIRECT_OTH|true</text:p>
          </table:table-cell>
        </table:table-row>
        <table:table-row table:style-name="ro1">
          <table:table-cell office:value-type="string" calcext:value-type="string">
            <text:p>90440000</text:p>
          </table:table-cell>
          <table:table-cell office:value-type="string" calcext:value-type="string">
            <text:p>Gastos Operativos – Activo Fijo – Amortiz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78:.F678])" office:value-type="string" office:string-value="90440000|Gastos Operativos – Activo Fijo – Amortización|DEBIT|PEN|DIRECT_OTH|true" calcext:value-type="string">
            <text:p>90440000|Gastos Operativos – Activo Fijo – Amortización|DEBIT|PEN|DIRECT_OTH|true</text:p>
          </table:table-cell>
        </table:table-row>
        <table:table-row table:style-name="ro1">
          <table:table-cell office:value-type="string" calcext:value-type="string">
            <text:p>90900000</text:p>
          </table:table-cell>
          <table:table-cell office:value-type="string" calcext:value-type="string">
            <text:p>Gastos Operativos – Ot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79:.F679])" office:value-type="string" office:string-value="90900000|Gastos Operativos – Otros|DEBIT|PEN||false" calcext:value-type="string">
            <text:p>90900000|Gastos Operativos – Otros|DEBIT|PEN||false</text:p>
          </table:table-cell>
        </table:table-row>
        <table:table-row table:style-name="ro1">
          <table:table-cell table:style-name="ce2" office:value-type="float" office:value="91000000" calcext:value-type="float">
            <text:p>91000000</text:p>
          </table:table-cell>
          <table:table-cell office:value-type="string" calcext:value-type="string">
            <text:p>Gastos Administrativ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80:.F680])" office:value-type="string" office:string-value="91000000|Gastos Administrativos|DEBIT|PEN||false" calcext:value-type="string">
            <text:p>91000000|Gastos Administrativos|DEBIT|PEN||false</text:p>
          </table:table-cell>
        </table:table-row>
        <table:table-row table:style-name="ro1">
          <table:table-cell table:style-name="ce2" office:value-type="float" office:value="91100000" calcext:value-type="float">
            <text:p>91100000</text:p>
          </table:table-cell>
          <table:table-cell office:value-type="string" calcext:value-type="string">
            <text:p>Gastos Administrativos – Person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81:.F681])" office:value-type="string" office:string-value="91100000|Gastos Administrativos – Personal|DEBIT|PEN||false" calcext:value-type="string">
            <text:p>91100000|Gastos Administrativos – Personal|DEBIT|PEN||false</text:p>
          </table:table-cell>
        </table:table-row>
        <table:table-row table:style-name="ro1">
          <table:table-cell table:style-name="ce2" office:value-type="float" office:value="91110000" calcext:value-type="float">
            <text:p>91110000</text:p>
          </table:table-cell>
          <table:table-cell office:value-type="string" calcext:value-type="string">
            <text:p>Gastos Administrativos – Personal – Salarios y remuner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682:.F682])" office:value-type="string" office:string-value="91110000|Gastos Administrativos – Personal – Salarios y remuneraciones|DEBIT|PEN|INDIRECT_HWORK|true" calcext:value-type="string">
            <text:p>91110000|Gastos Administrativos – Personal – Salarios y remuneraciones|DEBIT|PEN|INDIRECT_HWORK|true</text:p>
          </table:table-cell>
        </table:table-row>
        <table:table-row table:style-name="ro1">
          <table:table-cell table:style-name="ce2" office:value-type="float" office:value="91120000" calcext:value-type="float">
            <text:p>91120000</text:p>
          </table:table-cell>
          <table:table-cell office:value-type="string" calcext:value-type="string">
            <text:p>Gastos Administrativos – Personal – Gratific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683:.F683])" office:value-type="string" office:string-value="91120000|Gastos Administrativos – Personal – Gratificaciones|DEBIT|PEN|INDIRECT_HWORK|true" calcext:value-type="string">
            <text:p>91120000|Gastos Administrativos – Personal – Gratificaciones|DEBIT|PEN|INDIRECT_HWORK|true</text:p>
          </table:table-cell>
        </table:table-row>
        <table:table-row table:style-name="ro1">
          <table:table-cell table:style-name="ce2" office:value-type="float" office:value="91130000" calcext:value-type="float">
            <text:p>91130000</text:p>
          </table:table-cell>
          <table:table-cell office:value-type="string" calcext:value-type="string">
            <text:p>Gastos Administrativos – Personal – Seguro de salud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684:.F684])" office:value-type="string" office:string-value="91130000|Gastos Administrativos – Personal – Seguro de salud|DEBIT|PEN|INDIRECT_HWORK|true" calcext:value-type="string">
            <text:p>91130000|Gastos Administrativos – Personal – Seguro de salud|DEBIT|PEN|INDIRECT_HWORK|true</text:p>
          </table:table-cell>
        </table:table-row>
        <table:table-row table:style-name="ro1">
          <table:table-cell table:style-name="ce2" office:value-type="float" office:value="91140000" calcext:value-type="float">
            <text:p>91140000</text:p>
          </table:table-cell>
          <table:table-cell office:value-type="string" calcext:value-type="string">
            <text:p>Gastos Administrativos – Personal – Movilidad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685:.F685])" office:value-type="string" office:string-value="91140000|Gastos Administrativos – Personal – Movilidad|DEBIT|PEN|INDIRECT_HWORK|true" calcext:value-type="string">
            <text:p>91140000|Gastos Administrativos – Personal – Movilidad|DEBIT|PEN|INDIRECT_HWORK|true</text:p>
          </table:table-cell>
        </table:table-row>
        <table:table-row table:style-name="ro1">
          <table:table-cell table:style-name="ce2" office:value-type="float" office:value="91150000" calcext:value-type="float">
            <text:p>91150000</text:p>
          </table:table-cell>
          <table:table-cell office:value-type="string" calcext:value-type="string">
            <text:p>Gastos Administrativos – Personal – Viátic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86:.F686])" office:value-type="string" office:string-value="91150000|Gastos Administrativos – Personal – Viáticos|DEBIT|PEN||false" calcext:value-type="string">
            <text:p>91150000|Gastos Administrativos – Personal – Viáticos|DEBIT|PEN||false</text:p>
          </table:table-cell>
        </table:table-row>
        <table:table-row table:style-name="ro1">
          <table:table-cell table:style-name="ce2" office:value-type="float" office:value="91151000" calcext:value-type="float">
            <text:p>91151000</text:p>
          </table:table-cell>
          <table:table-cell office:value-type="string" calcext:value-type="string">
            <text:p>Gastos Administrativos – Personal – Viáticos – Nacion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687:.F687])" office:value-type="string" office:string-value="91151000|Gastos Administrativos – Personal – Viáticos – Nacional|DEBIT|PEN|INDIRECT_HWORK|true" calcext:value-type="string">
            <text:p>91151000|Gastos Administrativos – Personal – Viáticos – Nacional|DEBIT|PEN|INDIRECT_HWORK|true</text:p>
          </table:table-cell>
        </table:table-row>
        <table:table-row table:style-name="ro1">
          <table:table-cell table:style-name="ce2" office:value-type="float" office:value="91152000" calcext:value-type="float">
            <text:p>91152000</text:p>
          </table:table-cell>
          <table:table-cell office:value-type="string" calcext:value-type="string">
            <text:p>Gastos Administrativos – Personal – Viáticos – Internacion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688:.F688])" office:value-type="string" office:string-value="91152000|Gastos Administrativos – Personal – Viáticos – Internacional|DEBIT|PEN|INDIRECT_HWORK|true" calcext:value-type="string">
            <text:p>91152000|Gastos Administrativos – Personal – Viáticos – Internacional|DEBIT|PEN|INDIRECT_HWORK|true</text:p>
          </table:table-cell>
        </table:table-row>
        <table:table-row table:style-name="ro1">
          <table:table-cell table:style-name="ce2" office:value-type="float" office:value="91160000" calcext:value-type="float">
            <text:p>91160000</text:p>
          </table:table-cell>
          <table:table-cell office:value-type="string" calcext:value-type="string">
            <text:p>Gastos Administrativos – Personal – Atención al person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689:.F689])" office:value-type="string" office:string-value="91160000|Gastos Administrativos – Personal – Atención al personal|DEBIT|PEN|INDIRECT_HWORK|true" calcext:value-type="string">
            <text:p>91160000|Gastos Administrativos – Personal – Atención al personal|DEBIT|PEN|INDIRECT_HWORK|true</text:p>
          </table:table-cell>
        </table:table-row>
        <table:table-row table:style-name="ro1">
          <table:table-cell table:style-name="ce2" office:value-type="float" office:value="91170000" calcext:value-type="float">
            <text:p>91170000</text:p>
          </table:table-cell>
          <table:table-cell office:value-type="string" calcext:value-type="string">
            <text:p>Gastos Administrativos – Personal – Benefici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690:.F690])" office:value-type="string" office:string-value="91170000|Gastos Administrativos – Personal – Beneficios|DEBIT|PEN|INDIRECT_HWORK|true" calcext:value-type="string">
            <text:p>91170000|Gastos Administrativos – Personal – Beneficios|DEBIT|PEN|INDIRECT_HWORK|true</text:p>
          </table:table-cell>
        </table:table-row>
        <table:table-row table:style-name="ro1">
          <table:table-cell table:style-name="ce2" office:value-type="float" office:value="91180000" calcext:value-type="float">
            <text:p>91180000</text:p>
          </table:table-cell>
          <table:table-cell office:value-type="string" calcext:value-type="string">
            <text:p>Gastos Administrativos – Personal – Capacit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691:.F691])" office:value-type="string" office:string-value="91180000|Gastos Administrativos – Personal – Capacitación|DEBIT|PEN|INDIRECT_HWORK|true" calcext:value-type="string">
            <text:p>91180000|Gastos Administrativos – Personal – Capacitación|DEBIT|PEN|INDIRECT_HWORK|true</text:p>
          </table:table-cell>
        </table:table-row>
        <table:table-row table:style-name="ro1">
          <table:table-cell table:style-name="ce2" office:value-type="string" calcext:value-type="string">
            <text:p>91190000</text:p>
          </table:table-cell>
          <table:table-cell office:value-type="string" calcext:value-type="string">
            <text:p>Gastos Administrativos – Personal – Divers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92:.F692])" office:value-type="string" office:string-value="91190000|Gastos Administrativos – Personal – Diversos|DEBIT|PEN||false" calcext:value-type="string">
            <text:p>91190000|Gastos Administrativos – Personal – Diversos|DEBIT|PEN||false</text:p>
          </table:table-cell>
        </table:table-row>
        <table:table-row table:style-name="ro1">
          <table:table-cell table:style-name="ce2" office:value-type="float" office:value="91191000" calcext:value-type="float">
            <text:p>91191000</text:p>
          </table:table-cell>
          <table:table-cell office:value-type="string" calcext:value-type="string">
            <text:p>Gastos Administrativos – Personal – Diversos – Dot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693:.F693])" office:value-type="string" office:string-value="91191000|Gastos Administrativos – Personal – Diversos – Dotación|DEBIT|PEN|INDIRECT_HWORK|true" calcext:value-type="string">
            <text:p>91191000|Gastos Administrativos – Personal – Diversos – Dotación|DEBIT|PEN|INDIRECT_HWORK|true</text:p>
          </table:table-cell>
        </table:table-row>
        <table:table-row table:style-name="ro1">
          <table:table-cell table:style-name="ce2" office:value-type="float" office:value="91200000" calcext:value-type="float">
            <text:p>91200000</text:p>
          </table:table-cell>
          <table:table-cell office:value-type="string" calcext:value-type="string">
            <text:p>Gastos Administrativos – Servicios de Terc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94:.F694])" office:value-type="string" office:string-value="91200000|Gastos Administrativos – Servicios de Terceros|DEBIT|PEN||false" calcext:value-type="string">
            <text:p>91200000|Gastos Administrativos – Servicios de Terceros|DEBIT|PEN||false</text:p>
          </table:table-cell>
        </table:table-row>
        <table:table-row table:style-name="ro1">
          <table:table-cell table:style-name="ce2" office:value-type="float" office:value="91210000" calcext:value-type="float">
            <text:p>91210000</text:p>
          </table:table-cell>
          <table:table-cell office:value-type="string" calcext:value-type="string">
            <text:p>Gastos Administrativos – Servicios – Transport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695:.F695])" office:value-type="string" office:string-value="91210000|Gastos Administrativos – Servicios – Transporte|DEBIT|PEN||false" calcext:value-type="string">
            <text:p>91210000|Gastos Administrativos – Servicios – Transporte|DEBIT|PEN||false</text:p>
          </table:table-cell>
        </table:table-row>
        <table:table-row table:style-name="ro1">
          <table:table-cell table:style-name="ce7" office:value-type="float" office:value="91211000" calcext:value-type="float">
            <text:p>91211000</text:p>
          </table:table-cell>
          <table:table-cell office:value-type="string" calcext:value-type="string">
            <text:p>Gastos Administrativos – Servicios – Transporte – Pasaj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96:.F696])" office:value-type="string" office:string-value="91211000|Gastos Administrativos – Servicios – Transporte – Pasajeros|DEBIT|PEN|INDIRECT_OTH|true" calcext:value-type="string">
            <text:p>91211000|Gastos Administrativos – Servicios – Transporte – Pasajeros|DEBIT|PEN|INDIRECT_OTH|true</text:p>
          </table:table-cell>
        </table:table-row>
        <table:table-row table:style-name="ro1">
          <table:table-cell table:style-name="ce2" office:value-type="float" office:value="91212000" calcext:value-type="float">
            <text:p>91212000</text:p>
          </table:table-cell>
          <table:table-cell office:value-type="string" calcext:value-type="string">
            <text:p>Gastos Administrativos – Servicios – Transporte – Carg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97:.F697])" office:value-type="string" office:string-value="91212000|Gastos Administrativos – Servicios – Transporte – Carga|DEBIT|PEN|INDIRECT_OTH|true" calcext:value-type="string">
            <text:p>91212000|Gastos Administrativos – Servicios – Transporte – Carga|DEBIT|PEN|INDIRECT_OTH|true</text:p>
          </table:table-cell>
        </table:table-row>
        <table:table-row table:style-name="ro1">
          <table:table-cell table:style-name="ce2" office:value-type="float" office:value="91213000" calcext:value-type="float">
            <text:p>91213000</text:p>
          </table:table-cell>
          <table:table-cell office:value-type="string" calcext:value-type="string">
            <text:p>Gastos Administrativos – Servicios – Transporte – Courier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98:.F698])" office:value-type="string" office:string-value="91213000|Gastos Administrativos – Servicios – Transporte – Courier|DEBIT|PEN|INDIRECT_OTH|true" calcext:value-type="string">
            <text:p>91213000|Gastos Administrativos – Servicios – Transporte – Courier|DEBIT|PEN|INDIRECT_OTH|true</text:p>
          </table:table-cell>
        </table:table-row>
        <table:table-row table:style-name="ro1">
          <table:table-cell table:style-name="ce2" office:value-type="float" office:value="91214000" calcext:value-type="float">
            <text:p>91214000</text:p>
          </table:table-cell>
          <table:table-cell office:value-type="string" calcext:value-type="string">
            <text:p>Gastos Administrativos – Servicios – Transporte – Peaj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699:.F699])" office:value-type="string" office:string-value="91214000|Gastos Administrativos – Servicios – Transporte – Peajes|DEBIT|PEN|INDIRECT_OTH|true" calcext:value-type="string">
            <text:p>91214000|Gastos Administrativos – Servicios – Transporte – Peajes|DEBIT|PEN|INDIRECT_OTH|true</text:p>
          </table:table-cell>
        </table:table-row>
        <table:table-row table:style-name="ro1">
          <table:table-cell table:style-name="ce2" office:value-type="float" office:value="91215000" calcext:value-type="float">
            <text:p>91215000</text:p>
          </table:table-cell>
          <table:table-cell office:value-type="string" calcext:value-type="string">
            <text:p>Gastos Administrativos – Servicios – Transporte – Estacionamien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00:.F700])" office:value-type="string" office:string-value="91215000|Gastos Administrativos – Servicios – Transporte – Estacionamiento|DEBIT|PEN|INDIRECT_OTH|true" calcext:value-type="string">
            <text:p>91215000|Gastos Administrativos – Servicios – Transporte – Estacionamiento|DEBIT|PEN|INDIRECT_OTH|true</text:p>
          </table:table-cell>
        </table:table-row>
        <table:table-row table:style-name="ro1">
          <table:table-cell table:style-name="ce2" office:value-type="float" office:value="91220000" calcext:value-type="float">
            <text:p>91220000</text:p>
          </table:table-cell>
          <table:table-cell office:value-type="string" calcext:value-type="string">
            <text:p>Gastos Administrativos – Servicios – Financi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01:.F701])" office:value-type="string" office:string-value="91220000|Gastos Administrativos – Servicios – Financieros|DEBIT|PEN||false" calcext:value-type="string">
            <text:p>91220000|Gastos Administrativos – Servicios – Financieros|DEBIT|PEN||false</text:p>
          </table:table-cell>
        </table:table-row>
        <table:table-row table:style-name="ro1">
          <table:table-cell table:style-name="ce2" office:value-type="float" office:value="91221000" calcext:value-type="float">
            <text:p>91221000</text:p>
          </table:table-cell>
          <table:table-cell office:value-type="string" calcext:value-type="string">
            <text:p>Gastos Administrativos – Servicios – Financieros – Interes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02:.F702])" office:value-type="string" office:string-value="91221000|Gastos Administrativos – Servicios – Financieros – Intereses|DEBIT|PEN|INDIRECT_OTH|true" calcext:value-type="string">
            <text:p>91221000|Gastos Administrativos – Servicios – Financieros – Intereses|DEBIT|PEN|INDIRECT_OTH|true</text:p>
          </table:table-cell>
        </table:table-row>
        <table:table-row table:style-name="ro1">
          <table:table-cell table:style-name="ce2" office:value-type="float" office:value="91222000" calcext:value-type="float">
            <text:p>91222000</text:p>
          </table:table-cell>
          <table:table-cell office:value-type="string" calcext:value-type="string">
            <text:p>Gastos Administrativos – Servicios – Financieros – Comisiones bancari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03:.F703])" office:value-type="string" office:string-value="91222000|Gastos Administrativos – Servicios – Financieros – Comisiones bancarias|DEBIT|PEN|INDIRECT_OTH|true" calcext:value-type="string">
            <text:p>91222000|Gastos Administrativos – Servicios – Financieros – Comisiones bancarias|DEBIT|PEN|INDIRECT_OTH|true</text:p>
          </table:table-cell>
        </table:table-row>
        <table:table-row table:style-name="ro1">
          <table:table-cell table:style-name="ce2" office:value-type="float" office:value="91223000" calcext:value-type="float">
            <text:p>91223000</text:p>
          </table:table-cell>
          <table:table-cell office:value-type="string" calcext:value-type="string">
            <text:p>Gastos Administrativos – Servicios – Financieros – Bancarias divers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04:.F704])" office:value-type="string" office:string-value="91223000|Gastos Administrativos – Servicios – Financieros – Bancarias diversas|DEBIT|PEN|INDIRECT_OTH|true" calcext:value-type="string">
            <text:p>91223000|Gastos Administrativos – Servicios – Financieros – Bancarias diversas|DEBIT|PEN|INDIRECT_OTH|true</text:p>
          </table:table-cell>
        </table:table-row>
        <table:table-row table:style-name="ro1">
          <table:table-cell table:style-name="ce2" office:value-type="float" office:value="91224000" calcext:value-type="float">
            <text:p>91224000</text:p>
          </table:table-cell>
          <table:table-cell office:value-type="string" calcext:value-type="string">
            <text:p>Gastos Administrativos – Servicios – Financieros – Diferencia en cambi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05:.F705])" office:value-type="string" office:string-value="91224000|Gastos Administrativos – Servicios – Financieros – Diferencia en cambio|DEBIT|PEN|INDIRECT_OTH|true" calcext:value-type="string">
            <text:p>91224000|Gastos Administrativos – Servicios – Financieros – Diferencia en cambio|DEBIT|PEN|INDIRECT_OTH|true</text:p>
          </table:table-cell>
        </table:table-row>
        <table:table-row table:style-name="ro1">
          <table:table-cell table:style-name="ce2" office:value-type="float" office:value="91230000" calcext:value-type="float">
            <text:p>91230000</text:p>
          </table:table-cell>
          <table:table-cell office:value-type="string" calcext:value-type="string">
            <text:p>Gastos Administrativos – Servicios – Certific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06:.F706])" office:value-type="string" office:string-value="91230000|Gastos Administrativos – Servicios – Certificaciones|DEBIT|PEN||false" calcext:value-type="string">
            <text:p>91230000|Gastos Administrativos – Servicios – Certificaciones|DEBIT|PEN||false</text:p>
          </table:table-cell>
        </table:table-row>
        <table:table-row table:style-name="ro1">
          <table:table-cell table:style-name="ce2" office:value-type="float" office:value="91231000" calcext:value-type="float">
            <text:p>91231000</text:p>
          </table:table-cell>
          <table:table-cell office:value-type="string" calcext:value-type="string">
            <text:p>Gastos Administrativos – Servicios – Certificaciones – Entidades Certificador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07:.F707])" office:value-type="string" office:string-value="91231000|Gastos Administrativos – Servicios – Certificaciones – Entidades Certificadoras|DEBIT|PEN|INDIRECT_OTH|true" calcext:value-type="string">
            <text:p>91231000|Gastos Administrativos – Servicios – Certificaciones – Entidades Certificadoras|DEBIT|PEN|INDIRECT_OTH|true</text:p>
          </table:table-cell>
        </table:table-row>
        <table:table-row table:style-name="ro1">
          <table:table-cell table:style-name="ce2" office:value-type="float" office:value="91232000" calcext:value-type="float">
            <text:p>91232000</text:p>
          </table:table-cell>
          <table:table-cell office:value-type="string" calcext:value-type="string">
            <text:p>Gastos Administrativos – Servicios – Certificaciones – Entidades Verificador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08:.F708])" office:value-type="string" office:string-value="91232000|Gastos Administrativos – Servicios – Certificaciones – Entidades Verificadoras|DEBIT|PEN|INDIRECT_OTH|true" calcext:value-type="string">
            <text:p>91232000|Gastos Administrativos – Servicios – Certificaciones – Entidades Verificadoras|DEBIT|PEN|INDIRECT_OTH|true</text:p>
          </table:table-cell>
        </table:table-row>
        <table:table-row table:style-name="ro1">
          <table:table-cell table:style-name="ce2" office:value-type="float" office:value="91239100" calcext:value-type="float">
            <text:p>91239100</text:p>
          </table:table-cell>
          <table:table-cell office:value-type="string" calcext:value-type="string">
            <text:p>Gastos Administrativos – Servicios – Certificaciones – Otras Entidad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09:.F709])" office:value-type="string" office:string-value="91239100|Gastos Administrativos – Servicios – Certificaciones – Otras Entidades|DEBIT|PEN|INDIRECT_OTH|true" calcext:value-type="string">
            <text:p>91239100|Gastos Administrativos – Servicios – Certificaciones – Otras Entidades|DEBIT|PEN|INDIRECT_OTH|true</text:p>
          </table:table-cell>
        </table:table-row>
        <table:table-row table:style-name="ro1">
          <table:table-cell table:style-name="ce2" office:value-type="float" office:value="91240000" calcext:value-type="float">
            <text:p>91240000</text:p>
          </table:table-cell>
          <table:table-cell office:value-type="string" calcext:value-type="string">
            <text:p>Gastos Administrativos – Servicios – Públic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10:.F710])" office:value-type="string" office:string-value="91240000|Gastos Administrativos – Servicios – Públicos|DEBIT|PEN||false" calcext:value-type="string">
            <text:p>91240000|Gastos Administrativos – Servicios – Públicos|DEBIT|PEN||false</text:p>
          </table:table-cell>
        </table:table-row>
        <table:table-row table:style-name="ro1">
          <table:table-cell table:style-name="ce2" office:value-type="float" office:value="91241000" calcext:value-type="float">
            <text:p>91241000</text:p>
          </table:table-cell>
          <table:table-cell office:value-type="string" calcext:value-type="string">
            <text:p>Gastos Administrativos – Servicios – Públicos – Internet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11:.F711])" office:value-type="string" office:string-value="91241000|Gastos Administrativos – Servicios – Públicos – Internet|DEBIT|PEN|INDIRECT_OTH|true" calcext:value-type="string">
            <text:p>91241000|Gastos Administrativos – Servicios – Públicos – Internet|DEBIT|PEN|INDIRECT_OTH|true</text:p>
          </table:table-cell>
        </table:table-row>
        <table:table-row table:style-name="ro1">
          <table:table-cell table:style-name="ce2" office:value-type="float" office:value="91242000" calcext:value-type="float">
            <text:p>91242000</text:p>
          </table:table-cell>
          <table:table-cell office:value-type="string" calcext:value-type="string">
            <text:p>Gastos Administrativos – Servicios – Públicos – Telefoní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12:.F712])" office:value-type="string" office:string-value="91242000|Gastos Administrativos – Servicios – Públicos – Telefonía|DEBIT|PEN|INDIRECT_OTH|true" calcext:value-type="string">
            <text:p>91242000|Gastos Administrativos – Servicios – Públicos – Telefonía|DEBIT|PEN|INDIRECT_OTH|true</text:p>
          </table:table-cell>
        </table:table-row>
        <table:table-row table:style-name="ro1">
          <table:table-cell table:style-name="ce2" office:value-type="float" office:value="91250000" calcext:value-type="float">
            <text:p>91250000</text:p>
          </table:table-cell>
          <table:table-cell office:value-type="string" calcext:value-type="string">
            <text:p>Gastos Administrativos – Servicios – Estad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13:.F713])" office:value-type="string" office:string-value="91250000|Gastos Administrativos – Servicios – Estado|DEBIT|PEN||false" calcext:value-type="string">
            <text:p>91250000|Gastos Administrativos – Servicios – Estado|DEBIT|PEN||false</text:p>
          </table:table-cell>
        </table:table-row>
        <table:table-row table:style-name="ro1">
          <table:table-cell table:style-name="ce2" office:value-type="float" office:value="91251000" calcext:value-type="float">
            <text:p>91251000</text:p>
          </table:table-cell>
          <table:table-cell office:value-type="string" calcext:value-type="string">
            <text:p>Gastos Administrativos – Servicios – Estado – Derechos de tramit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14:.F714])" office:value-type="string" office:string-value="91251000|Gastos Administrativos – Servicios – Estado – Derechos de tramitación|DEBIT|PEN|INDIRECT_OTH|true" calcext:value-type="string">
            <text:p>91251000|Gastos Administrativos – Servicios – Estado – Derechos de tramitación|DEBIT|PEN|INDIRECT_OTH|true</text:p>
          </table:table-cell>
        </table:table-row>
        <table:table-row table:style-name="ro1">
          <table:table-cell table:style-name="ce2" office:value-type="float" office:value="91252000" calcext:value-type="float">
            <text:p>91252000</text:p>
          </table:table-cell>
          <table:table-cell office:value-type="string" calcext:value-type="string">
            <text:p>Gastos Administrativos – Servicios – Estado – Derechos Registral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15:.F715])" office:value-type="string" office:string-value="91252000|Gastos Administrativos – Servicios – Estado – Derechos Registrales|DEBIT|PEN|INDIRECT_OTH|true" calcext:value-type="string">
            <text:p>91252000|Gastos Administrativos – Servicios – Estado – Derechos Registrales|DEBIT|PEN|INDIRECT_OTH|true</text:p>
          </table:table-cell>
        </table:table-row>
        <table:table-row table:style-name="ro1">
          <table:table-cell table:style-name="ce2" office:value-type="float" office:value="91260000" calcext:value-type="float">
            <text:p>91260000</text:p>
          </table:table-cell>
          <table:table-cell office:value-type="string" calcext:value-type="string">
            <text:p>Gastos Administrativos – Servicios – Divers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16:.F716])" office:value-type="string" office:string-value="91260000|Gastos Administrativos – Servicios – Diversos|DEBIT|PEN||false" calcext:value-type="string">
            <text:p>91260000|Gastos Administrativos – Servicios – Diversos|DEBIT|PEN||false</text:p>
          </table:table-cell>
        </table:table-row>
        <table:table-row table:style-name="ro1">
          <table:table-cell table:style-name="ce2" office:value-type="float" office:value="91261000" calcext:value-type="float">
            <text:p>91261000</text:p>
          </table:table-cell>
          <table:table-cell office:value-type="string" calcext:value-type="string">
            <text:p>Gastos Administrativos – Servicios – Diversos – Public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17:.F717])" office:value-type="string" office:string-value="91261000|Gastos Administrativos – Servicios – Diversos – Publicaciones|DEBIT|PEN|INDIRECT_OTH|true" calcext:value-type="string">
            <text:p>91261000|Gastos Administrativos – Servicios – Diversos – Publicaciones|DEBIT|PEN|INDIRECT_OTH|true</text:p>
          </table:table-cell>
        </table:table-row>
        <table:table-row table:style-name="ro1">
          <table:table-cell table:style-name="ce2" office:value-type="float" office:value="91262000" calcext:value-type="float">
            <text:p>91262000</text:p>
          </table:table-cell>
          <table:table-cell office:value-type="string" calcext:value-type="string">
            <text:p>Gastos Administrativos – Servicios – Diversos – Honorari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18:.F718])" office:value-type="string" office:string-value="91262000|Gastos Administrativos – Servicios – Diversos – Honorarios|DEBIT|PEN|INDIRECT_OTH|true" calcext:value-type="string">
            <text:p>91262000|Gastos Administrativos – Servicios – Diversos – Honorarios|DEBIT|PEN|INDIRECT_OTH|true</text:p>
          </table:table-cell>
        </table:table-row>
        <table:table-row table:style-name="ro1">
          <table:table-cell table:style-name="ce2" office:value-type="float" office:value="91263000" calcext:value-type="float">
            <text:p>91263000</text:p>
          </table:table-cell>
          <table:table-cell office:value-type="string" calcext:value-type="string">
            <text:p>Gastos Administrativos – Servicios – Diversos – Comis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19:.F719])" office:value-type="string" office:string-value="91263000|Gastos Administrativos – Servicios – Diversos – Comisiones|DEBIT|PEN|INDIRECT_OTH|true" calcext:value-type="string">
            <text:p>91263000|Gastos Administrativos – Servicios – Diversos – Comisiones|DEBIT|PEN|INDIRECT_OTH|true</text:p>
          </table:table-cell>
        </table:table-row>
        <table:table-row table:style-name="ro1">
          <table:table-cell table:style-name="ce2" office:value-type="float" office:value="91264000" calcext:value-type="float">
            <text:p>91264000</text:p>
          </table:table-cell>
          <table:table-cell office:value-type="string" calcext:value-type="string">
            <text:p>Gastos Administrativos – Servicios – Diversos – Notarial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20:.F720])" office:value-type="string" office:string-value="91264000|Gastos Administrativos – Servicios – Diversos – Notariales|DEBIT|PEN|INDIRECT_OTH|true" calcext:value-type="string">
            <text:p>91264000|Gastos Administrativos – Servicios – Diversos – Notariales|DEBIT|PEN|INDIRECT_OTH|true</text:p>
          </table:table-cell>
        </table:table-row>
        <table:table-row table:style-name="ro1">
          <table:table-cell table:style-name="ce2" office:value-type="float" office:value="91265000" calcext:value-type="float">
            <text:p>91265000</text:p>
          </table:table-cell>
          <table:table-cell office:value-type="string" calcext:value-type="string">
            <text:p>Gastos Administrativos – Servicios – Diversos – No Domiciliad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21:.F721])" office:value-type="string" office:string-value="91265000|Gastos Administrativos – Servicios – Diversos – No Domiciliados|DEBIT|PEN|INDIRECT_OTH|true" calcext:value-type="string">
            <text:p>91265000|Gastos Administrativos – Servicios – Diversos – No Domiciliados|DEBIT|PEN|INDIRECT_OTH|true</text:p>
          </table:table-cell>
        </table:table-row>
        <table:table-row table:style-name="ro1">
          <table:table-cell table:style-name="ce2" office:value-type="float" office:value="91300000" calcext:value-type="float">
            <text:p>91300000</text:p>
          </table:table-cell>
          <table:table-cell office:value-type="string" calcext:value-type="string">
            <text:p>Gastos Administrativos – Materiales y Suminist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22:.F722])" office:value-type="string" office:string-value="91300000|Gastos Administrativos – Materiales y Suministros|DEBIT|PEN||false" calcext:value-type="string">
            <text:p>91300000|Gastos Administrativos – Materiales y Suministros|DEBIT|PEN||false</text:p>
          </table:table-cell>
        </table:table-row>
        <table:table-row table:style-name="ro1">
          <table:table-cell table:style-name="ce2" office:value-type="float" office:value="91310000" calcext:value-type="float">
            <text:p>91310000</text:p>
          </table:table-cell>
          <table:table-cell office:value-type="string" calcext:value-type="string">
            <text:p>Gastos Administrativos – Materiales y Suministros – Combustibl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SUPPLY</text:p>
          </table:table-cell>
          <table:table-cell office:value-type="string" calcext:value-type="string">
            <text:p>true</text:p>
          </table:table-cell>
          <table:table-cell table:formula="of:=COM.MICROSOFT.TEXTJOIN(&quot;|&quot;;0;[.A723:.F723])" office:value-type="string" office:string-value="91310000|Gastos Administrativos – Materiales y Suministros – Combustibles|DEBIT|PEN|INDIRECT_SUPPLY|true" calcext:value-type="string">
            <text:p>91310000|Gastos Administrativos – Materiales y Suministros – Combustibles|DEBIT|PEN|INDIRECT_SUPPLY|true</text:p>
          </table:table-cell>
        </table:table-row>
        <table:table-row table:style-name="ro1">
          <table:table-cell table:style-name="ce2" office:value-type="float" office:value="91320000" calcext:value-type="float">
            <text:p>91320000</text:p>
          </table:table-cell>
          <table:table-cell office:value-type="string" calcext:value-type="string">
            <text:p>Gastos Administrativos – Materiales y Suministros – Artículos de oficin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SUPPLY</text:p>
          </table:table-cell>
          <table:table-cell office:value-type="string" calcext:value-type="string">
            <text:p>true</text:p>
          </table:table-cell>
          <table:table-cell table:formula="of:=COM.MICROSOFT.TEXTJOIN(&quot;|&quot;;0;[.A724:.F724])" office:value-type="string" office:string-value="91320000|Gastos Administrativos – Materiales y Suministros – Artículos de oficina|DEBIT|PEN|INDIRECT_SUPPLY|true" calcext:value-type="string">
            <text:p>91320000|Gastos Administrativos – Materiales y Suministros – Artículos de oficina|DEBIT|PEN|INDIRECT_SUPPLY|true</text:p>
          </table:table-cell>
        </table:table-row>
        <table:table-row table:style-name="ro1">
          <table:table-cell table:style-name="ce2" office:value-type="float" office:value="91330000" calcext:value-type="float">
            <text:p>91330000</text:p>
          </table:table-cell>
          <table:table-cell office:value-type="string" calcext:value-type="string">
            <text:p>Gastos Administrativos – Materiales y Suministros – Envases y embalaj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SUPPLY</text:p>
          </table:table-cell>
          <table:table-cell office:value-type="string" calcext:value-type="string">
            <text:p>true</text:p>
          </table:table-cell>
          <table:table-cell table:formula="of:=COM.MICROSOFT.TEXTJOIN(&quot;|&quot;;0;[.A725:.F725])" office:value-type="string" office:string-value="91330000|Gastos Administrativos – Materiales y Suministros – Envases y embalajes|DEBIT|PEN|INDIRECT_SUPPLY|true" calcext:value-type="string">
            <text:p>91330000|Gastos Administrativos – Materiales y Suministros – Envases y embalajes|DEBIT|PEN|INDIRECT_SUPPLY|true</text:p>
          </table:table-cell>
        </table:table-row>
        <table:table-row table:style-name="ro1">
          <table:table-cell table:style-name="ce2" office:value-type="float" office:value="91400000" calcext:value-type="float">
            <text:p>91400000</text:p>
          </table:table-cell>
          <table:table-cell office:value-type="string" calcext:value-type="string">
            <text:p>Gastos Administrativos – Activo Fij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26:.F726])" office:value-type="string" office:string-value="91400000|Gastos Administrativos – Activo Fijo|DEBIT|PEN||false" calcext:value-type="string">
            <text:p>91400000|Gastos Administrativos – Activo Fijo|DEBIT|PEN||false</text:p>
          </table:table-cell>
        </table:table-row>
        <table:table-row table:style-name="ro1">
          <table:table-cell table:style-name="ce2" office:value-type="float" office:value="91410000" calcext:value-type="float">
            <text:p>91410000</text:p>
          </table:table-cell>
          <table:table-cell office:value-type="string" calcext:value-type="string">
            <text:p>Gastos Administrativos – Activo Fijo – Equipos y otros como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27:.F727])" office:value-type="string" office:string-value="91410000|Gastos Administrativos – Activo Fijo – Equipos y otros como costo|DEBIT|PEN||false" calcext:value-type="string">
            <text:p>91410000|Gastos Administrativos – Activo Fijo – Equipos y otros como costo|DEBIT|PEN||false</text:p>
          </table:table-cell>
        </table:table-row>
        <table:table-row table:style-name="ro1">
          <table:table-cell table:style-name="ce2" office:value-type="float" office:value="91411000" calcext:value-type="float">
            <text:p>91411000</text:p>
          </table:table-cell>
          <table:table-cell office:value-type="string" calcext:value-type="string">
            <text:p>Gastos Administrativos – Activo Fijo – Equipos diversos como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28:.F728])" office:value-type="string" office:string-value="91411000|Gastos Administrativos – Activo Fijo – Equipos diversos como costo|DEBIT|PEN|INDIRECT_OTH|true" calcext:value-type="string">
            <text:p>91411000|Gastos Administrativos – Activo Fijo – Equipos diversos como costo|DEBIT|PEN|INDIRECT_OTH|true</text:p>
          </table:table-cell>
        </table:table-row>
        <table:table-row table:style-name="ro1">
          <table:table-cell table:style-name="ce2" office:value-type="float" office:value="91412000" calcext:value-type="float">
            <text:p>91412000</text:p>
          </table:table-cell>
          <table:table-cell office:value-type="string" calcext:value-type="string">
            <text:p>Gastos Administrativos – Activo Fijo – Herramientas como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29:.F729])" office:value-type="string" office:string-value="91412000|Gastos Administrativos – Activo Fijo – Herramientas como costo|DEBIT|PEN|INDIRECT_OTH|true" calcext:value-type="string">
            <text:p>91412000|Gastos Administrativos – Activo Fijo – Herramientas como costo|DEBIT|PEN|INDIRECT_OTH|true</text:p>
          </table:table-cell>
        </table:table-row>
        <table:table-row table:style-name="ro1">
          <table:table-cell table:style-name="ce2" office:value-type="float" office:value="91413000" calcext:value-type="float">
            <text:p>91413000</text:p>
          </table:table-cell>
          <table:table-cell office:value-type="string" calcext:value-type="string">
            <text:p>Gastos Administrativos – Activo Fijo – Software como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30:.F730])" office:value-type="string" office:string-value="91413000|Gastos Administrativos – Activo Fijo – Software como costo|DEBIT|PEN|INDIRECT_OTH|true" calcext:value-type="string">
            <text:p>91413000|Gastos Administrativos – Activo Fijo – Software como costo|DEBIT|PEN|INDIRECT_OTH|true</text:p>
          </table:table-cell>
        </table:table-row>
        <table:table-row table:style-name="ro1">
          <table:table-cell table:style-name="ce2" office:value-type="float" office:value="91420000" calcext:value-type="float">
            <text:p>91420000</text:p>
          </table:table-cell>
          <table:table-cell office:value-type="string" calcext:value-type="string">
            <text:p>Gastos Administrativos – Activo Fijo – Mantenimien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31:.F731])" office:value-type="string" office:string-value="91420000|Gastos Administrativos – Activo Fijo – Mantenimiento|DEBIT|PEN|INDIRECT_OTH|true" calcext:value-type="string">
            <text:p>91420000|Gastos Administrativos – Activo Fijo – Mantenimiento|DEBIT|PEN|INDIRECT_OTH|true</text:p>
          </table:table-cell>
        </table:table-row>
        <table:table-row table:style-name="ro1">
          <table:table-cell table:style-name="ce2" office:value-type="float" office:value="91430000" calcext:value-type="float">
            <text:p>91430000</text:p>
          </table:table-cell>
          <table:table-cell office:value-type="string" calcext:value-type="string">
            <text:p>Gastos Administrativos – Activo Fijo – Depreci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32:.F732])" office:value-type="string" office:string-value="91430000|Gastos Administrativos – Activo Fijo – Depreciación|DEBIT|PEN|INDIRECT_OTH|true" calcext:value-type="string">
            <text:p>91430000|Gastos Administrativos – Activo Fijo – Depreciación|DEBIT|PEN|INDIRECT_OTH|true</text:p>
          </table:table-cell>
        </table:table-row>
        <table:table-row table:style-name="ro1">
          <table:table-cell table:style-name="ce2" office:value-type="float" office:value="91440000" calcext:value-type="float">
            <text:p>91440000</text:p>
          </table:table-cell>
          <table:table-cell office:value-type="string" calcext:value-type="string">
            <text:p>Gastos Administrativos – Activo Fijo – Amortiz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33:.F733])" office:value-type="string" office:string-value="91440000|Gastos Administrativos – Activo Fijo – Amortización|DEBIT|PEN|INDIRECT_OTH|true" calcext:value-type="string">
            <text:p>91440000|Gastos Administrativos – Activo Fijo – Amortización|DEBIT|PEN|INDIRECT_OTH|true</text:p>
          </table:table-cell>
        </table:table-row>
        <table:table-row table:style-name="ro1">
          <table:table-cell table:style-name="ce2" office:value-type="string" calcext:value-type="string">
            <text:p>91500000</text:p>
          </table:table-cell>
          <table:table-cell office:value-type="string" calcext:value-type="string">
            <text:p>Gastos Administrativos – Tributari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34:.F734])" office:value-type="string" office:string-value="91500000|Gastos Administrativos – Tributarios|DEBIT|PEN||false" calcext:value-type="string">
            <text:p>91500000|Gastos Administrativos – Tributarios|DEBIT|PEN||false</text:p>
          </table:table-cell>
        </table:table-row>
        <table:table-row table:style-name="ro1">
          <table:table-cell office:value-type="string" calcext:value-type="string">
            <text:p>91510000</text:p>
          </table:table-cell>
          <table:table-cell office:value-type="string" calcext:value-type="string">
            <text:p>Gastos Administrativos – Tributarios – IGV asumid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35:.F735])" office:value-type="string" office:string-value="91510000|Gastos Administrativos – Tributarios – IGV asumido|DEBIT|PEN|INDIRECT_OTH|true" calcext:value-type="string">
            <text:p>91510000|Gastos Administrativos – Tributarios – IGV asumido|DEBIT|PEN|INDIRECT_OTH|true</text:p>
          </table:table-cell>
        </table:table-row>
        <table:table-row table:style-name="ro1">
          <table:table-cell office:value-type="string" calcext:value-type="string">
            <text:p>91520000</text:p>
          </table:table-cell>
          <table:table-cell office:value-type="string" calcext:value-type="string">
            <text:p>Gastos Administrativos – Tributarios – Aduan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36:.F736])" office:value-type="string" office:string-value="91520000|Gastos Administrativos – Tributarios – Aduanas|DEBIT|PEN||false" calcext:value-type="string">
            <text:p>91520000|Gastos Administrativos – Tributarios – Aduanas|DEBIT|PEN||false</text:p>
          </table:table-cell>
        </table:table-row>
        <table:table-row table:style-name="ro1">
          <table:table-cell office:value-type="string" calcext:value-type="string">
            <text:p>91521000</text:p>
          </table:table-cell>
          <table:table-cell office:value-type="string" calcext:value-type="string">
            <text:p>Gastos Administrativos – Tributarios – Aduanas – Arancel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37:.F737])" office:value-type="string" office:string-value="91521000|Gastos Administrativos – Tributarios – Aduanas – Aranceles|DEBIT|PEN|INDIRECT_OTH|true" calcext:value-type="string">
            <text:p>91521000|Gastos Administrativos – Tributarios – Aduanas – Aranceles|DEBIT|PEN|INDIRECT_OTH|true</text:p>
          </table:table-cell>
        </table:table-row>
        <table:table-row table:style-name="ro1">
          <table:table-cell office:value-type="string" calcext:value-type="string">
            <text:p>91522000</text:p>
          </table:table-cell>
          <table:table-cell office:value-type="string" calcext:value-type="string">
            <text:p>Gastos Administrativos – Tributarios – Aduanas – Otros Tribut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38:.F738])" office:value-type="string" office:string-value="91522000|Gastos Administrativos – Tributarios – Aduanas – Otros Tributos|DEBIT|PEN|INDIRECT_OTH|true" calcext:value-type="string">
            <text:p>91522000|Gastos Administrativos – Tributarios – Aduanas – Otros Tributos|DEBIT|PEN|INDIRECT_OTH|true</text:p>
          </table:table-cell>
        </table:table-row>
        <table:table-row table:style-name="ro1">
          <table:table-cell office:value-type="string" calcext:value-type="string">
            <text:p>91523000</text:p>
          </table:table-cell>
          <table:table-cell office:value-type="string" calcext:value-type="string">
            <text:p>Gastos Administrativos – Tributarios – Intereses Moratori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39:.F739])" office:value-type="string" office:string-value="91523000|Gastos Administrativos – Tributarios – Intereses Moratorios|DEBIT|PEN|INDIRECT_OTH|true" calcext:value-type="string">
            <text:p>91523000|Gastos Administrativos – Tributarios – Intereses Moratorios|DEBIT|PEN|INDIRECT_OTH|true</text:p>
          </table:table-cell>
        </table:table-row>
        <table:table-row table:style-name="ro1">
          <table:table-cell office:value-type="string" calcext:value-type="string">
            <text:p>91524000</text:p>
          </table:table-cell>
          <table:table-cell office:value-type="string" calcext:value-type="string">
            <text:p>Gastos Administrativos – Tributarios – Intereses Fraccionamien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40:.F740])" office:value-type="string" office:string-value="91524000|Gastos Administrativos – Tributarios – Intereses Fraccionamiento|DEBIT|PEN|INDIRECT_OTH|true" calcext:value-type="string">
            <text:p>91524000|Gastos Administrativos – Tributarios – Intereses Fraccionamiento|DEBIT|PEN|INDIRECT_OTH|true</text:p>
          </table:table-cell>
        </table:table-row>
        <table:table-row table:style-name="ro1">
          <table:table-cell office:value-type="string" calcext:value-type="string">
            <text:p>91525000</text:p>
          </table:table-cell>
          <table:table-cell office:value-type="string" calcext:value-type="string">
            <text:p>Gastos Administrativos – Tributarios – Intereses Refinanci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41:.F741])" office:value-type="string" office:string-value="91525000|Gastos Administrativos – Tributarios – Intereses Refinanciación|DEBIT|PEN|INDIRECT_OTH|true" calcext:value-type="string">
            <text:p>91525000|Gastos Administrativos – Tributarios – Intereses Refinanciación|DEBIT|PEN|INDIRECT_OTH|true</text:p>
          </table:table-cell>
        </table:table-row>
        <table:table-row table:style-name="ro1">
          <table:table-cell office:value-type="string" calcext:value-type="string">
            <text:p>91529000</text:p>
          </table:table-cell>
          <table:table-cell office:value-type="string" calcext:value-type="string">
            <text:p>Gastos Administrativos – Tributarios – Ot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42:.F742])" office:value-type="string" office:string-value="91529000|Gastos Administrativos – Tributarios – Otros|DEBIT|PEN|INDIRECT_OTH|true" calcext:value-type="string">
            <text:p>91529000|Gastos Administrativos – Tributarios – Otros|DEBIT|PEN|INDIRECT_OTH|true</text:p>
          </table:table-cell>
        </table:table-row>
        <table:table-row table:style-name="ro1">
          <table:table-cell office:value-type="string" calcext:value-type="string">
            <text:p>91530000</text:p>
          </table:table-cell>
          <table:table-cell office:value-type="string" calcext:value-type="string">
            <text:p>Gastos Administrativos – San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43:.F743])" office:value-type="string" office:string-value="91530000|Gastos Administrativos – Sanciones|DEBIT|PEN||false" calcext:value-type="string">
            <text:p>91530000|Gastos Administrativos – Sanciones|DEBIT|PEN||false</text:p>
          </table:table-cell>
        </table:table-row>
        <table:table-row table:style-name="ro1">
          <table:table-cell office:value-type="string" calcext:value-type="string">
            <text:p>91531000</text:p>
          </table:table-cell>
          <table:table-cell office:value-type="string" calcext:value-type="string">
            <text:p>Gastos Administrativos – Sanciones – Multas Tributari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44:.F744])" office:value-type="string" office:string-value="91531000|Gastos Administrativos – Sanciones – Multas Tributarias|DEBIT|PEN|INDIRECT_OTH|true" calcext:value-type="string">
            <text:p>91531000|Gastos Administrativos – Sanciones – Multas Tributarias|DEBIT|PEN|INDIRECT_OTH|true</text:p>
          </table:table-cell>
        </table:table-row>
        <table:table-row table:style-name="ro1">
          <table:table-cell office:value-type="string" calcext:value-type="string">
            <text:p>91532000</text:p>
          </table:table-cell>
          <table:table-cell office:value-type="string" calcext:value-type="string">
            <text:p>Gastos Administrativos – Sanciones – Multas No Tributari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45:.F745])" office:value-type="string" office:string-value="91532000|Gastos Administrativos – Sanciones – Multas No Tributarias|DEBIT|PEN|INDIRECT_OTH|true" calcext:value-type="string">
            <text:p>91532000|Gastos Administrativos – Sanciones – Multas No Tributarias|DEBIT|PEN|INDIRECT_OTH|true</text:p>
          </table:table-cell>
        </table:table-row>
        <table:table-row table:style-name="ro1">
          <table:table-cell office:value-type="string" calcext:value-type="string">
            <text:p>91533000</text:p>
          </table:table-cell>
          <table:table-cell office:value-type="string" calcext:value-type="string">
            <text:p>Gastos Administrativos – Sanciones – Penalidad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46:.F746])" office:value-type="string" office:string-value="91533000|Gastos Administrativos – Sanciones – Penalidades|DEBIT|PEN|INDIRECT_OTH|true" calcext:value-type="string">
            <text:p>91533000|Gastos Administrativos – Sanciones – Penalidades|DEBIT|PEN|INDIRECT_OTH|true</text:p>
          </table:table-cell>
        </table:table-row>
        <table:table-row table:style-name="ro1">
          <table:table-cell table:style-name="ce2" office:value-type="string" calcext:value-type="string">
            <text:p>92000000</text:p>
          </table:table-cell>
          <table:table-cell office:value-type="string" calcext:value-type="string">
            <text:p>Gastos por Distribuir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47:.F747])" office:value-type="string" office:string-value="92000000|Gastos por Distribuir|DEBIT|PEN||false" calcext:value-type="string">
            <text:p>92000000|Gastos por Distribuir|DEBIT|PEN||false</text:p>
          </table:table-cell>
        </table:table-row>
        <table:table-row table:style-name="ro1">
          <table:table-cell table:style-name="ce2" office:value-type="string" calcext:value-type="string">
            <text:p>92100000</text:p>
          </table:table-cell>
          <table:table-cell office:value-type="string" calcext:value-type="string">
            <text:p>Gastos por Distribuir – Person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48:.F748])" office:value-type="string" office:string-value="92100000|Gastos por Distribuir – Personal|DEBIT|PEN||false" calcext:value-type="string">
            <text:p>92100000|Gastos por Distribuir – Personal|DEBIT|PEN||false</text:p>
          </table:table-cell>
        </table:table-row>
        <table:table-row table:style-name="ro1">
          <table:table-cell table:style-name="ce2" office:value-type="string" calcext:value-type="string">
            <text:p>92110000</text:p>
          </table:table-cell>
          <table:table-cell office:value-type="string" calcext:value-type="string">
            <text:p>Gastos por Distribuir – Personal – Salarios y remuner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749:.F749])" office:value-type="string" office:string-value="92110000|Gastos por Distribuir – Personal – Salarios y remuneraciones|DEBIT|PEN|INDIRECT_HWORK|true" calcext:value-type="string">
            <text:p>92110000|Gastos por Distribuir – Personal – Salarios y remuneraciones|DEBIT|PEN|INDIRECT_HWORK|true</text:p>
          </table:table-cell>
        </table:table-row>
        <table:table-row table:style-name="ro1">
          <table:table-cell table:style-name="ce2" office:value-type="string" calcext:value-type="string">
            <text:p>92120000</text:p>
          </table:table-cell>
          <table:table-cell office:value-type="string" calcext:value-type="string">
            <text:p>Gastos por Distribuir – Personal – Gratific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750:.F750])" office:value-type="string" office:string-value="92120000|Gastos por Distribuir – Personal – Gratificaciones|DEBIT|PEN|INDIRECT_HWORK|true" calcext:value-type="string">
            <text:p>92120000|Gastos por Distribuir – Personal – Gratificaciones|DEBIT|PEN|INDIRECT_HWORK|true</text:p>
          </table:table-cell>
        </table:table-row>
        <table:table-row table:style-name="ro1">
          <table:table-cell table:style-name="ce2" office:value-type="string" calcext:value-type="string">
            <text:p>92130000</text:p>
          </table:table-cell>
          <table:table-cell office:value-type="string" calcext:value-type="string">
            <text:p>Gastos por Distribuir – Personal – Seguro de salud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751:.F751])" office:value-type="string" office:string-value="92130000|Gastos por Distribuir – Personal – Seguro de salud|DEBIT|PEN|INDIRECT_HWORK|true" calcext:value-type="string">
            <text:p>92130000|Gastos por Distribuir – Personal – Seguro de salud|DEBIT|PEN|INDIRECT_HWORK|true</text:p>
          </table:table-cell>
        </table:table-row>
        <table:table-row table:style-name="ro1">
          <table:table-cell table:style-name="ce2" office:value-type="string" calcext:value-type="string">
            <text:p>92140000</text:p>
          </table:table-cell>
          <table:table-cell office:value-type="string" calcext:value-type="string">
            <text:p>Gastos por Distribuir – Personal – Movilidad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752:.F752])" office:value-type="string" office:string-value="92140000|Gastos por Distribuir – Personal – Movilidad|DEBIT|PEN|INDIRECT_HWORK|true" calcext:value-type="string">
            <text:p>92140000|Gastos por Distribuir – Personal – Movilidad|DEBIT|PEN|INDIRECT_HWORK|true</text:p>
          </table:table-cell>
        </table:table-row>
        <table:table-row table:style-name="ro1">
          <table:table-cell table:style-name="ce2" office:value-type="string" calcext:value-type="string">
            <text:p>92150000</text:p>
          </table:table-cell>
          <table:table-cell office:value-type="string" calcext:value-type="string">
            <text:p>Gastos por Distribuir – Personal – Viátic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53:.F753])" office:value-type="string" office:string-value="92150000|Gastos por Distribuir – Personal – Viáticos|DEBIT|PEN||false" calcext:value-type="string">
            <text:p>92150000|Gastos por Distribuir – Personal – Viáticos|DEBIT|PEN||false</text:p>
          </table:table-cell>
        </table:table-row>
        <table:table-row table:style-name="ro1">
          <table:table-cell table:style-name="ce2" office:value-type="string" calcext:value-type="string">
            <text:p>92151000</text:p>
          </table:table-cell>
          <table:table-cell office:value-type="string" calcext:value-type="string">
            <text:p>Gastos por Distribuir – Personal – Viáticos – Nacion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754:.F754])" office:value-type="string" office:string-value="92151000|Gastos por Distribuir – Personal – Viáticos – Nacional|DEBIT|PEN|INDIRECT_HWORK|true" calcext:value-type="string">
            <text:p>92151000|Gastos por Distribuir – Personal – Viáticos – Nacional|DEBIT|PEN|INDIRECT_HWORK|true</text:p>
          </table:table-cell>
        </table:table-row>
        <table:table-row table:style-name="ro1">
          <table:table-cell table:style-name="ce2" office:value-type="string" calcext:value-type="string">
            <text:p>92152000</text:p>
          </table:table-cell>
          <table:table-cell office:value-type="string" calcext:value-type="string">
            <text:p>Gastos por Distribuir – Personal – Viáticos – Internacion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755:.F755])" office:value-type="string" office:string-value="92152000|Gastos por Distribuir – Personal – Viáticos – Internacional|DEBIT|PEN|INDIRECT_HWORK|true" calcext:value-type="string">
            <text:p>92152000|Gastos por Distribuir – Personal – Viáticos – Internacional|DEBIT|PEN|INDIRECT_HWORK|true</text:p>
          </table:table-cell>
        </table:table-row>
        <table:table-row table:style-name="ro1">
          <table:table-cell table:style-name="ce2" office:value-type="string" calcext:value-type="string">
            <text:p>92160000</text:p>
          </table:table-cell>
          <table:table-cell office:value-type="string" calcext:value-type="string">
            <text:p>Gastos por Distribuir – Personal – Atención al person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756:.F756])" office:value-type="string" office:string-value="92160000|Gastos por Distribuir – Personal – Atención al personal|DEBIT|PEN|INDIRECT_HWORK|true" calcext:value-type="string">
            <text:p>92160000|Gastos por Distribuir – Personal – Atención al personal|DEBIT|PEN|INDIRECT_HWORK|true</text:p>
          </table:table-cell>
        </table:table-row>
        <table:table-row table:style-name="ro1">
          <table:table-cell table:style-name="ce2" office:value-type="string" calcext:value-type="string">
            <text:p>92170000</text:p>
          </table:table-cell>
          <table:table-cell office:value-type="string" calcext:value-type="string">
            <text:p>Gastos por Distribuir – Personal – Benefici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757:.F757])" office:value-type="string" office:string-value="92170000|Gastos por Distribuir – Personal – Beneficios|DEBIT|PEN|INDIRECT_HWORK|true" calcext:value-type="string">
            <text:p>92170000|Gastos por Distribuir – Personal – Beneficios|DEBIT|PEN|INDIRECT_HWORK|true</text:p>
          </table:table-cell>
        </table:table-row>
        <table:table-row table:style-name="ro1">
          <table:table-cell table:style-name="ce2" office:value-type="string" calcext:value-type="string">
            <text:p>92180000</text:p>
          </table:table-cell>
          <table:table-cell office:value-type="string" calcext:value-type="string">
            <text:p>Gastos por Distribuir – Personal – Capacit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758:.F758])" office:value-type="string" office:string-value="92180000|Gastos por Distribuir – Personal – Capacitación|DEBIT|PEN|INDIRECT_HWORK|true" calcext:value-type="string">
            <text:p>92180000|Gastos por Distribuir – Personal – Capacitación|DEBIT|PEN|INDIRECT_HWORK|true</text:p>
          </table:table-cell>
        </table:table-row>
        <table:table-row table:style-name="ro1">
          <table:table-cell table:style-name="ce2" office:value-type="string" calcext:value-type="string">
            <text:p>92190000</text:p>
          </table:table-cell>
          <table:table-cell office:value-type="string" calcext:value-type="string">
            <text:p>Gastos por Distribuir – Personal – Divers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59:.F759])" office:value-type="string" office:string-value="92190000|Gastos por Distribuir – Personal – Diversos|DEBIT|PEN||false" calcext:value-type="string">
            <text:p>92190000|Gastos por Distribuir – Personal – Diversos|DEBIT|PEN||false</text:p>
          </table:table-cell>
        </table:table-row>
        <table:table-row table:style-name="ro1">
          <table:table-cell table:style-name="ce2" office:value-type="string" calcext:value-type="string">
            <text:p>92192000</text:p>
          </table:table-cell>
          <table:table-cell office:value-type="string" calcext:value-type="string">
            <text:p>Gastos por Distribuir – Personal – Diversos – Dot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HWORK</text:p>
          </table:table-cell>
          <table:table-cell office:value-type="string" calcext:value-type="string">
            <text:p>true</text:p>
          </table:table-cell>
          <table:table-cell table:formula="of:=COM.MICROSOFT.TEXTJOIN(&quot;|&quot;;0;[.A760:.F760])" office:value-type="string" office:string-value="92192000|Gastos por Distribuir – Personal – Diversos – Dotación|DEBIT|PEN|INDIRECT_HWORK|true" calcext:value-type="string">
            <text:p>92192000|Gastos por Distribuir – Personal – Diversos – Dotación|DEBIT|PEN|INDIRECT_HWORK|true</text:p>
          </table:table-cell>
        </table:table-row>
        <table:table-row table:style-name="ro1">
          <table:table-cell table:style-name="ce2" office:value-type="string" calcext:value-type="string">
            <text:p>92200000</text:p>
          </table:table-cell>
          <table:table-cell office:value-type="string" calcext:value-type="string">
            <text:p>Gastos por Distribuir – Servicios de Terc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61:.F761])" office:value-type="string" office:string-value="92200000|Gastos por Distribuir – Servicios de Terceros|DEBIT|PEN||false" calcext:value-type="string">
            <text:p>92200000|Gastos por Distribuir – Servicios de Terceros|DEBIT|PEN||false</text:p>
          </table:table-cell>
        </table:table-row>
        <table:table-row table:style-name="ro1">
          <table:table-cell table:style-name="ce2" office:value-type="string" calcext:value-type="string">
            <text:p>92210000</text:p>
          </table:table-cell>
          <table:table-cell office:value-type="string" calcext:value-type="string">
            <text:p>Gastos por Distribuir – Servicios – Transporte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62:.F762])" office:value-type="string" office:string-value="92210000|Gastos por Distribuir – Servicios – Transporte|DEBIT|PEN||false" calcext:value-type="string">
            <text:p>92210000|Gastos por Distribuir – Servicios – Transporte|DEBIT|PEN||false</text:p>
          </table:table-cell>
        </table:table-row>
        <table:table-row table:style-name="ro1">
          <table:table-cell table:style-name="ce7" office:value-type="string" calcext:value-type="string">
            <text:p>92211000</text:p>
          </table:table-cell>
          <table:table-cell office:value-type="string" calcext:value-type="string">
            <text:p>Gastos por Distribuir – Servicios – Transporte – Pasaj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63:.F763])" office:value-type="string" office:string-value="92211000|Gastos por Distribuir – Servicios – Transporte – Pasajeros|DEBIT|PEN|INDIRECT_OTH|true" calcext:value-type="string">
            <text:p>92211000|Gastos por Distribuir – Servicios – Transporte – Pasajeros|DEBIT|PEN|INDIRECT_OTH|true</text:p>
          </table:table-cell>
        </table:table-row>
        <table:table-row table:style-name="ro1">
          <table:table-cell table:style-name="ce2" office:value-type="string" calcext:value-type="string">
            <text:p>92212000</text:p>
          </table:table-cell>
          <table:table-cell office:value-type="string" calcext:value-type="string">
            <text:p>Gastos por Distribuir – Servicios – Transporte – Carg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64:.F764])" office:value-type="string" office:string-value="92212000|Gastos por Distribuir – Servicios – Transporte – Carga|DEBIT|PEN|INDIRECT_OTH|true" calcext:value-type="string">
            <text:p>92212000|Gastos por Distribuir – Servicios – Transporte – Carga|DEBIT|PEN|INDIRECT_OTH|true</text:p>
          </table:table-cell>
        </table:table-row>
        <table:table-row table:style-name="ro1">
          <table:table-cell table:style-name="ce2" office:value-type="string" calcext:value-type="string">
            <text:p>92213000</text:p>
          </table:table-cell>
          <table:table-cell office:value-type="string" calcext:value-type="string">
            <text:p>Gastos por Distribuir – Servicios – Transporte – Courier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65:.F765])" office:value-type="string" office:string-value="92213000|Gastos por Distribuir – Servicios – Transporte – Courier|DEBIT|PEN|INDIRECT_OTH|true" calcext:value-type="string">
            <text:p>92213000|Gastos por Distribuir – Servicios – Transporte – Courier|DEBIT|PEN|INDIRECT_OTH|true</text:p>
          </table:table-cell>
        </table:table-row>
        <table:table-row table:style-name="ro1">
          <table:table-cell table:style-name="ce2" office:value-type="string" calcext:value-type="string">
            <text:p>92214000</text:p>
          </table:table-cell>
          <table:table-cell office:value-type="string" calcext:value-type="string">
            <text:p>Gastos por Distribuir – Servicios – Transporte – Peaj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66:.F766])" office:value-type="string" office:string-value="92214000|Gastos por Distribuir – Servicios – Transporte – Peajes|DEBIT|PEN|INDIRECT_OTH|true" calcext:value-type="string">
            <text:p>92214000|Gastos por Distribuir – Servicios – Transporte – Peajes|DEBIT|PEN|INDIRECT_OTH|true</text:p>
          </table:table-cell>
        </table:table-row>
        <table:table-row table:style-name="ro1">
          <table:table-cell table:style-name="ce2" office:value-type="string" calcext:value-type="string">
            <text:p>92215000</text:p>
          </table:table-cell>
          <table:table-cell office:value-type="string" calcext:value-type="string">
            <text:p>Gastos por Distribuir – Servicios – Transporte – Estacionamien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67:.F767])" office:value-type="string" office:string-value="92215000|Gastos por Distribuir – Servicios – Transporte – Estacionamiento|DEBIT|PEN|INDIRECT_OTH|true" calcext:value-type="string">
            <text:p>92215000|Gastos por Distribuir – Servicios – Transporte – Estacionamiento|DEBIT|PEN|INDIRECT_OTH|true</text:p>
          </table:table-cell>
        </table:table-row>
        <table:table-row table:style-name="ro1">
          <table:table-cell table:style-name="ce2" office:value-type="string" calcext:value-type="string">
            <text:p>92220000</text:p>
          </table:table-cell>
          <table:table-cell office:value-type="string" calcext:value-type="string">
            <text:p>Gastos por Distribuir – Servicios – Financie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68:.F768])" office:value-type="string" office:string-value="92220000|Gastos por Distribuir – Servicios – Financieros|DEBIT|PEN||false" calcext:value-type="string">
            <text:p>92220000|Gastos por Distribuir – Servicios – Financieros|DEBIT|PEN||false</text:p>
          </table:table-cell>
        </table:table-row>
        <table:table-row table:style-name="ro1">
          <table:table-cell table:style-name="ce2" office:value-type="string" calcext:value-type="string">
            <text:p>92221000</text:p>
          </table:table-cell>
          <table:table-cell office:value-type="string" calcext:value-type="string">
            <text:p>Gastos por Distribuir – Servicios – Financieros – Interes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69:.F769])" office:value-type="string" office:string-value="92221000|Gastos por Distribuir – Servicios – Financieros – Intereses|DEBIT|PEN|INDIRECT_OTH|true" calcext:value-type="string">
            <text:p>92221000|Gastos por Distribuir – Servicios – Financieros – Intereses|DEBIT|PEN|INDIRECT_OTH|true</text:p>
          </table:table-cell>
        </table:table-row>
        <table:table-row table:style-name="ro1">
          <table:table-cell table:style-name="ce2" office:value-type="string" calcext:value-type="string">
            <text:p>92222000</text:p>
          </table:table-cell>
          <table:table-cell office:value-type="string" calcext:value-type="string">
            <text:p>Gastos por Distribuir – Servicios – Financieros – Comisiones bancari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70:.F770])" office:value-type="string" office:string-value="92222000|Gastos por Distribuir – Servicios – Financieros – Comisiones bancarias|DEBIT|PEN|INDIRECT_OTH|true" calcext:value-type="string">
            <text:p>92222000|Gastos por Distribuir – Servicios – Financieros – Comisiones bancarias|DEBIT|PEN|INDIRECT_OTH|true</text:p>
          </table:table-cell>
        </table:table-row>
        <table:table-row table:style-name="ro1">
          <table:table-cell table:style-name="ce2" office:value-type="string" calcext:value-type="string">
            <text:p>92223000</text:p>
          </table:table-cell>
          <table:table-cell office:value-type="string" calcext:value-type="string">
            <text:p>Gastos por Distribuir – Servicios – Financieros – Bancarias divers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71:.F771])" office:value-type="string" office:string-value="92223000|Gastos por Distribuir – Servicios – Financieros – Bancarias diversas|DEBIT|PEN|INDIRECT_OTH|true" calcext:value-type="string">
            <text:p>92223000|Gastos por Distribuir – Servicios – Financieros – Bancarias diversas|DEBIT|PEN|INDIRECT_OTH|true</text:p>
          </table:table-cell>
        </table:table-row>
        <table:table-row table:style-name="ro1">
          <table:table-cell table:style-name="ce2" office:value-type="string" calcext:value-type="string">
            <text:p>92224000</text:p>
          </table:table-cell>
          <table:table-cell office:value-type="string" calcext:value-type="string">
            <text:p>Gastos por Distribuir – Servicios – Financieros – Diferencia en cambi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72:.F772])" office:value-type="string" office:string-value="92224000|Gastos por Distribuir – Servicios – Financieros – Diferencia en cambio|DEBIT|PEN|INDIRECT_OTH|true" calcext:value-type="string">
            <text:p>92224000|Gastos por Distribuir – Servicios – Financieros – Diferencia en cambio|DEBIT|PEN|INDIRECT_OTH|true</text:p>
          </table:table-cell>
        </table:table-row>
        <table:table-row table:style-name="ro1">
          <table:table-cell table:style-name="ce2" office:value-type="string" calcext:value-type="string">
            <text:p>92230000</text:p>
          </table:table-cell>
          <table:table-cell office:value-type="string" calcext:value-type="string">
            <text:p>Gastos por Distribuir – Servicios – Certific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73:.F773])" office:value-type="string" office:string-value="92230000|Gastos por Distribuir – Servicios – Certificaciones|DEBIT|PEN||false" calcext:value-type="string">
            <text:p>92230000|Gastos por Distribuir – Servicios – Certificaciones|DEBIT|PEN||false</text:p>
          </table:table-cell>
        </table:table-row>
        <table:table-row table:style-name="ro1">
          <table:table-cell table:style-name="ce2" office:value-type="string" calcext:value-type="string">
            <text:p>92231000</text:p>
          </table:table-cell>
          <table:table-cell office:value-type="string" calcext:value-type="string">
            <text:p>Gastos por Distribuir – Servicios – Certificaciones – Entidades Certificador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74:.F774])" office:value-type="string" office:string-value="92231000|Gastos por Distribuir – Servicios – Certificaciones – Entidades Certificadoras|DEBIT|PEN|INDIRECT_OTH|true" calcext:value-type="string">
            <text:p>92231000|Gastos por Distribuir – Servicios – Certificaciones – Entidades Certificadoras|DEBIT|PEN|INDIRECT_OTH|true</text:p>
          </table:table-cell>
        </table:table-row>
        <table:table-row table:style-name="ro1">
          <table:table-cell table:style-name="ce2" office:value-type="string" calcext:value-type="string">
            <text:p>92232000</text:p>
          </table:table-cell>
          <table:table-cell office:value-type="string" calcext:value-type="string">
            <text:p>Gastos por Distribuir – Servicios – Certificaciones – Entidades Verificador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75:.F775])" office:value-type="string" office:string-value="92232000|Gastos por Distribuir – Servicios – Certificaciones – Entidades Verificadoras|DEBIT|PEN|INDIRECT_OTH|true" calcext:value-type="string">
            <text:p>92232000|Gastos por Distribuir – Servicios – Certificaciones – Entidades Verificadoras|DEBIT|PEN|INDIRECT_OTH|true</text:p>
          </table:table-cell>
        </table:table-row>
        <table:table-row table:style-name="ro1">
          <table:table-cell table:style-name="ce2" office:value-type="string" calcext:value-type="string">
            <text:p>92239200</text:p>
          </table:table-cell>
          <table:table-cell office:value-type="string" calcext:value-type="string">
            <text:p>Gastos por Distribuir – Servicios – Certificaciones – Otras Entidad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76:.F776])" office:value-type="string" office:string-value="92239200|Gastos por Distribuir – Servicios – Certificaciones – Otras Entidades|DEBIT|PEN|INDIRECT_OTH|true" calcext:value-type="string">
            <text:p>92239200|Gastos por Distribuir – Servicios – Certificaciones – Otras Entidades|DEBIT|PEN|INDIRECT_OTH|true</text:p>
          </table:table-cell>
        </table:table-row>
        <table:table-row table:style-name="ro1">
          <table:table-cell table:style-name="ce2" office:value-type="string" calcext:value-type="string">
            <text:p>92240000</text:p>
          </table:table-cell>
          <table:table-cell office:value-type="string" calcext:value-type="string">
            <text:p>Gastos por Distribuir – Servicios – Públic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77:.F777])" office:value-type="string" office:string-value="92240000|Gastos por Distribuir – Servicios – Públicos|DEBIT|PEN||false" calcext:value-type="string">
            <text:p>92240000|Gastos por Distribuir – Servicios – Públicos|DEBIT|PEN||false</text:p>
          </table:table-cell>
        </table:table-row>
        <table:table-row table:style-name="ro1">
          <table:table-cell table:style-name="ce2" office:value-type="string" calcext:value-type="string">
            <text:p>92241000</text:p>
          </table:table-cell>
          <table:table-cell office:value-type="string" calcext:value-type="string">
            <text:p>Gastos por Distribuir – Servicios – Públicos – Internet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78:.F778])" office:value-type="string" office:string-value="92241000|Gastos por Distribuir – Servicios – Públicos – Internet|DEBIT|PEN|INDIRECT_OTH|true" calcext:value-type="string">
            <text:p>92241000|Gastos por Distribuir – Servicios – Públicos – Internet|DEBIT|PEN|INDIRECT_OTH|true</text:p>
          </table:table-cell>
        </table:table-row>
        <table:table-row table:style-name="ro1">
          <table:table-cell table:style-name="ce2" office:value-type="string" calcext:value-type="string">
            <text:p>92242000</text:p>
          </table:table-cell>
          <table:table-cell office:value-type="string" calcext:value-type="string">
            <text:p>Gastos por Distribuir – Servicios – Públicos – Telefoní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79:.F779])" office:value-type="string" office:string-value="92242000|Gastos por Distribuir – Servicios – Públicos – Telefonía|DEBIT|PEN|INDIRECT_OTH|true" calcext:value-type="string">
            <text:p>92242000|Gastos por Distribuir – Servicios – Públicos – Telefonía|DEBIT|PEN|INDIRECT_OTH|true</text:p>
          </table:table-cell>
        </table:table-row>
        <table:table-row table:style-name="ro1">
          <table:table-cell table:style-name="ce2" office:value-type="string" calcext:value-type="string">
            <text:p>92250000</text:p>
          </table:table-cell>
          <table:table-cell office:value-type="string" calcext:value-type="string">
            <text:p>Gastos por Distribuir – Servicios – Estad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80:.F780])" office:value-type="string" office:string-value="92250000|Gastos por Distribuir – Servicios – Estado|DEBIT|PEN||false" calcext:value-type="string">
            <text:p>92250000|Gastos por Distribuir – Servicios – Estado|DEBIT|PEN||false</text:p>
          </table:table-cell>
        </table:table-row>
        <table:table-row table:style-name="ro1">
          <table:table-cell table:style-name="ce2" office:value-type="string" calcext:value-type="string">
            <text:p>92251000</text:p>
          </table:table-cell>
          <table:table-cell office:value-type="string" calcext:value-type="string">
            <text:p>Gastos por Distribuir – Servicios – Estado – Derechos de tramit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81:.F781])" office:value-type="string" office:string-value="92251000|Gastos por Distribuir – Servicios – Estado – Derechos de tramitación|DEBIT|PEN|INDIRECT_OTH|true" calcext:value-type="string">
            <text:p>92251000|Gastos por Distribuir – Servicios – Estado – Derechos de tramitación|DEBIT|PEN|INDIRECT_OTH|true</text:p>
          </table:table-cell>
        </table:table-row>
        <table:table-row table:style-name="ro1">
          <table:table-cell table:style-name="ce2" office:value-type="string" calcext:value-type="string">
            <text:p>92252000</text:p>
          </table:table-cell>
          <table:table-cell office:value-type="string" calcext:value-type="string">
            <text:p>Gastos por Distribuir – Servicios – Estado – Derechos Registral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82:.F782])" office:value-type="string" office:string-value="92252000|Gastos por Distribuir – Servicios – Estado – Derechos Registrales|DEBIT|PEN|INDIRECT_OTH|true" calcext:value-type="string">
            <text:p>92252000|Gastos por Distribuir – Servicios – Estado – Derechos Registrales|DEBIT|PEN|INDIRECT_OTH|true</text:p>
          </table:table-cell>
        </table:table-row>
        <table:table-row table:style-name="ro1">
          <table:table-cell table:style-name="ce2" office:value-type="string" calcext:value-type="string">
            <text:p>92260000</text:p>
          </table:table-cell>
          <table:table-cell office:value-type="string" calcext:value-type="string">
            <text:p>Gastos por Distribuir – Servicios – Divers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83:.F783])" office:value-type="string" office:string-value="92260000|Gastos por Distribuir – Servicios – Diversos|DEBIT|PEN||false" calcext:value-type="string">
            <text:p>92260000|Gastos por Distribuir – Servicios – Diversos|DEBIT|PEN||false</text:p>
          </table:table-cell>
        </table:table-row>
        <table:table-row table:style-name="ro1">
          <table:table-cell table:style-name="ce2" office:value-type="string" calcext:value-type="string">
            <text:p>92261000</text:p>
          </table:table-cell>
          <table:table-cell office:value-type="string" calcext:value-type="string">
            <text:p>Gastos por Distribuir – Servicios – Diversos – Public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84:.F784])" office:value-type="string" office:string-value="92261000|Gastos por Distribuir – Servicios – Diversos – Publicaciones|DEBIT|PEN|INDIRECT_OTH|true" calcext:value-type="string">
            <text:p>92261000|Gastos por Distribuir – Servicios – Diversos – Publicaciones|DEBIT|PEN|INDIRECT_OTH|true</text:p>
          </table:table-cell>
        </table:table-row>
        <table:table-row table:style-name="ro1">
          <table:table-cell table:style-name="ce2" office:value-type="string" calcext:value-type="string">
            <text:p>92262000</text:p>
          </table:table-cell>
          <table:table-cell office:value-type="string" calcext:value-type="string">
            <text:p>Gastos por Distribuir – Servicios – Diversos – Honorari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85:.F785])" office:value-type="string" office:string-value="92262000|Gastos por Distribuir – Servicios – Diversos – Honorarios|DEBIT|PEN|INDIRECT_OTH|true" calcext:value-type="string">
            <text:p>92262000|Gastos por Distribuir – Servicios – Diversos – Honorarios|DEBIT|PEN|INDIRECT_OTH|true</text:p>
          </table:table-cell>
        </table:table-row>
        <table:table-row table:style-name="ro1">
          <table:table-cell table:style-name="ce2" office:value-type="string" calcext:value-type="string">
            <text:p>92263000</text:p>
          </table:table-cell>
          <table:table-cell office:value-type="string" calcext:value-type="string">
            <text:p>Gastos por Distribuir – Servicios – Diversos – Comis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86:.F786])" office:value-type="string" office:string-value="92263000|Gastos por Distribuir – Servicios – Diversos – Comisiones|DEBIT|PEN|INDIRECT_OTH|true" calcext:value-type="string">
            <text:p>92263000|Gastos por Distribuir – Servicios – Diversos – Comisiones|DEBIT|PEN|INDIRECT_OTH|true</text:p>
          </table:table-cell>
        </table:table-row>
        <table:table-row table:style-name="ro1">
          <table:table-cell table:style-name="ce2" office:value-type="string" calcext:value-type="string">
            <text:p>92264000</text:p>
          </table:table-cell>
          <table:table-cell office:value-type="string" calcext:value-type="string">
            <text:p>Gastos por Distribuir – Servicios – Diversos – Notarial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87:.F787])" office:value-type="string" office:string-value="92264000|Gastos por Distribuir – Servicios – Diversos – Notariales|DEBIT|PEN|INDIRECT_OTH|true" calcext:value-type="string">
            <text:p>92264000|Gastos por Distribuir – Servicios – Diversos – Notariales|DEBIT|PEN|INDIRECT_OTH|true</text:p>
          </table:table-cell>
        </table:table-row>
        <table:table-row table:style-name="ro1">
          <table:table-cell table:style-name="ce2" office:value-type="string" calcext:value-type="string">
            <text:p>92265000</text:p>
          </table:table-cell>
          <table:table-cell office:value-type="string" calcext:value-type="string">
            <text:p>Gastos por Distribuir – Servicios – Diversos – No Domiciliad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88:.F788])" office:value-type="string" office:string-value="92265000|Gastos por Distribuir – Servicios – Diversos – No Domiciliados|DEBIT|PEN|INDIRECT_OTH|true" calcext:value-type="string">
            <text:p>92265000|Gastos por Distribuir – Servicios – Diversos – No Domiciliados|DEBIT|PEN|INDIRECT_OTH|true</text:p>
          </table:table-cell>
        </table:table-row>
        <table:table-row table:style-name="ro1">
          <table:table-cell table:style-name="ce2" office:value-type="string" calcext:value-type="string">
            <text:p>92300000</text:p>
          </table:table-cell>
          <table:table-cell office:value-type="string" calcext:value-type="string">
            <text:p>Gastos por Distribuir – Materiales y Suminist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89:.F789])" office:value-type="string" office:string-value="92300000|Gastos por Distribuir – Materiales y Suministros|DEBIT|PEN||false" calcext:value-type="string">
            <text:p>92300000|Gastos por Distribuir – Materiales y Suministros|DEBIT|PEN||false</text:p>
          </table:table-cell>
        </table:table-row>
        <table:table-row table:style-name="ro1">
          <table:table-cell table:style-name="ce2" office:value-type="string" calcext:value-type="string">
            <text:p>92310000</text:p>
          </table:table-cell>
          <table:table-cell office:value-type="string" calcext:value-type="string">
            <text:p>Gastos por Distribuir – Materiales y Suministros – Combustibl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SUPPLY</text:p>
          </table:table-cell>
          <table:table-cell office:value-type="string" calcext:value-type="string">
            <text:p>true</text:p>
          </table:table-cell>
          <table:table-cell table:formula="of:=COM.MICROSOFT.TEXTJOIN(&quot;|&quot;;0;[.A790:.F790])" office:value-type="string" office:string-value="92310000|Gastos por Distribuir – Materiales y Suministros – Combustibles|DEBIT|PEN|INDIRECT_SUPPLY|true" calcext:value-type="string">
            <text:p>92310000|Gastos por Distribuir – Materiales y Suministros – Combustibles|DEBIT|PEN|INDIRECT_SUPPLY|true</text:p>
          </table:table-cell>
        </table:table-row>
        <table:table-row table:style-name="ro1">
          <table:table-cell table:style-name="ce2" office:value-type="string" calcext:value-type="string">
            <text:p>92320000</text:p>
          </table:table-cell>
          <table:table-cell office:value-type="string" calcext:value-type="string">
            <text:p>Gastos por Distribuir – Materiales y Suministros – Artículos de oficina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SUPPLY</text:p>
          </table:table-cell>
          <table:table-cell office:value-type="string" calcext:value-type="string">
            <text:p>true</text:p>
          </table:table-cell>
          <table:table-cell table:formula="of:=COM.MICROSOFT.TEXTJOIN(&quot;|&quot;;0;[.A791:.F791])" office:value-type="string" office:string-value="92320000|Gastos por Distribuir – Materiales y Suministros – Artículos de oficina|DEBIT|PEN|INDIRECT_SUPPLY|true" calcext:value-type="string">
            <text:p>92320000|Gastos por Distribuir – Materiales y Suministros – Artículos de oficina|DEBIT|PEN|INDIRECT_SUPPLY|true</text:p>
          </table:table-cell>
        </table:table-row>
        <table:table-row table:style-name="ro1">
          <table:table-cell table:style-name="ce2" office:value-type="string" calcext:value-type="string">
            <text:p>92330000</text:p>
          </table:table-cell>
          <table:table-cell office:value-type="string" calcext:value-type="string">
            <text:p>Gastos por Distribuir – Materiales y Suministros – Envases y embalaj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SUPPLY</text:p>
          </table:table-cell>
          <table:table-cell office:value-type="string" calcext:value-type="string">
            <text:p>true</text:p>
          </table:table-cell>
          <table:table-cell table:formula="of:=COM.MICROSOFT.TEXTJOIN(&quot;|&quot;;0;[.A792:.F792])" office:value-type="string" office:string-value="92330000|Gastos por Distribuir – Materiales y Suministros – Envases y embalajes|DEBIT|PEN|INDIRECT_SUPPLY|true" calcext:value-type="string">
            <text:p>92330000|Gastos por Distribuir – Materiales y Suministros – Envases y embalajes|DEBIT|PEN|INDIRECT_SUPPLY|true</text:p>
          </table:table-cell>
        </table:table-row>
        <table:table-row table:style-name="ro1">
          <table:table-cell table:style-name="ce2" office:value-type="string" calcext:value-type="string">
            <text:p>92400000</text:p>
          </table:table-cell>
          <table:table-cell office:value-type="string" calcext:value-type="string">
            <text:p>Gastos por Distribuir – Activo Fij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93:.F793])" office:value-type="string" office:string-value="92400000|Gastos por Distribuir – Activo Fijo|DEBIT|PEN||false" calcext:value-type="string">
            <text:p>92400000|Gastos por Distribuir – Activo Fijo|DEBIT|PEN||false</text:p>
          </table:table-cell>
        </table:table-row>
        <table:table-row table:style-name="ro1">
          <table:table-cell table:style-name="ce2" office:value-type="string" calcext:value-type="string">
            <text:p>92410000</text:p>
          </table:table-cell>
          <table:table-cell office:value-type="string" calcext:value-type="string">
            <text:p>Gastos por Distribuir – Activo Fijo – Equipos y otros como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794:.F794])" office:value-type="string" office:string-value="92410000|Gastos por Distribuir – Activo Fijo – Equipos y otros como costo|DEBIT|PEN||false" calcext:value-type="string">
            <text:p>92410000|Gastos por Distribuir – Activo Fijo – Equipos y otros como costo|DEBIT|PEN||false</text:p>
          </table:table-cell>
        </table:table-row>
        <table:table-row table:style-name="ro1">
          <table:table-cell table:style-name="ce2" office:value-type="string" calcext:value-type="string">
            <text:p>92411000</text:p>
          </table:table-cell>
          <table:table-cell office:value-type="string" calcext:value-type="string">
            <text:p>Gastos por Distribuir – Activo Fijo – Equipos diversos como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95:.F795])" office:value-type="string" office:string-value="92411000|Gastos por Distribuir – Activo Fijo – Equipos diversos como costo|DEBIT|PEN|INDIRECT_OTH|true" calcext:value-type="string">
            <text:p>92411000|Gastos por Distribuir – Activo Fijo – Equipos diversos como costo|DEBIT|PEN|INDIRECT_OTH|true</text:p>
          </table:table-cell>
        </table:table-row>
        <table:table-row table:style-name="ro1">
          <table:table-cell table:style-name="ce2" office:value-type="string" calcext:value-type="string">
            <text:p>92412000</text:p>
          </table:table-cell>
          <table:table-cell office:value-type="string" calcext:value-type="string">
            <text:p>Gastos por Distribuir – Activo Fijo – Herramientas como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96:.F796])" office:value-type="string" office:string-value="92412000|Gastos por Distribuir – Activo Fijo – Herramientas como costo|DEBIT|PEN|INDIRECT_OTH|true" calcext:value-type="string">
            <text:p>92412000|Gastos por Distribuir – Activo Fijo – Herramientas como costo|DEBIT|PEN|INDIRECT_OTH|true</text:p>
          </table:table-cell>
        </table:table-row>
        <table:table-row table:style-name="ro1">
          <table:table-cell table:style-name="ce2" office:value-type="string" calcext:value-type="string">
            <text:p>92413000</text:p>
          </table:table-cell>
          <table:table-cell office:value-type="string" calcext:value-type="string">
            <text:p>Gastos por Distribuir – Activo Fijo – Software como cos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97:.F797])" office:value-type="string" office:string-value="92413000|Gastos por Distribuir – Activo Fijo – Software como costo|DEBIT|PEN|INDIRECT_OTH|true" calcext:value-type="string">
            <text:p>92413000|Gastos por Distribuir – Activo Fijo – Software como costo|DEBIT|PEN|INDIRECT_OTH|true</text:p>
          </table:table-cell>
        </table:table-row>
        <table:table-row table:style-name="ro1">
          <table:table-cell table:style-name="ce2" office:value-type="string" calcext:value-type="string">
            <text:p>92420000</text:p>
          </table:table-cell>
          <table:table-cell office:value-type="string" calcext:value-type="string">
            <text:p>Gastos por Distribuir – Activo Fijo – Mantenimien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98:.F798])" office:value-type="string" office:string-value="92420000|Gastos por Distribuir – Activo Fijo – Mantenimiento|DEBIT|PEN|INDIRECT_OTH|true" calcext:value-type="string">
            <text:p>92420000|Gastos por Distribuir – Activo Fijo – Mantenimiento|DEBIT|PEN|INDIRECT_OTH|true</text:p>
          </table:table-cell>
        </table:table-row>
        <table:table-row table:style-name="ro1">
          <table:table-cell table:style-name="ce2" office:value-type="string" calcext:value-type="string">
            <text:p>92430000</text:p>
          </table:table-cell>
          <table:table-cell office:value-type="string" calcext:value-type="string">
            <text:p>Gastos por Distribuir – Activo Fijo – Depreci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799:.F799])" office:value-type="string" office:string-value="92430000|Gastos por Distribuir – Activo Fijo – Depreciación|DEBIT|PEN|INDIRECT_OTH|true" calcext:value-type="string">
            <text:p>92430000|Gastos por Distribuir – Activo Fijo – Depreciación|DEBIT|PEN|INDIRECT_OTH|true</text:p>
          </table:table-cell>
        </table:table-row>
        <table:table-row table:style-name="ro1">
          <table:table-cell table:style-name="ce2" office:value-type="string" calcext:value-type="string">
            <text:p>92440000</text:p>
          </table:table-cell>
          <table:table-cell office:value-type="string" calcext:value-type="string">
            <text:p>Gastos por Distribuir – Activo Fijo – Amortiz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800:.F800])" office:value-type="string" office:string-value="92440000|Gastos por Distribuir – Activo Fijo – Amortización|DEBIT|PEN|INDIRECT_OTH|true" calcext:value-type="string">
            <text:p>92440000|Gastos por Distribuir – Activo Fijo – Amortización|DEBIT|PEN|INDIRECT_OTH|true</text:p>
          </table:table-cell>
        </table:table-row>
        <table:table-row table:style-name="ro1">
          <table:table-cell table:style-name="ce2" office:value-type="string" calcext:value-type="string">
            <text:p>92500000</text:p>
          </table:table-cell>
          <table:table-cell office:value-type="string" calcext:value-type="string">
            <text:p>Gastos por Distribuir – Tributari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801:.F801])" office:value-type="string" office:string-value="92500000|Gastos por Distribuir – Tributarios|DEBIT|PEN||false" calcext:value-type="string">
            <text:p>92500000|Gastos por Distribuir – Tributarios|DEBIT|PEN||false</text:p>
          </table:table-cell>
        </table:table-row>
        <table:table-row table:style-name="ro1">
          <table:table-cell table:style-name="ce2" office:value-type="float" office:value="92510000" calcext:value-type="float">
            <text:p>92510000</text:p>
          </table:table-cell>
          <table:table-cell office:value-type="string" calcext:value-type="string">
            <text:p>Gastos por Distribuir – Tributarios – IGV asumid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802:.F802])" office:value-type="string" office:string-value="92510000|Gastos por Distribuir – Tributarios – IGV asumido|DEBIT|PEN|INDIRECT_OTH|true" calcext:value-type="string">
            <text:p>92510000|Gastos por Distribuir – Tributarios – IGV asumido|DEBIT|PEN|INDIRECT_OTH|true</text:p>
          </table:table-cell>
        </table:table-row>
        <table:table-row table:style-name="ro1">
          <table:table-cell table:style-name="ce2" office:value-type="float" office:value="92520000" calcext:value-type="float">
            <text:p>92520000</text:p>
          </table:table-cell>
          <table:table-cell office:value-type="string" calcext:value-type="string">
            <text:p>Gastos por Distribuir – Tributarios – Aduan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803:.F803])" office:value-type="string" office:string-value="92520000|Gastos por Distribuir – Tributarios – Aduanas|DEBIT|PEN||false" calcext:value-type="string">
            <text:p>92520000|Gastos por Distribuir – Tributarios – Aduanas|DEBIT|PEN||false</text:p>
          </table:table-cell>
        </table:table-row>
        <table:table-row table:style-name="ro1">
          <table:table-cell table:style-name="ce2" office:value-type="float" office:value="92521000" calcext:value-type="float">
            <text:p>92521000</text:p>
          </table:table-cell>
          <table:table-cell office:value-type="string" calcext:value-type="string">
            <text:p>Gastos por Distribuir – Tributarios – Aduanas – Arancel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804:.F804])" office:value-type="string" office:string-value="92521000|Gastos por Distribuir – Tributarios – Aduanas – Aranceles|DEBIT|PEN|INDIRECT_OTH|true" calcext:value-type="string">
            <text:p>92521000|Gastos por Distribuir – Tributarios – Aduanas – Aranceles|DEBIT|PEN|INDIRECT_OTH|true</text:p>
          </table:table-cell>
        </table:table-row>
        <table:table-row table:style-name="ro1">
          <table:table-cell table:style-name="ce2" office:value-type="float" office:value="92522000" calcext:value-type="float">
            <text:p>92522000</text:p>
          </table:table-cell>
          <table:table-cell office:value-type="string" calcext:value-type="string">
            <text:p>Gastos por Distribuir – Tributarios – Aduanas – Otros Tribut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805:.F805])" office:value-type="string" office:string-value="92522000|Gastos por Distribuir – Tributarios – Aduanas – Otros Tributos|DEBIT|PEN|INDIRECT_OTH|true" calcext:value-type="string">
            <text:p>92522000|Gastos por Distribuir – Tributarios – Aduanas – Otros Tributos|DEBIT|PEN|INDIRECT_OTH|true</text:p>
          </table:table-cell>
        </table:table-row>
        <table:table-row table:style-name="ro1">
          <table:table-cell table:style-name="ce2" office:value-type="float" office:value="92523000" calcext:value-type="float">
            <text:p>92523000</text:p>
          </table:table-cell>
          <table:table-cell office:value-type="string" calcext:value-type="string">
            <text:p>Gastos por Distribuir – Tributarios – Intereses Moratori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806:.F806])" office:value-type="string" office:string-value="92523000|Gastos por Distribuir – Tributarios – Intereses Moratorios|DEBIT|PEN|INDIRECT_OTH|true" calcext:value-type="string">
            <text:p>92523000|Gastos por Distribuir – Tributarios – Intereses Moratorios|DEBIT|PEN|INDIRECT_OTH|true</text:p>
          </table:table-cell>
        </table:table-row>
        <table:table-row table:style-name="ro1">
          <table:table-cell table:style-name="ce2" office:value-type="float" office:value="92524000" calcext:value-type="float">
            <text:p>92524000</text:p>
          </table:table-cell>
          <table:table-cell office:value-type="string" calcext:value-type="string">
            <text:p>Gastos por Distribuir – Tributarios – Intereses Fraccionamiento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807:.F807])" office:value-type="string" office:string-value="92524000|Gastos por Distribuir – Tributarios – Intereses Fraccionamiento|DEBIT|PEN|INDIRECT_OTH|true" calcext:value-type="string">
            <text:p>92524000|Gastos por Distribuir – Tributarios – Intereses Fraccionamiento|DEBIT|PEN|INDIRECT_OTH|true</text:p>
          </table:table-cell>
        </table:table-row>
        <table:table-row table:style-name="ro1">
          <table:table-cell table:style-name="ce2" office:value-type="float" office:value="92525000" calcext:value-type="float">
            <text:p>92525000</text:p>
          </table:table-cell>
          <table:table-cell office:value-type="string" calcext:value-type="string">
            <text:p>Gastos por Distribuir – Tributarios – Intereses Refinanci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808:.F808])" office:value-type="string" office:string-value="92525000|Gastos por Distribuir – Tributarios – Intereses Refinanciación|DEBIT|PEN|INDIRECT_OTH|true" calcext:value-type="string">
            <text:p>92525000|Gastos por Distribuir – Tributarios – Intereses Refinanciación|DEBIT|PEN|INDIRECT_OTH|true</text:p>
          </table:table-cell>
        </table:table-row>
        <table:table-row table:style-name="ro1">
          <table:table-cell table:style-name="ce2" office:value-type="float" office:value="92529000" calcext:value-type="float">
            <text:p>92529000</text:p>
          </table:table-cell>
          <table:table-cell office:value-type="string" calcext:value-type="string">
            <text:p>Gastos por Distribuir – Tributarios – Otr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809:.F809])" office:value-type="string" office:string-value="92529000|Gastos por Distribuir – Tributarios – Otros|DEBIT|PEN|INDIRECT_OTH|true" calcext:value-type="string">
            <text:p>92529000|Gastos por Distribuir – Tributarios – Otros|DEBIT|PEN|INDIRECT_OTH|true</text:p>
          </table:table-cell>
        </table:table-row>
        <table:table-row table:style-name="ro1">
          <table:table-cell table:style-name="ce2" office:value-type="float" office:value="92530000" calcext:value-type="float">
            <text:p>92530000</text:p>
          </table:table-cell>
          <table:table-cell office:value-type="string" calcext:value-type="string">
            <text:p>Gastos por Distribuir – San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810:.F810])" office:value-type="string" office:string-value="92530000|Gastos por Distribuir – Sanciones|DEBIT|PEN||false" calcext:value-type="string">
            <text:p>92530000|Gastos por Distribuir – Sanciones|DEBIT|PEN||false</text:p>
          </table:table-cell>
        </table:table-row>
        <table:table-row table:style-name="ro1">
          <table:table-cell table:style-name="ce2" office:value-type="float" office:value="92531000" calcext:value-type="float">
            <text:p>92531000</text:p>
          </table:table-cell>
          <table:table-cell office:value-type="string" calcext:value-type="string">
            <text:p>Gastos por Distribuir – Sanciones – Multas Tributari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811:.F811])" office:value-type="string" office:string-value="92531000|Gastos por Distribuir – Sanciones – Multas Tributarias|DEBIT|PEN|INDIRECT_OTH|true" calcext:value-type="string">
            <text:p>92531000|Gastos por Distribuir – Sanciones – Multas Tributarias|DEBIT|PEN|INDIRECT_OTH|true</text:p>
          </table:table-cell>
        </table:table-row>
        <table:table-row table:style-name="ro1">
          <table:table-cell table:style-name="ce2" office:value-type="float" office:value="92532000" calcext:value-type="float">
            <text:p>92532000</text:p>
          </table:table-cell>
          <table:table-cell office:value-type="string" calcext:value-type="string">
            <text:p>Gastos por Distribuir – Sanciones – Multas No Tributari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812:.F812])" office:value-type="string" office:string-value="92532000|Gastos por Distribuir – Sanciones – Multas No Tributarias|DEBIT|PEN|INDIRECT_OTH|true" calcext:value-type="string">
            <text:p>92532000|Gastos por Distribuir – Sanciones – Multas No Tributarias|DEBIT|PEN|INDIRECT_OTH|true</text:p>
          </table:table-cell>
        </table:table-row>
        <table:table-row table:style-name="ro1">
          <table:table-cell table:style-name="ce2" office:value-type="float" office:value="92533000" calcext:value-type="float">
            <text:p>92533000</text:p>
          </table:table-cell>
          <table:table-cell office:value-type="string" calcext:value-type="string">
            <text:p>Gastos por Distribuir – Sanciones – Penalidad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813:.F813])" office:value-type="string" office:string-value="92533000|Gastos por Distribuir – Sanciones – Penalidades|DEBIT|PEN|INDIRECT_OTH|true" calcext:value-type="string">
            <text:p>92533000|Gastos por Distribuir – Sanciones – Penalidades|DEBIT|PEN|INDIRECT_OTH|true</text:p>
          </table:table-cell>
        </table:table-row>
        <table:table-row table:style-name="ro1">
          <table:table-cell office:value-type="string" calcext:value-type="string">
            <text:p>94000000</text:p>
          </table:table-cell>
          <table:table-cell office:value-type="string" calcext:value-type="string">
            <text:p>Gastos General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814:.F814])" office:value-type="string" office:string-value="94000000|Gastos Generales|DEBIT|PEN||false" calcext:value-type="string">
            <text:p>94000000|Gastos Generales|DEBIT|PEN||false</text:p>
          </table:table-cell>
        </table:table-row>
        <table:table-row table:style-name="ro1">
          <table:table-cell office:value-type="string" calcext:value-type="string">
            <text:p>94100000</text:p>
          </table:table-cell>
          <table:table-cell office:value-type="string" calcext:value-type="string">
            <text:p>Gastos Generales – De Representació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815:.F815])" office:value-type="string" office:string-value="94100000|Gastos Generales – De Representación|DEBIT|PEN||false" calcext:value-type="string">
            <text:p>94100000|Gastos Generales – De Representación|DEBIT|PEN||false</text:p>
          </table:table-cell>
        </table:table-row>
        <table:table-row table:style-name="ro1">
          <table:table-cell office:value-type="string" calcext:value-type="string">
            <text:p>94110000</text:p>
          </table:table-cell>
          <table:table-cell office:value-type="string" calcext:value-type="string">
            <text:p>Gastos Generales – De Representación – Restaurant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816:.F816])" office:value-type="string" office:string-value="94110000|Gastos Generales – De Representación – Restaurantes|DEBIT|PEN|INDIRECT_OTH|true" calcext:value-type="string">
            <text:p>94110000|Gastos Generales – De Representación – Restaurantes|DEBIT|PEN|INDIRECT_OTH|true</text:p>
          </table:table-cell>
        </table:table-row>
        <table:table-row table:style-name="ro1">
          <table:table-cell office:value-type="string" calcext:value-type="string">
            <text:p>94120000</text:p>
          </table:table-cell>
          <table:table-cell office:value-type="string" calcext:value-type="string">
            <text:p>Gastos Generales – De Representación – Bonificaciones Concedida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817:.F817])" office:value-type="string" office:string-value="94120000|Gastos Generales – De Representación – Bonificaciones Concedidas|DEBIT|PEN|INDIRECT_OTH|true" calcext:value-type="string">
            <text:p>94120000|Gastos Generales – De Representación – Bonificaciones Concedidas|DEBIT|PEN|INDIRECT_OTH|true</text:p>
          </table:table-cell>
        </table:table-row>
        <table:table-row table:style-name="ro1">
          <table:table-cell office:value-type="string" calcext:value-type="string">
            <text:p>94130000</text:p>
          </table:table-cell>
          <table:table-cell office:value-type="string" calcext:value-type="string">
            <text:p>Gastos Generales – De Representación – Premios Concedid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818:.F818])" office:value-type="string" office:string-value="94130000|Gastos Generales – De Representación – Premios Concedidos|DEBIT|PEN|INDIRECT_OTH|true" calcext:value-type="string">
            <text:p>94130000|Gastos Generales – De Representación – Premios Concedidos|DEBIT|PEN|INDIRECT_OTH|true</text:p>
          </table:table-cell>
        </table:table-row>
        <table:table-row table:style-name="ro1">
          <table:table-cell office:value-type="string" calcext:value-type="string">
            <text:p>94140000</text:p>
          </table:table-cell>
          <table:table-cell office:value-type="string" calcext:value-type="string">
            <text:p>Gastos Generales – De Representación – Don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819:.F819])" office:value-type="string" office:string-value="94140000|Gastos Generales – De Representación – Donaciones|DEBIT|PEN|INDIRECT_OTH|true" calcext:value-type="string">
            <text:p>94140000|Gastos Generales – De Representación – Donaciones|DEBIT|PEN|INDIRECT_OTH|true</text:p>
          </table:table-cell>
        </table:table-row>
        <table:table-row table:style-name="ro1">
          <table:table-cell office:value-type="string" calcext:value-type="string">
            <text:p>94150000</text:p>
          </table:table-cell>
          <table:table-cell office:value-type="string" calcext:value-type="string">
            <text:p>Gastos Generales – De Representación – Publicidad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820:.F820])" office:value-type="string" office:string-value="94150000|Gastos Generales – De Representación – Publicidad|DEBIT|PEN|INDIRECT_OTH|true" calcext:value-type="string">
            <text:p>94150000|Gastos Generales – De Representación – Publicidad|DEBIT|PEN|INDIRECT_OTH|true</text:p>
          </table:table-cell>
        </table:table-row>
        <table:table-row table:style-name="ro1">
          <table:table-cell office:value-type="string" calcext:value-type="string">
            <text:p>94200000</text:p>
          </table:table-cell>
          <table:table-cell office:value-type="string" calcext:value-type="string">
            <text:p>Gastos Generales – Responsabilidad Social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false</text:p>
          </table:table-cell>
          <table:table-cell table:formula="of:=COM.MICROSOFT.TEXTJOIN(&quot;|&quot;;0;[.A821:.F821])" office:value-type="string" office:string-value="94200000|Gastos Generales – Responsabilidad Social|DEBIT|PEN||false" calcext:value-type="string">
            <text:p>94200000|Gastos Generales – Responsabilidad Social|DEBIT|PEN||false</text:p>
          </table:table-cell>
        </table:table-row>
        <table:table-row table:style-name="ro1">
          <table:table-cell office:value-type="string" calcext:value-type="string">
            <text:p>94210000</text:p>
          </table:table-cell>
          <table:table-cell office:value-type="string" calcext:value-type="string">
            <text:p>Gastos Generales – Social – Donacion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822:.F822])" office:value-type="string" office:string-value="94210000|Gastos Generales – Social – Donaciones|DEBIT|PEN|INDIRECT_OTH|true" calcext:value-type="string">
            <text:p>94210000|Gastos Generales – Social – Donaciones|DEBIT|PEN|INDIRECT_OTH|true</text:p>
          </table:table-cell>
        </table:table-row>
        <table:table-row table:style-name="ro1">
          <table:table-cell office:value-type="string" calcext:value-type="string">
            <text:p>94220000</text:p>
          </table:table-cell>
          <table:table-cell office:value-type="string" calcext:value-type="string">
            <text:p>Gastos Generales – Social – Servicios Gratuito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823:.F823])" office:value-type="string" office:string-value="94220000|Gastos Generales – Social – Servicios Gratuitos|DEBIT|PEN|INDIRECT_OTH|true" calcext:value-type="string">
            <text:p>94220000|Gastos Generales – Social – Servicios Gratuitos|DEBIT|PEN|INDIRECT_OTH|true</text:p>
          </table:table-cell>
        </table:table-row>
        <table:table-row table:style-name="ro1">
          <table:table-cell office:value-type="string" calcext:value-type="string">
            <text:p>94900000</text:p>
          </table:table-cell>
          <table:table-cell office:value-type="string" calcext:value-type="string">
            <text:p>Gastos Generales – Otros Gastos Generales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INDIRECT_OTH</text:p>
          </table:table-cell>
          <table:table-cell office:value-type="string" calcext:value-type="string">
            <text:p>true</text:p>
          </table:table-cell>
          <table:table-cell table:formula="of:=COM.MICROSOFT.TEXTJOIN(&quot;|&quot;;0;[.A824:.F824])" office:value-type="string" office:string-value="94900000|Gastos Generales – Otros Gastos Generales|DEBIT|PEN|INDIRECT_OTH|true" calcext:value-type="string">
            <text:p>94900000|Gastos Generales – Otros Gastos Generales|DEBIT|PEN|INDIRECT_OTH|true</text:p>
          </table:table-cell>
        </table:table-row>
        <table:table-row table:style-name="ro1" table:number-rows-repeated="122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st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atalogue.A1:catalogue.F82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Source Han Sans CN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S/</number:text>
      <number:number number:decimal-places="0" number:min-decimal-places="0" number:min-integer-digits="1" number:grouping="true"/>
    </number:number-style>
    <number:number-style style:name="N108">
      <number:text>-S/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S/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-S/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S/</number:text>
      <number:number number:decimal-places="2" number:min-decimal-places="2" number:min-integer-digits="1" number:grouping="true"/>
    </number:number-style>
    <number:number-style style:name="N111">
      <number:text>-S/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S/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S/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S/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S/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S/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S/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>S/</number:text>
      <number:number number:decimal-places="0" number:min-decimal-places="0" number:min-integer-digits="1" number:grouping="true"/>
    </number:number-style>
    <number:number-style style:name="N137">
      <number:text>S/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S/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S/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S/</number:text>
      <number:number number:decimal-places="2" number:min-decimal-places="2" number:min-integer-digits="1" number:grouping="true"/>
    </number:number-style>
    <number:number-style style:name="N139">
      <number:text>S/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S/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S/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2P0" style:volatile="true">
      <number:text> S/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S/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S/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 S/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S/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S/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S/.</number:text>
      <number:number number:decimal-places="0" number:min-decimal-places="0" number:min-integer-digits="1" number:grouping="true"/>
    </number:number-style>
    <number:number-style style:name="N150">
      <number:text>S/.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S/.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S/.-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3P0" style:volatile="true">
      <number:text>S/.</number:text>
      <number:number number:decimal-places="2" number:min-decimal-places="2" number:min-integer-digits="1" number:grouping="true"/>
    </number:number-style>
    <number:number-style style:name="N153">
      <number:text>S/.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text>S/.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S/.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8P0" style:volatile="true">
      <number:text> S/.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S/.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S/.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S/.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S/.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S/.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0" number:min-decimal-places="0" number:min-integer-digits="2"/>
    </number:number-style>
    <number:number-style style:name="N16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09:34:50.857813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9T08:11:28.214895601</meta:creation-date>
    <dc:date>2022-02-03T09:36:53.367731545</dc:date>
    <meta:editing-duration>PT11H2M24S</meta:editing-duration>
    <meta:editing-cycles>71</meta:editing-cycles>
    <meta:generator>LibreOffice/7.1.8.1$Linux_X86_64 LibreOffice_project/10$Build-1</meta:generator>
    <meta:document-statistic meta:table-count="2" meta:cell-count="5093" meta:object-count="0"/>
  </office:meta>
</office:document-meta>
</file>